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</style:style>
    <style:style style:name="ce3" style:family="table-cell" style:parent-style-name="Normal_32_3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x_alt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/>
          <table:table-cell office:value-type="string" table:style-name="ce1">
            <text:p>mach 0.78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style-name="ce1"/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60" table:style-name="ce1">
            <text:p>36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70" table:style-name="ce1">
            <text:p>37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80" table:style-name="ce1">
            <text:p>38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87" table:style-name="ce1">
            <text:p>387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3" table:style-name="ce1">
            <text:p>39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9" table:style-name="ce1">
            <text:p>39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-0.35" table:formula="of:=-[.J15]" table:style-name="ce1">
            <text:p>-0.35</text:p>
          </table:table-cell>
          <table:table-cell office:value-type="float" office:value="16.099999999999998" table:formula="of:=46*[.J15]" table:style-name="ce1">
            <text:p>16.1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LINEST([.F3:.F6];[.B3:.B6]^{1;2})" table:number-matrix-columns-spanned="3" table:number-matrix-rows-spanned="1" table:style-name="ce1">
            <text:p>-0.0625</text:p>
          </table:table-cell>
          <table:table-cell office:value-type="float" office:value="1.5249999999999957" table:style-name="ce1">
            <text:p>1.525</text:p>
          </table:table-cell>
          <table:table-cell office:value-type="float" office:value="436.05000000000007" table:style-name="ce1">
            <text:p>436.05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[.F13]+[.F14]" table:style-name="ce1">
            <text:p>-0.0625</text:p>
          </table:table-cell>
          <table:table-cell office:value-type="float" office:value="1.1749999999999958" table:formula="of:=[.G13]+[.G14]" table:style-name="ce1">
            <text:p>1.175</text:p>
          </table:table-cell>
          <table:table-cell office:value-type="float" office:value="452.15000000000009" table:formula="of:=[.H13]+[.H14]" table:style-name="ce1">
            <text:p>452.15</text:p>
          </table:table-cell>
          <table:table-cell table:style-name="ce1"/>
          <table:table-cell office:value-type="float" office:value="0.35" table:style-name="ce1">
            <text:p>0.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mach 0.78</text:p>
          </table:table-cell>
          <table:table-cell office:value-type="float" office:value="-15" table:style-name="ce1">
            <text:p>-15</text:p>
          </table:table-cell>
          <table:table-cell office:value-type="float" office:value="-10" table:style-name="ce1">
            <text:p>-1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59.95" table:formula="of:=([.B18]*[.$G$14])+([.$F$14]*([.B18]^2))+[.$H$14]-(([.$I$16]-10)*2.8)+((46-[.B18])*[.$J$15])" table:style-name="ce1">
            <text:p>359.95</text:p>
          </table:table-cell>
          <table:table-cell office:value-type="float" office:value="5.0000000000011369E-2" table:formula="of:=[.I3]-[.I18]" table:style-name="ce1">
            <text:p>0.05</text:p>
          </table:table-cell>
          <table:table-cell office:value-type="float" office:value="359.95000000000005" table:formula="of:=([.B18]*[.$G$15])+([.$F$15]*([.B18]^2))+[.$H$15]-(([.$I$16]-10)*2.8)" table:style-name="ce1">
            <text:p>359.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68.84999999999997" table:formula="of:=([.B19]*[.$G$14])+([.$F$14]*([.B19]^2))+[.$H$14]-(([.$I$16]-10)*2.8)+((46-[.B19])*[.$J$15])" table:style-name="ce1">
            <text:p>368.85</text:p>
          </table:table-cell>
          <table:table-cell office:value-type="float" office:value="1.1500000000000341" table:formula="of:=[.I4]-[.I19]" table:style-name="ce1">
            <text:p>1.15</text:p>
          </table:table-cell>
          <table:table-cell office:value-type="float" office:value="368.85" table:formula="of:=([.B19]*[.$G$15])+([.$F$15]*([.B19]^2))+[.$H$15]-(([.$I$16]-10)*2.8)" table:style-name="ce1">
            <text:p>368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77.24999999999994" table:formula="of:=([.B20]*[.$G$14])+([.$F$14]*([.B20]^2))+[.$H$14]-(([.$I$16]-10)*2.8)+((46-[.B20])*[.$J$15])" table:style-name="ce1">
            <text:p>377.25</text:p>
          </table:table-cell>
          <table:table-cell office:value-type="float" office:value="2.7500000000000568" table:formula="of:=[.I5]-[.I20]" table:style-name="ce1">
            <text:p>2.75</text:p>
          </table:table-cell>
          <table:table-cell office:value-type="float" office:value="377.25" table:formula="of:=([.B20]*[.$G$15])+([.$F$15]*([.B20]^2))+[.$H$15]-(([.$I$16]-10)*2.8)" table:style-name="ce1">
            <text:p>377.2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85.15" table:formula="of:=([.B21]*[.$G$14])+([.$F$14]*([.B21]^2))+[.$H$14]-(([.$I$16]-10)*2.8)+((46-[.B21])*[.$J$15])" table:style-name="ce1">
            <text:p>385.15</text:p>
          </table:table-cell>
          <table:table-cell office:value-type="float" office:value="1.8500000000000227" table:formula="of:=[.I6]-[.I21]" table:style-name="ce1">
            <text:p>1.85</text:p>
          </table:table-cell>
          <table:table-cell office:value-type="float" office:value="385.15" table:formula="of:=([.B21]*[.$G$15])+([.$F$15]*([.B21]^2))+[.$H$15]-(([.$I$16]-10)*2.8)" table:style-name="ce1">
            <text:p>385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392.55" table:formula="of:=([.B22]*[.$G$14])+([.$F$14]*([.B22]^2))+[.$H$14]-(([.$I$16]-10)*2.8)+((46-[.B22])*[.$J$15])" table:style-name="ce1">
            <text:p>392.55</text:p>
          </table:table-cell>
          <table:table-cell office:value-type="float" office:value="0.44999999999998863" table:formula="of:=[.I7]-[.I22]" table:style-name="ce1">
            <text:p>0.45</text:p>
          </table:table-cell>
          <table:table-cell office:value-type="float" office:value="392.55" table:formula="of:=([.B22]*[.$G$15])+([.$F$15]*([.B22]^2))+[.$H$15]-(([.$I$16]-10)*2.8)" table:style-name="ce1">
            <text:p>392.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399.45" table:formula="of:=([.B23]*[.$G$14])+([.$F$14]*([.B23]^2))+[.$H$14]-(([.$I$16]-10)*2.8)+((46-[.B23])*[.$J$15])" table:style-name="ce1">
            <text:p>399.45</text:p>
          </table:table-cell>
          <table:table-cell office:value-type="float" office:value="-0.44999999999998863" table:formula="of:=[.I8]-[.I23]" table:style-name="ce1">
            <text:p>-0.45</text:p>
          </table:table-cell>
          <table:table-cell office:value-type="float" office:value="399.45" table:formula="of:=([.B23]*[.$G$15])+([.$F$15]*([.B23]^2))+[.$H$15]-(([.$I$16]-10)*2.8)" table:style-name="ce1">
            <text:p>399.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05.84999999999997" table:formula="of:=([.B24]*[.$G$14])+([.$F$14]*([.B24]^2))+[.$H$14]-(([.$I$16]-10)*2.8)+((46-[.B24])*[.$J$15])" table:style-name="ce1">
            <text:p>405.85</text:p>
          </table:table-cell>
          <table:table-cell table:style-name="ce1"/>
          <table:table-cell office:value-type="float" office:value="405.85" table:formula="of:=([.B24]*[.$G$15])+([.$F$15]*([.B24]^2))+[.$H$15]-(([.$I$16]-10)*2.8)" table:style-name="ce1">
            <text:p>405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11.74999999999994" table:formula="of:=([.B25]*[.$G$14])+([.$F$14]*([.B25]^2))+[.$H$14]-(([.$I$16]-10)*2.8)+((46-[.B25])*[.$J$15])" table:style-name="ce1">
            <text:p>411.75</text:p>
          </table:table-cell>
          <table:table-cell table:style-name="ce1"/>
          <table:table-cell office:value-type="float" office:value="411.75" table:formula="of:=([.B25]*[.$G$15])+([.$F$15]*([.B25]^2))+[.$H$15]-(([.$I$16]-10)*2.8)" table:style-name="ce1">
            <text:p>411.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17.15000000000003" table:formula="of:=([.B26]*[.$G$14])+([.$F$14]*([.B26]^2))+[.$H$14]-(([.$I$16]-10)*2.8)+((46-[.B26])*[.$J$15])" table:style-name="ce1">
            <text:p>417.15</text:p>
          </table:table-cell>
          <table:table-cell table:style-name="ce1"/>
          <table:table-cell office:value-type="float" office:value="417.15000000000003" table:formula="of:=([.B26]*[.$G$15])+([.$F$15]*([.B26]^2))+[.$H$15]-(([.$I$16]-10)*2.8)" table:style-name="ce1">
            <text:p>417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2.05" table:formula="of:=([.B27]*[.$G$14])+([.$F$14]*([.B27]^2))+[.$H$14]-(([.$I$16]-10)*2.8)+((46-[.B27])*[.$J$15])" table:style-name="ce1">
            <text:p>422.05</text:p>
          </table:table-cell>
          <table:table-cell table:style-name="ce1"/>
          <table:table-cell office:value-type="float" office:value="422.05" table:formula="of:=([.B27]*[.$G$15])+([.$F$15]*([.B27]^2))+[.$H$15]-(([.$I$16]-10)*2.8)" table:style-name="ce1">
            <text:p>422.05</text:p>
          </table:table-cell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N1_table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1.8" table:style-name="ce1">
            <text:p>71.8</text:p>
          </table:table-cell>
          <table:table-cell office:value-type="float" office:value="72.5" table:style-name="ce1">
            <text:p>72.5</text:p>
          </table:table-cell>
          <table:table-cell office:value-type="float" office:value="73.099999999999994" table:style-name="ce1">
            <text:p>73.1</text:p>
          </table:table-cell>
          <table:table-cell office:value-type="float" office:value="73.8" table:style-name="ce1">
            <text:p>73.8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75" table:style-name="ce1">
            <text:p>75</text:p>
          </table:table-cell>
          <table:table-cell office:value-type="float" office:value="75.7" table:style-name="ce1">
            <text:p>75.7</text:p>
          </table:table-cell>
          <table:table-cell office:value-type="float" office:value="76.3" table:style-name="ce1">
            <text:p>76.3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" table:style-name="ce1">
            <text:p>77.5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7" table:style-name="ce1">
            <text:p>78.7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" table:style-name="ce1">
            <text:p>80.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8" table:style-name="ce1">
            <text:p>82.8</text:p>
          </table:table-cell>
          <table:table-cell table:number-columns-repeated="16365"/>
        </table:table-row>
        <table:table-row table:style-name="ro1">
          <table:table-cell office:value-type="float" office:value="83.4" table:style-name="ce1">
            <text:p>83.4</text:p>
          </table:table-cell>
          <table:table-cell office:value-type="float" office:value="83.9" table:style-name="ce1">
            <text:p>83.9</text:p>
          </table:table-cell>
          <table:table-cell office:value-type="float" office:value="84.5" table:style-name="ce1">
            <text:p>84.5</text:p>
          </table:table-cell>
          <table:table-cell office:value-type="float" office:value="83.8" table:style-name="ce1">
            <text:p>83.8</text:p>
          </table:table-cell>
          <table:table-cell office:value-type="float" office:value="83" table:style-name="ce1">
            <text:p>83</text:p>
          </table:table-cell>
          <table:table-cell office:value-type="float" office:value="82.2" table:style-name="ce1">
            <text:p>82.2</text:p>
          </table:table-cell>
          <table:table-cell office:value-type="float" office:value="81.400000000000006" table:style-name="ce1">
            <text:p>81.4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74.3" table:style-name="ce1">
            <text:p>74.3</text:p>
          </table:table-cell>
          <table:table-cell office:value-type="float" office:value="75" table:style-name="ce1">
            <text:p>75</text:p>
          </table:table-cell>
          <table:table-cell office:value-type="float" office:value="75.599999999999994" table:style-name="ce1">
            <text:p>75.6</text:p>
          </table:table-cell>
          <table:table-cell office:value-type="float" office:value="76.3" table:style-name="ce1">
            <text:p>76.3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office:value-type="float" office:value="78.8" table:style-name="ce1">
            <text:p>78.8</text:p>
          </table:table-cell>
          <table:table-cell office:value-type="float" office:value="79.5" table:style-name="ce1">
            <text:p>79.5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7" table:style-name="ce1">
            <text:p>80.7</text:p>
          </table:table-cell>
          <table:table-cell table:number-columns-repeated="16365"/>
        </table:table-row>
        <table:table-row table:style-name="ro1">
          <table:table-cell office:value-type="float" office:value="81.3" table:style-name="ce1">
            <text:p>81.3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5" table:style-name="ce1">
            <text:p>82.5</text:p>
          </table:table-cell>
          <table:table-cell office:value-type="float" office:value="83.1" table:style-name="ce1">
            <text:p>83.1</text:p>
          </table:table-cell>
          <table:table-cell office:value-type="float" office:value="83.7" table:style-name="ce1">
            <text:p>83.7</text:p>
          </table:table-cell>
          <table:table-cell office:value-type="float" office:value="84.3" table:style-name="ce1">
            <text:p>84.3</text:p>
          </table:table-cell>
          <table:table-cell office:value-type="float" office:value="84.9" table:style-name="ce1">
            <text:p>84.9</text:p>
          </table:table-cell>
          <table:table-cell office:value-type="float" office:value="85.5" table:style-name="ce1">
            <text:p>85.5</text:p>
          </table:table-cell>
          <table:table-cell office:value-type="float" office:value="85.7" table:style-name="ce1">
            <text:p>85.7</text:p>
          </table:table-cell>
          <table:table-cell office:value-type="float" office:value="84.9" table:style-name="ce1">
            <text:p>84.9</text:p>
          </table:table-cell>
          <table:table-cell office:value-type="float" office:value="84.2" table:style-name="ce1">
            <text:p>84.2</text:p>
          </table:table-cell>
          <table:table-cell office:value-type="float" office:value="83.4" table:style-name="ce1">
            <text:p>83.4</text:p>
          </table:table-cell>
          <table:table-cell office:value-type="float" office:value="82.6" table:style-name="ce1">
            <text:p>82.6</text:p>
          </table:table-cell>
          <table:table-cell office:value-type="float" office:value="81.8" table:style-name="ce1">
            <text:p>81.8</text:p>
          </table:table-cell>
          <table:table-cell office:value-type="float" office:value="75.5" table:style-name="ce1">
            <text:p>75.5</text:p>
          </table:table-cell>
          <table:table-cell office:value-type="float" office:value="76.2" table:style-name="ce1">
            <text:p>76.2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table:number-columns-repeated="16365"/>
        </table:table-row>
        <table:table-row table:style-name="ro1"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2" table:style-name="ce1">
            <text:p>80.2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" table:style-name="ce1">
            <text:p>81.5</text:p>
          </table:table-cell>
          <table:table-cell office:value-type="float" office:value="82.1" table:style-name="ce1">
            <text:p>82.1</text:p>
          </table:table-cell>
          <table:table-cell office:value-type="float" office:value="82.8" table:style-name="ce1">
            <text:p>82.8</text:p>
          </table:table-cell>
          <table:table-cell office:value-type="float" office:value="83.4" table:style-name="ce1">
            <text:p>83.4</text:p>
          </table:table-cell>
          <table:table-cell office:value-type="float" office:value="84" table:style-name="ce1">
            <text:p>84</text:p>
          </table:table-cell>
          <table:table-cell office:value-type="float" office:value="84.6" table:style-name="ce1">
            <text:p>84.6</text:p>
          </table:table-cell>
          <table:table-cell office:value-type="float" office:value="85.3" table:style-name="ce1">
            <text:p>85.3</text:p>
          </table:table-cell>
          <table:table-cell office:value-type="float" office:value="85.9" table:style-name="ce1">
            <text:p>85.9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6.9" table:style-name="ce1">
            <text:p>86.9</text:p>
          </table:table-cell>
          <table:table-cell office:value-type="float" office:value="86.2" table:style-name="ce1">
            <text:p>86.2</text:p>
          </table:table-cell>
          <table:table-cell office:value-type="float" office:value="85.4" table:style-name="ce1">
            <text:p>85.4</text:p>
          </table:table-cell>
          <table:table-cell office:value-type="float" office:value="84.7" table:style-name="ce1">
            <text:p>84.7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3.1" table:style-name="ce1">
            <text:p>83.1</text:p>
          </table:table-cell>
          <table:table-cell office:value-type="float" office:value="82.4" table:style-name="ce1">
            <text:p>82.4</text:p>
          </table:table-cell>
          <table:table-cell office:value-type="float" office:value="76.8" table:style-name="ce1">
            <text:p>76.8</text:p>
          </table:table-cell>
          <table:table-cell office:value-type="float" office:value="77.5" table:style-name="ce1">
            <text:p>77.5</text:p>
          </table:table-cell>
          <table:table-cell office:value-type="float" office:value="78.2" table:style-name="ce1">
            <text:p>78.2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3" table:style-name="ce1">
            <text:p>80.3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9" table:style-name="ce1">
            <text:p>82.9</text:p>
          </table:table-cell>
          <table:table-cell office:value-type="float" office:value="83.5" table:style-name="ce1">
            <text:p>83.5</text:p>
          </table:table-cell>
          <table:table-cell office:value-type="float" office:value="84.2" table:style-name="ce1">
            <text:p>84.2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1" table:style-name="ce1">
            <text:p>86.1</text:p>
          </table:table-cell>
          <table:table-cell office:value-type="float" office:value="86.7" table:style-name="ce1">
            <text:p>86.7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8.5" table:style-name="ce1">
            <text:p>88.5</text:p>
          </table:table-cell>
          <table:table-cell office:value-type="float" office:value="88" table:style-name="ce1">
            <text:p>88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4.4" table:style-name="ce1">
            <text:p>84.4</text:p>
          </table:table-cell>
          <table:table-cell office:value-type="float" office:value="83.7" table:style-name="ce1">
            <text:p>83.7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8" table:style-name="ce1">
            <text:p>78.8</text:p>
          </table:table-cell>
          <table:table-cell office:value-type="float" office:value="79.5" table:style-name="ce1">
            <text:p>79.5</text:p>
          </table:table-cell>
          <table:table-cell office:value-type="float" office:value="80.2" table:style-name="ce1">
            <text:p>80.2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9" table:style-name="ce1">
            <text:p>82.9</text:p>
          </table:table-cell>
          <table:table-cell office:value-type="float" office:value="83.6" table:style-name="ce1">
            <text:p>83.6</text:p>
          </table:table-cell>
          <table:table-cell office:value-type="float" office:value="84.2" table:style-name="ce1">
            <text:p>84.2</text:p>
          </table:table-cell>
          <table:table-cell table:number-columns-repeated="16365"/>
        </table:table-row>
        <table:table-row table:style-name="ro1">
          <table:table-cell office:value-type="float" office:value="84.9" table:style-name="ce1">
            <text:p>84.9</text:p>
          </table:table-cell>
          <table:table-cell office:value-type="float" office:value="85.6" table:style-name="ce1">
            <text:p>85.6</text:p>
          </table:table-cell>
          <table:table-cell office:value-type="float" office:value="86.2" table:style-name="ce1">
            <text:p>86.2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1" table:style-name="ce1">
            <text:p>88.1</text:p>
          </table:table-cell>
          <table:table-cell office:value-type="float" office:value="88.7" table:style-name="ce1">
            <text:p>88.7</text:p>
          </table:table-cell>
          <table:table-cell office:value-type="float" office:value="89.4" table:style-name="ce1">
            <text:p>89.4</text:p>
          </table:table-cell>
          <table:table-cell office:value-type="float" office:value="88.6" table:style-name="ce1">
            <text:p>88.6</text:p>
          </table:table-cell>
          <table:table-cell office:value-type="float" office:value="87.8" table:style-name="ce1">
            <text:p>87.8</text:p>
          </table:table-cell>
          <table:table-cell office:value-type="float" office:value="87.1" table:style-name="ce1">
            <text:p>87.1</text:p>
          </table:table-cell>
          <table:table-cell office:value-type="float" office:value="86.4" table:style-name="ce1">
            <text:p>86.4</text:p>
          </table:table-cell>
          <table:table-cell office:value-type="float" office:value="85.7" table:style-name="ce1">
            <text:p>85.7</text:p>
          </table:table-cell>
          <table:table-cell office:value-type="float" office:value="85" table:style-name="ce1">
            <text:p>85</text:p>
          </table:table-cell>
          <table:table-cell office:value-type="float" office:value="84.4" table:style-name="ce1">
            <text:p>84.4</text:p>
          </table:table-cell>
          <table:table-cell office:value-type="float" office:value="83.7" table:style-name="ce1">
            <text:p>83.7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3" table:style-name="ce1">
            <text:p>80.3</text:p>
          </table:table-cell>
          <table:table-cell table:number-columns-repeated="1636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.7" table:style-name="ce1">
            <text:p>81.7</text:p>
          </table:table-cell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8" table:style-name="ce1">
            <text:p>83.8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4" table:style-name="ce1">
            <text:p>86.4</text:p>
          </table:table-cell>
          <table:table-cell office:value-type="float" office:value="87.1" table:style-name="ce1">
            <text:p>87.1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office:value-type="float" office:value="89.3" table:style-name="ce1">
            <text:p>89.3</text:p>
          </table:table-cell>
          <table:table-cell office:value-type="float" office:value="88.4" table:style-name="ce1">
            <text:p>88.4</text:p>
          </table:table-cell>
          <table:table-cell office:value-type="float" office:value="87.7" table:style-name="ce1">
            <text:p>87.7</text:p>
          </table:table-cell>
          <table:table-cell office:value-type="float" office:value="87" table:style-name="ce1">
            <text:p>87</text:p>
          </table:table-cell>
          <table:table-cell office:value-type="float" office:value="86.3" table:style-name="ce1">
            <text:p>86.3</text:p>
          </table:table-cell>
          <table:table-cell table:number-columns-repeated="16365"/>
        </table:table-row>
        <table:table-row table:style-name="ro1">
          <table:table-cell office:value-type="float" office:value="85.6" table:style-name="ce1">
            <text:p>85.6</text:p>
          </table:table-cell>
          <table:table-cell office:value-type="float" office:value="84.9" table:style-name="ce1">
            <text:p>84.9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3" table:style-name="ce1">
            <text:p>82.3</text:p>
          </table:table-cell>
          <table:table-cell office:value-type="float" office:value="83" table:style-name="ce1">
            <text:p>83</text:p>
          </table:table-cell>
          <table:table-cell office:value-type="float" office:value="83.7" table:style-name="ce1">
            <text:p>83.7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7.8" table:style-name="ce1">
            <text:p>87.8</text:p>
          </table:table-cell>
          <table:table-cell office:value-type="float" office:value="88.5" table:style-name="ce1">
            <text:p>88.5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table:number-columns-repeated="16365"/>
        </table:table-row>
        <table:table-row table:style-name="ro1"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1" table:style-name="ce1">
            <text:p>89.1</text:p>
          </table:table-cell>
          <table:table-cell office:value-type="float" office:value="88.3" table:style-name="ce1">
            <text:p>88.3</text:p>
          </table:table-cell>
          <table:table-cell office:value-type="float" office:value="87.5" table:style-name="ce1">
            <text:p>87.5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5" table:style-name="ce1">
            <text:p>85.5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1.5" table:style-name="ce1">
            <text:p>81.5</text:p>
          </table:table-cell>
          <table:table-cell office:value-type="float" office:value="82.2" table:style-name="ce1">
            <text:p>82.2</text:p>
          </table:table-cell>
          <table:table-cell office:value-type="float" office:value="83" table:style-name="ce1">
            <text:p>83</text:p>
          </table:table-cell>
          <table:table-cell office:value-type="float" office:value="83.7" table:style-name="ce1">
            <text:p>83.7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table:number-columns-repeated="16365"/>
        </table:table-row>
        <table:table-row table:style-name="ro1">
          <table:table-cell office:value-type="float" office:value="87.2" table:style-name="ce1">
            <text:p>87.2</text:p>
          </table:table-cell>
          <table:table-cell office:value-type="float" office:value="87.9" table:style-name="ce1">
            <text:p>87.9</text:p>
          </table:table-cell>
          <table:table-cell office:value-type="float" office:value="88.6" table:style-name="ce1">
            <text:p>88.6</text:p>
          </table:table-cell>
          <table:table-cell office:value-type="float" office:value="89.3" table:style-name="ce1">
            <text:p>89.3</text:p>
          </table:table-cell>
          <table:table-cell office:value-type="float" office:value="90" table:style-name="ce1">
            <text:p>90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0.5" table:style-name="ce1">
            <text:p>90.5</text:p>
          </table:table-cell>
          <table:table-cell office:value-type="float" office:value="89.6" table:style-name="ce1">
            <text:p>89.6</text:p>
          </table:table-cell>
          <table:table-cell office:value-type="float" office:value="88.7" table:style-name="ce1">
            <text:p>88.7</text:p>
          </table:table-cell>
          <table:table-cell office:value-type="float" office:value="87.9" table:style-name="ce1">
            <text:p>87.9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1.599999999999994" table:style-name="ce1">
            <text:p>81.6</text:p>
          </table:table-cell>
          <table:table-cell table:number-columns-repeated="16365"/>
        </table:table-row>
        <table:table-row table:style-name="ro1"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8" table:style-name="ce1">
            <text:p>83.8</text:p>
          </table:table-cell>
          <table:table-cell office:value-type="float" office:value="84.6" table:style-name="ce1">
            <text:p>84.6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4" table:style-name="ce1">
            <text:p>87.4</text:p>
          </table:table-cell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1" table:style-name="ce1">
            <text:p>90.1</text:p>
          </table:table-cell>
          <table:table-cell office:value-type="float" office:value="90.8" table:style-name="ce1">
            <text:p>90.8</text:p>
          </table:table-cell>
          <table:table-cell office:value-type="float" office:value="90.3" table:style-name="ce1">
            <text:p>90.3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office:value-type="float" office:value="87.9" table:style-name="ce1">
            <text:p>87.9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table:number-columns-repeated="16365"/>
        </table:table-row>
        <table:table-row table:style-name="ro1"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" table:style-name="ce1">
            <text:p>83</text:p>
          </table:table-cell>
          <table:table-cell office:value-type="float" office:value="83.8" table:style-name="ce1">
            <text:p>83.8</text:p>
          </table:table-cell>
          <table:table-cell office:value-type="float" office:value="84.5" table:style-name="ce1">
            <text:p>84.5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9" table:style-name="ce1">
            <text:p>88.9</text:p>
          </table:table-cell>
          <table:table-cell office:value-type="float" office:value="89.6" table:style-name="ce1">
            <text:p>89.6</text:p>
          </table:table-cell>
          <table:table-cell office:value-type="float" office:value="90.3" table:style-name="ce1">
            <text:p>90.3</text:p>
          </table:table-cell>
          <table:table-cell office:value-type="float" office:value="91" table:style-name="ce1">
            <text:p>91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0.2" table:style-name="ce1">
            <text:p>90.2</text:p>
          </table:table-cell>
          <table:table-cell office:value-type="float" office:value="89.5" table:style-name="ce1">
            <text:p>89.5</text:p>
          </table:table-cell>
          <table:table-cell office:value-type="float" office:value="88.8" table:style-name="ce1">
            <text:p>88.8</text:p>
          </table:table-cell>
          <table:table-cell office:value-type="float" office:value="88.1" table:style-name="ce1">
            <text:p>88.1</text:p>
          </table:table-cell>
          <table:table-cell office:value-type="float" office:value="87.5" table:style-name="ce1">
            <text:p>87.5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9" table:style-name="ce1">
            <text:p>85.9</text:p>
          </table:table-cell>
          <table:table-cell office:value-type="float" office:value="86.6" table:style-name="ce1">
            <text:p>86.6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7" table:style-name="ce1">
            <text:p>87</text:p>
          </table:table-cell>
          <table:table-cell office:value-type="float" office:value="86.3" table:style-name="ce1">
            <text:p>86.3</text:p>
          </table:table-cell>
          <table:table-cell office:value-type="float" office:value="85.6" table:style-name="ce1">
            <text:p>85.6</text:p>
          </table:table-cell>
          <table:table-cell office:value-type="float" office:value="84.8" table:style-name="ce1">
            <text:p>84.8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table:number-columns-repeated="16365"/>
        </table:table-row>
        <table:table-row table:style-name="ro1">
          <table:table-cell office:value-type="float" office:value="83.7" table:style-name="ce1">
            <text:p>83.7</text:p>
          </table:table-cell>
          <table:table-cell office:value-type="float" office:value="83.7" table:style-name="ce1">
            <text:p>83.7</text:p>
          </table:table-cell>
          <table:table-cell office:value-type="float" office:value="84.5" table:style-name="ce1">
            <text:p>84.5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9" table:style-name="ce1">
            <text:p>88.9</text:p>
          </table:table-cell>
          <table:table-cell office:value-type="float" office:value="89.6" table:style-name="ce1">
            <text:p>89.6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4" table:style-name="ce1">
            <text:p>88.4</text:p>
          </table:table-cell>
          <table:table-cell office:value-type="float" office:value="87.7" table:style-name="ce1">
            <text:p>87.7</text:p>
          </table:table-cell>
          <table:table-cell office:value-type="float" office:value="86.9" table:style-name="ce1">
            <text:p>86.9</text:p>
          </table:table-cell>
          <table:table-cell office:value-type="float" office:value="86.2" table:style-name="ce1">
            <text:p>86.2</text:p>
          </table:table-cell>
          <table:table-cell office:value-type="float" office:value="85.5" table:style-name="ce1">
            <text:p>85.5</text:p>
          </table:table-cell>
          <table:table-cell office:value-type="float" office:value="84.8" table:style-name="ce1">
            <text:p>84.8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.3" table:style-name="ce1">
            <text:p>83.3</text:p>
          </table:table-cell>
          <table:table-cell office:value-type="float" office:value="84" table:style-name="ce1">
            <text:p>84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3" table:style-name="ce1">
            <text:p>86.3</text:p>
          </table:table-cell>
          <table:table-cell office:value-type="float" office:value="87" table:style-name="ce1">
            <text:p>87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9.1" table:style-name="ce1">
            <text:p>89.1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7.1" table:style-name="ce1">
            <text:p>87.1</text:p>
          </table:table-cell>
          <table:table-cell office:value-type="float" office:value="86.4" table:style-name="ce1">
            <text:p>86.4</text:p>
          </table:table-cell>
          <table:table-cell office:value-type="float" office:value="85.6" table:style-name="ce1">
            <text:p>85.6</text:p>
          </table:table-cell>
          <table:table-cell office:value-type="float" office:value="84.9" table:style-name="ce1">
            <text:p>84.9</text:p>
          </table:table-cell>
          <table:table-cell office:value-type="float" office:value="84.2" table:style-name="ce1">
            <text:p>84.2</text:p>
          </table:table-cell>
          <table:table-cell office:value-type="float" office:value="83.3" table:style-name="ce1">
            <text:p>83.3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77.8" table:formula="of:=[.A2]+[.$B$21]" table:style-name="ce1">
            <text:p>77.8</text:p>
          </table:table-cell>
          <table:table-cell office:value-type="float" office:value="78.5" table:formula="of:=[.B2]+[.$B$21]" table:style-name="ce1">
            <text:p>78.5</text:p>
          </table:table-cell>
          <table:table-cell office:value-type="float" office:value="79.099999999999994" table:formula="of:=[.C2]+[.$B$21]" table:style-name="ce1">
            <text:p>79.1</text:p>
          </table:table-cell>
          <table:table-cell office:value-type="float" office:value="79.8" table:formula="of:=[.D2]+[.$B$21]" table:style-name="ce1">
            <text:p>79.8</text:p>
          </table:table-cell>
          <table:table-cell office:value-type="float" office:value="80.400000000000006" table:formula="of:=[.E2]+[.$B$21]" table:style-name="ce1">
            <text:p>80.4</text:p>
          </table:table-cell>
          <table:table-cell office:value-type="float" office:value="81" table:formula="of:=[.F2]+[.$B$21]" table:style-name="ce1">
            <text:p>81</text:p>
          </table:table-cell>
          <table:table-cell office:value-type="float" office:value="81.7" table:formula="of:=[.G2]+[.$B$21]" table:style-name="ce1">
            <text:p>81.7</text:p>
          </table:table-cell>
          <table:table-cell office:value-type="float" office:value="82.3" table:formula="of:=[.H2]+[.$B$21]" table:style-name="ce1">
            <text:p>82.3</text:p>
          </table:table-cell>
          <table:table-cell office:value-type="float" office:value="82.9" table:formula="of:=[.I2]+[.$B$21]" table:style-name="ce1">
            <text:p>82.9</text:p>
          </table:table-cell>
          <table:table-cell office:value-type="float" office:value="83.5" table:formula="of:=[.J2]+[.$B$21]" table:style-name="ce1">
            <text:p>83.5</text:p>
          </table:table-cell>
          <table:table-cell office:value-type="float" office:value="84.1" table:formula="of:=[.K2]+[.$B$21]" table:style-name="ce1">
            <text:p>84.1</text:p>
          </table:table-cell>
          <table:table-cell office:value-type="float" office:value="84.7" table:formula="of:=[.L2]+[.$B$21]" table:style-name="ce1">
            <text:p>84.7</text:p>
          </table:table-cell>
          <table:table-cell office:value-type="float" office:value="85.3" table:formula="of:=[.M2]+[.$B$21]" table:style-name="ce1">
            <text:p>85.3</text:p>
          </table:table-cell>
          <table:table-cell office:value-type="float" office:value="85.9" table:formula="of:=[.N2]+[.$B$21]" table:style-name="ce1">
            <text:p>85.9</text:p>
          </table:table-cell>
          <table:table-cell office:value-type="float" office:value="86.5" table:formula="of:=[.O2]+[.$B$21]" table:style-name="ce1">
            <text:p>86.5</text:p>
          </table:table-cell>
          <table:table-cell office:value-type="float" office:value="87.1" table:formula="of:=[.P2]+[.$B$21]" table:style-name="ce1">
            <text:p>87.1</text:p>
          </table:table-cell>
          <table:table-cell office:value-type="float" office:value="87.6" table:formula="of:=[.Q2]+[.$B$21]" table:style-name="ce1">
            <text:p>87.6</text:p>
          </table:table-cell>
          <table:table-cell office:value-type="float" office:value="88.2" table:formula="of:=[.R2]+[.$B$21]" table:style-name="ce1">
            <text:p>88.2</text:p>
          </table:table-cell>
          <table:table-cell office:value-type="float" office:value="88.8" table:formula="of:=[.S2]+[.$B$21]" table:style-name="ce1">
            <text:p>88.8</text:p>
          </table:table-cell>
          <table:table-cell table:number-columns-repeated="16365"/>
        </table:table-row>
        <table:table-row table:style-name="ro1">
          <table:table-cell office:value-type="float" office:value="89.4" table:formula="of:=[.A3]+[.$B$21]" table:style-name="ce1">
            <text:p>89.4</text:p>
          </table:table-cell>
          <table:table-cell office:value-type="float" office:value="89.9" table:formula="of:=[.B3]+[.$B$21]" table:style-name="ce1">
            <text:p>89.9</text:p>
          </table:table-cell>
          <table:table-cell office:value-type="float" office:value="90.5" table:formula="of:=[.C3]+[.$B$21]" table:style-name="ce1">
            <text:p>90.5</text:p>
          </table:table-cell>
          <table:table-cell office:value-type="float" office:value="89.8" table:formula="of:=[.D3]+[.$B$21]" table:style-name="ce1">
            <text:p>89.8</text:p>
          </table:table-cell>
          <table:table-cell office:value-type="float" office:value="89" table:formula="of:=[.E3]+[.$B$21]" table:style-name="ce1">
            <text:p>89</text:p>
          </table:table-cell>
          <table:table-cell office:value-type="float" office:value="88.2" table:formula="of:=[.F3]+[.$B$21]" table:style-name="ce1">
            <text:p>88.2</text:p>
          </table:table-cell>
          <table:table-cell office:value-type="float" office:value="87.4" table:formula="of:=[.G3]+[.$B$21]" table:style-name="ce1">
            <text:p>87.4</text:p>
          </table:table-cell>
          <table:table-cell office:value-type="float" office:value="79.599999999999994" table:formula="of:=[.H3]+[.$B$21]" table:style-name="ce1">
            <text:p>79.6</text:p>
          </table:table-cell>
          <table:table-cell office:value-type="float" office:value="80.3" table:formula="of:=[.I3]+[.$B$21]" table:style-name="ce1">
            <text:p>80.3</text:p>
          </table:table-cell>
          <table:table-cell office:value-type="float" office:value="81" table:formula="of:=[.J3]+[.$B$21]" table:style-name="ce1">
            <text:p>81</text:p>
          </table:table-cell>
          <table:table-cell office:value-type="float" office:value="81.599999999999994" table:formula="of:=[.K3]+[.$B$21]" table:style-name="ce1">
            <text:p>81.6</text:p>
          </table:table-cell>
          <table:table-cell office:value-type="float" office:value="82.3" table:formula="of:=[.L3]+[.$B$21]" table:style-name="ce1">
            <text:p>82.3</text:p>
          </table:table-cell>
          <table:table-cell office:value-type="float" office:value="82.9" table:formula="of:=[.M3]+[.$B$21]" table:style-name="ce1">
            <text:p>82.9</text:p>
          </table:table-cell>
          <table:table-cell office:value-type="float" office:value="83.6" table:formula="of:=[.N3]+[.$B$21]" table:style-name="ce1">
            <text:p>83.6</text:p>
          </table:table-cell>
          <table:table-cell office:value-type="float" office:value="84.2" table:formula="of:=[.O3]+[.$B$21]" table:style-name="ce1">
            <text:p>84.2</text:p>
          </table:table-cell>
          <table:table-cell office:value-type="float" office:value="84.8" table:formula="of:=[.P3]+[.$B$21]" table:style-name="ce1">
            <text:p>84.8</text:p>
          </table:table-cell>
          <table:table-cell office:value-type="float" office:value="85.5" table:formula="of:=[.Q3]+[.$B$21]" table:style-name="ce1">
            <text:p>85.5</text:p>
          </table:table-cell>
          <table:table-cell office:value-type="float" office:value="86.1" table:formula="of:=[.R3]+[.$B$21]" table:style-name="ce1">
            <text:p>86.1</text:p>
          </table:table-cell>
          <table:table-cell office:value-type="float" office:value="86.7" table:formula="of:=[.S3]+[.$B$21]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7.3" table:formula="of:=[.A4]+[.$B$21]" table:style-name="ce1">
            <text:p>87.3</text:p>
          </table:table-cell>
          <table:table-cell office:value-type="float" office:value="87.9" table:formula="of:=[.B4]+[.$B$21]" table:style-name="ce1">
            <text:p>87.9</text:p>
          </table:table-cell>
          <table:table-cell office:value-type="float" office:value="88.5" table:formula="of:=[.C4]+[.$B$21]" table:style-name="ce1">
            <text:p>88.5</text:p>
          </table:table-cell>
          <table:table-cell office:value-type="float" office:value="89.1" table:formula="of:=[.D4]+[.$B$21]" table:style-name="ce1">
            <text:p>89.1</text:p>
          </table:table-cell>
          <table:table-cell office:value-type="float" office:value="89.7" table:formula="of:=[.E4]+[.$B$21]" table:style-name="ce1">
            <text:p>89.7</text:p>
          </table:table-cell>
          <table:table-cell office:value-type="float" office:value="90.3" table:formula="of:=[.F4]+[.$B$21]" table:style-name="ce1">
            <text:p>90.3</text:p>
          </table:table-cell>
          <table:table-cell office:value-type="float" office:value="90.9" table:formula="of:=[.G4]+[.$B$21]" table:style-name="ce1">
            <text:p>90.9</text:p>
          </table:table-cell>
          <table:table-cell office:value-type="float" office:value="91.5" table:formula="of:=[.H4]+[.$B$21]" table:style-name="ce1">
            <text:p>91.5</text:p>
          </table:table-cell>
          <table:table-cell office:value-type="float" office:value="91.7" table:formula="of:=[.I4]+[.$B$21]" table:style-name="ce1">
            <text:p>91.7</text:p>
          </table:table-cell>
          <table:table-cell office:value-type="float" office:value="90.9" table:formula="of:=[.J4]+[.$B$21]" table:style-name="ce1">
            <text:p>90.9</text:p>
          </table:table-cell>
          <table:table-cell office:value-type="float" office:value="90.2" table:formula="of:=[.K4]+[.$B$21]" table:style-name="ce1">
            <text:p>90.2</text:p>
          </table:table-cell>
          <table:table-cell office:value-type="float" office:value="89.4" table:formula="of:=[.L4]+[.$B$21]" table:style-name="ce1">
            <text:p>89.4</text:p>
          </table:table-cell>
          <table:table-cell office:value-type="float" office:value="88.6" table:formula="of:=[.M4]+[.$B$21]" table:style-name="ce1">
            <text:p>88.6</text:p>
          </table:table-cell>
          <table:table-cell office:value-type="float" office:value="87.8" table:formula="of:=[.N4]+[.$B$21]" table:style-name="ce1">
            <text:p>87.8</text:p>
          </table:table-cell>
          <table:table-cell office:value-type="float" office:value="81.5" table:formula="of:=[.O4]+[.$B$21]" table:style-name="ce1">
            <text:p>81.5</text:p>
          </table:table-cell>
          <table:table-cell office:value-type="float" office:value="82.2" table:formula="of:=[.P4]+[.$B$21]" table:style-name="ce1">
            <text:p>82.2</text:p>
          </table:table-cell>
          <table:table-cell office:value-type="float" office:value="82.9" table:formula="of:=[.Q4]+[.$B$21]" table:style-name="ce1">
            <text:p>82.9</text:p>
          </table:table-cell>
          <table:table-cell office:value-type="float" office:value="83.6" table:formula="of:=[.R4]+[.$B$21]" table:style-name="ce1">
            <text:p>83.6</text:p>
          </table:table-cell>
          <table:table-cell office:value-type="float" office:value="84.2" table:formula="of:=[.S4]+[.$B$21]" table:style-name="ce1">
            <text:p>84.2</text:p>
          </table:table-cell>
          <table:table-cell table:number-columns-repeated="16365"/>
        </table:table-row>
        <table:table-row table:style-name="ro1">
          <table:table-cell office:value-type="float" office:value="84.9" table:formula="of:=[.A5]+[.$B$21]" table:style-name="ce1">
            <text:p>84.9</text:p>
          </table:table-cell>
          <table:table-cell office:value-type="float" office:value="85.6" table:formula="of:=[.B5]+[.$B$21]" table:style-name="ce1">
            <text:p>85.6</text:p>
          </table:table-cell>
          <table:table-cell office:value-type="float" office:value="86.2" table:formula="of:=[.C5]+[.$B$21]" table:style-name="ce1">
            <text:p>86.2</text:p>
          </table:table-cell>
          <table:table-cell office:value-type="float" office:value="86.9" table:formula="of:=[.D5]+[.$B$21]" table:style-name="ce1">
            <text:p>86.9</text:p>
          </table:table-cell>
          <table:table-cell office:value-type="float" office:value="87.5" table:formula="of:=[.E5]+[.$B$21]" table:style-name="ce1">
            <text:p>87.5</text:p>
          </table:table-cell>
          <table:table-cell office:value-type="float" office:value="88.1" table:formula="of:=[.F5]+[.$B$21]" table:style-name="ce1">
            <text:p>88.1</text:p>
          </table:table-cell>
          <table:table-cell office:value-type="float" office:value="88.8" table:formula="of:=[.G5]+[.$B$21]" table:style-name="ce1">
            <text:p>88.8</text:p>
          </table:table-cell>
          <table:table-cell office:value-type="float" office:value="89.4" table:formula="of:=[.H5]+[.$B$21]" table:style-name="ce1">
            <text:p>89.4</text:p>
          </table:table-cell>
          <table:table-cell office:value-type="float" office:value="90" table:formula="of:=[.I5]+[.$B$21]" table:style-name="ce1">
            <text:p>90</text:p>
          </table:table-cell>
          <table:table-cell office:value-type="float" office:value="90.6" table:formula="of:=[.J5]+[.$B$21]" table:style-name="ce1">
            <text:p>90.6</text:p>
          </table:table-cell>
          <table:table-cell office:value-type="float" office:value="91.3" table:formula="of:=[.K5]+[.$B$21]" table:style-name="ce1">
            <text:p>91.3</text:p>
          </table:table-cell>
          <table:table-cell office:value-type="float" office:value="91.9" table:formula="of:=[.L5]+[.$B$21]" table:style-name="ce1">
            <text:p>91.9</text:p>
          </table:table-cell>
          <table:table-cell office:value-type="float" office:value="92.5" table:formula="of:=[.M5]+[.$B$21]" table:style-name="ce1">
            <text:p>92.5</text:p>
          </table:table-cell>
          <table:table-cell office:value-type="float" office:value="93.1" table:formula="of:=[.N5]+[.$B$21]" table:style-name="ce1">
            <text:p>93.1</text:p>
          </table:table-cell>
          <table:table-cell office:value-type="float" office:value="92.9" table:formula="of:=[.O5]+[.$B$21]" table:style-name="ce1">
            <text:p>92.9</text:p>
          </table:table-cell>
          <table:table-cell office:value-type="float" office:value="92.2" table:formula="of:=[.P5]+[.$B$21]" table:style-name="ce1">
            <text:p>92.2</text:p>
          </table:table-cell>
          <table:table-cell office:value-type="float" office:value="91.4" table:formula="of:=[.Q5]+[.$B$21]" table:style-name="ce1">
            <text:p>91.4</text:p>
          </table:table-cell>
          <table:table-cell office:value-type="float" office:value="90.7" table:formula="of:=[.R5]+[.$B$21]" table:style-name="ce1">
            <text:p>90.7</text:p>
          </table:table-cell>
          <table:table-cell office:value-type="float" office:value="89.9" table:formula="of:=[.S5]+[.$B$21]" table:style-name="ce1">
            <text:p>89.9</text:p>
          </table:table-cell>
          <table:table-cell table:number-columns-repeated="16365"/>
        </table:table-row>
        <table:table-row table:style-name="ro1">
          <table:table-cell office:value-type="float" office:value="89.1" table:formula="of:=[.A6]+[.$B$21]" table:style-name="ce1">
            <text:p>89.1</text:p>
          </table:table-cell>
          <table:table-cell office:value-type="float" office:value="88.4" table:formula="of:=[.B6]+[.$B$21]" table:style-name="ce1">
            <text:p>88.4</text:p>
          </table:table-cell>
          <table:table-cell office:value-type="float" office:value="82.8" table:formula="of:=[.C6]+[.$B$21]" table:style-name="ce1">
            <text:p>82.8</text:p>
          </table:table-cell>
          <table:table-cell office:value-type="float" office:value="83.5" table:formula="of:=[.D6]+[.$B$21]" table:style-name="ce1">
            <text:p>83.5</text:p>
          </table:table-cell>
          <table:table-cell office:value-type="float" office:value="84.2" table:formula="of:=[.E6]+[.$B$21]" table:style-name="ce1">
            <text:p>84.2</text:p>
          </table:table-cell>
          <table:table-cell office:value-type="float" office:value="84.9" table:formula="of:=[.F6]+[.$B$21]" table:style-name="ce1">
            <text:p>84.9</text:p>
          </table:table-cell>
          <table:table-cell office:value-type="float" office:value="85.6" table:formula="of:=[.G6]+[.$B$21]" table:style-name="ce1">
            <text:p>85.6</text:p>
          </table:table-cell>
          <table:table-cell office:value-type="float" office:value="86.3" table:formula="of:=[.H6]+[.$B$21]" table:style-name="ce1">
            <text:p>86.3</text:p>
          </table:table-cell>
          <table:table-cell office:value-type="float" office:value="86.9" table:formula="of:=[.I6]+[.$B$21]" table:style-name="ce1">
            <text:p>86.9</text:p>
          </table:table-cell>
          <table:table-cell office:value-type="float" office:value="87.6" table:formula="of:=[.J6]+[.$B$21]" table:style-name="ce1">
            <text:p>87.6</text:p>
          </table:table-cell>
          <table:table-cell office:value-type="float" office:value="88.2" table:formula="of:=[.K6]+[.$B$21]" table:style-name="ce1">
            <text:p>88.2</text:p>
          </table:table-cell>
          <table:table-cell office:value-type="float" office:value="88.9" table:formula="of:=[.L6]+[.$B$21]" table:style-name="ce1">
            <text:p>88.9</text:p>
          </table:table-cell>
          <table:table-cell office:value-type="float" office:value="89.5" table:formula="of:=[.M6]+[.$B$21]" table:style-name="ce1">
            <text:p>89.5</text:p>
          </table:table-cell>
          <table:table-cell office:value-type="float" office:value="90.2" table:formula="of:=[.N6]+[.$B$21]" table:style-name="ce1">
            <text:p>90.2</text:p>
          </table:table-cell>
          <table:table-cell office:value-type="float" office:value="90.8" table:formula="of:=[.O6]+[.$B$21]" table:style-name="ce1">
            <text:p>90.8</text:p>
          </table:table-cell>
          <table:table-cell office:value-type="float" office:value="91.5" table:formula="of:=[.P6]+[.$B$21]" table:style-name="ce1">
            <text:p>91.5</text:p>
          </table:table-cell>
          <table:table-cell office:value-type="float" office:value="92.1" table:formula="of:=[.Q6]+[.$B$21]" table:style-name="ce1">
            <text:p>92.1</text:p>
          </table:table-cell>
          <table:table-cell office:value-type="float" office:value="92.7" table:formula="of:=[.R6]+[.$B$21]" table:style-name="ce1">
            <text:p>92.7</text:p>
          </table:table-cell>
          <table:table-cell office:value-type="float" office:value="93.3" table:formula="of:=[.S6]+[.$B$21]" table:style-name="ce1">
            <text:p>93.3</text:p>
          </table:table-cell>
          <table:table-cell table:number-columns-repeated="16365"/>
        </table:table-row>
        <table:table-row table:style-name="ro1">
          <table:table-cell office:value-type="float" office:value="93.9" table:formula="of:=[.A7]+[.$B$21]" table:style-name="ce1">
            <text:p>93.9</text:p>
          </table:table-cell>
          <table:table-cell office:value-type="float" office:value="94.5" table:formula="of:=[.B7]+[.$B$21]" table:style-name="ce1">
            <text:p>94.5</text:p>
          </table:table-cell>
          <table:table-cell office:value-type="float" office:value="94" table:formula="of:=[.C7]+[.$B$21]" table:style-name="ce1">
            <text:p>94</text:p>
          </table:table-cell>
          <table:table-cell office:value-type="float" office:value="93.2" table:formula="of:=[.D7]+[.$B$21]" table:style-name="ce1">
            <text:p>93.2</text:p>
          </table:table-cell>
          <table:table-cell office:value-type="float" office:value="92.5" table:formula="of:=[.E7]+[.$B$21]" table:style-name="ce1">
            <text:p>92.5</text:p>
          </table:table-cell>
          <table:table-cell office:value-type="float" office:value="91.8" table:formula="of:=[.F7]+[.$B$21]" table:style-name="ce1">
            <text:p>91.8</text:p>
          </table:table-cell>
          <table:table-cell office:value-type="float" office:value="91.1" table:formula="of:=[.G7]+[.$B$21]" table:style-name="ce1">
            <text:p>91.1</text:p>
          </table:table-cell>
          <table:table-cell office:value-type="float" office:value="90.4" table:formula="of:=[.H7]+[.$B$21]" table:style-name="ce1">
            <text:p>90.4</text:p>
          </table:table-cell>
          <table:table-cell office:value-type="float" office:value="89.7" table:formula="of:=[.I7]+[.$B$21]" table:style-name="ce1">
            <text:p>89.7</text:p>
          </table:table-cell>
          <table:table-cell office:value-type="float" office:value="84.1" table:formula="of:=[.J7]+[.$B$21]" table:style-name="ce1">
            <text:p>84.1</text:p>
          </table:table-cell>
          <table:table-cell office:value-type="float" office:value="84.8" table:formula="of:=[.K7]+[.$B$21]" table:style-name="ce1">
            <text:p>84.8</text:p>
          </table:table-cell>
          <table:table-cell office:value-type="float" office:value="85.5" table:formula="of:=[.L7]+[.$B$21]" table:style-name="ce1">
            <text:p>85.5</text:p>
          </table:table-cell>
          <table:table-cell office:value-type="float" office:value="86.2" table:formula="of:=[.M7]+[.$B$21]" table:style-name="ce1">
            <text:p>86.2</text:p>
          </table:table-cell>
          <table:table-cell office:value-type="float" office:value="86.9" table:formula="of:=[.N7]+[.$B$21]" table:style-name="ce1">
            <text:p>86.9</text:p>
          </table:table-cell>
          <table:table-cell office:value-type="float" office:value="87.6" table:formula="of:=[.O7]+[.$B$21]" table:style-name="ce1">
            <text:p>87.6</text:p>
          </table:table-cell>
          <table:table-cell office:value-type="float" office:value="88.2" table:formula="of:=[.P7]+[.$B$21]" table:style-name="ce1">
            <text:p>88.2</text:p>
          </table:table-cell>
          <table:table-cell office:value-type="float" office:value="88.9" table:formula="of:=[.Q7]+[.$B$21]" table:style-name="ce1">
            <text:p>88.9</text:p>
          </table:table-cell>
          <table:table-cell office:value-type="float" office:value="89.6" table:formula="of:=[.R7]+[.$B$21]" table:style-name="ce1">
            <text:p>89.6</text:p>
          </table:table-cell>
          <table:table-cell office:value-type="float" office:value="90.2" table:formula="of:=[.S7]+[.$B$21]" table:style-name="ce1">
            <text:p>90.2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8]+[.$B$21]" table:style-name="ce1">
            <text:p>90.9</text:p>
          </table:table-cell>
          <table:table-cell office:value-type="float" office:value="91.6" table:formula="of:=[.B8]+[.$B$21]" table:style-name="ce1">
            <text:p>91.6</text:p>
          </table:table-cell>
          <table:table-cell office:value-type="float" office:value="92.2" table:formula="of:=[.C8]+[.$B$21]" table:style-name="ce1">
            <text:p>92.2</text:p>
          </table:table-cell>
          <table:table-cell office:value-type="float" office:value="92.8" table:formula="of:=[.D8]+[.$B$21]" table:style-name="ce1">
            <text:p>92.8</text:p>
          </table:table-cell>
          <table:table-cell office:value-type="float" office:value="93.5" table:formula="of:=[.E8]+[.$B$21]" table:style-name="ce1">
            <text:p>93.5</text:p>
          </table:table-cell>
          <table:table-cell office:value-type="float" office:value="94.1" table:formula="of:=[.F8]+[.$B$21]" table:style-name="ce1">
            <text:p>94.1</text:p>
          </table:table-cell>
          <table:table-cell office:value-type="float" office:value="94.7" table:formula="of:=[.G8]+[.$B$21]" table:style-name="ce1">
            <text:p>94.7</text:p>
          </table:table-cell>
          <table:table-cell office:value-type="float" office:value="95.4" table:formula="of:=[.H8]+[.$B$21]" table:style-name="ce1">
            <text:p>95.4</text:p>
          </table:table-cell>
          <table:table-cell office:value-type="float" office:value="94.6" table:formula="of:=[.I8]+[.$B$21]" table:style-name="ce1">
            <text:p>94.6</text:p>
          </table:table-cell>
          <table:table-cell office:value-type="float" office:value="93.8" table:formula="of:=[.J8]+[.$B$21]" table:style-name="ce1">
            <text:p>93.8</text:p>
          </table:table-cell>
          <table:table-cell office:value-type="float" office:value="93.1" table:formula="of:=[.K8]+[.$B$21]" table:style-name="ce1">
            <text:p>93.1</text:p>
          </table:table-cell>
          <table:table-cell office:value-type="float" office:value="92.4" table:formula="of:=[.L8]+[.$B$21]" table:style-name="ce1">
            <text:p>92.4</text:p>
          </table:table-cell>
          <table:table-cell office:value-type="float" office:value="91.7" table:formula="of:=[.M8]+[.$B$21]" table:style-name="ce1">
            <text:p>91.7</text:p>
          </table:table-cell>
          <table:table-cell office:value-type="float" office:value="91" table:formula="of:=[.N8]+[.$B$21]" table:style-name="ce1">
            <text:p>91</text:p>
          </table:table-cell>
          <table:table-cell office:value-type="float" office:value="90.4" table:formula="of:=[.O8]+[.$B$21]" table:style-name="ce1">
            <text:p>90.4</text:p>
          </table:table-cell>
          <table:table-cell office:value-type="float" office:value="89.7" table:formula="of:=[.P8]+[.$B$21]" table:style-name="ce1">
            <text:p>89.7</text:p>
          </table:table-cell>
          <table:table-cell office:value-type="float" office:value="84.9" table:formula="of:=[.Q8]+[.$B$21]" table:style-name="ce1">
            <text:p>84.9</text:p>
          </table:table-cell>
          <table:table-cell office:value-type="float" office:value="85.6" table:formula="of:=[.R8]+[.$B$21]" table:style-name="ce1">
            <text:p>85.6</text:p>
          </table:table-cell>
          <table:table-cell office:value-type="float" office:value="86.3" table:formula="of:=[.S8]+[.$B$21]" table:style-name="ce1">
            <text:p>86.3</text:p>
          </table:table-cell>
          <table:table-cell table:number-columns-repeated="16365"/>
        </table:table-row>
        <table:table-row table:style-name="ro1">
          <table:table-cell office:value-type="float" office:value="87" table:formula="of:=[.A9]+[.$B$21]" table:style-name="ce1">
            <text:p>87</text:p>
          </table:table-cell>
          <table:table-cell office:value-type="float" office:value="87.7" table:formula="of:=[.B9]+[.$B$21]" table:style-name="ce1">
            <text:p>87.7</text:p>
          </table:table-cell>
          <table:table-cell office:value-type="float" office:value="88.4" table:formula="of:=[.C9]+[.$B$21]" table:style-name="ce1">
            <text:p>88.4</text:p>
          </table:table-cell>
          <table:table-cell office:value-type="float" office:value="89.1" table:formula="of:=[.D9]+[.$B$21]" table:style-name="ce1">
            <text:p>89.1</text:p>
          </table:table-cell>
          <table:table-cell office:value-type="float" office:value="89.8" table:formula="of:=[.E9]+[.$B$21]" table:style-name="ce1">
            <text:p>89.8</text:p>
          </table:table-cell>
          <table:table-cell office:value-type="float" office:value="90.4" table:formula="of:=[.F9]+[.$B$21]" table:style-name="ce1">
            <text:p>90.4</text:p>
          </table:table-cell>
          <table:table-cell office:value-type="float" office:value="91.1" table:formula="of:=[.G9]+[.$B$21]" table:style-name="ce1">
            <text:p>91.1</text:p>
          </table:table-cell>
          <table:table-cell office:value-type="float" office:value="91.8" table:formula="of:=[.H9]+[.$B$21]" table:style-name="ce1">
            <text:p>91.8</text:p>
          </table:table-cell>
          <table:table-cell office:value-type="float" office:value="92.4" table:formula="of:=[.I9]+[.$B$21]" table:style-name="ce1">
            <text:p>92.4</text:p>
          </table:table-cell>
          <table:table-cell office:value-type="float" office:value="93.1" table:formula="of:=[.J9]+[.$B$21]" table:style-name="ce1">
            <text:p>93.1</text:p>
          </table:table-cell>
          <table:table-cell office:value-type="float" office:value="93.7" table:formula="of:=[.K9]+[.$B$21]" table:style-name="ce1">
            <text:p>93.7</text:p>
          </table:table-cell>
          <table:table-cell office:value-type="float" office:value="94.4" table:formula="of:=[.L9]+[.$B$21]" table:style-name="ce1">
            <text:p>94.4</text:p>
          </table:table-cell>
          <table:table-cell office:value-type="float" office:value="95" table:formula="of:=[.M9]+[.$B$21]" table:style-name="ce1">
            <text:p>95</text:p>
          </table:table-cell>
          <table:table-cell office:value-type="float" office:value="95.7" table:formula="of:=[.N9]+[.$B$21]" table:style-name="ce1">
            <text:p>95.7</text:p>
          </table:table-cell>
          <table:table-cell office:value-type="float" office:value="95.3" table:formula="of:=[.O9]+[.$B$21]" table:style-name="ce1">
            <text:p>95.3</text:p>
          </table:table-cell>
          <table:table-cell office:value-type="float" office:value="94.4" table:formula="of:=[.P9]+[.$B$21]" table:style-name="ce1">
            <text:p>94.4</text:p>
          </table:table-cell>
          <table:table-cell office:value-type="float" office:value="93.7" table:formula="of:=[.Q9]+[.$B$21]" table:style-name="ce1">
            <text:p>93.7</text:p>
          </table:table-cell>
          <table:table-cell office:value-type="float" office:value="93" table:formula="of:=[.R9]+[.$B$21]" table:style-name="ce1">
            <text:p>93</text:p>
          </table:table-cell>
          <table:table-cell office:value-type="float" office:value="92.3" table:formula="of:=[.S9]+[.$B$21]" table:style-name="ce1">
            <text:p>92.3</text:p>
          </table:table-cell>
          <table:table-cell table:number-columns-repeated="16365"/>
        </table:table-row>
        <table:table-row table:style-name="ro1">
          <table:table-cell office:value-type="float" office:value="91.6" table:formula="of:=[.A10]+[.$B$21]" table:style-name="ce1">
            <text:p>91.6</text:p>
          </table:table-cell>
          <table:table-cell office:value-type="float" office:value="90.9" table:formula="of:=[.B10]+[.$B$21]" table:style-name="ce1">
            <text:p>90.9</text:p>
          </table:table-cell>
          <table:table-cell office:value-type="float" office:value="90.3" table:formula="of:=[.C10]+[.$B$21]" table:style-name="ce1">
            <text:p>90.3</text:p>
          </table:table-cell>
          <table:table-cell office:value-type="float" office:value="89.7" table:formula="of:=[.D10]+[.$B$21]" table:style-name="ce1">
            <text:p>89.7</text:p>
          </table:table-cell>
          <table:table-cell office:value-type="float" office:value="86.1" table:formula="of:=[.E10]+[.$B$21]" table:style-name="ce1">
            <text:p>86.1</text:p>
          </table:table-cell>
          <table:table-cell office:value-type="float" office:value="86.9" table:formula="of:=[.F10]+[.$B$21]" table:style-name="ce1">
            <text:p>86.9</text:p>
          </table:table-cell>
          <table:table-cell office:value-type="float" office:value="87.6" table:formula="of:=[.G10]+[.$B$21]" table:style-name="ce1">
            <text:p>87.6</text:p>
          </table:table-cell>
          <table:table-cell office:value-type="float" office:value="88.3" table:formula="of:=[.H10]+[.$B$21]" table:style-name="ce1">
            <text:p>88.3</text:p>
          </table:table-cell>
          <table:table-cell office:value-type="float" office:value="89" table:formula="of:=[.I10]+[.$B$21]" table:style-name="ce1">
            <text:p>89</text:p>
          </table:table-cell>
          <table:table-cell office:value-type="float" office:value="89.7" table:formula="of:=[.J10]+[.$B$21]" table:style-name="ce1">
            <text:p>89.7</text:p>
          </table:table-cell>
          <table:table-cell office:value-type="float" office:value="90.4" table:formula="of:=[.K10]+[.$B$21]" table:style-name="ce1">
            <text:p>90.4</text:p>
          </table:table-cell>
          <table:table-cell office:value-type="float" office:value="91.1" table:formula="of:=[.L10]+[.$B$21]" table:style-name="ce1">
            <text:p>91.1</text:p>
          </table:table-cell>
          <table:table-cell office:value-type="float" office:value="91.8" table:formula="of:=[.M10]+[.$B$21]" table:style-name="ce1">
            <text:p>91.8</text:p>
          </table:table-cell>
          <table:table-cell office:value-type="float" office:value="92.5" table:formula="of:=[.N10]+[.$B$21]" table:style-name="ce1">
            <text:p>92.5</text:p>
          </table:table-cell>
          <table:table-cell office:value-type="float" office:value="93.1" table:formula="of:=[.O10]+[.$B$21]" table:style-name="ce1">
            <text:p>93.1</text:p>
          </table:table-cell>
          <table:table-cell office:value-type="float" office:value="93.8" table:formula="of:=[.P10]+[.$B$21]" table:style-name="ce1">
            <text:p>93.8</text:p>
          </table:table-cell>
          <table:table-cell office:value-type="float" office:value="94.5" table:formula="of:=[.Q10]+[.$B$21]" table:style-name="ce1">
            <text:p>94.5</text:p>
          </table:table-cell>
          <table:table-cell office:value-type="float" office:value="95.1" table:formula="of:=[.R10]+[.$B$21]" table:style-name="ce1">
            <text:p>95.1</text:p>
          </table:table-cell>
          <table:table-cell office:value-type="float" office:value="95.8" table:formula="of:=[.S10]+[.$B$21]" table:style-name="ce1">
            <text:p>95.8</text:p>
          </table:table-cell>
          <table:table-cell table:number-columns-repeated="16365"/>
        </table:table-row>
        <table:table-row table:style-name="ro1">
          <table:table-cell office:value-type="float" office:value="96.4" table:formula="of:=[.A11]+[.$B$21]" table:style-name="ce1">
            <text:p>96.4</text:p>
          </table:table-cell>
          <table:table-cell office:value-type="float" office:value="96" table:formula="of:=[.B11]+[.$B$21]" table:style-name="ce1">
            <text:p>96</text:p>
          </table:table-cell>
          <table:table-cell office:value-type="float" office:value="95.1" table:formula="of:=[.C11]+[.$B$21]" table:style-name="ce1">
            <text:p>95.1</text:p>
          </table:table-cell>
          <table:table-cell office:value-type="float" office:value="94.3" table:formula="of:=[.D11]+[.$B$21]" table:style-name="ce1">
            <text:p>94.3</text:p>
          </table:table-cell>
          <table:table-cell office:value-type="float" office:value="93.5" table:formula="of:=[.E11]+[.$B$21]" table:style-name="ce1">
            <text:p>93.5</text:p>
          </table:table-cell>
          <table:table-cell office:value-type="float" office:value="92.8" table:formula="of:=[.F11]+[.$B$21]" table:style-name="ce1">
            <text:p>92.8</text:p>
          </table:table-cell>
          <table:table-cell office:value-type="float" office:value="92.1" table:formula="of:=[.G11]+[.$B$21]" table:style-name="ce1">
            <text:p>92.1</text:p>
          </table:table-cell>
          <table:table-cell office:value-type="float" office:value="91.5" table:formula="of:=[.H11]+[.$B$21]" table:style-name="ce1">
            <text:p>91.5</text:p>
          </table:table-cell>
          <table:table-cell office:value-type="float" office:value="90.8" table:formula="of:=[.I11]+[.$B$21]" table:style-name="ce1">
            <text:p>90.8</text:p>
          </table:table-cell>
          <table:table-cell office:value-type="float" office:value="90.3" table:formula="of:=[.J11]+[.$B$21]" table:style-name="ce1">
            <text:p>90.3</text:p>
          </table:table-cell>
          <table:table-cell office:value-type="float" office:value="89.7" table:formula="of:=[.K11]+[.$B$21]" table:style-name="ce1">
            <text:p>89.7</text:p>
          </table:table-cell>
          <table:table-cell office:value-type="float" office:value="87.5" table:formula="of:=[.L11]+[.$B$21]" table:style-name="ce1">
            <text:p>87.5</text:p>
          </table:table-cell>
          <table:table-cell office:value-type="float" office:value="88.2" table:formula="of:=[.M11]+[.$B$21]" table:style-name="ce1">
            <text:p>88.2</text:p>
          </table:table-cell>
          <table:table-cell office:value-type="float" office:value="89" table:formula="of:=[.N11]+[.$B$21]" table:style-name="ce1">
            <text:p>89</text:p>
          </table:table-cell>
          <table:table-cell office:value-type="float" office:value="89.7" table:formula="of:=[.O11]+[.$B$21]" table:style-name="ce1">
            <text:p>89.7</text:p>
          </table:table-cell>
          <table:table-cell office:value-type="float" office:value="90.4" table:formula="of:=[.P11]+[.$B$21]" table:style-name="ce1">
            <text:p>90.4</text:p>
          </table:table-cell>
          <table:table-cell office:value-type="float" office:value="91.1" table:formula="of:=[.Q11]+[.$B$21]" table:style-name="ce1">
            <text:p>91.1</text:p>
          </table:table-cell>
          <table:table-cell office:value-type="float" office:value="91.8" table:formula="of:=[.R11]+[.$B$21]" table:style-name="ce1">
            <text:p>91.8</text:p>
          </table:table-cell>
          <table:table-cell office:value-type="float" office:value="92.5" table:formula="of:=[.S11]+[.$B$21]" table:style-name="ce1">
            <text:p>92.5</text:p>
          </table:table-cell>
          <table:table-cell table:number-columns-repeated="16365"/>
        </table:table-row>
        <table:table-row table:style-name="ro1">
          <table:table-cell office:value-type="float" office:value="93.2" table:formula="of:=[.A12]+[.$B$21]" table:style-name="ce1">
            <text:p>93.2</text:p>
          </table:table-cell>
          <table:table-cell office:value-type="float" office:value="93.9" table:formula="of:=[.B12]+[.$B$21]" table:style-name="ce1">
            <text:p>93.9</text:p>
          </table:table-cell>
          <table:table-cell office:value-type="float" office:value="94.6" table:formula="of:=[.C12]+[.$B$21]" table:style-name="ce1">
            <text:p>94.6</text:p>
          </table:table-cell>
          <table:table-cell office:value-type="float" office:value="95.3" table:formula="of:=[.D12]+[.$B$21]" table:style-name="ce1">
            <text:p>95.3</text:p>
          </table:table-cell>
          <table:table-cell office:value-type="float" office:value="96" table:formula="of:=[.E12]+[.$B$21]" table:style-name="ce1">
            <text:p>96</text:p>
          </table:table-cell>
          <table:table-cell office:value-type="float" office:value="96.6" table:formula="of:=[.F12]+[.$B$21]" table:style-name="ce1">
            <text:p>96.6</text:p>
          </table:table-cell>
          <table:table-cell office:value-type="float" office:value="97.3" table:formula="of:=[.G12]+[.$B$21]" table:style-name="ce1">
            <text:p>97.3</text:p>
          </table:table-cell>
          <table:table-cell office:value-type="float" office:value="96.5" table:formula="of:=[.H12]+[.$B$21]" table:style-name="ce1">
            <text:p>96.5</text:p>
          </table:table-cell>
          <table:table-cell office:value-type="float" office:value="95.6" table:formula="of:=[.I12]+[.$B$21]" table:style-name="ce1">
            <text:p>95.6</text:p>
          </table:table-cell>
          <table:table-cell office:value-type="float" office:value="94.7" table:formula="of:=[.J12]+[.$B$21]" table:style-name="ce1">
            <text:p>94.7</text:p>
          </table:table-cell>
          <table:table-cell office:value-type="float" office:value="93.9" table:formula="of:=[.K12]+[.$B$21]" table:style-name="ce1">
            <text:p>93.9</text:p>
          </table:table-cell>
          <table:table-cell office:value-type="float" office:value="93.2" table:formula="of:=[.L12]+[.$B$21]" table:style-name="ce1">
            <text:p>93.2</text:p>
          </table:table-cell>
          <table:table-cell office:value-type="float" office:value="92.5" table:formula="of:=[.M12]+[.$B$21]" table:style-name="ce1">
            <text:p>92.5</text:p>
          </table:table-cell>
          <table:table-cell office:value-type="float" office:value="91.8" table:formula="of:=[.N12]+[.$B$21]" table:style-name="ce1">
            <text:p>91.8</text:p>
          </table:table-cell>
          <table:table-cell office:value-type="float" office:value="91.1" table:formula="of:=[.O12]+[.$B$21]" table:style-name="ce1">
            <text:p>91.1</text:p>
          </table:table-cell>
          <table:table-cell office:value-type="float" office:value="90.8" table:formula="of:=[.P12]+[.$B$21]" table:style-name="ce1">
            <text:p>90.8</text:p>
          </table:table-cell>
          <table:table-cell office:value-type="float" office:value="90.3" table:formula="of:=[.Q12]+[.$B$21]" table:style-name="ce1">
            <text:p>90.3</text:p>
          </table:table-cell>
          <table:table-cell office:value-type="float" office:value="89.7" table:formula="of:=[.R12]+[.$B$21]" table:style-name="ce1">
            <text:p>89.7</text:p>
          </table:table-cell>
          <table:table-cell office:value-type="float" office:value="87.6" table:formula="of:=[.S12]+[.$B$21]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8.4" table:formula="of:=[.A13]+[.$B$21]" table:style-name="ce1">
            <text:p>88.4</text:p>
          </table:table-cell>
          <table:table-cell office:value-type="float" office:value="89.1" table:formula="of:=[.B13]+[.$B$21]" table:style-name="ce1">
            <text:p>89.1</text:p>
          </table:table-cell>
          <table:table-cell office:value-type="float" office:value="89.8" table:formula="of:=[.C13]+[.$B$21]" table:style-name="ce1">
            <text:p>89.8</text:p>
          </table:table-cell>
          <table:table-cell office:value-type="float" office:value="90.6" table:formula="of:=[.D13]+[.$B$21]" table:style-name="ce1">
            <text:p>90.6</text:p>
          </table:table-cell>
          <table:table-cell office:value-type="float" office:value="91.3" table:formula="of:=[.E13]+[.$B$21]" table:style-name="ce1">
            <text:p>91.3</text:p>
          </table:table-cell>
          <table:table-cell office:value-type="float" office:value="92" table:formula="of:=[.F13]+[.$B$21]" table:style-name="ce1">
            <text:p>92</text:p>
          </table:table-cell>
          <table:table-cell office:value-type="float" office:value="92.7" table:formula="of:=[.G13]+[.$B$21]" table:style-name="ce1">
            <text:p>92.7</text:p>
          </table:table-cell>
          <table:table-cell office:value-type="float" office:value="93.4" table:formula="of:=[.H13]+[.$B$21]" table:style-name="ce1">
            <text:p>93.4</text:p>
          </table:table-cell>
          <table:table-cell office:value-type="float" office:value="94.1" table:formula="of:=[.I13]+[.$B$21]" table:style-name="ce1">
            <text:p>94.1</text:p>
          </table:table-cell>
          <table:table-cell office:value-type="float" office:value="94.8" table:formula="of:=[.J13]+[.$B$21]" table:style-name="ce1">
            <text:p>94.8</text:p>
          </table:table-cell>
          <table:table-cell office:value-type="float" office:value="95.5" table:formula="of:=[.K13]+[.$B$21]" table:style-name="ce1">
            <text:p>95.5</text:p>
          </table:table-cell>
          <table:table-cell office:value-type="float" office:value="96.1" table:formula="of:=[.L13]+[.$B$21]" table:style-name="ce1">
            <text:p>96.1</text:p>
          </table:table-cell>
          <table:table-cell office:value-type="float" office:value="96.8" table:formula="of:=[.M13]+[.$B$21]" table:style-name="ce1">
            <text:p>96.8</text:p>
          </table:table-cell>
          <table:table-cell office:value-type="float" office:value="96.3" table:formula="of:=[.N13]+[.$B$21]" table:style-name="ce1">
            <text:p>96.3</text:p>
          </table:table-cell>
          <table:table-cell office:value-type="float" office:value="95.5" table:formula="of:=[.O13]+[.$B$21]" table:style-name="ce1">
            <text:p>95.5</text:p>
          </table:table-cell>
          <table:table-cell office:value-type="float" office:value="94.7" table:formula="of:=[.P13]+[.$B$21]" table:style-name="ce1">
            <text:p>94.7</text:p>
          </table:table-cell>
          <table:table-cell office:value-type="float" office:value="93.9" table:formula="of:=[.Q13]+[.$B$21]" table:style-name="ce1">
            <text:p>93.9</text:p>
          </table:table-cell>
          <table:table-cell office:value-type="float" office:value="93.2" table:formula="of:=[.R13]+[.$B$21]" table:style-name="ce1">
            <text:p>93.2</text:p>
          </table:table-cell>
          <table:table-cell office:value-type="float" office:value="92.5" table:formula="of:=[.S13]+[.$B$21]" table:style-name="ce1">
            <text:p>92.5</text:p>
          </table:table-cell>
          <table:table-cell table:number-columns-repeated="16365"/>
        </table:table-row>
        <table:table-row table:style-name="ro1">
          <table:table-cell office:value-type="float" office:value="91.8" table:formula="of:=[.A14]+[.$B$21]" table:style-name="ce1">
            <text:p>91.8</text:p>
          </table:table-cell>
          <table:table-cell office:value-type="float" office:value="91.1" table:formula="of:=[.B14]+[.$B$21]" table:style-name="ce1">
            <text:p>91.1</text:p>
          </table:table-cell>
          <table:table-cell office:value-type="float" office:value="91.1" table:formula="of:=[.C14]+[.$B$21]" table:style-name="ce1">
            <text:p>91.1</text:p>
          </table:table-cell>
          <table:table-cell office:value-type="float" office:value="90.8" table:formula="of:=[.D14]+[.$B$21]" table:style-name="ce1">
            <text:p>90.8</text:p>
          </table:table-cell>
          <table:table-cell office:value-type="float" office:value="90.3" table:formula="of:=[.E14]+[.$B$21]" table:style-name="ce1">
            <text:p>90.3</text:p>
          </table:table-cell>
          <table:table-cell office:value-type="float" office:value="89.7" table:formula="of:=[.F14]+[.$B$21]" table:style-name="ce1">
            <text:p>89.7</text:p>
          </table:table-cell>
          <table:table-cell office:value-type="float" office:value="89" table:formula="of:=[.G14]+[.$B$21]" table:style-name="ce1">
            <text:p>89</text:p>
          </table:table-cell>
          <table:table-cell office:value-type="float" office:value="89.8" table:formula="of:=[.H14]+[.$B$21]" table:style-name="ce1">
            <text:p>89.8</text:p>
          </table:table-cell>
          <table:table-cell office:value-type="float" office:value="90.5" table:formula="of:=[.I14]+[.$B$21]" table:style-name="ce1">
            <text:p>90.5</text:p>
          </table:table-cell>
          <table:table-cell office:value-type="float" office:value="91.3" table:formula="of:=[.J14]+[.$B$21]" table:style-name="ce1">
            <text:p>91.3</text:p>
          </table:table-cell>
          <table:table-cell office:value-type="float" office:value="92" table:formula="of:=[.K14]+[.$B$21]" table:style-name="ce1">
            <text:p>92</text:p>
          </table:table-cell>
          <table:table-cell office:value-type="float" office:value="92.7" table:formula="of:=[.L14]+[.$B$21]" table:style-name="ce1">
            <text:p>92.7</text:p>
          </table:table-cell>
          <table:table-cell office:value-type="float" office:value="93.5" table:formula="of:=[.M14]+[.$B$21]" table:style-name="ce1">
            <text:p>93.5</text:p>
          </table:table-cell>
          <table:table-cell office:value-type="float" office:value="94.2" table:formula="of:=[.N14]+[.$B$21]" table:style-name="ce1">
            <text:p>94.2</text:p>
          </table:table-cell>
          <table:table-cell office:value-type="float" office:value="94.9" table:formula="of:=[.O14]+[.$B$21]" table:style-name="ce1">
            <text:p>94.9</text:p>
          </table:table-cell>
          <table:table-cell office:value-type="float" office:value="95.6" table:formula="of:=[.P14]+[.$B$21]" table:style-name="ce1">
            <text:p>95.6</text:p>
          </table:table-cell>
          <table:table-cell office:value-type="float" office:value="96.3" table:formula="of:=[.Q14]+[.$B$21]" table:style-name="ce1">
            <text:p>96.3</text:p>
          </table:table-cell>
          <table:table-cell office:value-type="float" office:value="97" table:formula="of:=[.R14]+[.$B$21]" table:style-name="ce1">
            <text:p>97</text:p>
          </table:table-cell>
          <table:table-cell office:value-type="float" office:value="97.1" table:formula="of:=[.S14]+[.$B$21]" table:style-name="ce1">
            <text:p>97.1</text:p>
          </table:table-cell>
          <table:table-cell table:number-columns-repeated="16365"/>
        </table:table-row>
        <table:table-row table:style-name="ro1">
          <table:table-cell office:value-type="float" office:value="96.2" table:formula="of:=[.A15]+[.$B$21]" table:style-name="ce1">
            <text:p>96.2</text:p>
          </table:table-cell>
          <table:table-cell office:value-type="float" office:value="95.5" table:formula="of:=[.B15]+[.$B$21]" table:style-name="ce1">
            <text:p>95.5</text:p>
          </table:table-cell>
          <table:table-cell office:value-type="float" office:value="94.8" table:formula="of:=[.C15]+[.$B$21]" table:style-name="ce1">
            <text:p>94.8</text:p>
          </table:table-cell>
          <table:table-cell office:value-type="float" office:value="94.1" table:formula="of:=[.D15]+[.$B$21]" table:style-name="ce1">
            <text:p>94.1</text:p>
          </table:table-cell>
          <table:table-cell office:value-type="float" office:value="93.5" table:formula="of:=[.E15]+[.$B$21]" table:style-name="ce1">
            <text:p>93.5</text:p>
          </table:table-cell>
          <table:table-cell office:value-type="float" office:value="92.8" table:formula="of:=[.F15]+[.$B$21]" table:style-name="ce1">
            <text:p>92.8</text:p>
          </table:table-cell>
          <table:table-cell office:value-type="float" office:value="92.1" table:formula="of:=[.G15]+[.$B$21]" table:style-name="ce1">
            <text:p>92.1</text:p>
          </table:table-cell>
          <table:table-cell office:value-type="float" office:value="91.4" table:formula="of:=[.H15]+[.$B$21]" table:style-name="ce1">
            <text:p>91.4</text:p>
          </table:table-cell>
          <table:table-cell office:value-type="float" office:value="91.1" table:formula="of:=[.I15]+[.$B$21]" table:style-name="ce1">
            <text:p>91.1</text:p>
          </table:table-cell>
          <table:table-cell office:value-type="float" office:value="91.1" table:formula="of:=[.J15]+[.$B$21]" table:style-name="ce1">
            <text:p>91.1</text:p>
          </table:table-cell>
          <table:table-cell office:value-type="float" office:value="90.8" table:formula="of:=[.K15]+[.$B$21]" table:style-name="ce1">
            <text:p>90.8</text:p>
          </table:table-cell>
          <table:table-cell office:value-type="float" office:value="90.3" table:formula="of:=[.L15]+[.$B$21]" table:style-name="ce1">
            <text:p>90.3</text:p>
          </table:table-cell>
          <table:table-cell office:value-type="float" office:value="89.7" table:formula="of:=[.M15]+[.$B$21]" table:style-name="ce1">
            <text:p>89.7</text:p>
          </table:table-cell>
          <table:table-cell office:value-type="float" office:value="89.6" table:formula="of:=[.N15]+[.$B$21]" table:style-name="ce1">
            <text:p>89.6</text:p>
          </table:table-cell>
          <table:table-cell office:value-type="float" office:value="90.4" table:formula="of:=[.O15]+[.$B$21]" table:style-name="ce1">
            <text:p>90.4</text:p>
          </table:table-cell>
          <table:table-cell office:value-type="float" office:value="91.1" table:formula="of:=[.P15]+[.$B$21]" table:style-name="ce1">
            <text:p>91.1</text:p>
          </table:table-cell>
          <table:table-cell office:value-type="float" office:value="91.9" table:formula="of:=[.Q15]+[.$B$21]" table:style-name="ce1">
            <text:p>91.9</text:p>
          </table:table-cell>
          <table:table-cell office:value-type="float" office:value="92.6" table:formula="of:=[.R15]+[.$B$21]" table:style-name="ce1">
            <text:p>92.6</text:p>
          </table:table-cell>
          <table:table-cell office:value-type="float" office:value="93.3" table:formula="of:=[.S15]+[.$B$21]" table:style-name="ce1">
            <text:p>93.3</text:p>
          </table:table-cell>
          <table:table-cell table:number-columns-repeated="16365"/>
        </table:table-row>
        <table:table-row table:style-name="ro1">
          <table:table-cell office:value-type="float" office:value="94.1" table:formula="of:=[.A16]+[.$B$21]" table:style-name="ce1">
            <text:p>94.1</text:p>
          </table:table-cell>
          <table:table-cell office:value-type="float" office:value="94.8" table:formula="of:=[.B16]+[.$B$21]" table:style-name="ce1">
            <text:p>94.8</text:p>
          </table:table-cell>
          <table:table-cell office:value-type="float" office:value="95.5" table:formula="of:=[.C16]+[.$B$21]" table:style-name="ce1">
            <text:p>95.5</text:p>
          </table:table-cell>
          <table:table-cell office:value-type="float" office:value="96.2" table:formula="of:=[.D16]+[.$B$21]" table:style-name="ce1">
            <text:p>96.2</text:p>
          </table:table-cell>
          <table:table-cell office:value-type="float" office:value="96" table:formula="of:=[.E16]+[.$B$21]" table:style-name="ce1">
            <text:p>96</text:p>
          </table:table-cell>
          <table:table-cell office:value-type="float" office:value="95.2" table:formula="of:=[.F16]+[.$B$21]" table:style-name="ce1">
            <text:p>95.2</text:p>
          </table:table-cell>
          <table:table-cell office:value-type="float" office:value="94.5" table:formula="of:=[.G16]+[.$B$21]" table:style-name="ce1">
            <text:p>94.5</text:p>
          </table:table-cell>
          <table:table-cell office:value-type="float" office:value="93.7" table:formula="of:=[.H16]+[.$B$21]" table:style-name="ce1">
            <text:p>93.7</text:p>
          </table:table-cell>
          <table:table-cell office:value-type="float" office:value="93" table:formula="of:=[.I16]+[.$B$21]" table:style-name="ce1">
            <text:p>93</text:p>
          </table:table-cell>
          <table:table-cell office:value-type="float" office:value="92.3" table:formula="of:=[.J16]+[.$B$21]" table:style-name="ce1">
            <text:p>92.3</text:p>
          </table:table-cell>
          <table:table-cell office:value-type="float" office:value="91.6" table:formula="of:=[.K16]+[.$B$21]" table:style-name="ce1">
            <text:p>91.6</text:p>
          </table:table-cell>
          <table:table-cell office:value-type="float" office:value="90.8" table:formula="of:=[.L16]+[.$B$21]" table:style-name="ce1">
            <text:p>90.8</text:p>
          </table:table-cell>
          <table:table-cell office:value-type="float" office:value="92.8" table:formula="of:=[.M16]+[.$B$21]" table:style-name="ce1">
            <text:p>92.8</text:p>
          </table:table-cell>
          <table:table-cell office:value-type="float" office:value="92.1" table:formula="of:=[.N16]+[.$B$21]" table:style-name="ce1">
            <text:p>92.1</text:p>
          </table:table-cell>
          <table:table-cell office:value-type="float" office:value="91.4" table:formula="of:=[.O16]+[.$B$21]" table:style-name="ce1">
            <text:p>91.4</text:p>
          </table:table-cell>
          <table:table-cell office:value-type="float" office:value="91.1" table:formula="of:=[.P16]+[.$B$21]" table:style-name="ce1">
            <text:p>91.1</text:p>
          </table:table-cell>
          <table:table-cell office:value-type="float" office:value="91.1" table:formula="of:=[.Q16]+[.$B$21]" table:style-name="ce1">
            <text:p>91.1</text:p>
          </table:table-cell>
          <table:table-cell office:value-type="float" office:value="90.8" table:formula="of:=[.R16]+[.$B$21]" table:style-name="ce1">
            <text:p>90.8</text:p>
          </table:table-cell>
          <table:table-cell office:value-type="float" office:value="90.3" table:formula="of:=[.S16]+[.$B$21]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89.7" table:formula="of:=[.A17]+[.$B$21]" table:style-name="ce1">
            <text:p>89.7</text:p>
          </table:table-cell>
          <table:table-cell office:value-type="float" office:value="89.7" table:formula="of:=[.B17]+[.$B$21]" table:style-name="ce1">
            <text:p>89.7</text:p>
          </table:table-cell>
          <table:table-cell office:value-type="float" office:value="90.5" table:formula="of:=[.C17]+[.$B$21]" table:style-name="ce1">
            <text:p>90.5</text:p>
          </table:table-cell>
          <table:table-cell office:value-type="float" office:value="91.3" table:formula="of:=[.D17]+[.$B$21]" table:style-name="ce1">
            <text:p>91.3</text:p>
          </table:table-cell>
          <table:table-cell office:value-type="float" office:value="92" table:formula="of:=[.E17]+[.$B$21]" table:style-name="ce1">
            <text:p>92</text:p>
          </table:table-cell>
          <table:table-cell office:value-type="float" office:value="92.7" table:formula="of:=[.F17]+[.$B$21]" table:style-name="ce1">
            <text:p>92.7</text:p>
          </table:table-cell>
          <table:table-cell office:value-type="float" office:value="93.5" table:formula="of:=[.G17]+[.$B$21]" table:style-name="ce1">
            <text:p>93.5</text:p>
          </table:table-cell>
          <table:table-cell office:value-type="float" office:value="94.2" table:formula="of:=[.H17]+[.$B$21]" table:style-name="ce1">
            <text:p>94.2</text:p>
          </table:table-cell>
          <table:table-cell office:value-type="float" office:value="94.9" table:formula="of:=[.I17]+[.$B$21]" table:style-name="ce1">
            <text:p>94.9</text:p>
          </table:table-cell>
          <table:table-cell office:value-type="float" office:value="95.6" table:formula="of:=[.J17]+[.$B$21]" table:style-name="ce1">
            <text:p>95.6</text:p>
          </table:table-cell>
          <table:table-cell office:value-type="float" office:value="96" table:formula="of:=[.K17]+[.$B$21]" table:style-name="ce1">
            <text:p>96</text:p>
          </table:table-cell>
          <table:table-cell office:value-type="float" office:value="95.2" table:formula="of:=[.L17]+[.$B$21]" table:style-name="ce1">
            <text:p>95.2</text:p>
          </table:table-cell>
          <table:table-cell office:value-type="float" office:value="94.4" table:formula="of:=[.M17]+[.$B$21]" table:style-name="ce1">
            <text:p>94.4</text:p>
          </table:table-cell>
          <table:table-cell office:value-type="float" office:value="93.7" table:formula="of:=[.N17]+[.$B$21]" table:style-name="ce1">
            <text:p>93.7</text:p>
          </table:table-cell>
          <table:table-cell office:value-type="float" office:value="92.9" table:formula="of:=[.O17]+[.$B$21]" table:style-name="ce1">
            <text:p>92.9</text:p>
          </table:table-cell>
          <table:table-cell office:value-type="float" office:value="92.2" table:formula="of:=[.P17]+[.$B$21]" table:style-name="ce1">
            <text:p>92.2</text:p>
          </table:table-cell>
          <table:table-cell office:value-type="float" office:value="91.5" table:formula="of:=[.Q17]+[.$B$21]" table:style-name="ce1">
            <text:p>91.5</text:p>
          </table:table-cell>
          <table:table-cell office:value-type="float" office:value="90.8" table:formula="of:=[.R17]+[.$B$21]" table:style-name="ce1">
            <text:p>90.8</text:p>
          </table:table-cell>
          <table:table-cell office:value-type="float" office:value="89.9" table:formula="of:=[.S17]+[.$B$21]" table:style-name="ce1">
            <text:p>89.9</text:p>
          </table:table-cell>
          <table:table-cell table:number-columns-repeated="16365"/>
        </table:table-row>
        <table:table-row table:style-name="ro1">
          <table:table-cell office:value-type="float" office:value="92.8" table:formula="of:=[.A18]+[.$B$21]" table:style-name="ce1">
            <text:p>92.8</text:p>
          </table:table-cell>
          <table:table-cell office:value-type="float" office:value="92.1" table:formula="of:=[.B18]+[.$B$21]" table:style-name="ce1">
            <text:p>92.1</text:p>
          </table:table-cell>
          <table:table-cell office:value-type="float" office:value="91.4" table:formula="of:=[.C18]+[.$B$21]" table:style-name="ce1">
            <text:p>91.4</text:p>
          </table:table-cell>
          <table:table-cell office:value-type="float" office:value="91.1" table:formula="of:=[.D18]+[.$B$21]" table:style-name="ce1">
            <text:p>91.1</text:p>
          </table:table-cell>
          <table:table-cell office:value-type="float" office:value="91.1" table:formula="of:=[.E18]+[.$B$21]" table:style-name="ce1">
            <text:p>91.1</text:p>
          </table:table-cell>
          <table:table-cell office:value-type="float" office:value="90.8" table:formula="of:=[.F18]+[.$B$21]" table:style-name="ce1">
            <text:p>90.8</text:p>
          </table:table-cell>
          <table:table-cell office:value-type="float" office:value="90.3" table:formula="of:=[.G18]+[.$B$21]" table:style-name="ce1">
            <text:p>90.3</text:p>
          </table:table-cell>
          <table:table-cell office:value-type="float" office:value="89.7" table:formula="of:=[.H18]+[.$B$21]" table:style-name="ce1">
            <text:p>89.7</text:p>
          </table:table-cell>
          <table:table-cell office:value-type="float" office:value="89.3" table:formula="of:=[.I18]+[.$B$21]" table:style-name="ce1">
            <text:p>89.3</text:p>
          </table:table-cell>
          <table:table-cell office:value-type="float" office:value="90" table:formula="of:=[.J18]+[.$B$21]" table:style-name="ce1">
            <text:p>90</text:p>
          </table:table-cell>
          <table:table-cell office:value-type="float" office:value="90.8" table:formula="of:=[.K18]+[.$B$21]" table:style-name="ce1">
            <text:p>90.8</text:p>
          </table:table-cell>
          <table:table-cell office:value-type="float" office:value="91.5" table:formula="of:=[.L18]+[.$B$21]" table:style-name="ce1">
            <text:p>91.5</text:p>
          </table:table-cell>
          <table:table-cell office:value-type="float" office:value="92.3" table:formula="of:=[.M18]+[.$B$21]" table:style-name="ce1">
            <text:p>92.3</text:p>
          </table:table-cell>
          <table:table-cell office:value-type="float" office:value="93" table:formula="of:=[.N18]+[.$B$21]" table:style-name="ce1">
            <text:p>93</text:p>
          </table:table-cell>
          <table:table-cell office:value-type="float" office:value="93.7" table:formula="of:=[.O18]+[.$B$21]" table:style-name="ce1">
            <text:p>93.7</text:p>
          </table:table-cell>
          <table:table-cell office:value-type="float" office:value="94.4" table:formula="of:=[.P18]+[.$B$21]" table:style-name="ce1">
            <text:p>94.4</text:p>
          </table:table-cell>
          <table:table-cell office:value-type="float" office:value="95.1" table:formula="of:=[.Q18]+[.$B$21]" table:style-name="ce1">
            <text:p>95.1</text:p>
          </table:table-cell>
          <table:table-cell office:value-type="float" office:value="95.5" table:formula="of:=[.R18]+[.$B$21]" table:style-name="ce1">
            <text:p>95.5</text:p>
          </table:table-cell>
          <table:table-cell office:value-type="float" office:value="94.7" table:formula="of:=[.S18]+[.$B$21]" table:style-name="ce1">
            <text:p>94.7</text:p>
          </table:table-cell>
          <table:table-cell table:number-columns-repeated="16365"/>
        </table:table-row>
        <table:table-row table:style-name="ro1">
          <table:table-cell office:value-type="float" office:value="93.9" table:formula="of:=[.A19]+[.$B$21]" table:style-name="ce1">
            <text:p>93.9</text:p>
          </table:table-cell>
          <table:table-cell office:value-type="float" office:value="93.1" table:formula="of:=[.B19]+[.$B$21]" table:style-name="ce1">
            <text:p>93.1</text:p>
          </table:table-cell>
          <table:table-cell office:value-type="float" office:value="92.4" table:formula="of:=[.C19]+[.$B$21]" table:style-name="ce1">
            <text:p>92.4</text:p>
          </table:table-cell>
          <table:table-cell office:value-type="float" office:value="91.6" table:formula="of:=[.D19]+[.$B$21]" table:style-name="ce1">
            <text:p>91.6</text:p>
          </table:table-cell>
          <table:table-cell office:value-type="float" office:value="90.9" table:formula="of:=[.E19]+[.$B$21]" table:style-name="ce1">
            <text:p>90.9</text:p>
          </table:table-cell>
          <table:table-cell office:value-type="float" office:value="90.2" table:formula="of:=[.F19]+[.$B$21]" table:style-name="ce1">
            <text:p>90.2</text:p>
          </table:table-cell>
          <table:table-cell office:value-type="float" office:value="89.3" table:formula="of:=[.G19]+[.$B$21]" table:style-name="ce1">
            <text:p>89.3</text:p>
          </table:table-cell>
          <table:table-cell office:value-type="float" office:value="92.8" table:formula="of:=[.H19]+[.$B$21]" table:style-name="ce1">
            <text:p>92.8</text:p>
          </table:table-cell>
          <table:table-cell office:value-type="float" office:value="92.1" table:formula="of:=[.I19]+[.$B$21]" table:style-name="ce1">
            <text:p>92.1</text:p>
          </table:table-cell>
          <table:table-cell office:value-type="float" office:value="91.4" table:formula="of:=[.J19]+[.$B$21]" table:style-name="ce1">
            <text:p>91.4</text:p>
          </table:table-cell>
          <table:table-cell office:value-type="float" office:value="91.1" table:formula="of:=[.K19]+[.$B$21]" table:style-name="ce1">
            <text:p>91.1</text:p>
          </table:table-cell>
          <table:table-cell office:value-type="float" office:value="91.1" table:formula="of:=[.L19]+[.$B$21]" table:style-name="ce1">
            <text:p>91.1</text:p>
          </table:table-cell>
          <table:table-cell office:value-type="float" office:value="90.8" table:formula="of:=[.M19]+[.$B$21]" table:style-name="ce1">
            <text:p>90.8</text:p>
          </table:table-cell>
          <table:table-cell office:value-type="float" office:value="90.3" table:formula="of:=[.N19]+[.$B$21]" table:style-name="ce1">
            <text:p>90.3</text:p>
          </table:table-cell>
          <table:table-cell office:value-type="float" office:value="89.7" table:formula="of:=[.O19]+[.$B$21]" table:style-name="ce1">
            <text:p>89.7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N1_table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1.400000000000006" table:style-name="ce1">
            <text:p>71.4</text:p>
          </table:table-cell>
          <table:table-cell office:value-type="float" office:value="72" table:style-name="ce1">
            <text:p>72</text:p>
          </table:table-cell>
          <table:table-cell office:value-type="float" office:value="72.7" table:style-name="ce1">
            <text:p>72.7</text:p>
          </table:table-cell>
          <table:table-cell office:value-type="float" office:value="73.3" table:style-name="ce1">
            <text:p>73.3</text:p>
          </table:table-cell>
          <table:table-cell office:value-type="float" office:value="73.900000000000006" table:style-name="ce1">
            <text:p>73.9</text:p>
          </table:table-cell>
          <table:table-cell office:value-type="float" office:value="74.5" table:style-name="ce1">
            <text:p>74.5</text:p>
          </table:table-cell>
          <table:table-cell office:value-type="float" office:value="75.2" table:style-name="ce1">
            <text:p>75.2</text:p>
          </table:table-cell>
          <table:table-cell office:value-type="float" office:value="75.8" table:style-name="ce1">
            <text:p>75.8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77" table:style-name="ce1">
            <text:p>77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office:value-type="float" office:value="78.8" table:style-name="ce1">
            <text:p>78.8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0" table:style-name="ce1">
            <text:p>80</text:p>
          </table:table-cell>
          <table:table-cell office:value-type="float" office:value="80.5" table:style-name="ce1">
            <text:p>80.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7" table:style-name="ce1">
            <text:p>81.7</text:p>
          </table:table-cell>
          <table:table-cell office:value-type="float" office:value="82.3" table:style-name="ce1">
            <text:p>82.3</text:p>
          </table:table-cell>
          <table:table-cell table:number-columns-repeated="16365"/>
        </table:table-row>
        <table:table-row table:style-name="ro1">
          <table:table-cell office:value-type="float" office:value="82.8" table:style-name="ce1">
            <text:p>82.8</text:p>
          </table:table-cell>
          <table:table-cell office:value-type="float" office:value="83.4" table:style-name="ce1">
            <text:p>83.4</text:p>
          </table:table-cell>
          <table:table-cell office:value-type="float" office:value="83.9" table:style-name="ce1">
            <text:p>83.9</text:p>
          </table:table-cell>
          <table:table-cell office:value-type="float" office:value="84.5" table:style-name="ce1">
            <text:p>84.5</text:p>
          </table:table-cell>
          <table:table-cell office:value-type="float" office:value="83.7" table:style-name="ce1">
            <text:p>83.7</text:p>
          </table:table-cell>
          <table:table-cell office:value-type="float" office:value="82.9" table:style-name="ce1">
            <text:p>82.9</text:p>
          </table:table-cell>
          <table:table-cell office:value-type="float" office:value="82.2" table:style-name="ce1">
            <text:p>82.2</text:p>
          </table:table-cell>
          <table:table-cell office:value-type="float" office:value="74.7" table:style-name="ce1">
            <text:p>74.7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6" table:style-name="ce1">
            <text:p>76</text:p>
          </table:table-cell>
          <table:table-cell office:value-type="float" office:value="76.7" table:style-name="ce1">
            <text:p>76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" table:style-name="ce1">
            <text:p>78</text:p>
          </table:table-cell>
          <table:table-cell office:value-type="float" office:value="78.7" table:style-name="ce1">
            <text:p>78.7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1.2" table:style-name="ce1">
            <text:p>81.2</text:p>
          </table:table-cell>
          <table:table-cell office:value-type="float" office:value="81.8" table:style-name="ce1">
            <text:p>81.8</text:p>
          </table:table-cell>
          <table:table-cell table:number-columns-repeated="16365"/>
        </table:table-row>
        <table:table-row table:style-name="ro1"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7" table:style-name="ce1">
            <text:p>83.7</text:p>
          </table:table-cell>
          <table:table-cell office:value-type="float" office:value="84.3" table:style-name="ce1">
            <text:p>84.3</text:p>
          </table:table-cell>
          <table:table-cell office:value-type="float" office:value="84.9" table:style-name="ce1">
            <text:p>84.9</text:p>
          </table:table-cell>
          <table:table-cell office:value-type="float" office:value="85.5" table:style-name="ce1">
            <text:p>85.5</text:p>
          </table:table-cell>
          <table:table-cell office:value-type="float" office:value="86.1" table:style-name="ce1">
            <text:p>86.1</text:p>
          </table:table-cell>
          <table:table-cell office:value-type="float" office:value="86.7" table:style-name="ce1">
            <text:p>86.7</text:p>
          </table:table-cell>
          <table:table-cell office:value-type="float" office:value="87.2" table:style-name="ce1">
            <text:p>87.2</text:p>
          </table:table-cell>
          <table:table-cell office:value-type="float" office:value="86.8" table:style-name="ce1">
            <text:p>86.8</text:p>
          </table:table-cell>
          <table:table-cell office:value-type="float" office:value="86" table:style-name="ce1">
            <text:p>86</text:p>
          </table:table-cell>
          <table:table-cell office:value-type="float" office:value="85.2" table:style-name="ce1">
            <text:p>85.2</text:p>
          </table:table-cell>
          <table:table-cell office:value-type="float" office:value="84.5" table:style-name="ce1">
            <text:p>84.5</text:p>
          </table:table-cell>
          <table:table-cell office:value-type="float" office:value="83.7" table:style-name="ce1">
            <text:p>83.7</text:p>
          </table:table-cell>
          <table:table-cell office:value-type="float" office:value="77.2" table:style-name="ce1">
            <text:p>77.2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table:number-columns-repeated="16365"/>
        </table:table-row>
        <table:table-row table:style-name="ro1">
          <table:table-cell office:value-type="float" office:value="80.599999999999994" table:style-name="ce1">
            <text:p>80.6</text:p>
          </table:table-cell>
          <table:table-cell office:value-type="float" office:value="81.3" table:style-name="ce1">
            <text:p>81.3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6" table:style-name="ce1">
            <text:p>82.6</text:p>
          </table:table-cell>
          <table:table-cell office:value-type="float" office:value="83.3" table:style-name="ce1">
            <text:p>83.3</text:p>
          </table:table-cell>
          <table:table-cell office:value-type="float" office:value="83.9" table:style-name="ce1">
            <text:p>83.9</text:p>
          </table:table-cell>
          <table:table-cell office:value-type="float" office:value="84.6" table:style-name="ce1">
            <text:p>84.6</text:p>
          </table:table-cell>
          <table:table-cell office:value-type="float" office:value="85.2" table:style-name="ce1">
            <text:p>85.2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7.7" table:style-name="ce1">
            <text:p>87.7</text:p>
          </table:table-cell>
          <table:table-cell office:value-type="float" office:value="88.3" table:style-name="ce1">
            <text:p>88.3</text:p>
          </table:table-cell>
          <table:table-cell office:value-type="float" office:value="88.9" table:style-name="ce1">
            <text:p>88.9</text:p>
          </table:table-cell>
          <table:table-cell office:value-type="float" office:value="88.8" table:style-name="ce1">
            <text:p>88.8</text:p>
          </table:table-cell>
          <table:table-cell office:value-type="float" office:value="88" table:style-name="ce1">
            <text:p>88</text:p>
          </table:table-cell>
          <table:table-cell office:value-type="float" office:value="87.2" table:style-name="ce1">
            <text:p>87.2</text:p>
          </table:table-cell>
          <table:table-cell office:value-type="float" office:value="86.4" table:style-name="ce1">
            <text:p>86.4</text:p>
          </table:table-cell>
          <table:table-cell office:value-type="float" office:value="85.7" table:style-name="ce1">
            <text:p>85.7</text:p>
          </table:table-cell>
          <table:table-cell table:number-columns-repeated="1636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4.3" table:style-name="ce1">
            <text:p>84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1.3" table:style-name="ce1">
            <text:p>81.3</text:p>
          </table:table-cell>
          <table:table-cell office:value-type="float" office:value="82" table:style-name="ce1">
            <text:p>82</text:p>
          </table:table-cell>
          <table:table-cell office:value-type="float" office:value="82.7" table:style-name="ce1">
            <text:p>82.7</text:p>
          </table:table-cell>
          <table:table-cell office:value-type="float" office:value="83.4" table:style-name="ce1">
            <text:p>83.4</text:p>
          </table:table-cell>
          <table:table-cell office:value-type="float" office:value="84.1" table:style-name="ce1">
            <text:p>84.1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2" table:style-name="ce1">
            <text:p>86.2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1" table:style-name="ce1">
            <text:p>90.1</text:p>
          </table:table-cell>
          <table:table-cell office:value-type="float" office:value="90.8" table:style-name="ce1">
            <text:p>90.8</text:p>
          </table:table-cell>
          <table:table-cell table:number-columns-repeated="16365"/>
        </table:table-row>
        <table:table-row table:style-name="ro1">
          <table:table-cell office:value-type="float" office:value="91.1" table:style-name="ce1">
            <text:p>91.1</text:p>
          </table:table-cell>
          <table:table-cell office:value-type="float" office:value="90.1" table:style-name="ce1">
            <text:p>90.1</text:p>
          </table:table-cell>
          <table:table-cell office:value-type="float" office:value="89.3" table:style-name="ce1">
            <text:p>89.3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6.9" table:style-name="ce1">
            <text:p>86.9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3.1" table:style-name="ce1">
            <text:p>83.1</text:p>
          </table:table-cell>
          <table:table-cell office:value-type="float" office:value="83.9" table:style-name="ce1">
            <text:p>83.9</text:p>
          </table:table-cell>
          <table:table-cell office:value-type="float" office:value="84.6" table:style-name="ce1">
            <text:p>84.6</text:p>
          </table:table-cell>
          <table:table-cell office:value-type="float" office:value="85.4" table:style-name="ce1">
            <text:p>85.4</text:p>
          </table:table-cell>
          <table:table-cell office:value-type="float" office:value="86.1" table:style-name="ce1">
            <text:p>86.1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3" table:style-name="ce1">
            <text:p>88.3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90.4" table:style-name="ce1">
            <text:p>90.4</text:p>
          </table:table-cell>
          <table:table-cell office:value-type="float" office:value="91.1" table:style-name="ce1">
            <text:p>91.1</text:p>
          </table:table-cell>
          <table:table-cell office:value-type="float" office:value="91.8" table:style-name="ce1">
            <text:p>91.8</text:p>
          </table:table-cell>
          <table:table-cell office:value-type="float" office:value="92.4" table:style-name="ce1">
            <text:p>92.4</text:p>
          </table:table-cell>
          <table:table-cell office:value-type="float" office:value="93.1" table:style-name="ce1">
            <text:p>93.1</text:p>
          </table:table-cell>
          <table:table-cell office:value-type="float" office:value="93.8" table:style-name="ce1">
            <text:p>93.8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float" office:value="90.2" table:style-name="ce1">
            <text:p>90.2</text:p>
          </table:table-cell>
          <table:table-cell office:value-type="float" office:value="89.4" table:style-name="ce1">
            <text:p>89.4</text:p>
          </table:table-cell>
          <table:table-cell office:value-type="float" office:value="88.6" table:style-name="ce1">
            <text:p>88.6</text:p>
          </table:table-cell>
          <table:table-cell office:value-type="float" office:value="87.8" table:style-name="ce1">
            <text:p>87.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5" table:style-name="ce1">
            <text:p>84.5</text:p>
          </table:table-cell>
          <table:table-cell office:value-type="float" office:value="85.2" table:style-name="ce1">
            <text:p>85.2</text:p>
          </table:table-cell>
          <table:table-cell office:value-type="float" office:value="86" table:style-name="ce1">
            <text:p>86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office:value-type="float" office:value="90.4" table:style-name="ce1">
            <text:p>90.4</text:p>
          </table:table-cell>
          <table:table-cell office:value-type="float" office:value="91.1" table:style-name="ce1">
            <text:p>91.1</text:p>
          </table:table-cell>
          <table:table-cell office:value-type="float" office:value="91.9" table:style-name="ce1">
            <text:p>91.9</text:p>
          </table:table-cell>
          <table:table-cell office:value-type="float" office:value="92.6" table:style-name="ce1">
            <text:p>92.6</text:p>
          </table:table-cell>
          <table:table-cell office:value-type="float" office:value="93.3" table:style-name="ce1">
            <text:p>93.3</text:p>
          </table:table-cell>
          <table:table-cell office:value-type="float" office:value="94" table:style-name="ce1">
            <text:p>94</text:p>
          </table:table-cell>
          <table:table-cell office:value-type="float" office:value="94.7" table:style-name="ce1">
            <text:p>94.7</text:p>
          </table:table-cell>
          <table:table-cell office:value-type="float" office:value="94.2" table:style-name="ce1">
            <text:p>94.2</text:p>
          </table:table-cell>
          <table:table-cell office:value-type="float" office:value="93.1" table:style-name="ce1">
            <text:p>93.1</text:p>
          </table:table-cell>
          <table:table-cell office:value-type="float" office:value="92.1" table:style-name="ce1">
            <text:p>92.1</text:p>
          </table:table-cell>
          <table:table-cell office:value-type="float" office:value="91.1" table:style-name="ce1">
            <text:p>91.1</text:p>
          </table:table-cell>
          <table:table-cell office:value-type="float" office:value="90.3" table:style-name="ce1">
            <text:p>90.3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2.1" table:style-name="ce1">
            <text:p>92.1</text:p>
          </table:table-cell>
          <table:table-cell office:value-type="float" office:value="92.8" table:style-name="ce1">
            <text:p>92.8</text:p>
          </table:table-cell>
          <table:table-cell office:value-type="float" office:value="93.5" table:style-name="ce1">
            <text:p>93.5</text:p>
          </table:table-cell>
          <table:table-cell office:value-type="float" office:value="94.2" table:style-name="ce1">
            <text:p>94.2</text:p>
          </table:table-cell>
          <table:table-cell office:value-type="float" office:value="94.9" table:style-name="ce1">
            <text:p>94.9</text:p>
          </table:table-cell>
          <table:table-cell office:value-type="float" office:value="95.7" table:style-name="ce1">
            <text:p>95.7</text:p>
          </table:table-cell>
          <table:table-cell office:value-type="float" office:value="94.8" table:style-name="ce1">
            <text:p>94.8</text:p>
          </table:table-cell>
          <table:table-cell table:number-columns-repeated="16365"/>
        </table:table-row>
        <table:table-row table:style-name="ro1">
          <table:table-cell office:value-type="float" office:value="93.8" table:style-name="ce1">
            <text:p>93.8</text:p>
          </table:table-cell>
          <table:table-cell office:value-type="float" office:value="92.8" table:style-name="ce1">
            <text:p>92.8</text:p>
          </table:table-cell>
          <table:table-cell office:value-type="float" office:value="91.8" table:style-name="ce1">
            <text:p>91.8</text:p>
          </table:table-cell>
          <table:table-cell office:value-type="float" office:value="90.8" table:style-name="ce1">
            <text:p>90.8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6" table:style-name="ce1">
            <text:p>89.6</text:p>
          </table:table-cell>
          <table:table-cell office:value-type="float" office:value="90.3" table:style-name="ce1">
            <text:p>90.3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1.8" table:style-name="ce1">
            <text:p>91.8</text:p>
          </table:table-cell>
          <table:table-cell office:value-type="float" office:value="92.5" table:style-name="ce1">
            <text:p>92.5</text:p>
          </table:table-cell>
          <table:table-cell office:value-type="float" office:value="93.2" table:style-name="ce1">
            <text:p>93.2</text:p>
          </table:table-cell>
          <table:table-cell office:value-type="float" office:value="94" table:style-name="ce1">
            <text:p>94</text:p>
          </table:table-cell>
          <table:table-cell office:value-type="float" office:value="94.7" table:style-name="ce1">
            <text:p>94.7</text:p>
          </table:table-cell>
          <table:table-cell office:value-type="float" office:value="94.3" table:style-name="ce1">
            <text:p>94.3</text:p>
          </table:table-cell>
          <table:table-cell office:value-type="float" office:value="93.3" table:style-name="ce1">
            <text:p>93.3</text:p>
          </table:table-cell>
          <table:table-cell office:value-type="float" office:value="92.2" table:style-name="ce1">
            <text:p>92.2</text:p>
          </table:table-cell>
          <table:table-cell office:value-type="float" office:value="91.2" table:style-name="ce1">
            <text:p>91.2</text:p>
          </table:table-cell>
          <table:table-cell office:value-type="float" office:value="90.3" table:style-name="ce1">
            <text:p>90.3</text:p>
          </table:table-cell>
          <table:table-cell office:value-type="float" office:value="89.3" table:style-name="ce1">
            <text:p>89.3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3" table:style-name="ce1">
            <text:p>85.3</text:p>
          </table:table-cell>
          <table:table-cell table:number-columns-repeated="16365"/>
        </table:table-row>
        <table:table-row table:style-name="ro1">
          <table:table-cell office:value-type="float" office:value="86.1" table:style-name="ce1">
            <text:p>86.1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2" table:style-name="ce1">
            <text:p>92</text:p>
          </table:table-cell>
          <table:table-cell office:value-type="float" office:value="92.7" table:style-name="ce1">
            <text:p>92.7</text:p>
          </table:table-cell>
          <table:table-cell office:value-type="float" office:value="93.4" table:style-name="ce1">
            <text:p>93.4</text:p>
          </table:table-cell>
          <table:table-cell office:value-type="float" office:value="92.8" table:style-name="ce1">
            <text:p>92.8</text:p>
          </table:table-cell>
          <table:table-cell office:value-type="float" office:value="91.8" table:style-name="ce1">
            <text:p>91.8</text:p>
          </table:table-cell>
          <table:table-cell office:value-type="float" office:value="90.9" table:style-name="ce1">
            <text:p>90.9</text:p>
          </table:table-cell>
          <table:table-cell office:value-type="float" office:value="89.9" table:style-name="ce1">
            <text:p>89.9</text:p>
          </table:table-cell>
          <table:table-cell office:value-type="float" office:value="88.9" table:style-name="ce1">
            <text:p>88.9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office:value-type="float" office:value="86.2" table:style-name="ce1">
            <text:p>86.2</text:p>
          </table:table-cell>
          <table:table-cell table:number-columns-repeated="16365"/>
        </table:table-row>
        <table:table-row table:style-name="ro1"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85" table:style-name="ce1">
            <text:p>85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" table:style-name="ce1">
            <text:p>88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90.9" table:style-name="ce1">
            <text:p>90.9</text:p>
          </table:table-cell>
          <table:table-cell office:value-type="float" office:value="91.6" table:style-name="ce1">
            <text:p>91.6</text:p>
          </table:table-cell>
          <table:table-cell office:value-type="float" office:value="91.5" table:style-name="ce1">
            <text:p>91.5</text:p>
          </table:table-cell>
          <table:table-cell office:value-type="float" office:value="90.6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89.7" table:style-name="ce1">
            <text:p>89.7</text:p>
          </table:table-cell>
          <table:table-cell office:value-type="float" office:value="88.8" table:style-name="ce1">
            <text:p>88.8</text:p>
          </table:table-cell>
          <table:table-cell office:value-type="float" office:value="87.9" table:style-name="ce1">
            <text:p>87.9</text:p>
          </table:table-cell>
          <table:table-cell office:value-type="float" office:value="87.1" table:style-name="ce1">
            <text:p>87.1</text:p>
          </table:table-cell>
          <table:table-cell office:value-type="float" office:value="86.2" table:style-name="ce1">
            <text:p>86.2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5" table:style-name="ce1">
            <text:p>85.5</text:p>
          </table:table-cell>
          <table:table-cell office:value-type="float" office:value="86.3" table:style-name="ce1">
            <text:p>86.3</text:p>
          </table:table-cell>
          <table:table-cell office:value-type="float" office:value="87" table:style-name="ce1">
            <text:p>87</text:p>
          </table:table-cell>
          <table:table-cell office:value-type="float" office:value="87.8" table:style-name="ce1">
            <text:p>87.8</text:p>
          </table:table-cell>
          <table:table-cell office:value-type="float" office:value="88.5" table:style-name="ce1">
            <text:p>88.5</text:p>
          </table:table-cell>
          <table:table-cell office:value-type="float" office:value="89.3" table:style-name="ce1">
            <text:p>89.3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.8" table:style-name="ce1">
            <text:p>90.8</text:p>
          </table:table-cell>
          <table:table-cell office:value-type="float" office:value="91.5" table:style-name="ce1">
            <text:p>91.5</text:p>
          </table:table-cell>
          <table:table-cell office:value-type="float" office:value="92.2" table:style-name="ce1">
            <text:p>92.2</text:p>
          </table:table-cell>
          <table:table-cell office:value-type="float" office:value="91.5" table:style-name="ce1">
            <text:p>91.5</text:p>
          </table:table-cell>
          <table:table-cell office:value-type="float" office:value="90.7" table:style-name="ce1">
            <text:p>90.7</text:p>
          </table:table-cell>
          <table:table-cell office:value-type="float" office:value="89.8" table:style-name="ce1">
            <text:p>89.8</text:p>
          </table:table-cell>
          <table:table-cell office:value-type="float" office:value="88.9" table:style-name="ce1">
            <text:p>88.9</text:p>
          </table:table-cell>
          <table:table-cell office:value-type="float" office:value="88.1" table:style-name="ce1">
            <text:p>88.1</text:p>
          </table:table-cell>
          <table:table-cell office:value-type="float" office:value="87.4" table:style-name="ce1">
            <text:p>87.4</text:p>
          </table:table-cell>
          <table:table-cell office:value-type="float" office:value="86.6" table:style-name="ce1">
            <text:p>86.6</text:p>
          </table:table-cell>
          <table:table-cell office:value-type="float" office:value="85.9" table:style-name="ce1">
            <text:p>85.9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4.3" table:style-name="ce1">
            <text:p>84.3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5" table:style-name="ce1">
            <text:p>90.5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1" table:style-name="ce1">
            <text:p>89.1</text:p>
          </table:table-cell>
          <table:table-cell office:value-type="float" office:value="88.3" table:style-name="ce1">
            <text:p>88.3</text:p>
          </table:table-cell>
          <table:table-cell office:value-type="float" office:value="87.5" table:style-name="ce1">
            <text:p>87.5</text:p>
          </table:table-cell>
          <table:table-cell office:value-type="float" office:value="86.7" table:style-name="ce1">
            <text:p>86.7</text:p>
          </table:table-cell>
          <table:table-cell office:value-type="float" office:value="86" table:style-name="ce1">
            <text:p>86</text:p>
          </table:table-cell>
          <table:table-cell office:value-type="float" office:value="85.2" table:style-name="ce1">
            <text:p>85.2</text:p>
          </table:table-cell>
          <table:table-cell office:value-type="float" office:value="84.4" table:style-name="ce1">
            <text:p>84.4</text:p>
          </table:table-cell>
          <table:table-cell office:value-type="float" office:value="85.9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85" table:style-name="ce1">
            <text:p>85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" table:style-name="ce1">
            <text:p>88</text:p>
          </table:table-cell>
          <table:table-cell office:value-type="float" office:value="88.7" table:style-name="ce1">
            <text:p>88.7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89.7" table:style-name="ce1">
            <text:p>89.7</text:p>
          </table:table-cell>
          <table:table-cell office:value-type="float" office:value="88.9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7.3" table:style-name="ce1">
            <text:p>87.3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" table:style-name="ce1">
            <text:p>85</text:p>
          </table:table-cell>
          <table:table-cell office:value-type="float" office:value="84.2" table:style-name="ce1">
            <text:p>84.2</text:p>
          </table:table-cell>
          <table:table-cell office:value-type="float" office:value="85.9" table:style-name="ce1">
            <text:p>85.9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77.400000000000006" table:formula="of:=[.A2]+[.$B$21]" table:style-name="ce1">
            <text:p>77.4</text:p>
          </table:table-cell>
          <table:table-cell office:value-type="float" office:value="78" table:formula="of:=[.B2]+[.$B$21]" table:style-name="ce1">
            <text:p>78</text:p>
          </table:table-cell>
          <table:table-cell office:value-type="float" office:value="78.7" table:formula="of:=[.C2]+[.$B$21]" table:style-name="ce1">
            <text:p>78.7</text:p>
          </table:table-cell>
          <table:table-cell office:value-type="float" office:value="79.3" table:formula="of:=[.D2]+[.$B$21]" table:style-name="ce1">
            <text:p>79.3</text:p>
          </table:table-cell>
          <table:table-cell office:value-type="float" office:value="79.900000000000006" table:formula="of:=[.E2]+[.$B$21]" table:style-name="ce1">
            <text:p>79.9</text:p>
          </table:table-cell>
          <table:table-cell office:value-type="float" office:value="80.5" table:formula="of:=[.F2]+[.$B$21]" table:style-name="ce1">
            <text:p>80.5</text:p>
          </table:table-cell>
          <table:table-cell office:value-type="float" office:value="81.2" table:formula="of:=[.G2]+[.$B$21]" table:style-name="ce1">
            <text:p>81.2</text:p>
          </table:table-cell>
          <table:table-cell office:value-type="float" office:value="81.8" table:formula="of:=[.H2]+[.$B$21]" table:style-name="ce1">
            <text:p>81.8</text:p>
          </table:table-cell>
          <table:table-cell office:value-type="float" office:value="82.4" table:formula="of:=[.I2]+[.$B$21]" table:style-name="ce1">
            <text:p>82.4</text:p>
          </table:table-cell>
          <table:table-cell office:value-type="float" office:value="83" table:formula="of:=[.J2]+[.$B$21]" table:style-name="ce1">
            <text:p>83</text:p>
          </table:table-cell>
          <table:table-cell office:value-type="float" office:value="83.6" table:formula="of:=[.K2]+[.$B$21]" table:style-name="ce1">
            <text:p>83.6</text:p>
          </table:table-cell>
          <table:table-cell office:value-type="float" office:value="84.2" table:formula="of:=[.L2]+[.$B$21]" table:style-name="ce1">
            <text:p>84.2</text:p>
          </table:table-cell>
          <table:table-cell office:value-type="float" office:value="84.8" table:formula="of:=[.M2]+[.$B$21]" table:style-name="ce1">
            <text:p>84.8</text:p>
          </table:table-cell>
          <table:table-cell office:value-type="float" office:value="85.4" table:formula="of:=[.N2]+[.$B$21]" table:style-name="ce1">
            <text:p>85.4</text:p>
          </table:table-cell>
          <table:table-cell office:value-type="float" office:value="86" table:formula="of:=[.O2]+[.$B$21]" table:style-name="ce1">
            <text:p>86</text:p>
          </table:table-cell>
          <table:table-cell office:value-type="float" office:value="86.5" table:formula="of:=[.P2]+[.$B$21]" table:style-name="ce1">
            <text:p>86.5</text:p>
          </table:table-cell>
          <table:table-cell office:value-type="float" office:value="87.1" table:formula="of:=[.Q2]+[.$B$21]" table:style-name="ce1">
            <text:p>87.1</text:p>
          </table:table-cell>
          <table:table-cell office:value-type="float" office:value="87.7" table:formula="of:=[.R2]+[.$B$21]" table:style-name="ce1">
            <text:p>87.7</text:p>
          </table:table-cell>
          <table:table-cell office:value-type="float" office:value="88.3" table:formula="of:=[.S2]+[.$B$21]" table:style-name="ce1">
            <text:p>88.3</text:p>
          </table:table-cell>
          <table:table-cell table:number-columns-repeated="16365"/>
        </table:table-row>
        <table:table-row table:style-name="ro1">
          <table:table-cell office:value-type="float" office:value="88.8" table:formula="of:=[.A3]+[.$B$21]" table:style-name="ce1">
            <text:p>88.8</text:p>
          </table:table-cell>
          <table:table-cell office:value-type="float" office:value="89.4" table:formula="of:=[.B3]+[.$B$21]" table:style-name="ce1">
            <text:p>89.4</text:p>
          </table:table-cell>
          <table:table-cell office:value-type="float" office:value="89.9" table:formula="of:=[.C3]+[.$B$21]" table:style-name="ce1">
            <text:p>89.9</text:p>
          </table:table-cell>
          <table:table-cell office:value-type="float" office:value="90.5" table:formula="of:=[.D3]+[.$B$21]" table:style-name="ce1">
            <text:p>90.5</text:p>
          </table:table-cell>
          <table:table-cell office:value-type="float" office:value="89.7" table:formula="of:=[.E3]+[.$B$21]" table:style-name="ce1">
            <text:p>89.7</text:p>
          </table:table-cell>
          <table:table-cell office:value-type="float" office:value="88.9" table:formula="of:=[.F3]+[.$B$21]" table:style-name="ce1">
            <text:p>88.9</text:p>
          </table:table-cell>
          <table:table-cell office:value-type="float" office:value="88.2" table:formula="of:=[.G3]+[.$B$21]" table:style-name="ce1">
            <text:p>88.2</text:p>
          </table:table-cell>
          <table:table-cell office:value-type="float" office:value="80.7" table:formula="of:=[.H3]+[.$B$21]" table:style-name="ce1">
            <text:p>80.7</text:p>
          </table:table-cell>
          <table:table-cell office:value-type="float" office:value="81.400000000000006" table:formula="of:=[.I3]+[.$B$21]" table:style-name="ce1">
            <text:p>81.4</text:p>
          </table:table-cell>
          <table:table-cell office:value-type="float" office:value="82" table:formula="of:=[.J3]+[.$B$21]" table:style-name="ce1">
            <text:p>82</text:p>
          </table:table-cell>
          <table:table-cell office:value-type="float" office:value="82.7" table:formula="of:=[.K3]+[.$B$21]" table:style-name="ce1">
            <text:p>82.7</text:p>
          </table:table-cell>
          <table:table-cell office:value-type="float" office:value="83.4" table:formula="of:=[.L3]+[.$B$21]" table:style-name="ce1">
            <text:p>83.4</text:p>
          </table:table-cell>
          <table:table-cell office:value-type="float" office:value="84" table:formula="of:=[.M3]+[.$B$21]" table:style-name="ce1">
            <text:p>84</text:p>
          </table:table-cell>
          <table:table-cell office:value-type="float" office:value="84.7" table:formula="of:=[.N3]+[.$B$21]" table:style-name="ce1">
            <text:p>84.7</text:p>
          </table:table-cell>
          <table:table-cell office:value-type="float" office:value="85.3" table:formula="of:=[.O3]+[.$B$21]" table:style-name="ce1">
            <text:p>85.3</text:p>
          </table:table-cell>
          <table:table-cell office:value-type="float" office:value="85.9" table:formula="of:=[.P3]+[.$B$21]" table:style-name="ce1">
            <text:p>85.9</text:p>
          </table:table-cell>
          <table:table-cell office:value-type="float" office:value="86.6" table:formula="of:=[.Q3]+[.$B$21]" table:style-name="ce1">
            <text:p>86.6</text:p>
          </table:table-cell>
          <table:table-cell office:value-type="float" office:value="87.2" table:formula="of:=[.R3]+[.$B$21]" table:style-name="ce1">
            <text:p>87.2</text:p>
          </table:table-cell>
          <table:table-cell office:value-type="float" office:value="87.8" table:formula="of:=[.S3]+[.$B$21]" table:style-name="ce1">
            <text:p>87.8</text:p>
          </table:table-cell>
          <table:table-cell table:number-columns-repeated="16365"/>
        </table:table-row>
        <table:table-row table:style-name="ro1">
          <table:table-cell office:value-type="float" office:value="88.4" table:formula="of:=[.A4]+[.$B$21]" table:style-name="ce1">
            <text:p>88.4</text:p>
          </table:table-cell>
          <table:table-cell office:value-type="float" office:value="89.1" table:formula="of:=[.B4]+[.$B$21]" table:style-name="ce1">
            <text:p>89.1</text:p>
          </table:table-cell>
          <table:table-cell office:value-type="float" office:value="89.7" table:formula="of:=[.C4]+[.$B$21]" table:style-name="ce1">
            <text:p>89.7</text:p>
          </table:table-cell>
          <table:table-cell office:value-type="float" office:value="90.3" table:formula="of:=[.D4]+[.$B$21]" table:style-name="ce1">
            <text:p>90.3</text:p>
          </table:table-cell>
          <table:table-cell office:value-type="float" office:value="90.9" table:formula="of:=[.E4]+[.$B$21]" table:style-name="ce1">
            <text:p>90.9</text:p>
          </table:table-cell>
          <table:table-cell office:value-type="float" office:value="91.5" table:formula="of:=[.F4]+[.$B$21]" table:style-name="ce1">
            <text:p>91.5</text:p>
          </table:table-cell>
          <table:table-cell office:value-type="float" office:value="92.1" table:formula="of:=[.G4]+[.$B$21]" table:style-name="ce1">
            <text:p>92.1</text:p>
          </table:table-cell>
          <table:table-cell office:value-type="float" office:value="92.7" table:formula="of:=[.H4]+[.$B$21]" table:style-name="ce1">
            <text:p>92.7</text:p>
          </table:table-cell>
          <table:table-cell office:value-type="float" office:value="93.2" table:formula="of:=[.I4]+[.$B$21]" table:style-name="ce1">
            <text:p>93.2</text:p>
          </table:table-cell>
          <table:table-cell office:value-type="float" office:value="92.8" table:formula="of:=[.J4]+[.$B$21]" table:style-name="ce1">
            <text:p>92.8</text:p>
          </table:table-cell>
          <table:table-cell office:value-type="float" office:value="92" table:formula="of:=[.K4]+[.$B$21]" table:style-name="ce1">
            <text:p>92</text:p>
          </table:table-cell>
          <table:table-cell office:value-type="float" office:value="91.2" table:formula="of:=[.L4]+[.$B$21]" table:style-name="ce1">
            <text:p>91.2</text:p>
          </table:table-cell>
          <table:table-cell office:value-type="float" office:value="90.5" table:formula="of:=[.M4]+[.$B$21]" table:style-name="ce1">
            <text:p>90.5</text:p>
          </table:table-cell>
          <table:table-cell office:value-type="float" office:value="89.7" table:formula="of:=[.N4]+[.$B$21]" table:style-name="ce1">
            <text:p>89.7</text:p>
          </table:table-cell>
          <table:table-cell office:value-type="float" office:value="83.2" table:formula="of:=[.O4]+[.$B$21]" table:style-name="ce1">
            <text:p>83.2</text:p>
          </table:table-cell>
          <table:table-cell office:value-type="float" office:value="83.9" table:formula="of:=[.P4]+[.$B$21]" table:style-name="ce1">
            <text:p>83.9</text:p>
          </table:table-cell>
          <table:table-cell office:value-type="float" office:value="84.6" table:formula="of:=[.Q4]+[.$B$21]" table:style-name="ce1">
            <text:p>84.6</text:p>
          </table:table-cell>
          <table:table-cell office:value-type="float" office:value="85.3" table:formula="of:=[.R4]+[.$B$21]" table:style-name="ce1">
            <text:p>85.3</text:p>
          </table:table-cell>
          <table:table-cell office:value-type="float" office:value="85.9" table:formula="of:=[.S4]+[.$B$21]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6.6" table:formula="of:=[.A5]+[.$B$21]" table:style-name="ce1">
            <text:p>86.6</text:p>
          </table:table-cell>
          <table:table-cell office:value-type="float" office:value="87.3" table:formula="of:=[.B5]+[.$B$21]" table:style-name="ce1">
            <text:p>87.3</text:p>
          </table:table-cell>
          <table:table-cell office:value-type="float" office:value="87.9" table:formula="of:=[.C5]+[.$B$21]" table:style-name="ce1">
            <text:p>87.9</text:p>
          </table:table-cell>
          <table:table-cell office:value-type="float" office:value="88.6" table:formula="of:=[.D5]+[.$B$21]" table:style-name="ce1">
            <text:p>88.6</text:p>
          </table:table-cell>
          <table:table-cell office:value-type="float" office:value="89.3" table:formula="of:=[.E5]+[.$B$21]" table:style-name="ce1">
            <text:p>89.3</text:p>
          </table:table-cell>
          <table:table-cell office:value-type="float" office:value="89.9" table:formula="of:=[.F5]+[.$B$21]" table:style-name="ce1">
            <text:p>89.9</text:p>
          </table:table-cell>
          <table:table-cell office:value-type="float" office:value="90.6" table:formula="of:=[.G5]+[.$B$21]" table:style-name="ce1">
            <text:p>90.6</text:p>
          </table:table-cell>
          <table:table-cell office:value-type="float" office:value="91.2" table:formula="of:=[.H5]+[.$B$21]" table:style-name="ce1">
            <text:p>91.2</text:p>
          </table:table-cell>
          <table:table-cell office:value-type="float" office:value="91.8" table:formula="of:=[.I5]+[.$B$21]" table:style-name="ce1">
            <text:p>91.8</text:p>
          </table:table-cell>
          <table:table-cell office:value-type="float" office:value="92.5" table:formula="of:=[.J5]+[.$B$21]" table:style-name="ce1">
            <text:p>92.5</text:p>
          </table:table-cell>
          <table:table-cell office:value-type="float" office:value="93.1" table:formula="of:=[.K5]+[.$B$21]" table:style-name="ce1">
            <text:p>93.1</text:p>
          </table:table-cell>
          <table:table-cell office:value-type="float" office:value="93.7" table:formula="of:=[.L5]+[.$B$21]" table:style-name="ce1">
            <text:p>93.7</text:p>
          </table:table-cell>
          <table:table-cell office:value-type="float" office:value="94.3" table:formula="of:=[.M5]+[.$B$21]" table:style-name="ce1">
            <text:p>94.3</text:p>
          </table:table-cell>
          <table:table-cell office:value-type="float" office:value="94.9" table:formula="of:=[.N5]+[.$B$21]" table:style-name="ce1">
            <text:p>94.9</text:p>
          </table:table-cell>
          <table:table-cell office:value-type="float" office:value="94.8" table:formula="of:=[.O5]+[.$B$21]" table:style-name="ce1">
            <text:p>94.8</text:p>
          </table:table-cell>
          <table:table-cell office:value-type="float" office:value="94" table:formula="of:=[.P5]+[.$B$21]" table:style-name="ce1">
            <text:p>94</text:p>
          </table:table-cell>
          <table:table-cell office:value-type="float" office:value="93.2" table:formula="of:=[.Q5]+[.$B$21]" table:style-name="ce1">
            <text:p>93.2</text:p>
          </table:table-cell>
          <table:table-cell office:value-type="float" office:value="92.4" table:formula="of:=[.R5]+[.$B$21]" table:style-name="ce1">
            <text:p>92.4</text:p>
          </table:table-cell>
          <table:table-cell office:value-type="float" office:value="91.7" table:formula="of:=[.S5]+[.$B$21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" table:formula="of:=[.A6]+[.$B$21]" table:style-name="ce1">
            <text:p>91</text:p>
          </table:table-cell>
          <table:table-cell office:value-type="float" office:value="90.3" table:formula="of:=[.B6]+[.$B$21]" table:style-name="ce1">
            <text:p>90.3</text:p>
          </table:table-cell>
          <table:table-cell office:value-type="float" office:value="85.9" table:formula="of:=[.C6]+[.$B$21]" table:style-name="ce1">
            <text:p>85.9</text:p>
          </table:table-cell>
          <table:table-cell office:value-type="float" office:value="86.6" table:formula="of:=[.D6]+[.$B$21]" table:style-name="ce1">
            <text:p>86.6</text:p>
          </table:table-cell>
          <table:table-cell office:value-type="float" office:value="87.3" table:formula="of:=[.E6]+[.$B$21]" table:style-name="ce1">
            <text:p>87.3</text:p>
          </table:table-cell>
          <table:table-cell office:value-type="float" office:value="88" table:formula="of:=[.F6]+[.$B$21]" table:style-name="ce1">
            <text:p>88</text:p>
          </table:table-cell>
          <table:table-cell office:value-type="float" office:value="88.7" table:formula="of:=[.G6]+[.$B$21]" table:style-name="ce1">
            <text:p>88.7</text:p>
          </table:table-cell>
          <table:table-cell office:value-type="float" office:value="89.4" table:formula="of:=[.H6]+[.$B$21]" table:style-name="ce1">
            <text:p>89.4</text:p>
          </table:table-cell>
          <table:table-cell office:value-type="float" office:value="90.1" table:formula="of:=[.I6]+[.$B$21]" table:style-name="ce1">
            <text:p>90.1</text:p>
          </table:table-cell>
          <table:table-cell office:value-type="float" office:value="90.8" table:formula="of:=[.J6]+[.$B$21]" table:style-name="ce1">
            <text:p>90.8</text:p>
          </table:table-cell>
          <table:table-cell office:value-type="float" office:value="91.5" table:formula="of:=[.K6]+[.$B$21]" table:style-name="ce1">
            <text:p>91.5</text:p>
          </table:table-cell>
          <table:table-cell office:value-type="float" office:value="92.2" table:formula="of:=[.L6]+[.$B$21]" table:style-name="ce1">
            <text:p>92.2</text:p>
          </table:table-cell>
          <table:table-cell office:value-type="float" office:value="92.8" table:formula="of:=[.M6]+[.$B$21]" table:style-name="ce1">
            <text:p>92.8</text:p>
          </table:table-cell>
          <table:table-cell office:value-type="float" office:value="93.5" table:formula="of:=[.N6]+[.$B$21]" table:style-name="ce1">
            <text:p>93.5</text:p>
          </table:table-cell>
          <table:table-cell office:value-type="float" office:value="94.2" table:formula="of:=[.O6]+[.$B$21]" table:style-name="ce1">
            <text:p>94.2</text:p>
          </table:table-cell>
          <table:table-cell office:value-type="float" office:value="94.8" table:formula="of:=[.P6]+[.$B$21]" table:style-name="ce1">
            <text:p>94.8</text:p>
          </table:table-cell>
          <table:table-cell office:value-type="float" office:value="95.5" table:formula="of:=[.Q6]+[.$B$21]" table:style-name="ce1">
            <text:p>95.5</text:p>
          </table:table-cell>
          <table:table-cell office:value-type="float" office:value="96.1" table:formula="of:=[.R6]+[.$B$21]" table:style-name="ce1">
            <text:p>96.1</text:p>
          </table:table-cell>
          <table:table-cell office:value-type="float" office:value="96.8" table:formula="of:=[.S6]+[.$B$21]" table:style-name="ce1">
            <text:p>96.8</text:p>
          </table:table-cell>
          <table:table-cell table:number-columns-repeated="16365"/>
        </table:table-row>
        <table:table-row table:style-name="ro1">
          <table:table-cell office:value-type="float" office:value="97.1" table:formula="of:=[.A7]+[.$B$21]" table:style-name="ce1">
            <text:p>97.1</text:p>
          </table:table-cell>
          <table:table-cell office:value-type="float" office:value="96.1" table:formula="of:=[.B7]+[.$B$21]" table:style-name="ce1">
            <text:p>96.1</text:p>
          </table:table-cell>
          <table:table-cell office:value-type="float" office:value="95.3" table:formula="of:=[.C7]+[.$B$21]" table:style-name="ce1">
            <text:p>95.3</text:p>
          </table:table-cell>
          <table:table-cell office:value-type="float" office:value="94.5" table:formula="of:=[.D7]+[.$B$21]" table:style-name="ce1">
            <text:p>94.5</text:p>
          </table:table-cell>
          <table:table-cell office:value-type="float" office:value="93.7" table:formula="of:=[.E7]+[.$B$21]" table:style-name="ce1">
            <text:p>93.7</text:p>
          </table:table-cell>
          <table:table-cell office:value-type="float" office:value="92.9" table:formula="of:=[.F7]+[.$B$21]" table:style-name="ce1">
            <text:p>92.9</text:p>
          </table:table-cell>
          <table:table-cell office:value-type="float" office:value="92.3" table:formula="of:=[.G7]+[.$B$21]" table:style-name="ce1">
            <text:p>92.3</text:p>
          </table:table-cell>
          <table:table-cell office:value-type="float" office:value="91.9" table:formula="of:=[.H7]+[.$B$21]" table:style-name="ce1">
            <text:p>91.9</text:p>
          </table:table-cell>
          <table:table-cell office:value-type="float" office:value="90.3" table:formula="of:=[.I7]+[.$B$21]" table:style-name="ce1">
            <text:p>90.3</text:p>
          </table:table-cell>
          <table:table-cell office:value-type="float" office:value="89.1" table:formula="of:=[.J7]+[.$B$21]" table:style-name="ce1">
            <text:p>89.1</text:p>
          </table:table-cell>
          <table:table-cell office:value-type="float" office:value="89.9" table:formula="of:=[.K7]+[.$B$21]" table:style-name="ce1">
            <text:p>89.9</text:p>
          </table:table-cell>
          <table:table-cell office:value-type="float" office:value="90.6" table:formula="of:=[.L7]+[.$B$21]" table:style-name="ce1">
            <text:p>90.6</text:p>
          </table:table-cell>
          <table:table-cell office:value-type="float" office:value="91.4" table:formula="of:=[.M7]+[.$B$21]" table:style-name="ce1">
            <text:p>91.4</text:p>
          </table:table-cell>
          <table:table-cell office:value-type="float" office:value="92.1" table:formula="of:=[.N7]+[.$B$21]" table:style-name="ce1">
            <text:p>92.1</text:p>
          </table:table-cell>
          <table:table-cell office:value-type="float" office:value="92.8" table:formula="of:=[.O7]+[.$B$21]" table:style-name="ce1">
            <text:p>92.8</text:p>
          </table:table-cell>
          <table:table-cell office:value-type="float" office:value="93.5" table:formula="of:=[.P7]+[.$B$21]" table:style-name="ce1">
            <text:p>93.5</text:p>
          </table:table-cell>
          <table:table-cell office:value-type="float" office:value="94.3" table:formula="of:=[.Q7]+[.$B$21]" table:style-name="ce1">
            <text:p>94.3</text:p>
          </table:table-cell>
          <table:table-cell office:value-type="float" office:value="95" table:formula="of:=[.R7]+[.$B$21]" table:style-name="ce1">
            <text:p>95</text:p>
          </table:table-cell>
          <table:table-cell office:value-type="float" office:value="95.7" table:formula="of:=[.S7]+[.$B$21]" table:style-name="ce1">
            <text:p>95.7</text:p>
          </table:table-cell>
          <table:table-cell table:number-columns-repeated="16365"/>
        </table:table-row>
        <table:table-row table:style-name="ro1">
          <table:table-cell office:value-type="float" office:value="96.4" table:formula="of:=[.A8]+[.$B$21]" table:style-name="ce1">
            <text:p>96.4</text:p>
          </table:table-cell>
          <table:table-cell office:value-type="float" office:value="97.1" table:formula="of:=[.B8]+[.$B$21]" table:style-name="ce1">
            <text:p>97.1</text:p>
          </table:table-cell>
          <table:table-cell office:value-type="float" office:value="97.8" table:formula="of:=[.C8]+[.$B$21]" table:style-name="ce1">
            <text:p>97.8</text:p>
          </table:table-cell>
          <table:table-cell office:value-type="float" office:value="98.4" table:formula="of:=[.D8]+[.$B$21]" table:style-name="ce1">
            <text:p>98.4</text:p>
          </table:table-cell>
          <table:table-cell office:value-type="float" office:value="99.1" table:formula="of:=[.E8]+[.$B$21]" table:style-name="ce1">
            <text:p>99.1</text:p>
          </table:table-cell>
          <table:table-cell office:value-type="float" office:value="99.8" table:formula="of:=[.F8]+[.$B$21]" table:style-name="ce1">
            <text:p>99.8</text:p>
          </table:table-cell>
          <table:table-cell office:value-type="float" office:value="99" table:formula="of:=[.G8]+[.$B$21]" table:style-name="ce1">
            <text:p>99</text:p>
          </table:table-cell>
          <table:table-cell office:value-type="float" office:value="98" table:formula="of:=[.H8]+[.$B$21]" table:style-name="ce1">
            <text:p>98</text:p>
          </table:table-cell>
          <table:table-cell office:value-type="float" office:value="97" table:formula="of:=[.I8]+[.$B$21]" table:style-name="ce1">
            <text:p>97</text:p>
          </table:table-cell>
          <table:table-cell office:value-type="float" office:value="96.2" table:formula="of:=[.J8]+[.$B$21]" table:style-name="ce1">
            <text:p>96.2</text:p>
          </table:table-cell>
          <table:table-cell office:value-type="float" office:value="95.4" table:formula="of:=[.K8]+[.$B$21]" table:style-name="ce1">
            <text:p>95.4</text:p>
          </table:table-cell>
          <table:table-cell office:value-type="float" office:value="94.6" table:formula="of:=[.L8]+[.$B$21]" table:style-name="ce1">
            <text:p>94.6</text:p>
          </table:table-cell>
          <table:table-cell office:value-type="float" office:value="93.8" table:formula="of:=[.M8]+[.$B$21]" table:style-name="ce1">
            <text:p>93.8</text:p>
          </table:table-cell>
          <table:table-cell office:value-type="float" office:value="92.3" table:formula="of:=[.N8]+[.$B$21]" table:style-name="ce1">
            <text:p>92.3</text:p>
          </table:table-cell>
          <table:table-cell office:value-type="float" office:value="91.9" table:formula="of:=[.O8]+[.$B$21]" table:style-name="ce1">
            <text:p>91.9</text:p>
          </table:table-cell>
          <table:table-cell office:value-type="float" office:value="90.3" table:formula="of:=[.P8]+[.$B$21]" table:style-name="ce1">
            <text:p>90.3</text:p>
          </table:table-cell>
          <table:table-cell office:value-type="float" office:value="90.5" table:formula="of:=[.Q8]+[.$B$21]" table:style-name="ce1">
            <text:p>90.5</text:p>
          </table:table-cell>
          <table:table-cell office:value-type="float" office:value="91.2" table:formula="of:=[.R8]+[.$B$21]" table:style-name="ce1">
            <text:p>91.2</text:p>
          </table:table-cell>
          <table:table-cell office:value-type="float" office:value="92" table:formula="of:=[.S8]+[.$B$21]" table:style-name="ce1">
            <text:p>92</text:p>
          </table:table-cell>
          <table:table-cell table:number-columns-repeated="16365"/>
        </table:table-row>
        <table:table-row table:style-name="ro1">
          <table:table-cell office:value-type="float" office:value="92.8" table:formula="of:=[.A9]+[.$B$21]" table:style-name="ce1">
            <text:p>92.8</text:p>
          </table:table-cell>
          <table:table-cell office:value-type="float" office:value="93.5" table:formula="of:=[.B9]+[.$B$21]" table:style-name="ce1">
            <text:p>93.5</text:p>
          </table:table-cell>
          <table:table-cell office:value-type="float" office:value="94.2" table:formula="of:=[.C9]+[.$B$21]" table:style-name="ce1">
            <text:p>94.2</text:p>
          </table:table-cell>
          <table:table-cell office:value-type="float" office:value="95" table:formula="of:=[.D9]+[.$B$21]" table:style-name="ce1">
            <text:p>95</text:p>
          </table:table-cell>
          <table:table-cell office:value-type="float" office:value="95.7" table:formula="of:=[.E9]+[.$B$21]" table:style-name="ce1">
            <text:p>95.7</text:p>
          </table:table-cell>
          <table:table-cell office:value-type="float" office:value="96.4" table:formula="of:=[.F9]+[.$B$21]" table:style-name="ce1">
            <text:p>96.4</text:p>
          </table:table-cell>
          <table:table-cell office:value-type="float" office:value="97.1" table:formula="of:=[.G9]+[.$B$21]" table:style-name="ce1">
            <text:p>97.1</text:p>
          </table:table-cell>
          <table:table-cell office:value-type="float" office:value="97.9" table:formula="of:=[.H9]+[.$B$21]" table:style-name="ce1">
            <text:p>97.9</text:p>
          </table:table-cell>
          <table:table-cell office:value-type="float" office:value="98.6" table:formula="of:=[.I9]+[.$B$21]" table:style-name="ce1">
            <text:p>98.6</text:p>
          </table:table-cell>
          <table:table-cell office:value-type="float" office:value="99.3" table:formula="of:=[.J9]+[.$B$21]" table:style-name="ce1">
            <text:p>99.3</text:p>
          </table:table-cell>
          <table:table-cell office:value-type="float" office:value="100" table:formula="of:=[.K9]+[.$B$21]" table:style-name="ce1">
            <text:p>100</text:p>
          </table:table-cell>
          <table:table-cell office:value-type="float" office:value="100.7" table:formula="of:=[.L9]+[.$B$21]" table:style-name="ce1">
            <text:p>100.7</text:p>
          </table:table-cell>
          <table:table-cell office:value-type="float" office:value="100.2" table:formula="of:=[.M9]+[.$B$21]" table:style-name="ce1">
            <text:p>100.2</text:p>
          </table:table-cell>
          <table:table-cell office:value-type="float" office:value="99.1" table:formula="of:=[.N9]+[.$B$21]" table:style-name="ce1">
            <text:p>99.1</text:p>
          </table:table-cell>
          <table:table-cell office:value-type="float" office:value="98.1" table:formula="of:=[.O9]+[.$B$21]" table:style-name="ce1">
            <text:p>98.1</text:p>
          </table:table-cell>
          <table:table-cell office:value-type="float" office:value="97.1" table:formula="of:=[.P9]+[.$B$21]" table:style-name="ce1">
            <text:p>97.1</text:p>
          </table:table-cell>
          <table:table-cell office:value-type="float" office:value="96.3" table:formula="of:=[.Q9]+[.$B$21]" table:style-name="ce1">
            <text:p>96.3</text:p>
          </table:table-cell>
          <table:table-cell office:value-type="float" office:value="95.5" table:formula="of:=[.R9]+[.$B$21]" table:style-name="ce1">
            <text:p>95.5</text:p>
          </table:table-cell>
          <table:table-cell office:value-type="float" office:value="94.7" table:formula="of:=[.S9]+[.$B$21]" table:style-name="ce1">
            <text:p>94.7</text:p>
          </table:table-cell>
          <table:table-cell table:number-columns-repeated="16365"/>
        </table:table-row>
        <table:table-row table:style-name="ro1">
          <table:table-cell office:value-type="float" office:value="94" table:formula="of:=[.A10]+[.$B$21]" table:style-name="ce1">
            <text:p>94</text:p>
          </table:table-cell>
          <table:table-cell office:value-type="float" office:value="92.3" table:formula="of:=[.B10]+[.$B$21]" table:style-name="ce1">
            <text:p>92.3</text:p>
          </table:table-cell>
          <table:table-cell office:value-type="float" office:value="91.9" table:formula="of:=[.C10]+[.$B$21]" table:style-name="ce1">
            <text:p>91.9</text:p>
          </table:table-cell>
          <table:table-cell office:value-type="float" office:value="90.3" table:formula="of:=[.D10]+[.$B$21]" table:style-name="ce1">
            <text:p>90.3</text:p>
          </table:table-cell>
          <table:table-cell office:value-type="float" office:value="92" table:formula="of:=[.E10]+[.$B$21]" table:style-name="ce1">
            <text:p>92</text:p>
          </table:table-cell>
          <table:table-cell office:value-type="float" office:value="92.8" table:formula="of:=[.F10]+[.$B$21]" table:style-name="ce1">
            <text:p>92.8</text:p>
          </table:table-cell>
          <table:table-cell office:value-type="float" office:value="93.6" table:formula="of:=[.G10]+[.$B$21]" table:style-name="ce1">
            <text:p>93.6</text:p>
          </table:table-cell>
          <table:table-cell office:value-type="float" office:value="94.3" table:formula="of:=[.H10]+[.$B$21]" table:style-name="ce1">
            <text:p>94.3</text:p>
          </table:table-cell>
          <table:table-cell office:value-type="float" office:value="95.1" table:formula="of:=[.I10]+[.$B$21]" table:style-name="ce1">
            <text:p>95.1</text:p>
          </table:table-cell>
          <table:table-cell office:value-type="float" office:value="95.8" table:formula="of:=[.J10]+[.$B$21]" table:style-name="ce1">
            <text:p>95.8</text:p>
          </table:table-cell>
          <table:table-cell office:value-type="float" office:value="96.6" table:formula="of:=[.K10]+[.$B$21]" table:style-name="ce1">
            <text:p>96.6</text:p>
          </table:table-cell>
          <table:table-cell office:value-type="float" office:value="97.3" table:formula="of:=[.L10]+[.$B$21]" table:style-name="ce1">
            <text:p>97.3</text:p>
          </table:table-cell>
          <table:table-cell office:value-type="float" office:value="98.1" table:formula="of:=[.M10]+[.$B$21]" table:style-name="ce1">
            <text:p>98.1</text:p>
          </table:table-cell>
          <table:table-cell office:value-type="float" office:value="98.8" table:formula="of:=[.N10]+[.$B$21]" table:style-name="ce1">
            <text:p>98.8</text:p>
          </table:table-cell>
          <table:table-cell office:value-type="float" office:value="99.5" table:formula="of:=[.O10]+[.$B$21]" table:style-name="ce1">
            <text:p>99.5</text:p>
          </table:table-cell>
          <table:table-cell office:value-type="float" office:value="100.2" table:formula="of:=[.P10]+[.$B$21]" table:style-name="ce1">
            <text:p>100.2</text:p>
          </table:table-cell>
          <table:table-cell office:value-type="float" office:value="100.9" table:formula="of:=[.Q10]+[.$B$21]" table:style-name="ce1">
            <text:p>100.9</text:p>
          </table:table-cell>
          <table:table-cell office:value-type="float" office:value="101.7" table:formula="of:=[.R10]+[.$B$21]" table:style-name="ce1">
            <text:p>101.7</text:p>
          </table:table-cell>
          <table:table-cell office:value-type="float" office:value="100.8" table:formula="of:=[.S10]+[.$B$21]" table:style-name="ce1">
            <text:p>100.8</text:p>
          </table:table-cell>
          <table:table-cell table:number-columns-repeated="16365"/>
        </table:table-row>
        <table:table-row table:style-name="ro1">
          <table:table-cell office:value-type="float" office:value="99.8" table:formula="of:=[.A11]+[.$B$21]" table:style-name="ce1">
            <text:p>99.8</text:p>
          </table:table-cell>
          <table:table-cell office:value-type="float" office:value="98.8" table:formula="of:=[.B11]+[.$B$21]" table:style-name="ce1">
            <text:p>98.8</text:p>
          </table:table-cell>
          <table:table-cell office:value-type="float" office:value="97.8" table:formula="of:=[.C11]+[.$B$21]" table:style-name="ce1">
            <text:p>97.8</text:p>
          </table:table-cell>
          <table:table-cell office:value-type="float" office:value="96.8" table:formula="of:=[.D11]+[.$B$21]" table:style-name="ce1">
            <text:p>96.8</text:p>
          </table:table-cell>
          <table:table-cell office:value-type="float" office:value="96" table:formula="of:=[.E11]+[.$B$21]" table:style-name="ce1">
            <text:p>96</text:p>
          </table:table-cell>
          <table:table-cell office:value-type="float" office:value="95.2" table:formula="of:=[.F11]+[.$B$21]" table:style-name="ce1">
            <text:p>95.2</text:p>
          </table:table-cell>
          <table:table-cell office:value-type="float" office:value="94.4" table:formula="of:=[.G11]+[.$B$21]" table:style-name="ce1">
            <text:p>94.4</text:p>
          </table:table-cell>
          <table:table-cell office:value-type="float" office:value="94" table:formula="of:=[.H11]+[.$B$21]" table:style-name="ce1">
            <text:p>94</text:p>
          </table:table-cell>
          <table:table-cell office:value-type="float" office:value="92.3" table:formula="of:=[.I11]+[.$B$21]" table:style-name="ce1">
            <text:p>92.3</text:p>
          </table:table-cell>
          <table:table-cell office:value-type="float" office:value="91.9" table:formula="of:=[.J11]+[.$B$21]" table:style-name="ce1">
            <text:p>91.9</text:p>
          </table:table-cell>
          <table:table-cell office:value-type="float" office:value="90.3" table:formula="of:=[.K11]+[.$B$21]" table:style-name="ce1">
            <text:p>90.3</text:p>
          </table:table-cell>
          <table:table-cell office:value-type="float" office:value="91.7" table:formula="of:=[.L11]+[.$B$21]" table:style-name="ce1">
            <text:p>91.7</text:p>
          </table:table-cell>
          <table:table-cell office:value-type="float" office:value="92.5" table:formula="of:=[.M11]+[.$B$21]" table:style-name="ce1">
            <text:p>92.5</text:p>
          </table:table-cell>
          <table:table-cell office:value-type="float" office:value="93.3" table:formula="of:=[.N11]+[.$B$21]" table:style-name="ce1">
            <text:p>93.3</text:p>
          </table:table-cell>
          <table:table-cell office:value-type="float" office:value="94.1" table:formula="of:=[.O11]+[.$B$21]" table:style-name="ce1">
            <text:p>94.1</text:p>
          </table:table-cell>
          <table:table-cell office:value-type="float" office:value="94.8" table:formula="of:=[.P11]+[.$B$21]" table:style-name="ce1">
            <text:p>94.8</text:p>
          </table:table-cell>
          <table:table-cell office:value-type="float" office:value="95.6" table:formula="of:=[.Q11]+[.$B$21]" table:style-name="ce1">
            <text:p>95.6</text:p>
          </table:table-cell>
          <table:table-cell office:value-type="float" office:value="96.3" table:formula="of:=[.R11]+[.$B$21]" table:style-name="ce1">
            <text:p>96.3</text:p>
          </table:table-cell>
          <table:table-cell office:value-type="float" office:value="97.1" table:formula="of:=[.S11]+[.$B$21]" table:style-name="ce1">
            <text:p>97.1</text:p>
          </table:table-cell>
          <table:table-cell table:number-columns-repeated="16365"/>
        </table:table-row>
        <table:table-row table:style-name="ro1">
          <table:table-cell office:value-type="float" office:value="97.8" table:formula="of:=[.A12]+[.$B$21]" table:style-name="ce1">
            <text:p>97.8</text:p>
          </table:table-cell>
          <table:table-cell office:value-type="float" office:value="98.5" table:formula="of:=[.B12]+[.$B$21]" table:style-name="ce1">
            <text:p>98.5</text:p>
          </table:table-cell>
          <table:table-cell office:value-type="float" office:value="99.2" table:formula="of:=[.C12]+[.$B$21]" table:style-name="ce1">
            <text:p>99.2</text:p>
          </table:table-cell>
          <table:table-cell office:value-type="float" office:value="100" table:formula="of:=[.D12]+[.$B$21]" table:style-name="ce1">
            <text:p>100</text:p>
          </table:table-cell>
          <table:table-cell office:value-type="float" office:value="100.7" table:formula="of:=[.E12]+[.$B$21]" table:style-name="ce1">
            <text:p>100.7</text:p>
          </table:table-cell>
          <table:table-cell office:value-type="float" office:value="100.3" table:formula="of:=[.F12]+[.$B$21]" table:style-name="ce1">
            <text:p>100.3</text:p>
          </table:table-cell>
          <table:table-cell office:value-type="float" office:value="99.3" table:formula="of:=[.G12]+[.$B$21]" table:style-name="ce1">
            <text:p>99.3</text:p>
          </table:table-cell>
          <table:table-cell office:value-type="float" office:value="98.2" table:formula="of:=[.H12]+[.$B$21]" table:style-name="ce1">
            <text:p>98.2</text:p>
          </table:table-cell>
          <table:table-cell office:value-type="float" office:value="97.2" table:formula="of:=[.I12]+[.$B$21]" table:style-name="ce1">
            <text:p>97.2</text:p>
          </table:table-cell>
          <table:table-cell office:value-type="float" office:value="96.3" table:formula="of:=[.J12]+[.$B$21]" table:style-name="ce1">
            <text:p>96.3</text:p>
          </table:table-cell>
          <table:table-cell office:value-type="float" office:value="95.3" table:formula="of:=[.K12]+[.$B$21]" table:style-name="ce1">
            <text:p>95.3</text:p>
          </table:table-cell>
          <table:table-cell office:value-type="float" office:value="94.5" table:formula="of:=[.L12]+[.$B$21]" table:style-name="ce1">
            <text:p>94.5</text:p>
          </table:table-cell>
          <table:table-cell office:value-type="float" office:value="93.7" table:formula="of:=[.M12]+[.$B$21]" table:style-name="ce1">
            <text:p>93.7</text:p>
          </table:table-cell>
          <table:table-cell office:value-type="float" office:value="94.4" table:formula="of:=[.N12]+[.$B$21]" table:style-name="ce1">
            <text:p>94.4</text:p>
          </table:table-cell>
          <table:table-cell office:value-type="float" office:value="94" table:formula="of:=[.O12]+[.$B$21]" table:style-name="ce1">
            <text:p>94</text:p>
          </table:table-cell>
          <table:table-cell office:value-type="float" office:value="92.3" table:formula="of:=[.P12]+[.$B$21]" table:style-name="ce1">
            <text:p>92.3</text:p>
          </table:table-cell>
          <table:table-cell office:value-type="float" office:value="91.9" table:formula="of:=[.Q12]+[.$B$21]" table:style-name="ce1">
            <text:p>91.9</text:p>
          </table:table-cell>
          <table:table-cell office:value-type="float" office:value="90.3" table:formula="of:=[.R12]+[.$B$21]" table:style-name="ce1">
            <text:p>90.3</text:p>
          </table:table-cell>
          <table:table-cell office:value-type="float" office:value="91.3" table:formula="of:=[.S12]+[.$B$21]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2.1" table:formula="of:=[.A13]+[.$B$21]" table:style-name="ce1">
            <text:p>92.1</text:p>
          </table:table-cell>
          <table:table-cell office:value-type="float" office:value="92.8" table:formula="of:=[.B13]+[.$B$21]" table:style-name="ce1">
            <text:p>92.8</text:p>
          </table:table-cell>
          <table:table-cell office:value-type="float" office:value="93.6" table:formula="of:=[.C13]+[.$B$21]" table:style-name="ce1">
            <text:p>93.6</text:p>
          </table:table-cell>
          <table:table-cell office:value-type="float" office:value="94.3" table:formula="of:=[.D13]+[.$B$21]" table:style-name="ce1">
            <text:p>94.3</text:p>
          </table:table-cell>
          <table:table-cell office:value-type="float" office:value="95.1" table:formula="of:=[.E13]+[.$B$21]" table:style-name="ce1">
            <text:p>95.1</text:p>
          </table:table-cell>
          <table:table-cell office:value-type="float" office:value="95.8" table:formula="of:=[.F13]+[.$B$21]" table:style-name="ce1">
            <text:p>95.8</text:p>
          </table:table-cell>
          <table:table-cell office:value-type="float" office:value="96.6" table:formula="of:=[.G13]+[.$B$21]" table:style-name="ce1">
            <text:p>96.6</text:p>
          </table:table-cell>
          <table:table-cell office:value-type="float" office:value="97.3" table:formula="of:=[.H13]+[.$B$21]" table:style-name="ce1">
            <text:p>97.3</text:p>
          </table:table-cell>
          <table:table-cell office:value-type="float" office:value="98" table:formula="of:=[.I13]+[.$B$21]" table:style-name="ce1">
            <text:p>98</text:p>
          </table:table-cell>
          <table:table-cell office:value-type="float" office:value="98.7" table:formula="of:=[.J13]+[.$B$21]" table:style-name="ce1">
            <text:p>98.7</text:p>
          </table:table-cell>
          <table:table-cell office:value-type="float" office:value="99.4" table:formula="of:=[.K13]+[.$B$21]" table:style-name="ce1">
            <text:p>99.4</text:p>
          </table:table-cell>
          <table:table-cell office:value-type="float" office:value="98.8" table:formula="of:=[.L13]+[.$B$21]" table:style-name="ce1">
            <text:p>98.8</text:p>
          </table:table-cell>
          <table:table-cell office:value-type="float" office:value="97.8" table:formula="of:=[.M13]+[.$B$21]" table:style-name="ce1">
            <text:p>97.8</text:p>
          </table:table-cell>
          <table:table-cell office:value-type="float" office:value="96.9" table:formula="of:=[.N13]+[.$B$21]" table:style-name="ce1">
            <text:p>96.9</text:p>
          </table:table-cell>
          <table:table-cell office:value-type="float" office:value="95.9" table:formula="of:=[.O13]+[.$B$21]" table:style-name="ce1">
            <text:p>95.9</text:p>
          </table:table-cell>
          <table:table-cell office:value-type="float" office:value="94.9" table:formula="of:=[.P13]+[.$B$21]" table:style-name="ce1">
            <text:p>94.9</text:p>
          </table:table-cell>
          <table:table-cell office:value-type="float" office:value="94" table:formula="of:=[.Q13]+[.$B$21]" table:style-name="ce1">
            <text:p>94</text:p>
          </table:table-cell>
          <table:table-cell office:value-type="float" office:value="93" table:formula="of:=[.R13]+[.$B$21]" table:style-name="ce1">
            <text:p>93</text:p>
          </table:table-cell>
          <table:table-cell office:value-type="float" office:value="92.2" table:formula="of:=[.S13]+[.$B$21]" table:style-name="ce1">
            <text:p>92.2</text:p>
          </table:table-cell>
          <table:table-cell table:number-columns-repeated="16365"/>
        </table:table-row>
        <table:table-row table:style-name="ro1">
          <table:table-cell office:value-type="float" office:value="93.7" table:formula="of:=[.A14]+[.$B$21]" table:style-name="ce1">
            <text:p>93.7</text:p>
          </table:table-cell>
          <table:table-cell office:value-type="float" office:value="94.4" table:formula="of:=[.B14]+[.$B$21]" table:style-name="ce1">
            <text:p>94.4</text:p>
          </table:table-cell>
          <table:table-cell office:value-type="float" office:value="94" table:formula="of:=[.C14]+[.$B$21]" table:style-name="ce1">
            <text:p>94</text:p>
          </table:table-cell>
          <table:table-cell office:value-type="float" office:value="92.3" table:formula="of:=[.D14]+[.$B$21]" table:style-name="ce1">
            <text:p>92.3</text:p>
          </table:table-cell>
          <table:table-cell office:value-type="float" office:value="91.9" table:formula="of:=[.E14]+[.$B$21]" table:style-name="ce1">
            <text:p>91.9</text:p>
          </table:table-cell>
          <table:table-cell office:value-type="float" office:value="90.3" table:formula="of:=[.F14]+[.$B$21]" table:style-name="ce1">
            <text:p>90.3</text:p>
          </table:table-cell>
          <table:table-cell office:value-type="float" office:value="90.3" table:formula="of:=[.G14]+[.$B$21]" table:style-name="ce1">
            <text:p>90.3</text:p>
          </table:table-cell>
          <table:table-cell office:value-type="float" office:value="91" table:formula="of:=[.H14]+[.$B$21]" table:style-name="ce1">
            <text:p>91</text:p>
          </table:table-cell>
          <table:table-cell office:value-type="float" office:value="91.8" table:formula="of:=[.I14]+[.$B$21]" table:style-name="ce1">
            <text:p>91.8</text:p>
          </table:table-cell>
          <table:table-cell office:value-type="float" office:value="92.5" table:formula="of:=[.J14]+[.$B$21]" table:style-name="ce1">
            <text:p>92.5</text:p>
          </table:table-cell>
          <table:table-cell office:value-type="float" office:value="93.3" table:formula="of:=[.K14]+[.$B$21]" table:style-name="ce1">
            <text:p>93.3</text:p>
          </table:table-cell>
          <table:table-cell office:value-type="float" office:value="94" table:formula="of:=[.L14]+[.$B$21]" table:style-name="ce1">
            <text:p>94</text:p>
          </table:table-cell>
          <table:table-cell office:value-type="float" office:value="94.8" table:formula="of:=[.M14]+[.$B$21]" table:style-name="ce1">
            <text:p>94.8</text:p>
          </table:table-cell>
          <table:table-cell office:value-type="float" office:value="95.5" table:formula="of:=[.N14]+[.$B$21]" table:style-name="ce1">
            <text:p>95.5</text:p>
          </table:table-cell>
          <table:table-cell office:value-type="float" office:value="96.2" table:formula="of:=[.O14]+[.$B$21]" table:style-name="ce1">
            <text:p>96.2</text:p>
          </table:table-cell>
          <table:table-cell office:value-type="float" office:value="96.9" table:formula="of:=[.P14]+[.$B$21]" table:style-name="ce1">
            <text:p>96.9</text:p>
          </table:table-cell>
          <table:table-cell office:value-type="float" office:value="97.6" table:formula="of:=[.Q14]+[.$B$21]" table:style-name="ce1">
            <text:p>97.6</text:p>
          </table:table-cell>
          <table:table-cell office:value-type="float" office:value="97.5" table:formula="of:=[.R14]+[.$B$21]" table:style-name="ce1">
            <text:p>97.5</text:p>
          </table:table-cell>
          <table:table-cell office:value-type="float" office:value="96.6" table:formula="of:=[.S14]+[.$B$21]" table:style-name="ce1">
            <text:p>96.6</text:p>
          </table:table-cell>
          <table:table-cell table:number-columns-repeated="16365"/>
        </table:table-row>
        <table:table-row table:style-name="ro1">
          <table:table-cell office:value-type="float" office:value="95.7" table:formula="of:=[.A15]+[.$B$21]" table:style-name="ce1">
            <text:p>95.7</text:p>
          </table:table-cell>
          <table:table-cell office:value-type="float" office:value="94.8" table:formula="of:=[.B15]+[.$B$21]" table:style-name="ce1">
            <text:p>94.8</text:p>
          </table:table-cell>
          <table:table-cell office:value-type="float" office:value="93.9" table:formula="of:=[.C15]+[.$B$21]" table:style-name="ce1">
            <text:p>93.9</text:p>
          </table:table-cell>
          <table:table-cell office:value-type="float" office:value="93.1" table:formula="of:=[.D15]+[.$B$21]" table:style-name="ce1">
            <text:p>93.1</text:p>
          </table:table-cell>
          <table:table-cell office:value-type="float" office:value="92.2" table:formula="of:=[.E15]+[.$B$21]" table:style-name="ce1">
            <text:p>92.2</text:p>
          </table:table-cell>
          <table:table-cell office:value-type="float" office:value="91.4" table:formula="of:=[.F15]+[.$B$21]" table:style-name="ce1">
            <text:p>91.4</text:p>
          </table:table-cell>
          <table:table-cell office:value-type="float" office:value="92.2" table:formula="of:=[.G15]+[.$B$21]" table:style-name="ce1">
            <text:p>92.2</text:p>
          </table:table-cell>
          <table:table-cell office:value-type="float" office:value="93.7" table:formula="of:=[.H15]+[.$B$21]" table:style-name="ce1">
            <text:p>93.7</text:p>
          </table:table-cell>
          <table:table-cell office:value-type="float" office:value="94.4" table:formula="of:=[.I15]+[.$B$21]" table:style-name="ce1">
            <text:p>94.4</text:p>
          </table:table-cell>
          <table:table-cell office:value-type="float" office:value="94" table:formula="of:=[.J15]+[.$B$21]" table:style-name="ce1">
            <text:p>94</text:p>
          </table:table-cell>
          <table:table-cell office:value-type="float" office:value="92.3" table:formula="of:=[.K15]+[.$B$21]" table:style-name="ce1">
            <text:p>92.3</text:p>
          </table:table-cell>
          <table:table-cell office:value-type="float" office:value="91.9" table:formula="of:=[.L15]+[.$B$21]" table:style-name="ce1">
            <text:p>91.9</text:p>
          </table:table-cell>
          <table:table-cell office:value-type="float" office:value="90.3" table:formula="of:=[.M15]+[.$B$21]" table:style-name="ce1">
            <text:p>90.3</text:p>
          </table:table-cell>
          <table:table-cell office:value-type="float" office:value="91.5" table:formula="of:=[.N15]+[.$B$21]" table:style-name="ce1">
            <text:p>91.5</text:p>
          </table:table-cell>
          <table:table-cell office:value-type="float" office:value="92.3" table:formula="of:=[.O15]+[.$B$21]" table:style-name="ce1">
            <text:p>92.3</text:p>
          </table:table-cell>
          <table:table-cell office:value-type="float" office:value="93" table:formula="of:=[.P15]+[.$B$21]" table:style-name="ce1">
            <text:p>93</text:p>
          </table:table-cell>
          <table:table-cell office:value-type="float" office:value="93.8" table:formula="of:=[.Q15]+[.$B$21]" table:style-name="ce1">
            <text:p>93.8</text:p>
          </table:table-cell>
          <table:table-cell office:value-type="float" office:value="94.5" table:formula="of:=[.R15]+[.$B$21]" table:style-name="ce1">
            <text:p>94.5</text:p>
          </table:table-cell>
          <table:table-cell office:value-type="float" office:value="95.3" table:formula="of:=[.S15]+[.$B$21]" table:style-name="ce1">
            <text:p>95.3</text:p>
          </table:table-cell>
          <table:table-cell table:number-columns-repeated="16365"/>
        </table:table-row>
        <table:table-row table:style-name="ro1">
          <table:table-cell office:value-type="float" office:value="96" table:formula="of:=[.A16]+[.$B$21]" table:style-name="ce1">
            <text:p>96</text:p>
          </table:table-cell>
          <table:table-cell office:value-type="float" office:value="96.8" table:formula="of:=[.B16]+[.$B$21]" table:style-name="ce1">
            <text:p>96.8</text:p>
          </table:table-cell>
          <table:table-cell office:value-type="float" office:value="97.5" table:formula="of:=[.C16]+[.$B$21]" table:style-name="ce1">
            <text:p>97.5</text:p>
          </table:table-cell>
          <table:table-cell office:value-type="float" office:value="98.2" table:formula="of:=[.D16]+[.$B$21]" table:style-name="ce1">
            <text:p>98.2</text:p>
          </table:table-cell>
          <table:table-cell office:value-type="float" office:value="97.5" table:formula="of:=[.E16]+[.$B$21]" table:style-name="ce1">
            <text:p>97.5</text:p>
          </table:table-cell>
          <table:table-cell office:value-type="float" office:value="96.7" table:formula="of:=[.F16]+[.$B$21]" table:style-name="ce1">
            <text:p>96.7</text:p>
          </table:table-cell>
          <table:table-cell office:value-type="float" office:value="95.8" table:formula="of:=[.G16]+[.$B$21]" table:style-name="ce1">
            <text:p>95.8</text:p>
          </table:table-cell>
          <table:table-cell office:value-type="float" office:value="94.9" table:formula="of:=[.H16]+[.$B$21]" table:style-name="ce1">
            <text:p>94.9</text:p>
          </table:table-cell>
          <table:table-cell office:value-type="float" office:value="94.1" table:formula="of:=[.I16]+[.$B$21]" table:style-name="ce1">
            <text:p>94.1</text:p>
          </table:table-cell>
          <table:table-cell office:value-type="float" office:value="93.4" table:formula="of:=[.J16]+[.$B$21]" table:style-name="ce1">
            <text:p>93.4</text:p>
          </table:table-cell>
          <table:table-cell office:value-type="float" office:value="92.6" table:formula="of:=[.K16]+[.$B$21]" table:style-name="ce1">
            <text:p>92.6</text:p>
          </table:table-cell>
          <table:table-cell office:value-type="float" office:value="91.9" table:formula="of:=[.L16]+[.$B$21]" table:style-name="ce1">
            <text:p>91.9</text:p>
          </table:table-cell>
          <table:table-cell office:value-type="float" office:value="91.4" table:formula="of:=[.M16]+[.$B$21]" table:style-name="ce1">
            <text:p>91.4</text:p>
          </table:table-cell>
          <table:table-cell office:value-type="float" office:value="92.2" table:formula="of:=[.N16]+[.$B$21]" table:style-name="ce1">
            <text:p>92.2</text:p>
          </table:table-cell>
          <table:table-cell office:value-type="float" office:value="93.7" table:formula="of:=[.O16]+[.$B$21]" table:style-name="ce1">
            <text:p>93.7</text:p>
          </table:table-cell>
          <table:table-cell office:value-type="float" office:value="94.4" table:formula="of:=[.P16]+[.$B$21]" table:style-name="ce1">
            <text:p>94.4</text:p>
          </table:table-cell>
          <table:table-cell office:value-type="float" office:value="94" table:formula="of:=[.Q16]+[.$B$21]" table:style-name="ce1">
            <text:p>94</text:p>
          </table:table-cell>
          <table:table-cell office:value-type="float" office:value="92.3" table:formula="of:=[.R16]+[.$B$21]" table:style-name="ce1">
            <text:p>92.3</text:p>
          </table:table-cell>
          <table:table-cell office:value-type="float" office:value="91.9" table:formula="of:=[.S16]+[.$B$21]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0.3" table:formula="of:=[.A17]+[.$B$21]" table:style-name="ce1">
            <text:p>90.3</text:p>
          </table:table-cell>
          <table:table-cell office:value-type="float" office:value="91.3" table:formula="of:=[.B17]+[.$B$21]" table:style-name="ce1">
            <text:p>91.3</text:p>
          </table:table-cell>
          <table:table-cell office:value-type="float" office:value="92" table:formula="of:=[.C17]+[.$B$21]" table:style-name="ce1">
            <text:p>92</text:p>
          </table:table-cell>
          <table:table-cell office:value-type="float" office:value="92.8" table:formula="of:=[.D17]+[.$B$21]" table:style-name="ce1">
            <text:p>92.8</text:p>
          </table:table-cell>
          <table:table-cell office:value-type="float" office:value="93.6" table:formula="of:=[.E17]+[.$B$21]" table:style-name="ce1">
            <text:p>93.6</text:p>
          </table:table-cell>
          <table:table-cell office:value-type="float" office:value="94.3" table:formula="of:=[.F17]+[.$B$21]" table:style-name="ce1">
            <text:p>94.3</text:p>
          </table:table-cell>
          <table:table-cell office:value-type="float" office:value="95.1" table:formula="of:=[.G17]+[.$B$21]" table:style-name="ce1">
            <text:p>95.1</text:p>
          </table:table-cell>
          <table:table-cell office:value-type="float" office:value="95.8" table:formula="of:=[.H17]+[.$B$21]" table:style-name="ce1">
            <text:p>95.8</text:p>
          </table:table-cell>
          <table:table-cell office:value-type="float" office:value="96.5" table:formula="of:=[.I17]+[.$B$21]" table:style-name="ce1">
            <text:p>96.5</text:p>
          </table:table-cell>
          <table:table-cell office:value-type="float" office:value="96.9" table:formula="of:=[.J17]+[.$B$21]" table:style-name="ce1">
            <text:p>96.9</text:p>
          </table:table-cell>
          <table:table-cell office:value-type="float" office:value="96" table:formula="of:=[.K17]+[.$B$21]" table:style-name="ce1">
            <text:p>96</text:p>
          </table:table-cell>
          <table:table-cell office:value-type="float" office:value="95.1" table:formula="of:=[.L17]+[.$B$21]" table:style-name="ce1">
            <text:p>95.1</text:p>
          </table:table-cell>
          <table:table-cell office:value-type="float" office:value="94.3" table:formula="of:=[.M17]+[.$B$21]" table:style-name="ce1">
            <text:p>94.3</text:p>
          </table:table-cell>
          <table:table-cell office:value-type="float" office:value="93.5" table:formula="of:=[.N17]+[.$B$21]" table:style-name="ce1">
            <text:p>93.5</text:p>
          </table:table-cell>
          <table:table-cell office:value-type="float" office:value="92.7" table:formula="of:=[.O17]+[.$B$21]" table:style-name="ce1">
            <text:p>92.7</text:p>
          </table:table-cell>
          <table:table-cell office:value-type="float" office:value="92" table:formula="of:=[.P17]+[.$B$21]" table:style-name="ce1">
            <text:p>92</text:p>
          </table:table-cell>
          <table:table-cell office:value-type="float" office:value="91.2" table:formula="of:=[.Q17]+[.$B$21]" table:style-name="ce1">
            <text:p>91.2</text:p>
          </table:table-cell>
          <table:table-cell office:value-type="float" office:value="90.4" table:formula="of:=[.R17]+[.$B$21]" table:style-name="ce1">
            <text:p>90.4</text:p>
          </table:table-cell>
          <table:table-cell office:value-type="float" office:value="91.9" table:formula="of:=[.S17]+[.$B$21]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1.4" table:formula="of:=[.A18]+[.$B$21]" table:style-name="ce1">
            <text:p>91.4</text:p>
          </table:table-cell>
          <table:table-cell office:value-type="float" office:value="92.2" table:formula="of:=[.B18]+[.$B$21]" table:style-name="ce1">
            <text:p>92.2</text:p>
          </table:table-cell>
          <table:table-cell office:value-type="float" office:value="93.7" table:formula="of:=[.C18]+[.$B$21]" table:style-name="ce1">
            <text:p>93.7</text:p>
          </table:table-cell>
          <table:table-cell office:value-type="float" office:value="94.4" table:formula="of:=[.D18]+[.$B$21]" table:style-name="ce1">
            <text:p>94.4</text:p>
          </table:table-cell>
          <table:table-cell office:value-type="float" office:value="94" table:formula="of:=[.E18]+[.$B$21]" table:style-name="ce1">
            <text:p>94</text:p>
          </table:table-cell>
          <table:table-cell office:value-type="float" office:value="92.3" table:formula="of:=[.F18]+[.$B$21]" table:style-name="ce1">
            <text:p>92.3</text:p>
          </table:table-cell>
          <table:table-cell office:value-type="float" office:value="91.9" table:formula="of:=[.G18]+[.$B$21]" table:style-name="ce1">
            <text:p>91.9</text:p>
          </table:table-cell>
          <table:table-cell office:value-type="float" office:value="90.3" table:formula="of:=[.H18]+[.$B$21]" table:style-name="ce1">
            <text:p>90.3</text:p>
          </table:table-cell>
          <table:table-cell office:value-type="float" office:value="90.3" table:formula="of:=[.I18]+[.$B$21]" table:style-name="ce1">
            <text:p>90.3</text:p>
          </table:table-cell>
          <table:table-cell office:value-type="float" office:value="91" table:formula="of:=[.J18]+[.$B$21]" table:style-name="ce1">
            <text:p>91</text:p>
          </table:table-cell>
          <table:table-cell office:value-type="float" office:value="91.8" table:formula="of:=[.K18]+[.$B$21]" table:style-name="ce1">
            <text:p>91.8</text:p>
          </table:table-cell>
          <table:table-cell office:value-type="float" office:value="92.5" table:formula="of:=[.L18]+[.$B$21]" table:style-name="ce1">
            <text:p>92.5</text:p>
          </table:table-cell>
          <table:table-cell office:value-type="float" office:value="93.3" table:formula="of:=[.M18]+[.$B$21]" table:style-name="ce1">
            <text:p>93.3</text:p>
          </table:table-cell>
          <table:table-cell office:value-type="float" office:value="94" table:formula="of:=[.N18]+[.$B$21]" table:style-name="ce1">
            <text:p>94</text:p>
          </table:table-cell>
          <table:table-cell office:value-type="float" office:value="94.7" table:formula="of:=[.O18]+[.$B$21]" table:style-name="ce1">
            <text:p>94.7</text:p>
          </table:table-cell>
          <table:table-cell office:value-type="float" office:value="95.5" table:formula="of:=[.P18]+[.$B$21]" table:style-name="ce1">
            <text:p>95.5</text:p>
          </table:table-cell>
          <table:table-cell office:value-type="float" office:value="96.2" table:formula="of:=[.Q18]+[.$B$21]" table:style-name="ce1">
            <text:p>96.2</text:p>
          </table:table-cell>
          <table:table-cell office:value-type="float" office:value="95.7" table:formula="of:=[.R18]+[.$B$21]" table:style-name="ce1">
            <text:p>95.7</text:p>
          </table:table-cell>
          <table:table-cell office:value-type="float" office:value="94.9" table:formula="of:=[.S18]+[.$B$21]" table:style-name="ce1">
            <text:p>94.9</text:p>
          </table:table-cell>
          <table:table-cell table:number-columns-repeated="16365"/>
        </table:table-row>
        <table:table-row table:style-name="ro1">
          <table:table-cell office:value-type="float" office:value="94" table:formula="of:=[.A19]+[.$B$21]" table:style-name="ce1">
            <text:p>94</text:p>
          </table:table-cell>
          <table:table-cell office:value-type="float" office:value="93.3" table:formula="of:=[.B19]+[.$B$21]" table:style-name="ce1">
            <text:p>93.3</text:p>
          </table:table-cell>
          <table:table-cell office:value-type="float" office:value="92.5" table:formula="of:=[.C19]+[.$B$21]" table:style-name="ce1">
            <text:p>92.5</text:p>
          </table:table-cell>
          <table:table-cell office:value-type="float" office:value="91.8" table:formula="of:=[.D19]+[.$B$21]" table:style-name="ce1">
            <text:p>91.8</text:p>
          </table:table-cell>
          <table:table-cell office:value-type="float" office:value="91" table:formula="of:=[.E19]+[.$B$21]" table:style-name="ce1">
            <text:p>91</text:p>
          </table:table-cell>
          <table:table-cell office:value-type="float" office:value="90.2" table:formula="of:=[.F19]+[.$B$21]" table:style-name="ce1">
            <text:p>90.2</text:p>
          </table:table-cell>
          <table:table-cell office:value-type="float" office:value="91.9" table:formula="of:=[.G19]+[.$B$21]" table:style-name="ce1">
            <text:p>91.9</text:p>
          </table:table-cell>
          <table:table-cell office:value-type="float" office:value="91.4" table:formula="of:=[.H19]+[.$B$21]" table:style-name="ce1">
            <text:p>91.4</text:p>
          </table:table-cell>
          <table:table-cell office:value-type="float" office:value="92.2" table:formula="of:=[.I19]+[.$B$21]" table:style-name="ce1">
            <text:p>92.2</text:p>
          </table:table-cell>
          <table:table-cell office:value-type="float" office:value="93.7" table:formula="of:=[.J19]+[.$B$21]" table:style-name="ce1">
            <text:p>93.7</text:p>
          </table:table-cell>
          <table:table-cell office:value-type="float" office:value="94.4" table:formula="of:=[.K19]+[.$B$21]" table:style-name="ce1">
            <text:p>94.4</text:p>
          </table:table-cell>
          <table:table-cell office:value-type="float" office:value="94" table:formula="of:=[.L19]+[.$B$21]" table:style-name="ce1">
            <text:p>94</text:p>
          </table:table-cell>
          <table:table-cell office:value-type="float" office:value="92.3" table:formula="of:=[.M19]+[.$B$21]" table:style-name="ce1">
            <text:p>92.3</text:p>
          </table:table-cell>
          <table:table-cell office:value-type="float" office:value="91.9" table:formula="of:=[.N19]+[.$B$21]" table:style-name="ce1">
            <text:p>91.9</text:p>
          </table:table-cell>
          <table:table-cell office:value-type="float" office:value="90.3" table:formula="of:=[.O19]+[.$B$21]" table:style-name="ce1">
            <text:p>90.3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N1_table_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0.8" table:style-name="ce1">
            <text:p>70.8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73.2" table:style-name="ce1">
            <text:p>73.2</text:p>
          </table:table-cell>
          <table:table-cell office:value-type="float" office:value="74.7" table:style-name="ce1">
            <text:p>74.7</text:p>
          </table:table-cell>
          <table:table-cell office:value-type="float" office:value="75.5" table:style-name="ce1">
            <text:p>75.5</text:p>
          </table:table-cell>
          <table:table-cell office:value-type="float" office:value="76.3" table:style-name="ce1">
            <text:p>76.3</text:p>
          </table:table-cell>
          <table:table-cell office:value-type="float" office:value="77" table:style-name="ce1">
            <text:p>77</text:p>
          </table:table-cell>
          <table:table-cell office:value-type="float" office:value="77.7" table:style-name="ce1">
            <text:p>77.7</text:p>
          </table:table-cell>
          <table:table-cell office:value-type="float" office:value="78.5" table:style-name="ce1">
            <text:p>78.5</text:p>
          </table:table-cell>
          <table:table-cell office:value-type="float" office:value="79.2" table:style-name="ce1">
            <text:p>79.2</text:p>
          </table:table-cell>
          <table:table-cell office:value-type="float" office:value="79.5" table:style-name="ce1">
            <text:p>79.5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2" table:style-name="ce1">
            <text:p>81.2</text:p>
          </table:table-cell>
          <table:table-cell office:value-type="float" office:value="81.5" table:style-name="ce1">
            <text:p>81.5</text:p>
          </table:table-cell>
          <table:table-cell office:value-type="float" office:value="81.8" table:style-name="ce1">
            <text:p>81.8</text:p>
          </table:table-cell>
          <table:table-cell office:value-type="float" office:value="82.1" table:style-name="ce1">
            <text:p>82.1</text:p>
          </table:table-cell>
          <table:table-cell table:number-columns-repeated="16365"/>
        </table:table-row>
        <table:table-row table:style-name="ro1">
          <table:table-cell office:value-type="float" office:value="82.3" table:style-name="ce1">
            <text:p>82.3</text:p>
          </table:table-cell>
          <table:table-cell office:value-type="float" office:value="82.6" table:style-name="ce1">
            <text:p>82.6</text:p>
          </table:table-cell>
          <table:table-cell office:value-type="float" office:value="82.9" table:style-name="ce1">
            <text:p>82.9</text:p>
          </table:table-cell>
          <table:table-cell office:value-type="float" office:value="83.2" table:style-name="ce1">
            <text:p>83.2</text:p>
          </table:table-cell>
          <table:table-cell office:value-type="float" office:value="83.4" table:style-name="ce1">
            <text:p>83.4</text:p>
          </table:table-cell>
          <table:table-cell office:value-type="float" office:value="83.7" table:style-name="ce1">
            <text:p>83.7</text:p>
          </table:table-cell>
          <table:table-cell office:value-type="float" office:value="84" table:style-name="ce1">
            <text:p>84</text:p>
          </table:table-cell>
          <table:table-cell office:value-type="float" office:value="84.3" table:style-name="ce1">
            <text:p>84.3</text:p>
          </table:table-cell>
          <table:table-cell office:value-type="float" office:value="84.5" table:style-name="ce1">
            <text:p>84.5</text:p>
          </table:table-cell>
          <table:table-cell office:value-type="float" office:value="84.8" table:style-name="ce1">
            <text:p>84.8</text:p>
          </table:table-cell>
          <table:table-cell office:value-type="float" office:value="85.1" table:style-name="ce1">
            <text:p>85.1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5.5" table:style-name="ce1">
            <text:p>85.5</text:p>
          </table:table-cell>
          <table:table-cell office:value-type="float" office:value="85.2" table:style-name="ce1">
            <text:p>85.2</text:p>
          </table:table-cell>
          <table:table-cell office:value-type="float" office:value="84.7" table:style-name="ce1">
            <text:p>84.7</text:p>
          </table:table-cell>
          <table:table-cell office:value-type="float" office:value="71.900000000000006" table:style-name="ce1">
            <text:p>71.9</text:p>
          </table:table-cell>
          <table:table-cell office:value-type="float" office:value="72.7" table:style-name="ce1">
            <text:p>72.7</text:p>
          </table:table-cell>
          <table:table-cell table:number-columns-repeated="16365"/>
        </table:table-row>
        <table:table-row table:style-name="ro1">
          <table:table-cell office:value-type="float" office:value="74.3" table:style-name="ce1">
            <text:p>74.3</text:p>
          </table:table-cell>
          <table:table-cell office:value-type="float" office:value="75.900000000000006" table:style-name="ce1">
            <text:p>75.9</text:p>
          </table:table-cell>
          <table:table-cell office:value-type="float" office:value="76.7" table:style-name="ce1">
            <text:p>76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.2" table:style-name="ce1">
            <text:p>78.2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7" table:style-name="ce1">
            <text:p>79.7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7" table:style-name="ce1">
            <text:p>80.7</text:p>
          </table:table-cell>
          <table:table-cell office:value-type="float" office:value="81.2" table:style-name="ce1">
            <text:p>81.2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2" table:style-name="ce1">
            <text:p>82.2</text:p>
          </table:table-cell>
          <table:table-cell office:value-type="float" office:value="82.5" table:style-name="ce1">
            <text:p>82.5</text:p>
          </table:table-cell>
          <table:table-cell office:value-type="float" office:value="82.7" table:style-name="ce1">
            <text:p>82.7</text:p>
          </table:table-cell>
          <table:table-cell office:value-type="float" office:value="83" table:style-name="ce1">
            <text:p>83</text:p>
          </table:table-cell>
          <table:table-cell office:value-type="float" office:value="83.3" table:style-name="ce1">
            <text:p>83.3</text:p>
          </table:table-cell>
          <table:table-cell office:value-type="float" office:value="83.6" table:style-name="ce1">
            <text:p>83.6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4.2" table:style-name="ce1">
            <text:p>84.2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" table:style-name="ce1">
            <text:p>85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8" table:style-name="ce1">
            <text:p>85.8</text:p>
          </table:table-cell>
          <table:table-cell office:value-type="float" office:value="86.1" table:style-name="ce1">
            <text:p>86.1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office:value-type="float" office:value="86.9" table:style-name="ce1">
            <text:p>86.9</text:p>
          </table:table-cell>
          <table:table-cell office:value-type="float" office:value="86.6" table:style-name="ce1">
            <text:p>86.6</text:p>
          </table:table-cell>
          <table:table-cell office:value-type="float" office:value="86.2" table:style-name="ce1">
            <text:p>86.2</text:p>
          </table:table-cell>
          <table:table-cell office:value-type="float" office:value="85.9" table:style-name="ce1">
            <text:p>85.9</text:p>
          </table:table-cell>
          <table:table-cell office:value-type="float" office:value="85.5" table:style-name="ce1">
            <text:p>85.5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73.8" table:style-name="ce1">
            <text:p>73.8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7" table:style-name="ce1">
            <text:p>77</text:p>
          </table:table-cell>
          <table:table-cell table:number-columns-repeated="16365"/>
        </table:table-row>
        <table:table-row table:style-name="ro1">
          <table:table-cell office:value-type="float" office:value="77.8" table:style-name="ce1">
            <text:p>77.8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3" table:style-name="ce1">
            <text:p>79.3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4" table:style-name="ce1">
            <text:p>82.4</text:p>
          </table:table-cell>
          <table:table-cell office:value-type="float" office:value="82.8" table:style-name="ce1">
            <text:p>82.8</text:p>
          </table:table-cell>
          <table:table-cell office:value-type="float" office:value="83.1" table:style-name="ce1">
            <text:p>83.1</text:p>
          </table:table-cell>
          <table:table-cell office:value-type="float" office:value="83.4" table:style-name="ce1">
            <text:p>83.4</text:p>
          </table:table-cell>
          <table:table-cell office:value-type="float" office:value="83.7" table:style-name="ce1">
            <text:p>83.7</text:p>
          </table:table-cell>
          <table:table-cell office:value-type="float" office:value="84" table:style-name="ce1">
            <text:p>84</text:p>
          </table:table-cell>
          <table:table-cell office:value-type="float" office:value="84.3" table:style-name="ce1">
            <text:p>84.3</text:p>
          </table:table-cell>
          <table:table-cell office:value-type="float" office:value="84.6" table:style-name="ce1">
            <text:p>84.6</text:p>
          </table:table-cell>
          <table:table-cell office:value-type="float" office:value="84.8" table:style-name="ce1">
            <text:p>84.8</text:p>
          </table:table-cell>
          <table:table-cell office:value-type="float" office:value="85.1" table:style-name="ce1">
            <text:p>85.1</text:p>
          </table:table-cell>
          <table:table-cell office:value-type="float" office:value="85.4" table:style-name="ce1">
            <text:p>85.4</text:p>
          </table:table-cell>
          <table:table-cell office:value-type="float" office:value="85.7" table:style-name="ce1">
            <text:p>85.7</text:p>
          </table:table-cell>
          <table:table-cell table:number-columns-repeated="1636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.3" table:style-name="ce1">
            <text:p>86.3</text:p>
          </table:table-cell>
          <table:table-cell office:value-type="float" office:value="86.6" table:style-name="ce1">
            <text:p>86.6</text:p>
          </table:table-cell>
          <table:table-cell office:value-type="float" office:value="86.8" table:style-name="ce1">
            <text:p>86.8</text:p>
          </table:table-cell>
          <table:table-cell office:value-type="float" office:value="87.1" table:style-name="ce1">
            <text:p>87.1</text:p>
          </table:table-cell>
          <table:table-cell office:value-type="float" office:value="87.4" table:style-name="ce1">
            <text:p>87.4</text:p>
          </table:table-cell>
          <table:table-cell office:value-type="float" office:value="87.7" table:style-name="ce1">
            <text:p>87.7</text:p>
          </table:table-cell>
          <table:table-cell office:value-type="float" office:value="87.9" table:style-name="ce1">
            <text:p>87.9</text:p>
          </table:table-cell>
          <table:table-cell office:value-type="float" office:value="87.6" table:style-name="ce1">
            <text:p>87.6</text:p>
          </table:table-cell>
          <table:table-cell office:value-type="float" office:value="87.3" table:style-name="ce1">
            <text:p>87.3</text:p>
          </table:table-cell>
          <table:table-cell office:value-type="float" office:value="87" table:style-name="ce1">
            <text:p>87</text:p>
          </table:table-cell>
          <table:table-cell office:value-type="float" office:value="86.7" table:style-name="ce1">
            <text:p>86.7</text:p>
          </table:table-cell>
          <table:table-cell office:value-type="float" office:value="86.2" table:style-name="ce1">
            <text:p>86.2</text:p>
          </table:table-cell>
          <table:table-cell office:value-type="float" office:value="73.3" table:style-name="ce1">
            <text:p>73.3</text:p>
          </table:table-cell>
          <table:table-cell office:value-type="float" office:value="74.099999999999994" table:style-name="ce1">
            <text:p>74.1</text:p>
          </table:table-cell>
          <table:table-cell office:value-type="float" office:value="75.7" table:style-name="ce1">
            <text:p>75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900000000000006" table:style-name="ce1">
            <text:p>78.9</text:p>
          </table:table-cell>
          <table:table-cell table:number-columns-repeated="16365"/>
        </table:table-row>
        <table:table-row table:style-name="ro1">
          <table:table-cell office:value-type="float" office:value="79.7" table:style-name="ce1">
            <text:p>79.7</text:p>
          </table:table-cell>
          <table:table-cell office:value-type="float" office:value="80.5" table:style-name="ce1">
            <text:p>80.5</text:p>
          </table:table-cell>
          <table:table-cell office:value-type="float" office:value="81.2" table:style-name="ce1">
            <text:p>81.2</text:p>
          </table:table-cell>
          <table:table-cell office:value-type="float" office:value="82" table:style-name="ce1">
            <text:p>82</text:p>
          </table:table-cell>
          <table:table-cell office:value-type="float" office:value="82.3" table:style-name="ce1">
            <text:p>82.3</text:p>
          </table:table-cell>
          <table:table-cell office:value-type="float" office:value="82.7" table:style-name="ce1">
            <text:p>82.7</text:p>
          </table:table-cell>
          <table:table-cell office:value-type="float" office:value="83.2" table:style-name="ce1">
            <text:p>83.2</text:p>
          </table:table-cell>
          <table:table-cell office:value-type="float" office:value="83.5" table:style-name="ce1">
            <text:p>83.5</text:p>
          </table:table-cell>
          <table:table-cell office:value-type="float" office:value="83.8" table:style-name="ce1">
            <text:p>83.8</text:p>
          </table:table-cell>
          <table:table-cell office:value-type="float" office:value="84.1" table:style-name="ce1">
            <text:p>84.1</text:p>
          </table:table-cell>
          <table:table-cell office:value-type="float" office:value="84.4" table:style-name="ce1">
            <text:p>84.4</text:p>
          </table:table-cell>
          <table:table-cell office:value-type="float" office:value="84.6" table:style-name="ce1">
            <text:p>84.6</text:p>
          </table:table-cell>
          <table:table-cell office:value-type="float" office:value="84.9" table:style-name="ce1">
            <text:p>84.9</text:p>
          </table:table-cell>
          <table:table-cell office:value-type="float" office:value="85.2" table:style-name="ce1">
            <text:p>85.2</text:p>
          </table:table-cell>
          <table:table-cell office:value-type="float" office:value="85.5" table:style-name="ce1">
            <text:p>85.5</text:p>
          </table:table-cell>
          <table:table-cell office:value-type="float" office:value="85.8" table:style-name="ce1">
            <text:p>85.8</text:p>
          </table:table-cell>
          <table:table-cell office:value-type="float" office:value="86.1" table:style-name="ce1">
            <text:p>86.1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6.9" table:style-name="ce1">
            <text:p>86.9</text:p>
          </table:table-cell>
          <table:table-cell office:value-type="float" office:value="87.2" table:style-name="ce1">
            <text:p>87.2</text:p>
          </table:table-cell>
          <table:table-cell office:value-type="float" office:value="87.5" table:style-name="ce1">
            <text:p>87.5</text:p>
          </table:table-cell>
          <table:table-cell office:value-type="float" office:value="87.8" table:style-name="ce1">
            <text:p>87.8</text:p>
          </table:table-cell>
          <table:table-cell office:value-type="float" office:value="88.1" table:style-name="ce1">
            <text:p>88.1</text:p>
          </table:table-cell>
          <table:table-cell office:value-type="float" office:value="88" table:style-name="ce1">
            <text:p>88</text:p>
          </table:table-cell>
          <table:table-cell office:value-type="float" office:value="87.7" table:style-name="ce1">
            <text:p>87.7</text:p>
          </table:table-cell>
          <table:table-cell office:value-type="float" office:value="87.4" table:style-name="ce1">
            <text:p>87.4</text:p>
          </table:table-cell>
          <table:table-cell office:value-type="float" office:value="87.1" table:style-name="ce1">
            <text:p>87.1</text:p>
          </table:table-cell>
          <table:table-cell office:value-type="float" office:value="86.7" table:style-name="ce1">
            <text:p>86.7</text:p>
          </table:table-cell>
          <table:table-cell office:value-type="float" office:value="86.2" table:style-name="ce1">
            <text:p>86.2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7.7" table:style-name="ce1">
            <text:p>77.7</text:p>
          </table:table-cell>
          <table:table-cell office:value-type="float" office:value="78.5" table:style-name="ce1">
            <text:p>78.5</text:p>
          </table:table-cell>
          <table:table-cell office:value-type="float" office:value="79.3" table:style-name="ce1">
            <text:p>79.3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8" table:style-name="ce1">
            <text:p>80.8</text:p>
          </table:table-cell>
          <table:table-cell table:number-columns-repeated="16365"/>
        </table:table-row>
        <table:table-row table:style-name="ro1">
          <table:table-cell office:value-type="float" office:value="81.599999999999994" table:style-name="ce1">
            <text:p>81.6</text:p>
          </table:table-cell>
          <table:table-cell office:value-type="float" office:value="82.3" table:style-name="ce1">
            <text:p>82.3</text:p>
          </table:table-cell>
          <table:table-cell office:value-type="float" office:value="82.7" table:style-name="ce1">
            <text:p>82.7</text:p>
          </table:table-cell>
          <table:table-cell office:value-type="float" office:value="83.1" table:style-name="ce1">
            <text:p>83.1</text:p>
          </table:table-cell>
          <table:table-cell office:value-type="float" office:value="83.5" table:style-name="ce1">
            <text:p>83.5</text:p>
          </table:table-cell>
          <table:table-cell office:value-type="float" office:value="83.8" table:style-name="ce1">
            <text:p>83.8</text:p>
          </table:table-cell>
          <table:table-cell office:value-type="float" office:value="84.1" table:style-name="ce1">
            <text:p>84.1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" table:style-name="ce1">
            <text:p>85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6.2" table:style-name="ce1">
            <text:p>86.2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" table:style-name="ce1">
            <text:p>87</text:p>
          </table:table-cell>
          <table:table-cell office:value-type="float" office:value="87.3" table:style-name="ce1">
            <text:p>87.3</text:p>
          </table:table-cell>
          <table:table-cell office:value-type="float" office:value="87.6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5" table:style-name="ce1">
            <text:p>88.5</text:p>
          </table:table-cell>
          <table:table-cell office:value-type="float" office:value="88.1" table:style-name="ce1">
            <text:p>88.1</text:p>
          </table:table-cell>
          <table:table-cell office:value-type="float" office:value="87.8" table:style-name="ce1">
            <text:p>87.8</text:p>
          </table:table-cell>
          <table:table-cell office:value-type="float" office:value="87.5" table:style-name="ce1">
            <text:p>87.5</text:p>
          </table:table-cell>
          <table:table-cell office:value-type="float" office:value="87.1" table:style-name="ce1">
            <text:p>87.1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4.5" table:style-name="ce1">
            <text:p>74.5</text:p>
          </table:table-cell>
          <table:table-cell office:value-type="float" office:value="75.3" table:style-name="ce1">
            <text:p>75.3</text:p>
          </table:table-cell>
          <table:table-cell office:value-type="float" office:value="77" table:style-name="ce1">
            <text:p>77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0.2" table:style-name="ce1">
            <text:p>80.2</text:p>
          </table:table-cell>
          <table:table-cell office:value-type="float" office:value="81" table:style-name="ce1">
            <text:p>81</text:p>
          </table:table-cell>
          <table:table-cell office:value-type="float" office:value="81.8" table:style-name="ce1">
            <text:p>81.8</text:p>
          </table:table-cell>
          <table:table-cell office:value-type="float" office:value="82.6" table:style-name="ce1">
            <text:p>82.6</text:p>
          </table:table-cell>
          <table:table-cell office:value-type="float" office:value="83.3" table:style-name="ce1">
            <text:p>83.3</text:p>
          </table:table-cell>
          <table:table-cell table:number-columns-repeated="16365"/>
        </table:table-row>
        <table:table-row table:style-name="ro1">
          <table:table-cell office:value-type="float" office:value="83.6" table:style-name="ce1">
            <text:p>83.6</text:p>
          </table:table-cell>
          <table:table-cell office:value-type="float" office:value="84.1" table:style-name="ce1">
            <text:p>84.1</text:p>
          </table:table-cell>
          <table:table-cell office:value-type="float" office:value="84.6" table:style-name="ce1">
            <text:p>84.6</text:p>
          </table:table-cell>
          <table:table-cell office:value-type="float" office:value="84.9" table:style-name="ce1">
            <text:p>84.9</text:p>
          </table:table-cell>
          <table:table-cell office:value-type="float" office:value="85.2" table:style-name="ce1">
            <text:p>85.2</text:p>
          </table:table-cell>
          <table:table-cell office:value-type="float" office:value="85.5" table:style-name="ce1">
            <text:p>85.5</text:p>
          </table:table-cell>
          <table:table-cell office:value-type="float" office:value="85.7" table:style-name="ce1">
            <text:p>85.7</text:p>
          </table:table-cell>
          <table:table-cell office:value-type="float" office:value="86" table:style-name="ce1">
            <text:p>86</text:p>
          </table:table-cell>
          <table:table-cell office:value-type="float" office:value="86.3" table:style-name="ce1">
            <text:p>86.3</text:p>
          </table:table-cell>
          <table:table-cell office:value-type="float" office:value="86.6" table:style-name="ce1">
            <text:p>86.6</text:p>
          </table:table-cell>
          <table:table-cell office:value-type="float" office:value="86.9" table:style-name="ce1">
            <text:p>86.9</text:p>
          </table:table-cell>
          <table:table-cell office:value-type="float" office:value="87.2" table:style-name="ce1">
            <text:p>87.2</text:p>
          </table:table-cell>
          <table:table-cell office:value-type="float" office:value="87.5" table:style-name="ce1">
            <text:p>87.5</text:p>
          </table:table-cell>
          <table:table-cell office:value-type="float" office:value="87.8" table:style-name="ce1">
            <text:p>87.8</text:p>
          </table:table-cell>
          <table:table-cell office:value-type="float" office:value="88.1" table:style-name="ce1">
            <text:p>88.1</text:p>
          </table:table-cell>
          <table:table-cell office:value-type="float" office:value="88.4" table:style-name="ce1">
            <text:p>88.4</text:p>
          </table:table-cell>
          <table:table-cell office:value-type="float" office:value="88.7" table:style-name="ce1">
            <text:p>88.7</text:p>
          </table:table-cell>
          <table:table-cell office:value-type="float" office:value="89" table:style-name="ce1">
            <text:p>89</text:p>
          </table:table-cell>
          <table:table-cell office:value-type="float" office:value="89.2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88.9" table:style-name="ce1">
            <text:p>88.9</text:p>
          </table:table-cell>
          <table:table-cell office:value-type="float" office:value="88.6" table:style-name="ce1">
            <text:p>88.6</text:p>
          </table:table-cell>
          <table:table-cell office:value-type="float" office:value="88.2" table:style-name="ce1">
            <text:p>88.2</text:p>
          </table:table-cell>
          <table:table-cell office:value-type="float" office:value="87.9" table:style-name="ce1">
            <text:p>87.9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6.3" table:style-name="ce1">
            <text:p>76.3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1.2" table:style-name="ce1">
            <text:p>81.2</text:p>
          </table:table-cell>
          <table:table-cell office:value-type="float" office:value="82" table:style-name="ce1">
            <text:p>82</text:p>
          </table:table-cell>
          <table:table-cell office:value-type="float" office:value="82.8" table:style-name="ce1">
            <text:p>82.8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.1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6.2" table:style-name="ce1">
            <text:p>86.2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.1" table:style-name="ce1">
            <text:p>87.1</text:p>
          </table:table-cell>
          <table:table-cell office:value-type="float" office:value="87.4" table:style-name="ce1">
            <text:p>87.4</text:p>
          </table:table-cell>
          <table:table-cell office:value-type="float" office:value="87.7" table:style-name="ce1">
            <text:p>87.7</text:p>
          </table:table-cell>
          <table:table-cell office:value-type="float" office:value="88" table:style-name="ce1">
            <text:p>88</text:p>
          </table:table-cell>
          <table:table-cell office:value-type="float" office:value="88.3" table:style-name="ce1">
            <text:p>88.3</text:p>
          </table:table-cell>
          <table:table-cell office:value-type="float" office:value="88.6" table:style-name="ce1">
            <text:p>88.6</text:p>
          </table:table-cell>
          <table:table-cell office:value-type="float" office:value="88.9" table:style-name="ce1">
            <text:p>88.9</text:p>
          </table:table-cell>
          <table:table-cell office:value-type="float" office:value="89.2" table:style-name="ce1">
            <text:p>89.2</text:p>
          </table:table-cell>
          <table:table-cell office:value-type="float" office:value="89.5" table:style-name="ce1">
            <text:p>89.5</text:p>
          </table:table-cell>
          <table:table-cell office:value-type="float" office:value="89.8" table:style-name="ce1">
            <text:p>89.8</text:p>
          </table:table-cell>
          <table:table-cell office:value-type="float" office:value="89.5" table:style-name="ce1">
            <text:p>89.5</text:p>
          </table:table-cell>
          <table:table-cell office:value-type="float" office:value="89.2" table:style-name="ce1">
            <text:p>89.2</text:p>
          </table:table-cell>
          <table:table-cell office:value-type="float" office:value="88.8" table:style-name="ce1">
            <text:p>88.8</text:p>
          </table:table-cell>
          <table:table-cell office:value-type="float" office:value="88.5" table:style-name="ce1">
            <text:p>88.5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7" table:style-name="ce1">
            <text:p>77</text:p>
          </table:table-cell>
          <table:table-cell office:value-type="float" office:value="78.7" table:style-name="ce1">
            <text:p>78.7</text:p>
          </table:table-cell>
          <table:table-cell office:value-type="float" office:value="80.3" table:style-name="ce1">
            <text:p>80.3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2" table:style-name="ce1">
            <text:p>82</text:p>
          </table:table-cell>
          <table:table-cell office:value-type="float" office:value="82.8" table:style-name="ce1">
            <text:p>82.8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4" table:style-name="ce1">
            <text:p>85.4</text:p>
          </table:table-cell>
          <table:table-cell office:value-type="float" office:value="85.9" table:style-name="ce1">
            <text:p>85.9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.3" table:style-name="ce1">
            <text:p>87.3</text:p>
          </table:table-cell>
          <table:table-cell office:value-type="float" office:value="87.6" table:style-name="ce1">
            <text:p>87.6</text:p>
          </table:table-cell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5" table:style-name="ce1">
            <text:p>88.5</text:p>
          </table:table-cell>
          <table:table-cell office:value-type="float" office:value="88.8" table:style-name="ce1">
            <text:p>88.8</text:p>
          </table:table-cell>
          <table:table-cell office:value-type="float" office:value="89.1" table:style-name="ce1">
            <text:p>89.1</text:p>
          </table:table-cell>
          <table:table-cell office:value-type="float" office:value="89.4" table:style-name="ce1">
            <text:p>89.4</text:p>
          </table:table-cell>
          <table:table-cell office:value-type="float" office:value="89.7" table:style-name="ce1">
            <text:p>89.7</text:p>
          </table:table-cell>
          <table:table-cell office:value-type="float" office:value="90" table:style-name="ce1">
            <text:p>90</text:p>
          </table:table-cell>
          <table:table-cell office:value-type="float" office:value="89.8" table:style-name="ce1">
            <text:p>89.8</text:p>
          </table:table-cell>
          <table:table-cell office:value-type="float" office:value="89.5" table:style-name="ce1">
            <text:p>89.5</text:p>
          </table:table-cell>
          <table:table-cell office:value-type="float" office:value="89.1" table:style-name="ce1">
            <text:p>89.1</text:p>
          </table:table-cell>
          <table:table-cell office:value-type="float" office:value="88.7" table:style-name="ce1">
            <text:p>88.7</text:p>
          </table:table-cell>
          <table:table-cell office:value-type="float" office:value="88.4" table:style-name="ce1">
            <text:p>88.4</text:p>
          </table:table-cell>
          <table:table-cell office:value-type="float" office:value="88.1" table:style-name="ce1">
            <text:p>88.1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table:number-columns-repeated="16365"/>
        </table:table-row>
        <table:table-row table:style-name="ro1"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7.3" table:style-name="ce1">
            <text:p>77.3</text:p>
          </table:table-cell>
          <table:table-cell office:value-type="float" office:value="78.2" table:style-name="ce1">
            <text:p>78.2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4" table:style-name="ce1">
            <text:p>82.4</text:p>
          </table:table-cell>
          <table:table-cell office:value-type="float" office:value="83.3" table:style-name="ce1">
            <text:p>83.3</text:p>
          </table:table-cell>
          <table:table-cell office:value-type="float" office:value="84.1" table:style-name="ce1">
            <text:p>84.1</text:p>
          </table:table-cell>
          <table:table-cell office:value-type="float" office:value="84.9" table:style-name="ce1">
            <text:p>84.9</text:p>
          </table:table-cell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.3" table:style-name="ce1">
            <text:p>87.3</text:p>
          </table:table-cell>
          <table:table-cell office:value-type="float" office:value="87.7" table:style-name="ce1">
            <text:p>87.7</text:p>
          </table:table-cell>
          <table:table-cell office:value-type="float" office:value="88" table:style-name="ce1">
            <text:p>88</text:p>
          </table:table-cell>
          <table:table-cell office:value-type="float" office:value="88.4" table:style-name="ce1">
            <text:p>88.4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.3" table:style-name="ce1">
            <text:p>89.3</text:p>
          </table:table-cell>
          <table:table-cell office:value-type="float" office:value="89.6" table:style-name="ce1">
            <text:p>89.6</text:p>
          </table:table-cell>
          <table:table-cell office:value-type="float" office:value="89.9" table:style-name="ce1">
            <text:p>89.9</text:p>
          </table:table-cell>
          <table:table-cell office:value-type="float" office:value="90.2" table:style-name="ce1">
            <text:p>90.2</text:p>
          </table:table-cell>
          <table:table-cell office:value-type="float" office:value="90.5" table:style-name="ce1">
            <text:p>90.5</text:p>
          </table:table-cell>
          <table:table-cell office:value-type="float" office:value="90.8" table:style-name="ce1">
            <text:p>90.8</text:p>
          </table:table-cell>
          <table:table-cell office:value-type="float" office:value="90.8" table:style-name="ce1">
            <text:p>90.8</text:p>
          </table:table-cell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3" table:style-name="ce1">
            <text:p>89.3</text:p>
          </table:table-cell>
          <table:table-cell office:value-type="float" office:value="88.9" table:style-name="ce1">
            <text:p>88.9</text:p>
          </table:table-cell>
          <table:table-cell office:value-type="float" office:value="88.6" table:style-name="ce1">
            <text:p>88.6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table:number-columns-repeated="16365"/>
        </table:table-row>
        <table:table-row table:style-name="ro1">
          <table:table-cell office:value-type="float" office:value="86.2" table:style-name="ce1">
            <text:p>86.2</text:p>
          </table:table-cell>
          <table:table-cell office:value-type="float" office:value="78.5" table:style-name="ce1">
            <text:p>78.5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1.2" table:style-name="ce1">
            <text:p>81.2</text:p>
          </table:table-cell>
          <table:table-cell office:value-type="float" office:value="82.9" table:style-name="ce1">
            <text:p>82.9</text:p>
          </table:table-cell>
          <table:table-cell office:value-type="float" office:value="83.7" table:style-name="ce1">
            <text:p>83.7</text:p>
          </table:table-cell>
          <table:table-cell office:value-type="float" office:value="84.6" table:style-name="ce1">
            <text:p>84.6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" table:style-name="ce1">
            <text:p>87</text:p>
          </table:table-cell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7" table:style-name="ce1">
            <text:p>88.7</text:p>
          </table:table-cell>
          <table:table-cell office:value-type="float" office:value="89.1" table:style-name="ce1">
            <text:p>89.1</text:p>
          </table:table-cell>
          <table:table-cell office:value-type="float" office:value="89.4" table:style-name="ce1">
            <text:p>89.4</text:p>
          </table:table-cell>
          <table:table-cell office:value-type="float" office:value="89.8" table:style-name="ce1">
            <text:p>89.8</text:p>
          </table:table-cell>
          <table:table-cell office:value-type="float" office:value="90.1" table:style-name="ce1">
            <text:p>90.1</text:p>
          </table:table-cell>
          <table:table-cell office:value-type="float" office:value="90.4" table:style-name="ce1">
            <text:p>90.4</text:p>
          </table:table-cell>
          <table:table-cell office:value-type="float" office:value="90.7" table:style-name="ce1">
            <text:p>90.7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1.3" table:style-name="ce1">
            <text:p>91.3</text:p>
          </table:table-cell>
          <table:table-cell office:value-type="float" office:value="91.6" table:style-name="ce1">
            <text:p>91.6</text:p>
          </table:table-cell>
          <table:table-cell office:value-type="float" office:value="91.6" table:style-name="ce1">
            <text:p>91.6</text:p>
          </table:table-cell>
          <table:table-cell office:value-type="float" office:value="91.3" table:style-name="ce1">
            <text:p>91.3</text:p>
          </table:table-cell>
          <table:table-cell office:value-type="float" office:value="90.9" table:style-name="ce1">
            <text:p>90.9</text:p>
          </table:table-cell>
          <table:table-cell office:value-type="float" office:value="90.5" table:style-name="ce1">
            <text:p>90.5</text:p>
          </table:table-cell>
          <table:table-cell office:value-type="float" office:value="90.2" table:style-name="ce1">
            <text:p>90.2</text:p>
          </table:table-cell>
          <table:table-cell office:value-type="float" office:value="89.8" table:style-name="ce1">
            <text:p>89.8</text:p>
          </table:table-cell>
          <table:table-cell office:value-type="float" office:value="89.4" table:style-name="ce1">
            <text:p>89.4</text:p>
          </table:table-cell>
          <table:table-cell office:value-type="float" office:value="89.1" table:style-name="ce1">
            <text:p>89.1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9.8" table:style-name="ce1">
            <text:p>79.8</text:p>
          </table:table-cell>
          <table:table-cell table:number-columns-repeated="16365"/>
        </table:table-row>
        <table:table-row table:style-name="ro1">
          <table:table-cell office:value-type="float" office:value="80.7" table:style-name="ce1">
            <text:p>80.7</text:p>
          </table:table-cell>
          <table:table-cell office:value-type="float" office:value="82.5" table:style-name="ce1">
            <text:p>82.5</text:p>
          </table:table-cell>
          <table:table-cell office:value-type="float" office:value="84.2" table:style-name="ce1">
            <text:p>84.2</text:p>
          </table:table-cell>
          <table:table-cell office:value-type="float" office:value="85.1" table:style-name="ce1">
            <text:p>85.1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3" table:style-name="ce1">
            <text:p>89.3</text:p>
          </table:table-cell>
          <table:table-cell office:value-type="float" office:value="89.6" table:style-name="ce1">
            <text:p>89.6</text:p>
          </table:table-cell>
          <table:table-cell office:value-type="float" office:value="90.1" table:style-name="ce1">
            <text:p>90.1</text:p>
          </table:table-cell>
          <table:table-cell office:value-type="float" office:value="90.6" table:style-name="ce1">
            <text:p>90.6</text:p>
          </table:table-cell>
          <table:table-cell office:value-type="float" office:value="90.9" table:style-name="ce1">
            <text:p>90.9</text:p>
          </table:table-cell>
          <table:table-cell office:value-type="float" office:value="91.2" table:style-name="ce1">
            <text:p>91.2</text:p>
          </table:table-cell>
          <table:table-cell office:value-type="float" office:value="91.6" table:style-name="ce1">
            <text:p>91.6</text:p>
          </table:table-cell>
          <table:table-cell office:value-type="float" office:value="91.9" table:style-name="ce1">
            <text:p>91.9</text:p>
          </table:table-cell>
          <table:table-cell office:value-type="float" office:value="92.2" table:style-name="ce1">
            <text:p>92.2</text:p>
          </table:table-cell>
          <table:table-cell office:value-type="float" office:value="92.5" table:style-name="ce1">
            <text:p>92.5</text:p>
          </table:table-cell>
          <table:table-cell office:value-type="float" office:value="92.5" table:style-name="ce1">
            <text:p>92.5</text:p>
          </table:table-cell>
          <table:table-cell table:number-columns-repeated="16365"/>
        </table:table-row>
        <table:table-row table:style-name="ro1"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6" table:style-name="ce1">
            <text:p>90.6</text:p>
          </table:table-cell>
          <table:table-cell office:value-type="float" office:value="90.3" table:style-name="ce1">
            <text:p>90.3</text:p>
          </table:table-cell>
          <table:table-cell office:value-type="float" office:value="89.9" table:style-name="ce1">
            <text:p>89.9</text:p>
          </table:table-cell>
          <table:table-cell office:value-type="float" office:value="89.5" table:style-name="ce1">
            <text:p>89.5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2.1" table:style-name="ce1">
            <text:p>82.1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7.4" table:style-name="ce1">
            <text:p>87.4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9" table:style-name="ce1">
            <text:p>89.9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6" table:style-name="ce1">
            <text:p>91.6</text:p>
          </table:table-cell>
          <table:table-cell office:value-type="float" office:value="92.1" table:style-name="ce1">
            <text:p>92.1</text:p>
          </table:table-cell>
          <table:table-cell office:value-type="float" office:value="92.4" table:style-name="ce1">
            <text:p>92.4</text:p>
          </table:table-cell>
          <table:table-cell office:value-type="float" office:value="92.8" table:style-name="ce1">
            <text:p>92.8</text:p>
          </table:table-cell>
          <table:table-cell office:value-type="float" office:value="93.1" table:style-name="ce1">
            <text:p>93.1</text:p>
          </table:table-cell>
          <table:table-cell office:value-type="float" office:value="93.4" table:style-name="ce1">
            <text:p>93.4</text:p>
          </table:table-cell>
          <table:table-cell office:value-type="float" office:value="93.4" table:style-name="ce1">
            <text:p>93.4</text:p>
          </table:table-cell>
          <table:table-cell office:value-type="float" office:value="92.9" table:style-name="ce1">
            <text:p>92.9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.4" table:style-name="ce1">
            <text:p>91.4</text:p>
          </table:table-cell>
          <table:table-cell office:value-type="float" office:value="91" table:style-name="ce1">
            <text:p>91</text:p>
          </table:table-cell>
          <table:table-cell office:value-type="float" office:value="90.7" table:style-name="ce1">
            <text:p>90.7</text:p>
          </table:table-cell>
          <table:table-cell office:value-type="float" office:value="90.3" table:style-name="ce1">
            <text:p>90.3</text:p>
          </table:table-cell>
          <table:table-cell office:value-type="float" office:value="89.9" table:style-name="ce1">
            <text:p>89.9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1.8" table:style-name="ce1">
            <text:p>81.8</text:p>
          </table:table-cell>
          <table:table-cell office:value-type="float" office:value="82.8" table:style-name="ce1">
            <text:p>82.8</text:p>
          </table:table-cell>
          <table:table-cell office:value-type="float" office:value="84.6" table:style-name="ce1">
            <text:p>84.6</text:p>
          </table:table-cell>
          <table:table-cell office:value-type="float" office:value="86.4" table:style-name="ce1">
            <text:p>86.4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9" table:style-name="ce1">
            <text:p>89</text:p>
          </table:table-cell>
          <table:table-cell office:value-type="float" office:value="89.8" table:style-name="ce1">
            <text:p>89.8</text:p>
          </table:table-cell>
          <table:table-cell office:value-type="float" office:value="90.7" table:style-name="ce1">
            <text:p>90.7</text:p>
          </table:table-cell>
          <table:table-cell office:value-type="float" office:value="91.5" table:style-name="ce1">
            <text:p>91.5</text:p>
          </table:table-cell>
          <table:table-cell office:value-type="float" office:value="91.9" table:style-name="ce1">
            <text:p>91.9</text:p>
          </table:table-cell>
          <table:table-cell office:value-type="float" office:value="92.4" table:style-name="ce1">
            <text:p>92.4</text:p>
          </table:table-cell>
          <table:table-cell office:value-type="float" office:value="92.9" table:style-name="ce1">
            <text:p>92.9</text:p>
          </table:table-cell>
          <table:table-cell office:value-type="float" office:value="93.2" table:style-name="ce1">
            <text:p>93.2</text:p>
          </table:table-cell>
          <table:table-cell office:value-type="float" office:value="93.5" table:style-name="ce1">
            <text:p>93.5</text:p>
          </table:table-cell>
          <table:table-cell office:value-type="float" office:value="93.9" table:style-name="ce1">
            <text:p>93.9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3" table:style-name="ce1">
            <text:p>93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8" table:style-name="ce1">
            <text:p>91.8</text:p>
          </table:table-cell>
          <table:table-cell office:value-type="float" office:value="91.4" table:style-name="ce1">
            <text:p>91.4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0.7" table:style-name="ce1">
            <text:p>90.7</text:p>
          </table:table-cell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2.7" table:style-name="ce1">
            <text:p>82.7</text:p>
          </table:table-cell>
          <table:table-cell office:value-type="float" office:value="83.6" table:style-name="ce1">
            <text:p>83.6</text:p>
          </table:table-cell>
          <table:table-cell office:value-type="float" office:value="85.4" table:style-name="ce1">
            <text:p>85.4</text:p>
          </table:table-cell>
          <table:table-cell office:value-type="float" office:value="87.2" table:style-name="ce1">
            <text:p>87.2</text:p>
          </table:table-cell>
          <table:table-cell office:value-type="float" office:value="88.1" table:style-name="ce1">
            <text:p>88.1</text:p>
          </table:table-cell>
          <table:table-cell office:value-type="float" office:value="89" table:style-name="ce1">
            <text:p>89</text:p>
          </table:table-cell>
          <table:table-cell office:value-type="float" office:value="89.9" table:style-name="ce1">
            <text:p>89.9</text:p>
          </table:table-cell>
          <table:table-cell table:number-columns-repeated="16365"/>
        </table:table-row>
        <table:table-row table:style-name="ro1">
          <table:table-cell office:value-type="float" office:value="90.7" table:style-name="ce1">
            <text:p>90.7</text:p>
          </table:table-cell>
          <table:table-cell office:value-type="float" office:value="91.6" table:style-name="ce1">
            <text:p>91.6</text:p>
          </table:table-cell>
          <table:table-cell office:value-type="float" office:value="92.4" table:style-name="ce1">
            <text:p>92.4</text:p>
          </table:table-cell>
          <table:table-cell office:value-type="float" office:value="92.8" table:style-name="ce1">
            <text:p>92.8</text:p>
          </table:table-cell>
          <table:table-cell office:value-type="float" office:value="93.3" table:style-name="ce1">
            <text:p>93.3</text:p>
          </table:table-cell>
          <table:table-cell office:value-type="float" office:value="93.8" table:style-name="ce1">
            <text:p>93.8</text:p>
          </table:table-cell>
          <table:table-cell office:value-type="float" office:value="94.1" table:style-name="ce1">
            <text:p>94.1</text:p>
          </table:table-cell>
          <table:table-cell office:value-type="float" office:value="94.5" table:style-name="ce1">
            <text:p>94.5</text:p>
          </table:table-cell>
          <table:table-cell office:value-type="float" office:value="94.5" table:style-name="ce1">
            <text:p>94.5</text:p>
          </table:table-cell>
          <table:table-cell office:value-type="float" office:value="94.2" table:style-name="ce1">
            <text:p>94.2</text:p>
          </table:table-cell>
          <table:table-cell office:value-type="float" office:value="93.8" table:style-name="ce1">
            <text:p>93.8</text:p>
          </table:table-cell>
          <table:table-cell office:value-type="float" office:value="93.5" table:style-name="ce1">
            <text:p>93.5</text:p>
          </table:table-cell>
          <table:table-cell office:value-type="float" office:value="93.1" table:style-name="ce1">
            <text:p>93.1</text:p>
          </table:table-cell>
          <table:table-cell office:value-type="float" office:value="92.7" table:style-name="ce1">
            <text:p>92.7</text:p>
          </table:table-cell>
          <table:table-cell office:value-type="float" office:value="92.3" table:style-name="ce1">
            <text:p>92.3</text:p>
          </table:table-cell>
          <table:table-cell office:value-type="float" office:value="91.9" table:style-name="ce1">
            <text:p>91.9</text:p>
          </table:table-cell>
          <table:table-cell office:value-type="float" office:value="91.6" table:style-name="ce1">
            <text:p>91.6</text:p>
          </table:table-cell>
          <table:table-cell office:value-type="float" office:value="91.2" table:style-name="ce1">
            <text:p>91.2</text:p>
          </table:table-cell>
          <table:table-cell office:value-type="float" office:value="90.9" table:style-name="ce1">
            <text:p>90.9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" table:style-name="ce1">
            <text:p>83</text:p>
          </table:table-cell>
          <table:table-cell office:value-type="float" office:value="83.9" table:style-name="ce1">
            <text:p>83.9</text:p>
          </table:table-cell>
          <table:table-cell office:value-type="float" office:value="85.7" table:style-name="ce1">
            <text:p>85.7</text:p>
          </table:table-cell>
          <table:table-cell office:value-type="float" office:value="87.5" table:style-name="ce1">
            <text:p>87.5</text:p>
          </table:table-cell>
          <table:table-cell office:value-type="float" office:value="88.4" table:style-name="ce1">
            <text:p>88.4</text:p>
          </table:table-cell>
          <table:table-cell office:value-type="float" office:value="89.3" table:style-name="ce1">
            <text:p>89.3</text:p>
          </table:table-cell>
          <table:table-cell office:value-type="float" office:value="90.2" table:style-name="ce1">
            <text:p>90.2</text:p>
          </table:table-cell>
          <table:table-cell office:value-type="float" office:value="91.1" table:style-name="ce1">
            <text:p>91.1</text:p>
          </table:table-cell>
          <table:table-cell office:value-type="float" office:value="91.9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2.8" table:style-name="ce1">
            <text:p>92.8</text:p>
          </table:table-cell>
          <table:table-cell office:value-type="float" office:value="93.1" table:style-name="ce1">
            <text:p>93.1</text:p>
          </table:table-cell>
          <table:table-cell office:value-type="float" office:value="93.6" table:style-name="ce1">
            <text:p>93.6</text:p>
          </table:table-cell>
          <table:table-cell office:value-type="float" office:value="94.1" table:style-name="ce1">
            <text:p>94.1</text:p>
          </table:table-cell>
          <table:table-cell office:value-type="float" office:value="94.5" table:style-name="ce1">
            <text:p>94.5</text:p>
          </table:table-cell>
          <table:table-cell office:value-type="float" office:value="94.8" table:style-name="ce1">
            <text:p>94.8</text:p>
          </table:table-cell>
          <table:table-cell office:value-type="float" office:value="94.6" table:style-name="ce1">
            <text:p>94.6</text:p>
          </table:table-cell>
          <table:table-cell office:value-type="float" office:value="94.2" table:style-name="ce1">
            <text:p>94.2</text:p>
          </table:table-cell>
          <table:table-cell office:value-type="float" office:value="93.7" table:style-name="ce1">
            <text:p>93.7</text:p>
          </table:table-cell>
          <table:table-cell office:value-type="float" office:value="93.3" table:style-name="ce1">
            <text:p>93.3</text:p>
          </table:table-cell>
          <table:table-cell office:value-type="float" office:value="92.9" table:style-name="ce1">
            <text:p>92.9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4" table:style-name="ce1">
            <text:p>91.4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table:number-columns-repeated="16365"/>
        </table:table-row>
        <table:table-row table:style-name="ro1"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2" table:style-name="ce1">
            <text:p>83.2</text:p>
          </table:table-cell>
          <table:table-cell office:value-type="float" office:value="84.1" table:style-name="ce1">
            <text:p>84.1</text:p>
          </table:table-cell>
          <table:table-cell office:value-type="float" office:value="86" table:style-name="ce1">
            <text:p>86</text:p>
          </table:table-cell>
          <table:table-cell office:value-type="float" office:value="87.8" table:style-name="ce1">
            <text:p>87.8</text:p>
          </table:table-cell>
          <table:table-cell office:value-type="float" office:value="88.7" table:style-name="ce1">
            <text:p>88.7</text:p>
          </table:table-cell>
          <table:table-cell office:value-type="float" office:value="89.6" table:style-name="ce1">
            <text:p>89.6</text:p>
          </table:table-cell>
          <table:table-cell office:value-type="float" office:value="90.4" table:style-name="ce1">
            <text:p>90.4</text:p>
          </table:table-cell>
          <table:table-cell office:value-type="float" office:value="91.3" table:style-name="ce1">
            <text:p>91.3</text:p>
          </table:table-cell>
          <table:table-cell office:value-type="float" office:value="92.2" table:style-name="ce1">
            <text:p>92.2</text:p>
          </table:table-cell>
          <table:table-cell office:value-type="float" office:value="93" table:style-name="ce1">
            <text:p>93</text:p>
          </table:table-cell>
          <table:table-cell office:value-type="float" office:value="93.4" table:style-name="ce1">
            <text:p>93.4</text:p>
          </table:table-cell>
          <table:table-cell table:number-columns-repeated="16365"/>
        </table:table-row>
        <table:table-row table:style-name="ro1">
          <table:table-cell office:value-type="float" office:value="93.9" table:style-name="ce1">
            <text:p>93.9</text:p>
          </table:table-cell>
          <table:table-cell office:value-type="float" office:value="94.4" table:style-name="ce1">
            <text:p>94.4</text:p>
          </table:table-cell>
          <table:table-cell office:value-type="float" office:value="94.7" table:style-name="ce1">
            <text:p>94.7</text:p>
          </table:table-cell>
          <table:table-cell office:value-type="float" office:value="94.7" table:style-name="ce1">
            <text:p>94.7</text:p>
          </table:table-cell>
          <table:table-cell office:value-type="float" office:value="94.3" table:style-name="ce1">
            <text:p>94.3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2.9" table:style-name="ce1">
            <text:p>92.9</text:p>
          </table:table-cell>
          <table:table-cell office:value-type="float" office:value="92.6" table:style-name="ce1">
            <text:p>92.6</text:p>
          </table:table-cell>
          <table:table-cell office:value-type="float" office:value="92.2" table:style-name="ce1">
            <text:p>92.2</text:p>
          </table:table-cell>
          <table:table-cell office:value-type="float" office:value="91.8" table:style-name="ce1">
            <text:p>91.8</text:p>
          </table:table-cell>
          <table:table-cell office:value-type="float" office:value="91.5" table:style-name="ce1">
            <text:p>91.5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" table:style-name="ce1">
            <text:p>83</text:p>
          </table:table-cell>
          <table:table-cell office:value-type="float" office:value="83.9" table:style-name="ce1">
            <text:p>83.9</text:p>
          </table:table-cell>
          <table:table-cell office:value-type="float" office:value="85.8" table:style-name="ce1">
            <text:p>85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4" table:style-name="ce1">
            <text:p>89.4</text:p>
          </table:table-cell>
          <table:table-cell office:value-type="float" office:value="90.2" table:style-name="ce1">
            <text:p>90.2</text:p>
          </table:table-cell>
          <table:table-cell office:value-type="float" office:value="91.1" table:style-name="ce1">
            <text:p>91.1</text:p>
          </table:table-cell>
          <table:table-cell office:value-type="float" office:value="92" table:style-name="ce1">
            <text:p>92</text:p>
          </table:table-cell>
          <table:table-cell office:value-type="float" office:value="92.8" table:style-name="ce1">
            <text:p>92.8</text:p>
          </table:table-cell>
          <table:table-cell office:value-type="float" office:value="93.2" table:style-name="ce1">
            <text:p>93.2</text:p>
          </table:table-cell>
          <table:table-cell office:value-type="float" office:value="93.7" table:style-name="ce1">
            <text:p>93.7</text:p>
          </table:table-cell>
          <table:table-cell office:value-type="float" office:value="94.2" table:style-name="ce1">
            <text:p>94.2</text:p>
          </table:table-cell>
          <table:table-cell table:number-columns-repeated="16365"/>
        </table:table-row>
        <table:table-row table:style-name="ro1">
          <table:table-cell office:value-type="float" office:value="94.5" table:style-name="ce1">
            <text:p>94.5</text:p>
          </table:table-cell>
          <table:table-cell office:value-type="float" office:value="94.1" table:style-name="ce1">
            <text:p>94.1</text:p>
          </table:table-cell>
          <table:table-cell office:value-type="float" office:value="93.7" table:style-name="ce1">
            <text:p>93.7</text:p>
          </table:table-cell>
          <table:table-cell office:value-type="float" office:value="93.2" table:style-name="ce1">
            <text:p>93.2</text:p>
          </table:table-cell>
          <table:table-cell office:value-type="float" office:value="92.7" table:style-name="ce1">
            <text:p>92.7</text:p>
          </table:table-cell>
          <table:table-cell office:value-type="float" office:value="92.3" table:style-name="ce1">
            <text:p>92.3</text:p>
          </table:table-cell>
          <table:table-cell office:value-type="float" office:value="91.9" table:style-name="ce1">
            <text:p>91.9</text:p>
          </table:table-cell>
          <table:table-cell office:value-type="float" office:value="91.5" table:style-name="ce1">
            <text:p>91.5</text:p>
          </table:table-cell>
          <table:table-cell office:value-type="float" office:value="91.2" table:style-name="ce1">
            <text:p>91.2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table:number-columns-repeated="16365"/>
        </table:table-row>
        <table:table-row table:style-name="ro1"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1" table:style-name="ce1">
            <text:p>83.1</text:p>
          </table:table-cell>
          <table:table-cell office:value-type="float" office:value="84" table:style-name="ce1">
            <text:p>84</text:p>
          </table:table-cell>
          <table:table-cell office:value-type="float" office:value="85.8" table:style-name="ce1">
            <text:p>85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4" table:style-name="ce1">
            <text:p>89.4</text:p>
          </table:table-cell>
          <table:table-cell office:value-type="float" office:value="90.3" table:style-name="ce1">
            <text:p>90.3</text:p>
          </table:table-cell>
          <table:table-cell office:value-type="float" office:value="91.1" table:style-name="ce1">
            <text:p>91.1</text:p>
          </table:table-cell>
          <table:table-cell office:value-type="float" office:value="92" table:style-name="ce1">
            <text:p>92</text:p>
          </table:table-cell>
          <table:table-cell office:value-type="float" office:value="92.9" table:style-name="ce1">
            <text:p>92.9</text:p>
          </table:table-cell>
          <table:table-cell office:value-type="float" office:value="93.2" table:style-name="ce1">
            <text:p>93.2</text:p>
          </table:table-cell>
          <table:table-cell office:value-type="float" office:value="93.7" table:style-name="ce1">
            <text:p>93.7</text:p>
          </table:table-cell>
          <table:table-cell office:value-type="float" office:value="94.2" table:style-name="ce1">
            <text:p>94.2</text:p>
          </table:table-cell>
          <table:table-cell office:value-type="float" office:value="94.3" table:style-name="ce1">
            <text:p>94.3</text:p>
          </table:table-cell>
          <table:table-cell office:value-type="float" office:value="93.9" table:style-name="ce1">
            <text:p>93.9</text:p>
          </table:table-cell>
          <table:table-cell table:number-columns-repeated="16365"/>
        </table:table-row>
        <table:table-row table:style-name="ro1">
          <table:table-cell office:value-type="float" office:value="93.5" table:style-name="ce1">
            <text:p>93.5</text:p>
          </table:table-cell>
          <table:table-cell office:value-type="float" office:value="93" table:style-name="ce1">
            <text:p>93</text:p>
          </table:table-cell>
          <table:table-cell office:value-type="float" office:value="92.6" table:style-name="ce1">
            <text:p>92.6</text:p>
          </table:table-cell>
          <table:table-cell office:value-type="float" office:value="92.2" table:style-name="ce1">
            <text:p>92.2</text:p>
          </table:table-cell>
          <table:table-cell office:value-type="float" office:value="91.8" table:style-name="ce1">
            <text:p>91.8</text:p>
          </table:table-cell>
          <table:table-cell office:value-type="float" office:value="91.4" table:style-name="ce1">
            <text:p>91.4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3" table:style-name="ce1">
            <text:p>83.3</text:p>
          </table:table-cell>
          <table:table-cell office:value-type="float" office:value="84.3" table:style-name="ce1">
            <text:p>84.3</text:p>
          </table:table-cell>
          <table:table-cell office:value-type="float" office:value="86.1" table:style-name="ce1">
            <text:p>86.1</text:p>
          </table:table-cell>
          <table:table-cell office:value-type="float" office:value="87.9" table:style-name="ce1">
            <text:p>87.9</text:p>
          </table:table-cell>
          <table:table-cell office:value-type="float" office:value="88.8" table:style-name="ce1">
            <text:p>88.8</text:p>
          </table:table-cell>
          <table:table-cell office:value-type="float" office:value="89.7" table:style-name="ce1">
            <text:p>89.7</text:p>
          </table:table-cell>
          <table:table-cell office:value-type="float" office:value="90.5" table:style-name="ce1">
            <text:p>90.5</text:p>
          </table:table-cell>
          <table:table-cell office:value-type="float" office:value="91.4" table:style-name="ce1">
            <text:p>91.4</text:p>
          </table:table-cell>
          <table:table-cell office:value-type="float" office:value="92.3" table:style-name="ce1">
            <text:p>92.3</text:p>
          </table:table-cell>
          <table:table-cell office:value-type="float" office:value="93.1" table:style-name="ce1">
            <text:p>93.1</text:p>
          </table:table-cell>
          <table:table-cell office:value-type="float" office:value="93.5" table:style-name="ce1">
            <text:p>93.5</text:p>
          </table:table-cell>
          <table:table-cell office:value-type="float" office:value="94" table:style-name="ce1">
            <text:p>94</text:p>
          </table:table-cell>
          <table:table-cell office:value-type="float" office:value="94.5" table:style-name="ce1">
            <text:p>94.5</text:p>
          </table:table-cell>
          <table:table-cell office:value-type="float" office:value="94.2" table:style-name="ce1">
            <text:p>94.2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3" table:style-name="ce1">
            <text:p>93</text:p>
          </table:table-cell>
          <table:table-cell table:number-columns-repeated="16365"/>
        </table:table-row>
        <table:table-row table:style-name="ro1"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table:number-columns-repeated="16365"/>
        </table:table-row>
        <table:table-row table:style-name="ro1">
          <table:table-cell office:value-type="float" office:value="83.8" table:style-name="ce1">
            <text:p>83.8</text:p>
          </table:table-cell>
          <table:table-cell office:value-type="float" office:value="84.7" table:style-name="ce1">
            <text:p>84.7</text:p>
          </table:table-cell>
          <table:table-cell office:value-type="float" office:value="86.5" table:style-name="ce1">
            <text:p>86.5</text:p>
          </table:table-cell>
          <table:table-cell office:value-type="float" office:value="88.4" table:style-name="ce1">
            <text:p>88.4</text:p>
          </table:table-cell>
          <table:table-cell office:value-type="float" office:value="89.2" table:style-name="ce1">
            <text:p>89.2</text:p>
          </table:table-cell>
          <table:table-cell office:value-type="float" office:value="90.1" table:style-name="ce1">
            <text:p>90.1</text:p>
          </table:table-cell>
          <table:table-cell office:value-type="float" office:value="91" table:style-name="ce1">
            <text:p>91</text:p>
          </table:table-cell>
          <table:table-cell office:value-type="float" office:value="91.9" table:style-name="ce1">
            <text:p>91.9</text:p>
          </table:table-cell>
          <table:table-cell office:value-type="float" office:value="92.7" table:style-name="ce1">
            <text:p>92.7</text:p>
          </table:table-cell>
          <table:table-cell office:value-type="float" office:value="93.6" table:style-name="ce1">
            <text:p>93.6</text:p>
          </table:table-cell>
          <table:table-cell office:value-type="float" office:value="93.9" table:style-name="ce1">
            <text:p>93.9</text:p>
          </table:table-cell>
          <table:table-cell office:value-type="float" office:value="94.4" table:style-name="ce1">
            <text:p>94.4</text:p>
          </table:table-cell>
          <table:table-cell office:value-type="float" office:value="94.3" table:style-name="ce1">
            <text:p>94.3</text:p>
          </table:table-cell>
          <table:table-cell office:value-type="float" office:value="93.8" table:style-name="ce1">
            <text:p>93.8</text:p>
          </table:table-cell>
          <table:table-cell office:value-type="float" office:value="93.2" table:style-name="ce1">
            <text:p>93.2</text:p>
          </table:table-cell>
          <table:table-cell office:value-type="float" office:value="92.7" table:style-name="ce1">
            <text:p>92.7</text:p>
          </table:table-cell>
          <table:table-cell office:value-type="float" office:value="92.2" table:style-name="ce1">
            <text:p>92.2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0.9" table:style-name="ce1">
            <text:p>90.9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4.1" table:style-name="ce1">
            <text:p>84.1</text:p>
          </table:table-cell>
          <table:table-cell office:value-type="float" office:value="85.1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6.9" table:style-name="ce1">
            <text:p>86.9</text:p>
          </table:table-cell>
          <table:table-cell office:value-type="float" office:value="88.7" table:style-name="ce1">
            <text:p>88.7</text:p>
          </table:table-cell>
          <table:table-cell office:value-type="float" office:value="89.6" table:style-name="ce1">
            <text:p>89.6</text:p>
          </table:table-cell>
          <table:table-cell office:value-type="float" office:value="90.5" table:style-name="ce1">
            <text:p>90.5</text:p>
          </table:table-cell>
          <table:table-cell office:value-type="float" office:value="91.4" table:style-name="ce1">
            <text:p>91.4</text:p>
          </table:table-cell>
          <table:table-cell office:value-type="float" office:value="92.2" table:style-name="ce1">
            <text:p>92.2</text:p>
          </table:table-cell>
          <table:table-cell office:value-type="float" office:value="93.1" table:style-name="ce1">
            <text:p>93.1</text:p>
          </table:table-cell>
          <table:table-cell office:value-type="float" office:value="94" table:style-name="ce1">
            <text:p>94</text:p>
          </table:table-cell>
          <table:table-cell office:value-type="float" office:value="94.3" table:style-name="ce1">
            <text:p>94.3</text:p>
          </table:table-cell>
          <table:table-cell office:value-type="float" office:value="94.8" table:style-name="ce1">
            <text:p>94.8</text:p>
          </table:table-cell>
          <table:table-cell office:value-type="float" office:value="94.2" table:style-name="ce1">
            <text:p>94.2</text:p>
          </table:table-cell>
          <table:table-cell office:value-type="float" office:value="93.7" table:style-name="ce1">
            <text:p>93.7</text:p>
          </table:table-cell>
          <table:table-cell office:value-type="float" office:value="93.1" table:style-name="ce1">
            <text:p>93.1</text:p>
          </table:table-cell>
          <table:table-cell office:value-type="float" office:value="92.6" table:style-name="ce1">
            <text:p>92.6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0.9" table:style-name="ce1">
            <text:p>90.9</text:p>
          </table:table-cell>
          <table:table-cell office:value-type="float" office:value="91.3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 office:value-type="float" office:value="76.8" table:formula="of:=[.A2]+[.$C$44]" table:style-name="ce1">
            <text:p>76.8</text:p>
          </table:table-cell>
          <table:table-cell office:value-type="float" office:value="77.599999999999994" table:formula="of:=[.B2]+[.$C$44]" table:style-name="ce1">
            <text:p>77.6</text:p>
          </table:table-cell>
          <table:table-cell office:value-type="float" office:value="79.2" table:formula="of:=[.C2]+[.$C$44]" table:style-name="ce1">
            <text:p>79.2</text:p>
          </table:table-cell>
          <table:table-cell office:value-type="float" office:value="80.7" table:formula="of:=[.D2]+[.$C$44]" table:style-name="ce1">
            <text:p>80.7</text:p>
          </table:table-cell>
          <table:table-cell office:value-type="float" office:value="81.5" table:formula="of:=[.E2]+[.$C$44]" table:style-name="ce1">
            <text:p>81.5</text:p>
          </table:table-cell>
          <table:table-cell office:value-type="float" office:value="82.3" table:formula="of:=[.F2]+[.$C$44]" table:style-name="ce1">
            <text:p>82.3</text:p>
          </table:table-cell>
          <table:table-cell office:value-type="float" office:value="83" table:formula="of:=[.G2]+[.$C$44]" table:style-name="ce1">
            <text:p>83</text:p>
          </table:table-cell>
          <table:table-cell office:value-type="float" office:value="83.7" table:formula="of:=[.H2]+[.$C$44]" table:style-name="ce1">
            <text:p>83.7</text:p>
          </table:table-cell>
          <table:table-cell office:value-type="float" office:value="84.5" table:formula="of:=[.I2]+[.$C$44]" table:style-name="ce1">
            <text:p>84.5</text:p>
          </table:table-cell>
          <table:table-cell office:value-type="float" office:value="85.2" table:formula="of:=[.J2]+[.$C$44]" table:style-name="ce1">
            <text:p>85.2</text:p>
          </table:table-cell>
          <table:table-cell office:value-type="float" office:value="85.5" table:formula="of:=[.K2]+[.$C$44]" table:style-name="ce1">
            <text:p>85.5</text:p>
          </table:table-cell>
          <table:table-cell office:value-type="float" office:value="85.9" table:formula="of:=[.L2]+[.$C$44]" table:style-name="ce1">
            <text:p>85.9</text:p>
          </table:table-cell>
          <table:table-cell office:value-type="float" office:value="86.4" table:formula="of:=[.M2]+[.$C$44]" table:style-name="ce1">
            <text:p>86.4</text:p>
          </table:table-cell>
          <table:table-cell office:value-type="float" office:value="86.6" table:formula="of:=[.N2]+[.$C$44]" table:style-name="ce1">
            <text:p>86.6</text:p>
          </table:table-cell>
          <table:table-cell office:value-type="float" office:value="86.9" table:formula="of:=[.O2]+[.$C$44]" table:style-name="ce1">
            <text:p>86.9</text:p>
          </table:table-cell>
          <table:table-cell office:value-type="float" office:value="87.2" table:formula="of:=[.P2]+[.$C$44]" table:style-name="ce1">
            <text:p>87.2</text:p>
          </table:table-cell>
          <table:table-cell office:value-type="float" office:value="87.5" table:formula="of:=[.Q2]+[.$C$44]" table:style-name="ce1">
            <text:p>87.5</text:p>
          </table:table-cell>
          <table:table-cell office:value-type="float" office:value="87.8" table:formula="of:=[.R2]+[.$C$44]" table:style-name="ce1">
            <text:p>87.8</text:p>
          </table:table-cell>
          <table:table-cell office:value-type="float" office:value="88.1" table:formula="of:=[.S2]+[.$C$44]" table:style-name="ce1">
            <text:p>88.1</text:p>
          </table:table-cell>
          <table:table-cell table:number-columns-repeated="16365"/>
        </table:table-row>
        <table:table-row table:style-name="ro1">
          <table:table-cell office:value-type="float" office:value="88.3" table:formula="of:=[.A3]+[.$C$44]" table:style-name="ce1">
            <text:p>88.3</text:p>
          </table:table-cell>
          <table:table-cell office:value-type="float" office:value="88.6" table:formula="of:=[.B3]+[.$C$44]" table:style-name="ce1">
            <text:p>88.6</text:p>
          </table:table-cell>
          <table:table-cell office:value-type="float" office:value="88.9" table:formula="of:=[.C3]+[.$C$44]" table:style-name="ce1">
            <text:p>88.9</text:p>
          </table:table-cell>
          <table:table-cell office:value-type="float" office:value="89.2" table:formula="of:=[.D3]+[.$C$44]" table:style-name="ce1">
            <text:p>89.2</text:p>
          </table:table-cell>
          <table:table-cell office:value-type="float" office:value="89.4" table:formula="of:=[.E3]+[.$C$44]" table:style-name="ce1">
            <text:p>89.4</text:p>
          </table:table-cell>
          <table:table-cell office:value-type="float" office:value="89.7" table:formula="of:=[.F3]+[.$C$44]" table:style-name="ce1">
            <text:p>89.7</text:p>
          </table:table-cell>
          <table:table-cell office:value-type="float" office:value="90" table:formula="of:=[.G3]+[.$C$44]" table:style-name="ce1">
            <text:p>90</text:p>
          </table:table-cell>
          <table:table-cell office:value-type="float" office:value="90.3" table:formula="of:=[.H3]+[.$C$44]" table:style-name="ce1">
            <text:p>90.3</text:p>
          </table:table-cell>
          <table:table-cell office:value-type="float" office:value="90.5" table:formula="of:=[.I3]+[.$C$44]" table:style-name="ce1">
            <text:p>90.5</text:p>
          </table:table-cell>
          <table:table-cell office:value-type="float" office:value="90.8" table:formula="of:=[.J3]+[.$C$44]" table:style-name="ce1">
            <text:p>90.8</text:p>
          </table:table-cell>
          <table:table-cell office:value-type="float" office:value="91.1" table:formula="of:=[.K3]+[.$C$44]" table:style-name="ce1">
            <text:p>91.1</text:p>
          </table:table-cell>
          <table:table-cell office:value-type="float" office:value="91.3" table:formula="of:=[.L3]+[.$C$44]" table:style-name="ce1">
            <text:p>91.3</text:p>
          </table:table-cell>
          <table:table-cell office:value-type="float" office:value="91.6" table:formula="of:=[.M3]+[.$C$44]" table:style-name="ce1">
            <text:p>91.6</text:p>
          </table:table-cell>
          <table:table-cell office:value-type="float" office:value="91.9" table:formula="of:=[.N3]+[.$C$44]" table:style-name="ce1">
            <text:p>91.9</text:p>
          </table:table-cell>
          <table:table-cell office:value-type="float" office:value="91.5" table:formula="of:=[.O3]+[.$C$44]" table:style-name="ce1">
            <text:p>91.5</text:p>
          </table:table-cell>
          <table:table-cell office:value-type="float" office:value="91.2" table:formula="of:=[.P3]+[.$C$44]" table:style-name="ce1">
            <text:p>91.2</text:p>
          </table:table-cell>
          <table:table-cell office:value-type="float" office:value="90.7" table:formula="of:=[.Q3]+[.$C$44]" table:style-name="ce1">
            <text:p>90.7</text:p>
          </table:table-cell>
          <table:table-cell office:value-type="float" office:value="77.900000000000006" table:formula="of:=[.R3]+[.$C$44]" table:style-name="ce1">
            <text:p>77.9</text:p>
          </table:table-cell>
          <table:table-cell office:value-type="float" office:value="78.7" table:formula="of:=[.S3]+[.$C$44]" table:style-name="ce1">
            <text:p>78.7</text:p>
          </table:table-cell>
          <table:table-cell table:number-columns-repeated="16365"/>
        </table:table-row>
        <table:table-row table:style-name="ro1">
          <table:table-cell office:value-type="float" office:value="80.3" table:formula="of:=[.A4]+[.$C$44]" table:style-name="ce1">
            <text:p>80.3</text:p>
          </table:table-cell>
          <table:table-cell office:value-type="float" office:value="81.900000000000006" table:formula="of:=[.B4]+[.$C$44]" table:style-name="ce1">
            <text:p>81.9</text:p>
          </table:table-cell>
          <table:table-cell office:value-type="float" office:value="82.7" table:formula="of:=[.C4]+[.$C$44]" table:style-name="ce1">
            <text:p>82.7</text:p>
          </table:table-cell>
          <table:table-cell office:value-type="float" office:value="83.4" table:formula="of:=[.D4]+[.$C$44]" table:style-name="ce1">
            <text:p>83.4</text:p>
          </table:table-cell>
          <table:table-cell office:value-type="float" office:value="84.2" table:formula="of:=[.E4]+[.$C$44]" table:style-name="ce1">
            <text:p>84.2</text:p>
          </table:table-cell>
          <table:table-cell office:value-type="float" office:value="84.9" table:formula="of:=[.F4]+[.$C$44]" table:style-name="ce1">
            <text:p>84.9</text:p>
          </table:table-cell>
          <table:table-cell office:value-type="float" office:value="85.7" table:formula="of:=[.G4]+[.$C$44]" table:style-name="ce1">
            <text:p>85.7</text:p>
          </table:table-cell>
          <table:table-cell office:value-type="float" office:value="86.4" table:formula="of:=[.H4]+[.$C$44]" table:style-name="ce1">
            <text:p>86.4</text:p>
          </table:table-cell>
          <table:table-cell office:value-type="float" office:value="86.7" table:formula="of:=[.I4]+[.$C$44]" table:style-name="ce1">
            <text:p>86.7</text:p>
          </table:table-cell>
          <table:table-cell office:value-type="float" office:value="87.2" table:formula="of:=[.J4]+[.$C$44]" table:style-name="ce1">
            <text:p>87.2</text:p>
          </table:table-cell>
          <table:table-cell office:value-type="float" office:value="87.6" table:formula="of:=[.K4]+[.$C$44]" table:style-name="ce1">
            <text:p>87.6</text:p>
          </table:table-cell>
          <table:table-cell office:value-type="float" office:value="87.9" table:formula="of:=[.L4]+[.$C$44]" table:style-name="ce1">
            <text:p>87.9</text:p>
          </table:table-cell>
          <table:table-cell office:value-type="float" office:value="88.2" table:formula="of:=[.M4]+[.$C$44]" table:style-name="ce1">
            <text:p>88.2</text:p>
          </table:table-cell>
          <table:table-cell office:value-type="float" office:value="88.5" table:formula="of:=[.N4]+[.$C$44]" table:style-name="ce1">
            <text:p>88.5</text:p>
          </table:table-cell>
          <table:table-cell office:value-type="float" office:value="88.7" table:formula="of:=[.O4]+[.$C$44]" table:style-name="ce1">
            <text:p>88.7</text:p>
          </table:table-cell>
          <table:table-cell office:value-type="float" office:value="89" table:formula="of:=[.P4]+[.$C$44]" table:style-name="ce1">
            <text:p>89</text:p>
          </table:table-cell>
          <table:table-cell office:value-type="float" office:value="89.3" table:formula="of:=[.Q4]+[.$C$44]" table:style-name="ce1">
            <text:p>89.3</text:p>
          </table:table-cell>
          <table:table-cell office:value-type="float" office:value="89.6" table:formula="of:=[.R4]+[.$C$44]" table:style-name="ce1">
            <text:p>89.6</text:p>
          </table:table-cell>
          <table:table-cell office:value-type="float" office:value="89.9" table:formula="of:=[.S4]+[.$C$44]" table:style-name="ce1">
            <text:p>89.9</text:p>
          </table:table-cell>
          <table:table-cell table:number-columns-repeated="16365"/>
        </table:table-row>
        <table:table-row table:style-name="ro1">
          <table:table-cell office:value-type="float" office:value="90.2" table:formula="of:=[.A5]+[.$C$44]" table:style-name="ce1">
            <text:p>90.2</text:p>
          </table:table-cell>
          <table:table-cell office:value-type="float" office:value="90.4" table:formula="of:=[.B5]+[.$C$44]" table:style-name="ce1">
            <text:p>90.4</text:p>
          </table:table-cell>
          <table:table-cell office:value-type="float" office:value="90.7" table:formula="of:=[.C5]+[.$C$44]" table:style-name="ce1">
            <text:p>90.7</text:p>
          </table:table-cell>
          <table:table-cell office:value-type="float" office:value="91" table:formula="of:=[.D5]+[.$C$44]" table:style-name="ce1">
            <text:p>91</text:p>
          </table:table-cell>
          <table:table-cell office:value-type="float" office:value="91.3" table:formula="of:=[.E5]+[.$C$44]" table:style-name="ce1">
            <text:p>91.3</text:p>
          </table:table-cell>
          <table:table-cell office:value-type="float" office:value="91.6" table:formula="of:=[.F5]+[.$C$44]" table:style-name="ce1">
            <text:p>91.6</text:p>
          </table:table-cell>
          <table:table-cell office:value-type="float" office:value="91.8" table:formula="of:=[.G5]+[.$C$44]" table:style-name="ce1">
            <text:p>91.8</text:p>
          </table:table-cell>
          <table:table-cell office:value-type="float" office:value="92.1" table:formula="of:=[.H5]+[.$C$44]" table:style-name="ce1">
            <text:p>92.1</text:p>
          </table:table-cell>
          <table:table-cell office:value-type="float" office:value="92.4" table:formula="of:=[.I5]+[.$C$44]" table:style-name="ce1">
            <text:p>92.4</text:p>
          </table:table-cell>
          <table:table-cell office:value-type="float" office:value="92.7" table:formula="of:=[.J5]+[.$C$44]" table:style-name="ce1">
            <text:p>92.7</text:p>
          </table:table-cell>
          <table:table-cell office:value-type="float" office:value="92.9" table:formula="of:=[.K5]+[.$C$44]" table:style-name="ce1">
            <text:p>92.9</text:p>
          </table:table-cell>
          <table:table-cell office:value-type="float" office:value="92.6" table:formula="of:=[.L5]+[.$C$44]" table:style-name="ce1">
            <text:p>92.6</text:p>
          </table:table-cell>
          <table:table-cell office:value-type="float" office:value="92.2" table:formula="of:=[.M5]+[.$C$44]" table:style-name="ce1">
            <text:p>92.2</text:p>
          </table:table-cell>
          <table:table-cell office:value-type="float" office:value="91.9" table:formula="of:=[.N5]+[.$C$44]" table:style-name="ce1">
            <text:p>91.9</text:p>
          </table:table-cell>
          <table:table-cell office:value-type="float" office:value="91.5" table:formula="of:=[.O5]+[.$C$44]" table:style-name="ce1">
            <text:p>91.5</text:p>
          </table:table-cell>
          <table:table-cell office:value-type="float" office:value="78.900000000000006" table:formula="of:=[.P5]+[.$C$44]" table:style-name="ce1">
            <text:p>78.9</text:p>
          </table:table-cell>
          <table:table-cell office:value-type="float" office:value="79.8" table:formula="of:=[.Q5]+[.$C$44]" table:style-name="ce1">
            <text:p>79.8</text:p>
          </table:table-cell>
          <table:table-cell office:value-type="float" office:value="81.400000000000006" table:formula="of:=[.R5]+[.$C$44]" table:style-name="ce1">
            <text:p>81.4</text:p>
          </table:table-cell>
          <table:table-cell office:value-type="float" office:value="83" table:formula="of:=[.S5]+[.$C$44]" table:style-name="ce1">
            <text:p>83</text:p>
          </table:table-cell>
          <table:table-cell table:number-columns-repeated="16365"/>
        </table:table-row>
        <table:table-row table:style-name="ro1">
          <table:table-cell office:value-type="float" office:value="83.8" table:formula="of:=[.A6]+[.$C$44]" table:style-name="ce1">
            <text:p>83.8</text:p>
          </table:table-cell>
          <table:table-cell office:value-type="float" office:value="84.6" table:formula="of:=[.B6]+[.$C$44]" table:style-name="ce1">
            <text:p>84.6</text:p>
          </table:table-cell>
          <table:table-cell office:value-type="float" office:value="85.3" table:formula="of:=[.C6]+[.$C$44]" table:style-name="ce1">
            <text:p>85.3</text:p>
          </table:table-cell>
          <table:table-cell office:value-type="float" office:value="86.1" table:formula="of:=[.D6]+[.$C$44]" table:style-name="ce1">
            <text:p>86.1</text:p>
          </table:table-cell>
          <table:table-cell office:value-type="float" office:value="86.9" table:formula="of:=[.E6]+[.$C$44]" table:style-name="ce1">
            <text:p>86.9</text:p>
          </table:table-cell>
          <table:table-cell office:value-type="float" office:value="87.6" table:formula="of:=[.F6]+[.$C$44]" table:style-name="ce1">
            <text:p>87.6</text:p>
          </table:table-cell>
          <table:table-cell office:value-type="float" office:value="87.9" table:formula="of:=[.G6]+[.$C$44]" table:style-name="ce1">
            <text:p>87.9</text:p>
          </table:table-cell>
          <table:table-cell office:value-type="float" office:value="88.4" table:formula="of:=[.H6]+[.$C$44]" table:style-name="ce1">
            <text:p>88.4</text:p>
          </table:table-cell>
          <table:table-cell office:value-type="float" office:value="88.8" table:formula="of:=[.I6]+[.$C$44]" table:style-name="ce1">
            <text:p>88.8</text:p>
          </table:table-cell>
          <table:table-cell office:value-type="float" office:value="89.1" table:formula="of:=[.J6]+[.$C$44]" table:style-name="ce1">
            <text:p>89.1</text:p>
          </table:table-cell>
          <table:table-cell office:value-type="float" office:value="89.4" table:formula="of:=[.K6]+[.$C$44]" table:style-name="ce1">
            <text:p>89.4</text:p>
          </table:table-cell>
          <table:table-cell office:value-type="float" office:value="89.7" table:formula="of:=[.L6]+[.$C$44]" table:style-name="ce1">
            <text:p>89.7</text:p>
          </table:table-cell>
          <table:table-cell office:value-type="float" office:value="90" table:formula="of:=[.M6]+[.$C$44]" table:style-name="ce1">
            <text:p>90</text:p>
          </table:table-cell>
          <table:table-cell office:value-type="float" office:value="90.3" table:formula="of:=[.N6]+[.$C$44]" table:style-name="ce1">
            <text:p>90.3</text:p>
          </table:table-cell>
          <table:table-cell office:value-type="float" office:value="90.6" table:formula="of:=[.O6]+[.$C$44]" table:style-name="ce1">
            <text:p>90.6</text:p>
          </table:table-cell>
          <table:table-cell office:value-type="float" office:value="90.8" table:formula="of:=[.P6]+[.$C$44]" table:style-name="ce1">
            <text:p>90.8</text:p>
          </table:table-cell>
          <table:table-cell office:value-type="float" office:value="91.1" table:formula="of:=[.Q6]+[.$C$44]" table:style-name="ce1">
            <text:p>91.1</text:p>
          </table:table-cell>
          <table:table-cell office:value-type="float" office:value="91.4" table:formula="of:=[.R6]+[.$C$44]" table:style-name="ce1">
            <text:p>91.4</text:p>
          </table:table-cell>
          <table:table-cell office:value-type="float" office:value="91.7" table:formula="of:=[.S6]+[.$C$44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2" table:formula="of:=[.A7]+[.$C$44]" table:style-name="ce1">
            <text:p>92</text:p>
          </table:table-cell>
          <table:table-cell office:value-type="float" office:value="92.3" table:formula="of:=[.B7]+[.$C$44]" table:style-name="ce1">
            <text:p>92.3</text:p>
          </table:table-cell>
          <table:table-cell office:value-type="float" office:value="92.6" table:formula="of:=[.C7]+[.$C$44]" table:style-name="ce1">
            <text:p>92.6</text:p>
          </table:table-cell>
          <table:table-cell office:value-type="float" office:value="92.8" table:formula="of:=[.D7]+[.$C$44]" table:style-name="ce1">
            <text:p>92.8</text:p>
          </table:table-cell>
          <table:table-cell office:value-type="float" office:value="93.1" table:formula="of:=[.E7]+[.$C$44]" table:style-name="ce1">
            <text:p>93.1</text:p>
          </table:table-cell>
          <table:table-cell office:value-type="float" office:value="93.4" table:formula="of:=[.F7]+[.$C$44]" table:style-name="ce1">
            <text:p>93.4</text:p>
          </table:table-cell>
          <table:table-cell office:value-type="float" office:value="93.7" table:formula="of:=[.G7]+[.$C$44]" table:style-name="ce1">
            <text:p>93.7</text:p>
          </table:table-cell>
          <table:table-cell office:value-type="float" office:value="93.9" table:formula="of:=[.H7]+[.$C$44]" table:style-name="ce1">
            <text:p>93.9</text:p>
          </table:table-cell>
          <table:table-cell office:value-type="float" office:value="93.6" table:formula="of:=[.I7]+[.$C$44]" table:style-name="ce1">
            <text:p>93.6</text:p>
          </table:table-cell>
          <table:table-cell office:value-type="float" office:value="93.3" table:formula="of:=[.J7]+[.$C$44]" table:style-name="ce1">
            <text:p>93.3</text:p>
          </table:table-cell>
          <table:table-cell office:value-type="float" office:value="93" table:formula="of:=[.K7]+[.$C$44]" table:style-name="ce1">
            <text:p>93</text:p>
          </table:table-cell>
          <table:table-cell office:value-type="float" office:value="92.7" table:formula="of:=[.L7]+[.$C$44]" table:style-name="ce1">
            <text:p>92.7</text:p>
          </table:table-cell>
          <table:table-cell office:value-type="float" office:value="92.2" table:formula="of:=[.M7]+[.$C$44]" table:style-name="ce1">
            <text:p>92.2</text:p>
          </table:table-cell>
          <table:table-cell office:value-type="float" office:value="79.3" table:formula="of:=[.N7]+[.$C$44]" table:style-name="ce1">
            <text:p>79.3</text:p>
          </table:table-cell>
          <table:table-cell office:value-type="float" office:value="80.099999999999994" table:formula="of:=[.O7]+[.$C$44]" table:style-name="ce1">
            <text:p>80.1</text:p>
          </table:table-cell>
          <table:table-cell office:value-type="float" office:value="81.7" table:formula="of:=[.P7]+[.$C$44]" table:style-name="ce1">
            <text:p>81.7</text:p>
          </table:table-cell>
          <table:table-cell office:value-type="float" office:value="83.4" table:formula="of:=[.Q7]+[.$C$44]" table:style-name="ce1">
            <text:p>83.4</text:p>
          </table:table-cell>
          <table:table-cell office:value-type="float" office:value="84.1" table:formula="of:=[.R7]+[.$C$44]" table:style-name="ce1">
            <text:p>84.1</text:p>
          </table:table-cell>
          <table:table-cell office:value-type="float" office:value="84.9" table:formula="of:=[.S7]+[.$C$44]" table:style-name="ce1">
            <text:p>84.9</text:p>
          </table:table-cell>
          <table:table-cell table:number-columns-repeated="16365"/>
        </table:table-row>
        <table:table-row table:style-name="ro1">
          <table:table-cell office:value-type="float" office:value="85.7" table:formula="of:=[.A8]+[.$C$44]" table:style-name="ce1">
            <text:p>85.7</text:p>
          </table:table-cell>
          <table:table-cell office:value-type="float" office:value="86.5" table:formula="of:=[.B8]+[.$C$44]" table:style-name="ce1">
            <text:p>86.5</text:p>
          </table:table-cell>
          <table:table-cell office:value-type="float" office:value="87.2" table:formula="of:=[.C8]+[.$C$44]" table:style-name="ce1">
            <text:p>87.2</text:p>
          </table:table-cell>
          <table:table-cell office:value-type="float" office:value="88" table:formula="of:=[.D8]+[.$C$44]" table:style-name="ce1">
            <text:p>88</text:p>
          </table:table-cell>
          <table:table-cell office:value-type="float" office:value="88.3" table:formula="of:=[.E8]+[.$C$44]" table:style-name="ce1">
            <text:p>88.3</text:p>
          </table:table-cell>
          <table:table-cell office:value-type="float" office:value="88.7" table:formula="of:=[.F8]+[.$C$44]" table:style-name="ce1">
            <text:p>88.7</text:p>
          </table:table-cell>
          <table:table-cell office:value-type="float" office:value="89.2" table:formula="of:=[.G8]+[.$C$44]" table:style-name="ce1">
            <text:p>89.2</text:p>
          </table:table-cell>
          <table:table-cell office:value-type="float" office:value="89.5" table:formula="of:=[.H8]+[.$C$44]" table:style-name="ce1">
            <text:p>89.5</text:p>
          </table:table-cell>
          <table:table-cell office:value-type="float" office:value="89.8" table:formula="of:=[.I8]+[.$C$44]" table:style-name="ce1">
            <text:p>89.8</text:p>
          </table:table-cell>
          <table:table-cell office:value-type="float" office:value="90.1" table:formula="of:=[.J8]+[.$C$44]" table:style-name="ce1">
            <text:p>90.1</text:p>
          </table:table-cell>
          <table:table-cell office:value-type="float" office:value="90.4" table:formula="of:=[.K8]+[.$C$44]" table:style-name="ce1">
            <text:p>90.4</text:p>
          </table:table-cell>
          <table:table-cell office:value-type="float" office:value="90.6" table:formula="of:=[.L8]+[.$C$44]" table:style-name="ce1">
            <text:p>90.6</text:p>
          </table:table-cell>
          <table:table-cell office:value-type="float" office:value="90.9" table:formula="of:=[.M8]+[.$C$44]" table:style-name="ce1">
            <text:p>90.9</text:p>
          </table:table-cell>
          <table:table-cell office:value-type="float" office:value="91.2" table:formula="of:=[.N8]+[.$C$44]" table:style-name="ce1">
            <text:p>91.2</text:p>
          </table:table-cell>
          <table:table-cell office:value-type="float" office:value="91.5" table:formula="of:=[.O8]+[.$C$44]" table:style-name="ce1">
            <text:p>91.5</text:p>
          </table:table-cell>
          <table:table-cell office:value-type="float" office:value="91.8" table:formula="of:=[.P8]+[.$C$44]" table:style-name="ce1">
            <text:p>91.8</text:p>
          </table:table-cell>
          <table:table-cell office:value-type="float" office:value="92.1" table:formula="of:=[.Q8]+[.$C$44]" table:style-name="ce1">
            <text:p>92.1</text:p>
          </table:table-cell>
          <table:table-cell office:value-type="float" office:value="92.4" table:formula="of:=[.R8]+[.$C$44]" table:style-name="ce1">
            <text:p>92.4</text:p>
          </table:table-cell>
          <table:table-cell office:value-type="float" office:value="92.7" table:formula="of:=[.S8]+[.$C$44]" table:style-name="ce1">
            <text:p>92.7</text:p>
          </table:table-cell>
          <table:table-cell table:number-columns-repeated="16365"/>
        </table:table-row>
        <table:table-row table:style-name="ro1">
          <table:table-cell office:value-type="float" office:value="92.9" table:formula="of:=[.A9]+[.$C$44]" table:style-name="ce1">
            <text:p>92.9</text:p>
          </table:table-cell>
          <table:table-cell office:value-type="float" office:value="93.2" table:formula="of:=[.B9]+[.$C$44]" table:style-name="ce1">
            <text:p>93.2</text:p>
          </table:table-cell>
          <table:table-cell office:value-type="float" office:value="93.5" table:formula="of:=[.C9]+[.$C$44]" table:style-name="ce1">
            <text:p>93.5</text:p>
          </table:table-cell>
          <table:table-cell office:value-type="float" office:value="93.8" table:formula="of:=[.D9]+[.$C$44]" table:style-name="ce1">
            <text:p>93.8</text:p>
          </table:table-cell>
          <table:table-cell office:value-type="float" office:value="94.1" table:formula="of:=[.E9]+[.$C$44]" table:style-name="ce1">
            <text:p>94.1</text:p>
          </table:table-cell>
          <table:table-cell office:value-type="float" office:value="94" table:formula="of:=[.F9]+[.$C$44]" table:style-name="ce1">
            <text:p>94</text:p>
          </table:table-cell>
          <table:table-cell office:value-type="float" office:value="93.7" table:formula="of:=[.G9]+[.$C$44]" table:style-name="ce1">
            <text:p>93.7</text:p>
          </table:table-cell>
          <table:table-cell office:value-type="float" office:value="93.4" table:formula="of:=[.H9]+[.$C$44]" table:style-name="ce1">
            <text:p>93.4</text:p>
          </table:table-cell>
          <table:table-cell office:value-type="float" office:value="93.1" table:formula="of:=[.I9]+[.$C$44]" table:style-name="ce1">
            <text:p>93.1</text:p>
          </table:table-cell>
          <table:table-cell office:value-type="float" office:value="92.7" table:formula="of:=[.J9]+[.$C$44]" table:style-name="ce1">
            <text:p>92.7</text:p>
          </table:table-cell>
          <table:table-cell office:value-type="float" office:value="92.2" table:formula="of:=[.K9]+[.$C$44]" table:style-name="ce1">
            <text:p>92.2</text:p>
          </table:table-cell>
          <table:table-cell office:value-type="float" office:value="79.599999999999994" table:formula="of:=[.L9]+[.$C$44]" table:style-name="ce1">
            <text:p>79.6</text:p>
          </table:table-cell>
          <table:table-cell office:value-type="float" office:value="80.400000000000006" table:formula="of:=[.M9]+[.$C$44]" table:style-name="ce1">
            <text:p>80.4</text:p>
          </table:table-cell>
          <table:table-cell office:value-type="float" office:value="82.1" table:formula="of:=[.N9]+[.$C$44]" table:style-name="ce1">
            <text:p>82.1</text:p>
          </table:table-cell>
          <table:table-cell office:value-type="float" office:value="83.7" table:formula="of:=[.O9]+[.$C$44]" table:style-name="ce1">
            <text:p>83.7</text:p>
          </table:table-cell>
          <table:table-cell office:value-type="float" office:value="84.5" table:formula="of:=[.P9]+[.$C$44]" table:style-name="ce1">
            <text:p>84.5</text:p>
          </table:table-cell>
          <table:table-cell office:value-type="float" office:value="85.3" table:formula="of:=[.Q9]+[.$C$44]" table:style-name="ce1">
            <text:p>85.3</text:p>
          </table:table-cell>
          <table:table-cell office:value-type="float" office:value="86.1" table:formula="of:=[.R9]+[.$C$44]" table:style-name="ce1">
            <text:p>86.1</text:p>
          </table:table-cell>
          <table:table-cell office:value-type="float" office:value="86.8" table:formula="of:=[.S9]+[.$C$44]" table:style-name="ce1">
            <text:p>86.8</text:p>
          </table:table-cell>
          <table:table-cell table:number-columns-repeated="16365"/>
        </table:table-row>
        <table:table-row table:style-name="ro1">
          <table:table-cell office:value-type="float" office:value="87.6" table:formula="of:=[.A10]+[.$C$44]" table:style-name="ce1">
            <text:p>87.6</text:p>
          </table:table-cell>
          <table:table-cell office:value-type="float" office:value="88.3" table:formula="of:=[.B10]+[.$C$44]" table:style-name="ce1">
            <text:p>88.3</text:p>
          </table:table-cell>
          <table:table-cell office:value-type="float" office:value="88.7" table:formula="of:=[.C10]+[.$C$44]" table:style-name="ce1">
            <text:p>88.7</text:p>
          </table:table-cell>
          <table:table-cell office:value-type="float" office:value="89.1" table:formula="of:=[.D10]+[.$C$44]" table:style-name="ce1">
            <text:p>89.1</text:p>
          </table:table-cell>
          <table:table-cell office:value-type="float" office:value="89.5" table:formula="of:=[.E10]+[.$C$44]" table:style-name="ce1">
            <text:p>89.5</text:p>
          </table:table-cell>
          <table:table-cell office:value-type="float" office:value="89.8" table:formula="of:=[.F10]+[.$C$44]" table:style-name="ce1">
            <text:p>89.8</text:p>
          </table:table-cell>
          <table:table-cell office:value-type="float" office:value="90.1" table:formula="of:=[.G10]+[.$C$44]" table:style-name="ce1">
            <text:p>90.1</text:p>
          </table:table-cell>
          <table:table-cell office:value-type="float" office:value="90.4" table:formula="of:=[.H10]+[.$C$44]" table:style-name="ce1">
            <text:p>90.4</text:p>
          </table:table-cell>
          <table:table-cell office:value-type="float" office:value="90.7" table:formula="of:=[.I10]+[.$C$44]" table:style-name="ce1">
            <text:p>90.7</text:p>
          </table:table-cell>
          <table:table-cell office:value-type="float" office:value="91" table:formula="of:=[.J10]+[.$C$44]" table:style-name="ce1">
            <text:p>91</text:p>
          </table:table-cell>
          <table:table-cell office:value-type="float" office:value="91.3" table:formula="of:=[.K10]+[.$C$44]" table:style-name="ce1">
            <text:p>91.3</text:p>
          </table:table-cell>
          <table:table-cell office:value-type="float" office:value="91.6" table:formula="of:=[.L10]+[.$C$44]" table:style-name="ce1">
            <text:p>91.6</text:p>
          </table:table-cell>
          <table:table-cell office:value-type="float" office:value="91.9" table:formula="of:=[.M10]+[.$C$44]" table:style-name="ce1">
            <text:p>91.9</text:p>
          </table:table-cell>
          <table:table-cell office:value-type="float" office:value="92.2" table:formula="of:=[.N10]+[.$C$44]" table:style-name="ce1">
            <text:p>92.2</text:p>
          </table:table-cell>
          <table:table-cell office:value-type="float" office:value="92.5" table:formula="of:=[.O10]+[.$C$44]" table:style-name="ce1">
            <text:p>92.5</text:p>
          </table:table-cell>
          <table:table-cell office:value-type="float" office:value="92.8" table:formula="of:=[.P10]+[.$C$44]" table:style-name="ce1">
            <text:p>92.8</text:p>
          </table:table-cell>
          <table:table-cell office:value-type="float" office:value="93" table:formula="of:=[.Q10]+[.$C$44]" table:style-name="ce1">
            <text:p>93</text:p>
          </table:table-cell>
          <table:table-cell office:value-type="float" office:value="93.3" table:formula="of:=[.R10]+[.$C$44]" table:style-name="ce1">
            <text:p>93.3</text:p>
          </table:table-cell>
          <table:table-cell office:value-type="float" office:value="93.6" table:formula="of:=[.S10]+[.$C$44]" table:style-name="ce1">
            <text:p>93.6</text:p>
          </table:table-cell>
          <table:table-cell table:number-columns-repeated="16365"/>
        </table:table-row>
        <table:table-row table:style-name="ro1">
          <table:table-cell office:value-type="float" office:value="93.9" table:formula="of:=[.A11]+[.$C$44]" table:style-name="ce1">
            <text:p>93.9</text:p>
          </table:table-cell>
          <table:table-cell office:value-type="float" office:value="94.2" table:formula="of:=[.B11]+[.$C$44]" table:style-name="ce1">
            <text:p>94.2</text:p>
          </table:table-cell>
          <table:table-cell office:value-type="float" office:value="94.5" table:formula="of:=[.C11]+[.$C$44]" table:style-name="ce1">
            <text:p>94.5</text:p>
          </table:table-cell>
          <table:table-cell office:value-type="float" office:value="94.1" table:formula="of:=[.D11]+[.$C$44]" table:style-name="ce1">
            <text:p>94.1</text:p>
          </table:table-cell>
          <table:table-cell office:value-type="float" office:value="93.8" table:formula="of:=[.E11]+[.$C$44]" table:style-name="ce1">
            <text:p>93.8</text:p>
          </table:table-cell>
          <table:table-cell office:value-type="float" office:value="93.5" table:formula="of:=[.F11]+[.$C$44]" table:style-name="ce1">
            <text:p>93.5</text:p>
          </table:table-cell>
          <table:table-cell office:value-type="float" office:value="93.1" table:formula="of:=[.G11]+[.$C$44]" table:style-name="ce1">
            <text:p>93.1</text:p>
          </table:table-cell>
          <table:table-cell office:value-type="float" office:value="92.8" table:formula="of:=[.H11]+[.$C$44]" table:style-name="ce1">
            <text:p>92.8</text:p>
          </table:table-cell>
          <table:table-cell office:value-type="float" office:value="92.2" table:formula="of:=[.I11]+[.$C$44]" table:style-name="ce1">
            <text:p>92.2</text:p>
          </table:table-cell>
          <table:table-cell office:value-type="float" office:value="80.5" table:formula="of:=[.J11]+[.$C$44]" table:style-name="ce1">
            <text:p>80.5</text:p>
          </table:table-cell>
          <table:table-cell office:value-type="float" office:value="81.3" table:formula="of:=[.K11]+[.$C$44]" table:style-name="ce1">
            <text:p>81.3</text:p>
          </table:table-cell>
          <table:table-cell office:value-type="float" office:value="83" table:formula="of:=[.L11]+[.$C$44]" table:style-name="ce1">
            <text:p>83</text:p>
          </table:table-cell>
          <table:table-cell office:value-type="float" office:value="84.6" table:formula="of:=[.M11]+[.$C$44]" table:style-name="ce1">
            <text:p>84.6</text:p>
          </table:table-cell>
          <table:table-cell office:value-type="float" office:value="85.4" table:formula="of:=[.N11]+[.$C$44]" table:style-name="ce1">
            <text:p>85.4</text:p>
          </table:table-cell>
          <table:table-cell office:value-type="float" office:value="86.2" table:formula="of:=[.O11]+[.$C$44]" table:style-name="ce1">
            <text:p>86.2</text:p>
          </table:table-cell>
          <table:table-cell office:value-type="float" office:value="87" table:formula="of:=[.P11]+[.$C$44]" table:style-name="ce1">
            <text:p>87</text:p>
          </table:table-cell>
          <table:table-cell office:value-type="float" office:value="87.8" table:formula="of:=[.Q11]+[.$C$44]" table:style-name="ce1">
            <text:p>87.8</text:p>
          </table:table-cell>
          <table:table-cell office:value-type="float" office:value="88.6" table:formula="of:=[.R11]+[.$C$44]" table:style-name="ce1">
            <text:p>88.6</text:p>
          </table:table-cell>
          <table:table-cell office:value-type="float" office:value="89.3" table:formula="of:=[.S11]+[.$C$44]" table:style-name="ce1">
            <text:p>89.3</text:p>
          </table:table-cell>
          <table:table-cell table:number-columns-repeated="16365"/>
        </table:table-row>
        <table:table-row table:style-name="ro1">
          <table:table-cell office:value-type="float" office:value="89.6" table:formula="of:=[.A12]+[.$C$44]" table:style-name="ce1">
            <text:p>89.6</text:p>
          </table:table-cell>
          <table:table-cell office:value-type="float" office:value="90.1" table:formula="of:=[.B12]+[.$C$44]" table:style-name="ce1">
            <text:p>90.1</text:p>
          </table:table-cell>
          <table:table-cell office:value-type="float" office:value="90.6" table:formula="of:=[.C12]+[.$C$44]" table:style-name="ce1">
            <text:p>90.6</text:p>
          </table:table-cell>
          <table:table-cell office:value-type="float" office:value="90.9" table:formula="of:=[.D12]+[.$C$44]" table:style-name="ce1">
            <text:p>90.9</text:p>
          </table:table-cell>
          <table:table-cell office:value-type="float" office:value="91.2" table:formula="of:=[.E12]+[.$C$44]" table:style-name="ce1">
            <text:p>91.2</text:p>
          </table:table-cell>
          <table:table-cell office:value-type="float" office:value="91.5" table:formula="of:=[.F12]+[.$C$44]" table:style-name="ce1">
            <text:p>91.5</text:p>
          </table:table-cell>
          <table:table-cell office:value-type="float" office:value="91.7" table:formula="of:=[.G12]+[.$C$44]" table:style-name="ce1">
            <text:p>91.7</text:p>
          </table:table-cell>
          <table:table-cell office:value-type="float" office:value="92" table:formula="of:=[.H12]+[.$C$44]" table:style-name="ce1">
            <text:p>92</text:p>
          </table:table-cell>
          <table:table-cell office:value-type="float" office:value="92.3" table:formula="of:=[.I12]+[.$C$44]" table:style-name="ce1">
            <text:p>92.3</text:p>
          </table:table-cell>
          <table:table-cell office:value-type="float" office:value="92.6" table:formula="of:=[.J12]+[.$C$44]" table:style-name="ce1">
            <text:p>92.6</text:p>
          </table:table-cell>
          <table:table-cell office:value-type="float" office:value="92.9" table:formula="of:=[.K12]+[.$C$44]" table:style-name="ce1">
            <text:p>92.9</text:p>
          </table:table-cell>
          <table:table-cell office:value-type="float" office:value="93.2" table:formula="of:=[.L12]+[.$C$44]" table:style-name="ce1">
            <text:p>93.2</text:p>
          </table:table-cell>
          <table:table-cell office:value-type="float" office:value="93.5" table:formula="of:=[.M12]+[.$C$44]" table:style-name="ce1">
            <text:p>93.5</text:p>
          </table:table-cell>
          <table:table-cell office:value-type="float" office:value="93.8" table:formula="of:=[.N12]+[.$C$44]" table:style-name="ce1">
            <text:p>93.8</text:p>
          </table:table-cell>
          <table:table-cell office:value-type="float" office:value="94.1" table:formula="of:=[.O12]+[.$C$44]" table:style-name="ce1">
            <text:p>94.1</text:p>
          </table:table-cell>
          <table:table-cell office:value-type="float" office:value="94.4" table:formula="of:=[.P12]+[.$C$44]" table:style-name="ce1">
            <text:p>94.4</text:p>
          </table:table-cell>
          <table:table-cell office:value-type="float" office:value="94.7" table:formula="of:=[.Q12]+[.$C$44]" table:style-name="ce1">
            <text:p>94.7</text:p>
          </table:table-cell>
          <table:table-cell office:value-type="float" office:value="95" table:formula="of:=[.R12]+[.$C$44]" table:style-name="ce1">
            <text:p>95</text:p>
          </table:table-cell>
          <table:table-cell office:value-type="float" office:value="95.2" table:formula="of:=[.S12]+[.$C$44]" table:style-name="ce1">
            <text:p>95.2</text:p>
          </table:table-cell>
          <table:table-cell table:number-columns-repeated="16365"/>
        </table:table-row>
        <table:table-row table:style-name="ro1">
          <table:table-cell office:value-type="float" office:value="94.9" table:formula="of:=[.A13]+[.$C$44]" table:style-name="ce1">
            <text:p>94.9</text:p>
          </table:table-cell>
          <table:table-cell office:value-type="float" office:value="94.6" table:formula="of:=[.B13]+[.$C$44]" table:style-name="ce1">
            <text:p>94.6</text:p>
          </table:table-cell>
          <table:table-cell office:value-type="float" office:value="94.2" table:formula="of:=[.C13]+[.$C$44]" table:style-name="ce1">
            <text:p>94.2</text:p>
          </table:table-cell>
          <table:table-cell office:value-type="float" office:value="93.9" table:formula="of:=[.D13]+[.$C$44]" table:style-name="ce1">
            <text:p>93.9</text:p>
          </table:table-cell>
          <table:table-cell office:value-type="float" office:value="93.6" table:formula="of:=[.E13]+[.$C$44]" table:style-name="ce1">
            <text:p>93.6</text:p>
          </table:table-cell>
          <table:table-cell office:value-type="float" office:value="92.8" table:formula="of:=[.F13]+[.$C$44]" table:style-name="ce1">
            <text:p>92.8</text:p>
          </table:table-cell>
          <table:table-cell office:value-type="float" office:value="92.2" table:formula="of:=[.G13]+[.$C$44]" table:style-name="ce1">
            <text:p>92.2</text:p>
          </table:table-cell>
          <table:table-cell office:value-type="float" office:value="81.400000000000006" table:formula="of:=[.H13]+[.$C$44]" table:style-name="ce1">
            <text:p>81.4</text:p>
          </table:table-cell>
          <table:table-cell office:value-type="float" office:value="82.3" table:formula="of:=[.I13]+[.$C$44]" table:style-name="ce1">
            <text:p>82.3</text:p>
          </table:table-cell>
          <table:table-cell office:value-type="float" office:value="83.9" table:formula="of:=[.J13]+[.$C$44]" table:style-name="ce1">
            <text:p>83.9</text:p>
          </table:table-cell>
          <table:table-cell office:value-type="float" office:value="85.6" table:formula="of:=[.K13]+[.$C$44]" table:style-name="ce1">
            <text:p>85.6</text:p>
          </table:table-cell>
          <table:table-cell office:value-type="float" office:value="86.4" table:formula="of:=[.L13]+[.$C$44]" table:style-name="ce1">
            <text:p>86.4</text:p>
          </table:table-cell>
          <table:table-cell office:value-type="float" office:value="87.2" table:formula="of:=[.M13]+[.$C$44]" table:style-name="ce1">
            <text:p>87.2</text:p>
          </table:table-cell>
          <table:table-cell office:value-type="float" office:value="88" table:formula="of:=[.N13]+[.$C$44]" table:style-name="ce1">
            <text:p>88</text:p>
          </table:table-cell>
          <table:table-cell office:value-type="float" office:value="88.8" table:formula="of:=[.O13]+[.$C$44]" table:style-name="ce1">
            <text:p>88.8</text:p>
          </table:table-cell>
          <table:table-cell office:value-type="float" office:value="89.6" table:formula="of:=[.P13]+[.$C$44]" table:style-name="ce1">
            <text:p>89.6</text:p>
          </table:table-cell>
          <table:table-cell office:value-type="float" office:value="90.4" table:formula="of:=[.Q13]+[.$C$44]" table:style-name="ce1">
            <text:p>90.4</text:p>
          </table:table-cell>
          <table:table-cell office:value-type="float" office:value="90.7" table:formula="of:=[.R13]+[.$C$44]" table:style-name="ce1">
            <text:p>90.7</text:p>
          </table:table-cell>
          <table:table-cell office:value-type="float" office:value="91.1" table:formula="of:=[.S13]+[.$C$44]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1.6" table:formula="of:=[.A14]+[.$C$44]" table:style-name="ce1">
            <text:p>91.6</text:p>
          </table:table-cell>
          <table:table-cell office:value-type="float" office:value="91.9" table:formula="of:=[.B14]+[.$C$44]" table:style-name="ce1">
            <text:p>91.9</text:p>
          </table:table-cell>
          <table:table-cell office:value-type="float" office:value="92.2" table:formula="of:=[.C14]+[.$C$44]" table:style-name="ce1">
            <text:p>92.2</text:p>
          </table:table-cell>
          <table:table-cell office:value-type="float" office:value="92.5" table:formula="of:=[.D14]+[.$C$44]" table:style-name="ce1">
            <text:p>92.5</text:p>
          </table:table-cell>
          <table:table-cell office:value-type="float" office:value="92.8" table:formula="of:=[.E14]+[.$C$44]" table:style-name="ce1">
            <text:p>92.8</text:p>
          </table:table-cell>
          <table:table-cell office:value-type="float" office:value="93.1" table:formula="of:=[.F14]+[.$C$44]" table:style-name="ce1">
            <text:p>93.1</text:p>
          </table:table-cell>
          <table:table-cell office:value-type="float" office:value="93.4" table:formula="of:=[.G14]+[.$C$44]" table:style-name="ce1">
            <text:p>93.4</text:p>
          </table:table-cell>
          <table:table-cell office:value-type="float" office:value="93.7" table:formula="of:=[.H14]+[.$C$44]" table:style-name="ce1">
            <text:p>93.7</text:p>
          </table:table-cell>
          <table:table-cell office:value-type="float" office:value="94" table:formula="of:=[.I14]+[.$C$44]" table:style-name="ce1">
            <text:p>94</text:p>
          </table:table-cell>
          <table:table-cell office:value-type="float" office:value="94.3" table:formula="of:=[.J14]+[.$C$44]" table:style-name="ce1">
            <text:p>94.3</text:p>
          </table:table-cell>
          <table:table-cell office:value-type="float" office:value="94.6" table:formula="of:=[.K14]+[.$C$44]" table:style-name="ce1">
            <text:p>94.6</text:p>
          </table:table-cell>
          <table:table-cell office:value-type="float" office:value="94.9" table:formula="of:=[.L14]+[.$C$44]" table:style-name="ce1">
            <text:p>94.9</text:p>
          </table:table-cell>
          <table:table-cell office:value-type="float" office:value="95.2" table:formula="of:=[.M14]+[.$C$44]" table:style-name="ce1">
            <text:p>95.2</text:p>
          </table:table-cell>
          <table:table-cell office:value-type="float" office:value="95.5" table:formula="of:=[.N14]+[.$C$44]" table:style-name="ce1">
            <text:p>95.5</text:p>
          </table:table-cell>
          <table:table-cell office:value-type="float" office:value="95.8" table:formula="of:=[.O14]+[.$C$44]" table:style-name="ce1">
            <text:p>95.8</text:p>
          </table:table-cell>
          <table:table-cell office:value-type="float" office:value="95.5" table:formula="of:=[.P14]+[.$C$44]" table:style-name="ce1">
            <text:p>95.5</text:p>
          </table:table-cell>
          <table:table-cell office:value-type="float" office:value="95.2" table:formula="of:=[.Q14]+[.$C$44]" table:style-name="ce1">
            <text:p>95.2</text:p>
          </table:table-cell>
          <table:table-cell office:value-type="float" office:value="94.8" table:formula="of:=[.R14]+[.$C$44]" table:style-name="ce1">
            <text:p>94.8</text:p>
          </table:table-cell>
          <table:table-cell office:value-type="float" office:value="94.5" table:formula="of:=[.S14]+[.$C$44]" table:style-name="ce1">
            <text:p>94.5</text:p>
          </table:table-cell>
          <table:table-cell table:number-columns-repeated="16365"/>
        </table:table-row>
        <table:table-row table:style-name="ro1">
          <table:table-cell office:value-type="float" office:value="94.1" table:formula="of:=[.A15]+[.$C$44]" table:style-name="ce1">
            <text:p>94.1</text:p>
          </table:table-cell>
          <table:table-cell office:value-type="float" office:value="93.8" table:formula="of:=[.B15]+[.$C$44]" table:style-name="ce1">
            <text:p>93.8</text:p>
          </table:table-cell>
          <table:table-cell office:value-type="float" office:value="93.6" table:formula="of:=[.C15]+[.$C$44]" table:style-name="ce1">
            <text:p>93.6</text:p>
          </table:table-cell>
          <table:table-cell office:value-type="float" office:value="92.8" table:formula="of:=[.D15]+[.$C$44]" table:style-name="ce1">
            <text:p>92.8</text:p>
          </table:table-cell>
          <table:table-cell office:value-type="float" office:value="92.2" table:formula="of:=[.E15]+[.$C$44]" table:style-name="ce1">
            <text:p>92.2</text:p>
          </table:table-cell>
          <table:table-cell office:value-type="float" office:value="82.1" table:formula="of:=[.F15]+[.$C$44]" table:style-name="ce1">
            <text:p>82.1</text:p>
          </table:table-cell>
          <table:table-cell office:value-type="float" office:value="83" table:formula="of:=[.G15]+[.$C$44]" table:style-name="ce1">
            <text:p>83</text:p>
          </table:table-cell>
          <table:table-cell office:value-type="float" office:value="84.7" table:formula="of:=[.H15]+[.$C$44]" table:style-name="ce1">
            <text:p>84.7</text:p>
          </table:table-cell>
          <table:table-cell office:value-type="float" office:value="86.3" table:formula="of:=[.I15]+[.$C$44]" table:style-name="ce1">
            <text:p>86.3</text:p>
          </table:table-cell>
          <table:table-cell office:value-type="float" office:value="87.1" table:formula="of:=[.J15]+[.$C$44]" table:style-name="ce1">
            <text:p>87.1</text:p>
          </table:table-cell>
          <table:table-cell office:value-type="float" office:value="88" table:formula="of:=[.K15]+[.$C$44]" table:style-name="ce1">
            <text:p>88</text:p>
          </table:table-cell>
          <table:table-cell office:value-type="float" office:value="88.8" table:formula="of:=[.L15]+[.$C$44]" table:style-name="ce1">
            <text:p>88.8</text:p>
          </table:table-cell>
          <table:table-cell office:value-type="float" office:value="89.6" table:formula="of:=[.M15]+[.$C$44]" table:style-name="ce1">
            <text:p>89.6</text:p>
          </table:table-cell>
          <table:table-cell office:value-type="float" office:value="90.4" table:formula="of:=[.N15]+[.$C$44]" table:style-name="ce1">
            <text:p>90.4</text:p>
          </table:table-cell>
          <table:table-cell office:value-type="float" office:value="91.1" table:formula="of:=[.O15]+[.$C$44]" table:style-name="ce1">
            <text:p>91.1</text:p>
          </table:table-cell>
          <table:table-cell office:value-type="float" office:value="91.4" table:formula="of:=[.P15]+[.$C$44]" table:style-name="ce1">
            <text:p>91.4</text:p>
          </table:table-cell>
          <table:table-cell office:value-type="float" office:value="91.9" table:formula="of:=[.Q15]+[.$C$44]" table:style-name="ce1">
            <text:p>91.9</text:p>
          </table:table-cell>
          <table:table-cell office:value-type="float" office:value="92.4" table:formula="of:=[.R15]+[.$C$44]" table:style-name="ce1">
            <text:p>92.4</text:p>
          </table:table-cell>
          <table:table-cell office:value-type="float" office:value="92.7" table:formula="of:=[.S15]+[.$C$44]" table:style-name="ce1">
            <text:p>92.7</text:p>
          </table:table-cell>
          <table:table-cell table:number-columns-repeated="16365"/>
        </table:table-row>
        <table:table-row table:style-name="ro1">
          <table:table-cell office:value-type="float" office:value="93" table:formula="of:=[.A16]+[.$C$44]" table:style-name="ce1">
            <text:p>93</text:p>
          </table:table-cell>
          <table:table-cell office:value-type="float" office:value="93.3" table:formula="of:=[.B16]+[.$C$44]" table:style-name="ce1">
            <text:p>93.3</text:p>
          </table:table-cell>
          <table:table-cell office:value-type="float" office:value="93.6" table:formula="of:=[.C16]+[.$C$44]" table:style-name="ce1">
            <text:p>93.6</text:p>
          </table:table-cell>
          <table:table-cell office:value-type="float" office:value="93.9" table:formula="of:=[.D16]+[.$C$44]" table:style-name="ce1">
            <text:p>93.9</text:p>
          </table:table-cell>
          <table:table-cell office:value-type="float" office:value="94.2" table:formula="of:=[.E16]+[.$C$44]" table:style-name="ce1">
            <text:p>94.2</text:p>
          </table:table-cell>
          <table:table-cell office:value-type="float" office:value="94.5" table:formula="of:=[.F16]+[.$C$44]" table:style-name="ce1">
            <text:p>94.5</text:p>
          </table:table-cell>
          <table:table-cell office:value-type="float" office:value="94.8" table:formula="of:=[.G16]+[.$C$44]" table:style-name="ce1">
            <text:p>94.8</text:p>
          </table:table-cell>
          <table:table-cell office:value-type="float" office:value="95.1" table:formula="of:=[.H16]+[.$C$44]" table:style-name="ce1">
            <text:p>95.1</text:p>
          </table:table-cell>
          <table:table-cell office:value-type="float" office:value="95.4" table:formula="of:=[.I16]+[.$C$44]" table:style-name="ce1">
            <text:p>95.4</text:p>
          </table:table-cell>
          <table:table-cell office:value-type="float" office:value="95.7" table:formula="of:=[.J16]+[.$C$44]" table:style-name="ce1">
            <text:p>95.7</text:p>
          </table:table-cell>
          <table:table-cell office:value-type="float" office:value="96" table:formula="of:=[.K16]+[.$C$44]" table:style-name="ce1">
            <text:p>96</text:p>
          </table:table-cell>
          <table:table-cell office:value-type="float" office:value="95.8" table:formula="of:=[.L16]+[.$C$44]" table:style-name="ce1">
            <text:p>95.8</text:p>
          </table:table-cell>
          <table:table-cell office:value-type="float" office:value="95.5" table:formula="of:=[.M16]+[.$C$44]" table:style-name="ce1">
            <text:p>95.5</text:p>
          </table:table-cell>
          <table:table-cell office:value-type="float" office:value="95.1" table:formula="of:=[.N16]+[.$C$44]" table:style-name="ce1">
            <text:p>95.1</text:p>
          </table:table-cell>
          <table:table-cell office:value-type="float" office:value="94.7" table:formula="of:=[.O16]+[.$C$44]" table:style-name="ce1">
            <text:p>94.7</text:p>
          </table:table-cell>
          <table:table-cell office:value-type="float" office:value="94.4" table:formula="of:=[.P16]+[.$C$44]" table:style-name="ce1">
            <text:p>94.4</text:p>
          </table:table-cell>
          <table:table-cell office:value-type="float" office:value="94.1" table:formula="of:=[.Q16]+[.$C$44]" table:style-name="ce1">
            <text:p>94.1</text:p>
          </table:table-cell>
          <table:table-cell office:value-type="float" office:value="93.7" table:formula="of:=[.R16]+[.$C$44]" table:style-name="ce1">
            <text:p>93.7</text:p>
          </table:table-cell>
          <table:table-cell office:value-type="float" office:value="93.8" table:formula="of:=[.S16]+[.$C$44]" table:style-name="ce1">
            <text:p>93.8</text:p>
          </table:table-cell>
          <table:table-cell table:number-columns-repeated="16365"/>
        </table:table-row>
        <table:table-row table:style-name="ro1">
          <table:table-cell office:value-type="float" office:value="93.6" table:formula="of:=[.A17]+[.$C$44]" table:style-name="ce1">
            <text:p>93.6</text:p>
          </table:table-cell>
          <table:table-cell office:value-type="float" office:value="92.8" table:formula="of:=[.B17]+[.$C$44]" table:style-name="ce1">
            <text:p>92.8</text:p>
          </table:table-cell>
          <table:table-cell office:value-type="float" office:value="92.2" table:formula="of:=[.C17]+[.$C$44]" table:style-name="ce1">
            <text:p>92.2</text:p>
          </table:table-cell>
          <table:table-cell office:value-type="float" office:value="83.3" table:formula="of:=[.D17]+[.$C$44]" table:style-name="ce1">
            <text:p>83.3</text:p>
          </table:table-cell>
          <table:table-cell office:value-type="float" office:value="84.2" table:formula="of:=[.E17]+[.$C$44]" table:style-name="ce1">
            <text:p>84.2</text:p>
          </table:table-cell>
          <table:table-cell office:value-type="float" office:value="85.9" table:formula="of:=[.F17]+[.$C$44]" table:style-name="ce1">
            <text:p>85.9</text:p>
          </table:table-cell>
          <table:table-cell office:value-type="float" office:value="87.6" table:formula="of:=[.G17]+[.$C$44]" table:style-name="ce1">
            <text:p>87.6</text:p>
          </table:table-cell>
          <table:table-cell office:value-type="float" office:value="88.4" table:formula="of:=[.H17]+[.$C$44]" table:style-name="ce1">
            <text:p>88.4</text:p>
          </table:table-cell>
          <table:table-cell office:value-type="float" office:value="89.3" table:formula="of:=[.I17]+[.$C$44]" table:style-name="ce1">
            <text:p>89.3</text:p>
          </table:table-cell>
          <table:table-cell office:value-type="float" office:value="90.1" table:formula="of:=[.J17]+[.$C$44]" table:style-name="ce1">
            <text:p>90.1</text:p>
          </table:table-cell>
          <table:table-cell office:value-type="float" office:value="90.9" table:formula="of:=[.K17]+[.$C$44]" table:style-name="ce1">
            <text:p>90.9</text:p>
          </table:table-cell>
          <table:table-cell office:value-type="float" office:value="91.7" table:formula="of:=[.L17]+[.$C$44]" table:style-name="ce1">
            <text:p>91.7</text:p>
          </table:table-cell>
          <table:table-cell office:value-type="float" office:value="92.5" table:formula="of:=[.M17]+[.$C$44]" table:style-name="ce1">
            <text:p>92.5</text:p>
          </table:table-cell>
          <table:table-cell office:value-type="float" office:value="92.8" table:formula="of:=[.N17]+[.$C$44]" table:style-name="ce1">
            <text:p>92.8</text:p>
          </table:table-cell>
          <table:table-cell office:value-type="float" office:value="93.3" table:formula="of:=[.O17]+[.$C$44]" table:style-name="ce1">
            <text:p>93.3</text:p>
          </table:table-cell>
          <table:table-cell office:value-type="float" office:value="93.7" table:formula="of:=[.P17]+[.$C$44]" table:style-name="ce1">
            <text:p>93.7</text:p>
          </table:table-cell>
          <table:table-cell office:value-type="float" office:value="94" table:formula="of:=[.Q17]+[.$C$44]" table:style-name="ce1">
            <text:p>94</text:p>
          </table:table-cell>
          <table:table-cell office:value-type="float" office:value="94.4" table:formula="of:=[.R17]+[.$C$44]" table:style-name="ce1">
            <text:p>94.4</text:p>
          </table:table-cell>
          <table:table-cell office:value-type="float" office:value="94.7" table:formula="of:=[.S17]+[.$C$44]" table:style-name="ce1">
            <text:p>94.7</text:p>
          </table:table-cell>
          <table:table-cell table:number-columns-repeated="16365"/>
        </table:table-row>
        <table:table-row table:style-name="ro1">
          <table:table-cell office:value-type="float" office:value="95" table:formula="of:=[.A18]+[.$C$44]" table:style-name="ce1">
            <text:p>95</text:p>
          </table:table-cell>
          <table:table-cell office:value-type="float" office:value="95.3" table:formula="of:=[.B18]+[.$C$44]" table:style-name="ce1">
            <text:p>95.3</text:p>
          </table:table-cell>
          <table:table-cell office:value-type="float" office:value="95.6" table:formula="of:=[.C18]+[.$C$44]" table:style-name="ce1">
            <text:p>95.6</text:p>
          </table:table-cell>
          <table:table-cell office:value-type="float" office:value="95.9" table:formula="of:=[.D18]+[.$C$44]" table:style-name="ce1">
            <text:p>95.9</text:p>
          </table:table-cell>
          <table:table-cell office:value-type="float" office:value="96.2" table:formula="of:=[.E18]+[.$C$44]" table:style-name="ce1">
            <text:p>96.2</text:p>
          </table:table-cell>
          <table:table-cell office:value-type="float" office:value="96.5" table:formula="of:=[.F18]+[.$C$44]" table:style-name="ce1">
            <text:p>96.5</text:p>
          </table:table-cell>
          <table:table-cell office:value-type="float" office:value="96.8" table:formula="of:=[.G18]+[.$C$44]" table:style-name="ce1">
            <text:p>96.8</text:p>
          </table:table-cell>
          <table:table-cell office:value-type="float" office:value="96.8" table:formula="of:=[.H18]+[.$C$44]" table:style-name="ce1">
            <text:p>96.8</text:p>
          </table:table-cell>
          <table:table-cell office:value-type="float" office:value="96.4" table:formula="of:=[.I18]+[.$C$44]" table:style-name="ce1">
            <text:p>96.4</text:p>
          </table:table-cell>
          <table:table-cell office:value-type="float" office:value="96" table:formula="of:=[.J18]+[.$C$44]" table:style-name="ce1">
            <text:p>96</text:p>
          </table:table-cell>
          <table:table-cell office:value-type="float" office:value="95.6" table:formula="of:=[.K18]+[.$C$44]" table:style-name="ce1">
            <text:p>95.6</text:p>
          </table:table-cell>
          <table:table-cell office:value-type="float" office:value="95.3" table:formula="of:=[.L18]+[.$C$44]" table:style-name="ce1">
            <text:p>95.3</text:p>
          </table:table-cell>
          <table:table-cell office:value-type="float" office:value="94.9" table:formula="of:=[.M18]+[.$C$44]" table:style-name="ce1">
            <text:p>94.9</text:p>
          </table:table-cell>
          <table:table-cell office:value-type="float" office:value="94.6" table:formula="of:=[.N18]+[.$C$44]" table:style-name="ce1">
            <text:p>94.6</text:p>
          </table:table-cell>
          <table:table-cell office:value-type="float" office:value="94.3" table:formula="of:=[.O18]+[.$C$44]" table:style-name="ce1">
            <text:p>94.3</text:p>
          </table:table-cell>
          <table:table-cell office:value-type="float" office:value="93.7" table:formula="of:=[.P18]+[.$C$44]" table:style-name="ce1">
            <text:p>93.7</text:p>
          </table:table-cell>
          <table:table-cell office:value-type="float" office:value="93.8" table:formula="of:=[.Q18]+[.$C$44]" table:style-name="ce1">
            <text:p>93.8</text:p>
          </table:table-cell>
          <table:table-cell office:value-type="float" office:value="93.6" table:formula="of:=[.R18]+[.$C$44]" table:style-name="ce1">
            <text:p>93.6</text:p>
          </table:table-cell>
          <table:table-cell office:value-type="float" office:value="92.8" table:formula="of:=[.S18]+[.$C$44]" table:style-name="ce1">
            <text:p>92.8</text:p>
          </table:table-cell>
          <table:table-cell table:number-columns-repeated="16365"/>
        </table:table-row>
        <table:table-row table:style-name="ro1">
          <table:table-cell office:value-type="float" office:value="92.2" table:formula="of:=[.A19]+[.$C$44]" table:style-name="ce1">
            <text:p>92.2</text:p>
          </table:table-cell>
          <table:table-cell office:value-type="float" office:value="84.5" table:formula="of:=[.B19]+[.$C$44]" table:style-name="ce1">
            <text:p>84.5</text:p>
          </table:table-cell>
          <table:table-cell office:value-type="float" office:value="85.4" table:formula="of:=[.C19]+[.$C$44]" table:style-name="ce1">
            <text:p>85.4</text:p>
          </table:table-cell>
          <table:table-cell office:value-type="float" office:value="87.2" table:formula="of:=[.D19]+[.$C$44]" table:style-name="ce1">
            <text:p>87.2</text:p>
          </table:table-cell>
          <table:table-cell office:value-type="float" office:value="88.9" table:formula="of:=[.E19]+[.$C$44]" table:style-name="ce1">
            <text:p>88.9</text:p>
          </table:table-cell>
          <table:table-cell office:value-type="float" office:value="89.7" table:formula="of:=[.F19]+[.$C$44]" table:style-name="ce1">
            <text:p>89.7</text:p>
          </table:table-cell>
          <table:table-cell office:value-type="float" office:value="90.6" table:formula="of:=[.G19]+[.$C$44]" table:style-name="ce1">
            <text:p>90.6</text:p>
          </table:table-cell>
          <table:table-cell office:value-type="float" office:value="91.4" table:formula="of:=[.H19]+[.$C$44]" table:style-name="ce1">
            <text:p>91.4</text:p>
          </table:table-cell>
          <table:table-cell office:value-type="float" office:value="92.2" table:formula="of:=[.I19]+[.$C$44]" table:style-name="ce1">
            <text:p>92.2</text:p>
          </table:table-cell>
          <table:table-cell office:value-type="float" office:value="93" table:formula="of:=[.J19]+[.$C$44]" table:style-name="ce1">
            <text:p>93</text:p>
          </table:table-cell>
          <table:table-cell office:value-type="float" office:value="93.9" table:formula="of:=[.K19]+[.$C$44]" table:style-name="ce1">
            <text:p>93.9</text:p>
          </table:table-cell>
          <table:table-cell office:value-type="float" office:value="94.2" table:formula="of:=[.L19]+[.$C$44]" table:style-name="ce1">
            <text:p>94.2</text:p>
          </table:table-cell>
          <table:table-cell office:value-type="float" office:value="94.7" table:formula="of:=[.M19]+[.$C$44]" table:style-name="ce1">
            <text:p>94.7</text:p>
          </table:table-cell>
          <table:table-cell office:value-type="float" office:value="95.1" table:formula="of:=[.N19]+[.$C$44]" table:style-name="ce1">
            <text:p>95.1</text:p>
          </table:table-cell>
          <table:table-cell office:value-type="float" office:value="95.4" table:formula="of:=[.O19]+[.$C$44]" table:style-name="ce1">
            <text:p>95.4</text:p>
          </table:table-cell>
          <table:table-cell office:value-type="float" office:value="95.8" table:formula="of:=[.P19]+[.$C$44]" table:style-name="ce1">
            <text:p>95.8</text:p>
          </table:table-cell>
          <table:table-cell office:value-type="float" office:value="96.1" table:formula="of:=[.Q19]+[.$C$44]" table:style-name="ce1">
            <text:p>96.1</text:p>
          </table:table-cell>
          <table:table-cell office:value-type="float" office:value="96.4" table:formula="of:=[.R19]+[.$C$44]" table:style-name="ce1">
            <text:p>96.4</text:p>
          </table:table-cell>
          <table:table-cell office:value-type="float" office:value="96.7" table:formula="of:=[.S19]+[.$C$44]" table:style-name="ce1">
            <text:p>96.7</text:p>
          </table:table-cell>
          <table:table-cell table:number-columns-repeated="16365"/>
        </table:table-row>
        <table:table-row table:style-name="ro1">
          <table:table-cell office:value-type="float" office:value="97" table:formula="of:=[.A20]+[.$C$44]" table:style-name="ce1">
            <text:p>97</text:p>
          </table:table-cell>
          <table:table-cell office:value-type="float" office:value="97.3" table:formula="of:=[.B20]+[.$C$44]" table:style-name="ce1">
            <text:p>97.3</text:p>
          </table:table-cell>
          <table:table-cell office:value-type="float" office:value="97.6" table:formula="of:=[.C20]+[.$C$44]" table:style-name="ce1">
            <text:p>97.6</text:p>
          </table:table-cell>
          <table:table-cell office:value-type="float" office:value="97.6" table:formula="of:=[.D20]+[.$C$44]" table:style-name="ce1">
            <text:p>97.6</text:p>
          </table:table-cell>
          <table:table-cell office:value-type="float" office:value="97.3" table:formula="of:=[.E20]+[.$C$44]" table:style-name="ce1">
            <text:p>97.3</text:p>
          </table:table-cell>
          <table:table-cell office:value-type="float" office:value="96.9" table:formula="of:=[.F20]+[.$C$44]" table:style-name="ce1">
            <text:p>96.9</text:p>
          </table:table-cell>
          <table:table-cell office:value-type="float" office:value="96.5" table:formula="of:=[.G20]+[.$C$44]" table:style-name="ce1">
            <text:p>96.5</text:p>
          </table:table-cell>
          <table:table-cell office:value-type="float" office:value="96.2" table:formula="of:=[.H20]+[.$C$44]" table:style-name="ce1">
            <text:p>96.2</text:p>
          </table:table-cell>
          <table:table-cell office:value-type="float" office:value="95.8" table:formula="of:=[.I20]+[.$C$44]" table:style-name="ce1">
            <text:p>95.8</text:p>
          </table:table-cell>
          <table:table-cell office:value-type="float" office:value="95.4" table:formula="of:=[.J20]+[.$C$44]" table:style-name="ce1">
            <text:p>95.4</text:p>
          </table:table-cell>
          <table:table-cell office:value-type="float" office:value="95.1" table:formula="of:=[.K20]+[.$C$44]" table:style-name="ce1">
            <text:p>95.1</text:p>
          </table:table-cell>
          <table:table-cell office:value-type="float" office:value="94.7" table:formula="of:=[.L20]+[.$C$44]" table:style-name="ce1">
            <text:p>94.7</text:p>
          </table:table-cell>
          <table:table-cell office:value-type="float" office:value="94.3" table:formula="of:=[.M20]+[.$C$44]" table:style-name="ce1">
            <text:p>94.3</text:p>
          </table:table-cell>
          <table:table-cell office:value-type="float" office:value="93.7" table:formula="of:=[.N20]+[.$C$44]" table:style-name="ce1">
            <text:p>93.7</text:p>
          </table:table-cell>
          <table:table-cell office:value-type="float" office:value="93.8" table:formula="of:=[.O20]+[.$C$44]" table:style-name="ce1">
            <text:p>93.8</text:p>
          </table:table-cell>
          <table:table-cell office:value-type="float" office:value="93.6" table:formula="of:=[.P20]+[.$C$44]" table:style-name="ce1">
            <text:p>93.6</text:p>
          </table:table-cell>
          <table:table-cell office:value-type="float" office:value="92.8" table:formula="of:=[.Q20]+[.$C$44]" table:style-name="ce1">
            <text:p>92.8</text:p>
          </table:table-cell>
          <table:table-cell office:value-type="float" office:value="92.2" table:formula="of:=[.R20]+[.$C$44]" table:style-name="ce1">
            <text:p>92.2</text:p>
          </table:table-cell>
          <table:table-cell office:value-type="float" office:value="85.8" table:formula="of:=[.S20]+[.$C$44]" table:style-name="ce1">
            <text:p>85.8</text:p>
          </table:table-cell>
          <table:table-cell table:number-columns-repeated="16365"/>
        </table:table-row>
        <table:table-row table:style-name="ro1">
          <table:table-cell office:value-type="float" office:value="86.7" table:formula="of:=[.A21]+[.$C$44]" table:style-name="ce1">
            <text:p>86.7</text:p>
          </table:table-cell>
          <table:table-cell office:value-type="float" office:value="88.5" table:formula="of:=[.B21]+[.$C$44]" table:style-name="ce1">
            <text:p>88.5</text:p>
          </table:table-cell>
          <table:table-cell office:value-type="float" office:value="90.2" table:formula="of:=[.C21]+[.$C$44]" table:style-name="ce1">
            <text:p>90.2</text:p>
          </table:table-cell>
          <table:table-cell office:value-type="float" office:value="91.1" table:formula="of:=[.D21]+[.$C$44]" table:style-name="ce1">
            <text:p>91.1</text:p>
          </table:table-cell>
          <table:table-cell office:value-type="float" office:value="92" table:formula="of:=[.E21]+[.$C$44]" table:style-name="ce1">
            <text:p>92</text:p>
          </table:table-cell>
          <table:table-cell office:value-type="float" office:value="92.8" table:formula="of:=[.F21]+[.$C$44]" table:style-name="ce1">
            <text:p>92.8</text:p>
          </table:table-cell>
          <table:table-cell office:value-type="float" office:value="93.6" table:formula="of:=[.G21]+[.$C$44]" table:style-name="ce1">
            <text:p>93.6</text:p>
          </table:table-cell>
          <table:table-cell office:value-type="float" office:value="94.5" table:formula="of:=[.H21]+[.$C$44]" table:style-name="ce1">
            <text:p>94.5</text:p>
          </table:table-cell>
          <table:table-cell office:value-type="float" office:value="95.3" table:formula="of:=[.I21]+[.$C$44]" table:style-name="ce1">
            <text:p>95.3</text:p>
          </table:table-cell>
          <table:table-cell office:value-type="float" office:value="95.6" table:formula="of:=[.J21]+[.$C$44]" table:style-name="ce1">
            <text:p>95.6</text:p>
          </table:table-cell>
          <table:table-cell office:value-type="float" office:value="96.1" table:formula="of:=[.K21]+[.$C$44]" table:style-name="ce1">
            <text:p>96.1</text:p>
          </table:table-cell>
          <table:table-cell office:value-type="float" office:value="96.6" table:formula="of:=[.L21]+[.$C$44]" table:style-name="ce1">
            <text:p>96.6</text:p>
          </table:table-cell>
          <table:table-cell office:value-type="float" office:value="96.9" table:formula="of:=[.M21]+[.$C$44]" table:style-name="ce1">
            <text:p>96.9</text:p>
          </table:table-cell>
          <table:table-cell office:value-type="float" office:value="97.2" table:formula="of:=[.N21]+[.$C$44]" table:style-name="ce1">
            <text:p>97.2</text:p>
          </table:table-cell>
          <table:table-cell office:value-type="float" office:value="97.6" table:formula="of:=[.O21]+[.$C$44]" table:style-name="ce1">
            <text:p>97.6</text:p>
          </table:table-cell>
          <table:table-cell office:value-type="float" office:value="97.9" table:formula="of:=[.P21]+[.$C$44]" table:style-name="ce1">
            <text:p>97.9</text:p>
          </table:table-cell>
          <table:table-cell office:value-type="float" office:value="98.2" table:formula="of:=[.Q21]+[.$C$44]" table:style-name="ce1">
            <text:p>98.2</text:p>
          </table:table-cell>
          <table:table-cell office:value-type="float" office:value="98.5" table:formula="of:=[.R21]+[.$C$44]" table:style-name="ce1">
            <text:p>98.5</text:p>
          </table:table-cell>
          <table:table-cell office:value-type="float" office:value="98.5" table:formula="of:=[.S21]+[.$C$44]" table:style-name="ce1">
            <text:p>98.5</text:p>
          </table:table-cell>
          <table:table-cell table:number-columns-repeated="16365"/>
        </table:table-row>
        <table:table-row table:style-name="ro1">
          <table:table-cell office:value-type="float" office:value="98.1" table:formula="of:=[.A22]+[.$C$44]" table:style-name="ce1">
            <text:p>98.1</text:p>
          </table:table-cell>
          <table:table-cell office:value-type="float" office:value="97.7" table:formula="of:=[.B22]+[.$C$44]" table:style-name="ce1">
            <text:p>97.7</text:p>
          </table:table-cell>
          <table:table-cell office:value-type="float" office:value="97.3" table:formula="of:=[.C22]+[.$C$44]" table:style-name="ce1">
            <text:p>97.3</text:p>
          </table:table-cell>
          <table:table-cell office:value-type="float" office:value="97" table:formula="of:=[.D22]+[.$C$44]" table:style-name="ce1">
            <text:p>97</text:p>
          </table:table-cell>
          <table:table-cell office:value-type="float" office:value="96.6" table:formula="of:=[.E22]+[.$C$44]" table:style-name="ce1">
            <text:p>96.6</text:p>
          </table:table-cell>
          <table:table-cell office:value-type="float" office:value="96.3" table:formula="of:=[.F22]+[.$C$44]" table:style-name="ce1">
            <text:p>96.3</text:p>
          </table:table-cell>
          <table:table-cell office:value-type="float" office:value="95.9" table:formula="of:=[.G22]+[.$C$44]" table:style-name="ce1">
            <text:p>95.9</text:p>
          </table:table-cell>
          <table:table-cell office:value-type="float" office:value="95.5" table:formula="of:=[.H22]+[.$C$44]" table:style-name="ce1">
            <text:p>95.5</text:p>
          </table:table-cell>
          <table:table-cell office:value-type="float" office:value="95.2" table:formula="of:=[.I22]+[.$C$44]" table:style-name="ce1">
            <text:p>95.2</text:p>
          </table:table-cell>
          <table:table-cell office:value-type="float" office:value="94.7" table:formula="of:=[.J22]+[.$C$44]" table:style-name="ce1">
            <text:p>94.7</text:p>
          </table:table-cell>
          <table:table-cell office:value-type="float" office:value="94.3" table:formula="of:=[.K22]+[.$C$44]" table:style-name="ce1">
            <text:p>94.3</text:p>
          </table:table-cell>
          <table:table-cell office:value-type="float" office:value="93.7" table:formula="of:=[.L22]+[.$C$44]" table:style-name="ce1">
            <text:p>93.7</text:p>
          </table:table-cell>
          <table:table-cell office:value-type="float" office:value="93.8" table:formula="of:=[.M22]+[.$C$44]" table:style-name="ce1">
            <text:p>93.8</text:p>
          </table:table-cell>
          <table:table-cell office:value-type="float" office:value="93.6" table:formula="of:=[.N22]+[.$C$44]" table:style-name="ce1">
            <text:p>93.6</text:p>
          </table:table-cell>
          <table:table-cell office:value-type="float" office:value="92.8" table:formula="of:=[.O22]+[.$C$44]" table:style-name="ce1">
            <text:p>92.8</text:p>
          </table:table-cell>
          <table:table-cell office:value-type="float" office:value="92.2" table:formula="of:=[.P22]+[.$C$44]" table:style-name="ce1">
            <text:p>92.2</text:p>
          </table:table-cell>
          <table:table-cell office:value-type="float" office:value="87.1" table:formula="of:=[.Q22]+[.$C$44]" table:style-name="ce1">
            <text:p>87.1</text:p>
          </table:table-cell>
          <table:table-cell office:value-type="float" office:value="88.1" table:formula="of:=[.R22]+[.$C$44]" table:style-name="ce1">
            <text:p>88.1</text:p>
          </table:table-cell>
          <table:table-cell office:value-type="float" office:value="89.9" table:formula="of:=[.S22]+[.$C$44]" table:style-name="ce1">
            <text:p>89.9</text:p>
          </table:table-cell>
          <table:table-cell table:number-columns-repeated="16365"/>
        </table:table-row>
        <table:table-row table:style-name="ro1">
          <table:table-cell office:value-type="float" office:value="91.7" table:formula="of:=[.A23]+[.$C$44]" table:style-name="ce1">
            <text:p>91.7</text:p>
          </table:table-cell>
          <table:table-cell office:value-type="float" office:value="92.5" table:formula="of:=[.B23]+[.$C$44]" table:style-name="ce1">
            <text:p>92.5</text:p>
          </table:table-cell>
          <table:table-cell office:value-type="float" office:value="93.4" table:formula="of:=[.C23]+[.$C$44]" table:style-name="ce1">
            <text:p>93.4</text:p>
          </table:table-cell>
          <table:table-cell office:value-type="float" office:value="94.3" table:formula="of:=[.D23]+[.$C$44]" table:style-name="ce1">
            <text:p>94.3</text:p>
          </table:table-cell>
          <table:table-cell office:value-type="float" office:value="95.1" table:formula="of:=[.E23]+[.$C$44]" table:style-name="ce1">
            <text:p>95.1</text:p>
          </table:table-cell>
          <table:table-cell office:value-type="float" office:value="95.9" table:formula="of:=[.F23]+[.$C$44]" table:style-name="ce1">
            <text:p>95.9</text:p>
          </table:table-cell>
          <table:table-cell office:value-type="float" office:value="96.8" table:formula="of:=[.G23]+[.$C$44]" table:style-name="ce1">
            <text:p>96.8</text:p>
          </table:table-cell>
          <table:table-cell office:value-type="float" office:value="97.1" table:formula="of:=[.H23]+[.$C$44]" table:style-name="ce1">
            <text:p>97.1</text:p>
          </table:table-cell>
          <table:table-cell office:value-type="float" office:value="97.6" table:formula="of:=[.I23]+[.$C$44]" table:style-name="ce1">
            <text:p>97.6</text:p>
          </table:table-cell>
          <table:table-cell office:value-type="float" office:value="98.1" table:formula="of:=[.J23]+[.$C$44]" table:style-name="ce1">
            <text:p>98.1</text:p>
          </table:table-cell>
          <table:table-cell office:value-type="float" office:value="98.4" table:formula="of:=[.K23]+[.$C$44]" table:style-name="ce1">
            <text:p>98.4</text:p>
          </table:table-cell>
          <table:table-cell office:value-type="float" office:value="98.8" table:formula="of:=[.L23]+[.$C$44]" table:style-name="ce1">
            <text:p>98.8</text:p>
          </table:table-cell>
          <table:table-cell office:value-type="float" office:value="99.1" table:formula="of:=[.M23]+[.$C$44]" table:style-name="ce1">
            <text:p>99.1</text:p>
          </table:table-cell>
          <table:table-cell office:value-type="float" office:value="99.4" table:formula="of:=[.N23]+[.$C$44]" table:style-name="ce1">
            <text:p>99.4</text:p>
          </table:table-cell>
          <table:table-cell office:value-type="float" office:value="99.4" table:formula="of:=[.O23]+[.$C$44]" table:style-name="ce1">
            <text:p>99.4</text:p>
          </table:table-cell>
          <table:table-cell office:value-type="float" office:value="98.9" table:formula="of:=[.P23]+[.$C$44]" table:style-name="ce1">
            <text:p>98.9</text:p>
          </table:table-cell>
          <table:table-cell office:value-type="float" office:value="98.5" table:formula="of:=[.Q23]+[.$C$44]" table:style-name="ce1">
            <text:p>98.5</text:p>
          </table:table-cell>
          <table:table-cell office:value-type="float" office:value="98.1" table:formula="of:=[.R23]+[.$C$44]" table:style-name="ce1">
            <text:p>98.1</text:p>
          </table:table-cell>
          <table:table-cell office:value-type="float" office:value="97.7" table:formula="of:=[.S23]+[.$C$44]" table:style-name="ce1">
            <text:p>97.7</text:p>
          </table:table-cell>
          <table:table-cell table:number-columns-repeated="16365"/>
        </table:table-row>
        <table:table-row table:style-name="ro1">
          <table:table-cell office:value-type="float" office:value="97.4" table:formula="of:=[.A24]+[.$C$44]" table:style-name="ce1">
            <text:p>97.4</text:p>
          </table:table-cell>
          <table:table-cell office:value-type="float" office:value="97" table:formula="of:=[.B24]+[.$C$44]" table:style-name="ce1">
            <text:p>97</text:p>
          </table:table-cell>
          <table:table-cell office:value-type="float" office:value="96.7" table:formula="of:=[.C24]+[.$C$44]" table:style-name="ce1">
            <text:p>96.7</text:p>
          </table:table-cell>
          <table:table-cell office:value-type="float" office:value="96.3" table:formula="of:=[.D24]+[.$C$44]" table:style-name="ce1">
            <text:p>96.3</text:p>
          </table:table-cell>
          <table:table-cell office:value-type="float" office:value="95.9" table:formula="of:=[.E24]+[.$C$44]" table:style-name="ce1">
            <text:p>95.9</text:p>
          </table:table-cell>
          <table:table-cell office:value-type="float" office:value="95.6" table:formula="of:=[.F24]+[.$C$44]" table:style-name="ce1">
            <text:p>95.6</text:p>
          </table:table-cell>
          <table:table-cell office:value-type="float" office:value="95.2" table:formula="of:=[.G24]+[.$C$44]" table:style-name="ce1">
            <text:p>95.2</text:p>
          </table:table-cell>
          <table:table-cell office:value-type="float" office:value="94.7" table:formula="of:=[.H24]+[.$C$44]" table:style-name="ce1">
            <text:p>94.7</text:p>
          </table:table-cell>
          <table:table-cell office:value-type="float" office:value="94.3" table:formula="of:=[.I24]+[.$C$44]" table:style-name="ce1">
            <text:p>94.3</text:p>
          </table:table-cell>
          <table:table-cell office:value-type="float" office:value="93.7" table:formula="of:=[.J24]+[.$C$44]" table:style-name="ce1">
            <text:p>93.7</text:p>
          </table:table-cell>
          <table:table-cell office:value-type="float" office:value="93.8" table:formula="of:=[.K24]+[.$C$44]" table:style-name="ce1">
            <text:p>93.8</text:p>
          </table:table-cell>
          <table:table-cell office:value-type="float" office:value="93.6" table:formula="of:=[.L24]+[.$C$44]" table:style-name="ce1">
            <text:p>93.6</text:p>
          </table:table-cell>
          <table:table-cell office:value-type="float" office:value="92.8" table:formula="of:=[.M24]+[.$C$44]" table:style-name="ce1">
            <text:p>92.8</text:p>
          </table:table-cell>
          <table:table-cell office:value-type="float" office:value="92.2" table:formula="of:=[.N24]+[.$C$44]" table:style-name="ce1">
            <text:p>92.2</text:p>
          </table:table-cell>
          <table:table-cell office:value-type="float" office:value="87.8" table:formula="of:=[.O24]+[.$C$44]" table:style-name="ce1">
            <text:p>87.8</text:p>
          </table:table-cell>
          <table:table-cell office:value-type="float" office:value="88.8" table:formula="of:=[.P24]+[.$C$44]" table:style-name="ce1">
            <text:p>88.8</text:p>
          </table:table-cell>
          <table:table-cell office:value-type="float" office:value="90.6" table:formula="of:=[.Q24]+[.$C$44]" table:style-name="ce1">
            <text:p>90.6</text:p>
          </table:table-cell>
          <table:table-cell office:value-type="float" office:value="92.4" table:formula="of:=[.R24]+[.$C$44]" table:style-name="ce1">
            <text:p>92.4</text:p>
          </table:table-cell>
          <table:table-cell office:value-type="float" office:value="93.3" table:formula="of:=[.S24]+[.$C$44]" table:style-name="ce1">
            <text:p>93.3</text:p>
          </table:table-cell>
          <table:table-cell table:number-columns-repeated="16365"/>
        </table:table-row>
        <table:table-row table:style-name="ro1">
          <table:table-cell office:value-type="float" office:value="94.1" table:formula="of:=[.A25]+[.$C$44]" table:style-name="ce1">
            <text:p>94.1</text:p>
          </table:table-cell>
          <table:table-cell office:value-type="float" office:value="95" table:formula="of:=[.B25]+[.$C$44]" table:style-name="ce1">
            <text:p>95</text:p>
          </table:table-cell>
          <table:table-cell office:value-type="float" office:value="95.8" table:formula="of:=[.C25]+[.$C$44]" table:style-name="ce1">
            <text:p>95.8</text:p>
          </table:table-cell>
          <table:table-cell office:value-type="float" office:value="96.7" table:formula="of:=[.D25]+[.$C$44]" table:style-name="ce1">
            <text:p>96.7</text:p>
          </table:table-cell>
          <table:table-cell office:value-type="float" office:value="97.5" table:formula="of:=[.E25]+[.$C$44]" table:style-name="ce1">
            <text:p>97.5</text:p>
          </table:table-cell>
          <table:table-cell office:value-type="float" office:value="97.9" table:formula="of:=[.F25]+[.$C$44]" table:style-name="ce1">
            <text:p>97.9</text:p>
          </table:table-cell>
          <table:table-cell office:value-type="float" office:value="98.4" table:formula="of:=[.G25]+[.$C$44]" table:style-name="ce1">
            <text:p>98.4</text:p>
          </table:table-cell>
          <table:table-cell office:value-type="float" office:value="98.9" table:formula="of:=[.H25]+[.$C$44]" table:style-name="ce1">
            <text:p>98.9</text:p>
          </table:table-cell>
          <table:table-cell office:value-type="float" office:value="99.2" table:formula="of:=[.I25]+[.$C$44]" table:style-name="ce1">
            <text:p>99.2</text:p>
          </table:table-cell>
          <table:table-cell office:value-type="float" office:value="99.5" table:formula="of:=[.J25]+[.$C$44]" table:style-name="ce1">
            <text:p>99.5</text:p>
          </table:table-cell>
          <table:table-cell office:value-type="float" office:value="99.9" table:formula="of:=[.K25]+[.$C$44]" table:style-name="ce1">
            <text:p>99.9</text:p>
          </table:table-cell>
          <table:table-cell office:value-type="float" office:value="99.9" table:formula="of:=[.L25]+[.$C$44]" table:style-name="ce1">
            <text:p>99.9</text:p>
          </table:table-cell>
          <table:table-cell office:value-type="float" office:value="99.4" table:formula="of:=[.M25]+[.$C$44]" table:style-name="ce1">
            <text:p>99.4</text:p>
          </table:table-cell>
          <table:table-cell office:value-type="float" office:value="99" table:formula="of:=[.N25]+[.$C$44]" table:style-name="ce1">
            <text:p>99</text:p>
          </table:table-cell>
          <table:table-cell office:value-type="float" office:value="98.5" table:formula="of:=[.O25]+[.$C$44]" table:style-name="ce1">
            <text:p>98.5</text:p>
          </table:table-cell>
          <table:table-cell office:value-type="float" office:value="98.1" table:formula="of:=[.P25]+[.$C$44]" table:style-name="ce1">
            <text:p>98.1</text:p>
          </table:table-cell>
          <table:table-cell office:value-type="float" office:value="97.8" table:formula="of:=[.Q25]+[.$C$44]" table:style-name="ce1">
            <text:p>97.8</text:p>
          </table:table-cell>
          <table:table-cell office:value-type="float" office:value="97.4" table:formula="of:=[.R25]+[.$C$44]" table:style-name="ce1">
            <text:p>97.4</text:p>
          </table:table-cell>
          <table:table-cell office:value-type="float" office:value="97.1" table:formula="of:=[.S25]+[.$C$44]" table:style-name="ce1">
            <text:p>97.1</text:p>
          </table:table-cell>
          <table:table-cell table:number-columns-repeated="16365"/>
        </table:table-row>
        <table:table-row table:style-name="ro1">
          <table:table-cell office:value-type="float" office:value="96.7" table:formula="of:=[.A26]+[.$C$44]" table:style-name="ce1">
            <text:p>96.7</text:p>
          </table:table-cell>
          <table:table-cell office:value-type="float" office:value="96.4" table:formula="of:=[.B26]+[.$C$44]" table:style-name="ce1">
            <text:p>96.4</text:p>
          </table:table-cell>
          <table:table-cell office:value-type="float" office:value="96" table:formula="of:=[.C26]+[.$C$44]" table:style-name="ce1">
            <text:p>96</text:p>
          </table:table-cell>
          <table:table-cell office:value-type="float" office:value="95.6" table:formula="of:=[.D26]+[.$C$44]" table:style-name="ce1">
            <text:p>95.6</text:p>
          </table:table-cell>
          <table:table-cell office:value-type="float" office:value="95.2" table:formula="of:=[.E26]+[.$C$44]" table:style-name="ce1">
            <text:p>95.2</text:p>
          </table:table-cell>
          <table:table-cell office:value-type="float" office:value="94.7" table:formula="of:=[.F26]+[.$C$44]" table:style-name="ce1">
            <text:p>94.7</text:p>
          </table:table-cell>
          <table:table-cell office:value-type="float" office:value="94.3" table:formula="of:=[.G26]+[.$C$44]" table:style-name="ce1">
            <text:p>94.3</text:p>
          </table:table-cell>
          <table:table-cell office:value-type="float" office:value="93.7" table:formula="of:=[.H26]+[.$C$44]" table:style-name="ce1">
            <text:p>93.7</text:p>
          </table:table-cell>
          <table:table-cell office:value-type="float" office:value="93.8" table:formula="of:=[.I26]+[.$C$44]" table:style-name="ce1">
            <text:p>93.8</text:p>
          </table:table-cell>
          <table:table-cell office:value-type="float" office:value="93.6" table:formula="of:=[.J26]+[.$C$44]" table:style-name="ce1">
            <text:p>93.6</text:p>
          </table:table-cell>
          <table:table-cell office:value-type="float" office:value="92.8" table:formula="of:=[.K26]+[.$C$44]" table:style-name="ce1">
            <text:p>92.8</text:p>
          </table:table-cell>
          <table:table-cell office:value-type="float" office:value="92.2" table:formula="of:=[.L26]+[.$C$44]" table:style-name="ce1">
            <text:p>92.2</text:p>
          </table:table-cell>
          <table:table-cell office:value-type="float" office:value="88.7" table:formula="of:=[.M26]+[.$C$44]" table:style-name="ce1">
            <text:p>88.7</text:p>
          </table:table-cell>
          <table:table-cell office:value-type="float" office:value="89.6" table:formula="of:=[.N26]+[.$C$44]" table:style-name="ce1">
            <text:p>89.6</text:p>
          </table:table-cell>
          <table:table-cell office:value-type="float" office:value="91.4" table:formula="of:=[.O26]+[.$C$44]" table:style-name="ce1">
            <text:p>91.4</text:p>
          </table:table-cell>
          <table:table-cell office:value-type="float" office:value="93.2" table:formula="of:=[.P26]+[.$C$44]" table:style-name="ce1">
            <text:p>93.2</text:p>
          </table:table-cell>
          <table:table-cell office:value-type="float" office:value="94.1" table:formula="of:=[.Q26]+[.$C$44]" table:style-name="ce1">
            <text:p>94.1</text:p>
          </table:table-cell>
          <table:table-cell office:value-type="float" office:value="95" table:formula="of:=[.R26]+[.$C$44]" table:style-name="ce1">
            <text:p>95</text:p>
          </table:table-cell>
          <table:table-cell office:value-type="float" office:value="95.9" table:formula="of:=[.S26]+[.$C$44]" table:style-name="ce1">
            <text:p>95.9</text:p>
          </table:table-cell>
          <table:table-cell table:number-columns-repeated="16365"/>
        </table:table-row>
        <table:table-row table:style-name="ro1">
          <table:table-cell office:value-type="float" office:value="96.7" table:formula="of:=[.A27]+[.$C$44]" table:style-name="ce1">
            <text:p>96.7</text:p>
          </table:table-cell>
          <table:table-cell office:value-type="float" office:value="97.6" table:formula="of:=[.B27]+[.$C$44]" table:style-name="ce1">
            <text:p>97.6</text:p>
          </table:table-cell>
          <table:table-cell office:value-type="float" office:value="98.4" table:formula="of:=[.C27]+[.$C$44]" table:style-name="ce1">
            <text:p>98.4</text:p>
          </table:table-cell>
          <table:table-cell office:value-type="float" office:value="98.8" table:formula="of:=[.D27]+[.$C$44]" table:style-name="ce1">
            <text:p>98.8</text:p>
          </table:table-cell>
          <table:table-cell office:value-type="float" office:value="99.3" table:formula="of:=[.E27]+[.$C$44]" table:style-name="ce1">
            <text:p>99.3</text:p>
          </table:table-cell>
          <table:table-cell office:value-type="float" office:value="99.8" table:formula="of:=[.F27]+[.$C$44]" table:style-name="ce1">
            <text:p>99.8</text:p>
          </table:table-cell>
          <table:table-cell office:value-type="float" office:value="100.1" table:formula="of:=[.G27]+[.$C$44]" table:style-name="ce1">
            <text:p>100.1</text:p>
          </table:table-cell>
          <table:table-cell office:value-type="float" office:value="100.5" table:formula="of:=[.H27]+[.$C$44]" table:style-name="ce1">
            <text:p>100.5</text:p>
          </table:table-cell>
          <table:table-cell office:value-type="float" office:value="100.5" table:formula="of:=[.I27]+[.$C$44]" table:style-name="ce1">
            <text:p>100.5</text:p>
          </table:table-cell>
          <table:table-cell office:value-type="float" office:value="100.2" table:formula="of:=[.J27]+[.$C$44]" table:style-name="ce1">
            <text:p>100.2</text:p>
          </table:table-cell>
          <table:table-cell office:value-type="float" office:value="99.8" table:formula="of:=[.K27]+[.$C$44]" table:style-name="ce1">
            <text:p>99.8</text:p>
          </table:table-cell>
          <table:table-cell office:value-type="float" office:value="99.5" table:formula="of:=[.L27]+[.$C$44]" table:style-name="ce1">
            <text:p>99.5</text:p>
          </table:table-cell>
          <table:table-cell office:value-type="float" office:value="99.1" table:formula="of:=[.M27]+[.$C$44]" table:style-name="ce1">
            <text:p>99.1</text:p>
          </table:table-cell>
          <table:table-cell office:value-type="float" office:value="98.7" table:formula="of:=[.N27]+[.$C$44]" table:style-name="ce1">
            <text:p>98.7</text:p>
          </table:table-cell>
          <table:table-cell office:value-type="float" office:value="98.3" table:formula="of:=[.O27]+[.$C$44]" table:style-name="ce1">
            <text:p>98.3</text:p>
          </table:table-cell>
          <table:table-cell office:value-type="float" office:value="97.9" table:formula="of:=[.P27]+[.$C$44]" table:style-name="ce1">
            <text:p>97.9</text:p>
          </table:table-cell>
          <table:table-cell office:value-type="float" office:value="97.6" table:formula="of:=[.Q27]+[.$C$44]" table:style-name="ce1">
            <text:p>97.6</text:p>
          </table:table-cell>
          <table:table-cell office:value-type="float" office:value="97.2" table:formula="of:=[.R27]+[.$C$44]" table:style-name="ce1">
            <text:p>97.2</text:p>
          </table:table-cell>
          <table:table-cell office:value-type="float" office:value="96.9" table:formula="of:=[.S27]+[.$C$44]" table:style-name="ce1">
            <text:p>96.9</text:p>
          </table:table-cell>
          <table:table-cell table:number-columns-repeated="16365"/>
        </table:table-row>
        <table:table-row table:style-name="ro1">
          <table:table-cell office:value-type="float" office:value="96" table:formula="of:=[.A28]+[.$C$44]" table:style-name="ce1">
            <text:p>96</text:p>
          </table:table-cell>
          <table:table-cell office:value-type="float" office:value="95.6" table:formula="of:=[.B28]+[.$C$44]" table:style-name="ce1">
            <text:p>95.6</text:p>
          </table:table-cell>
          <table:table-cell office:value-type="float" office:value="95.2" table:formula="of:=[.C28]+[.$C$44]" table:style-name="ce1">
            <text:p>95.2</text:p>
          </table:table-cell>
          <table:table-cell office:value-type="float" office:value="94.7" table:formula="of:=[.D28]+[.$C$44]" table:style-name="ce1">
            <text:p>94.7</text:p>
          </table:table-cell>
          <table:table-cell office:value-type="float" office:value="94.3" table:formula="of:=[.E28]+[.$C$44]" table:style-name="ce1">
            <text:p>94.3</text:p>
          </table:table-cell>
          <table:table-cell office:value-type="float" office:value="93.7" table:formula="of:=[.F28]+[.$C$44]" table:style-name="ce1">
            <text:p>93.7</text:p>
          </table:table-cell>
          <table:table-cell office:value-type="float" office:value="93.8" table:formula="of:=[.G28]+[.$C$44]" table:style-name="ce1">
            <text:p>93.8</text:p>
          </table:table-cell>
          <table:table-cell office:value-type="float" office:value="93.6" table:formula="of:=[.H28]+[.$C$44]" table:style-name="ce1">
            <text:p>93.6</text:p>
          </table:table-cell>
          <table:table-cell office:value-type="float" office:value="92.8" table:formula="of:=[.I28]+[.$C$44]" table:style-name="ce1">
            <text:p>92.8</text:p>
          </table:table-cell>
          <table:table-cell office:value-type="float" office:value="92.2" table:formula="of:=[.J28]+[.$C$44]" table:style-name="ce1">
            <text:p>92.2</text:p>
          </table:table-cell>
          <table:table-cell office:value-type="float" office:value="89" table:formula="of:=[.K28]+[.$C$44]" table:style-name="ce1">
            <text:p>89</text:p>
          </table:table-cell>
          <table:table-cell office:value-type="float" office:value="89.9" table:formula="of:=[.L28]+[.$C$44]" table:style-name="ce1">
            <text:p>89.9</text:p>
          </table:table-cell>
          <table:table-cell office:value-type="float" office:value="91.7" table:formula="of:=[.M28]+[.$C$44]" table:style-name="ce1">
            <text:p>91.7</text:p>
          </table:table-cell>
          <table:table-cell office:value-type="float" office:value="93.5" table:formula="of:=[.N28]+[.$C$44]" table:style-name="ce1">
            <text:p>93.5</text:p>
          </table:table-cell>
          <table:table-cell office:value-type="float" office:value="94.4" table:formula="of:=[.O28]+[.$C$44]" table:style-name="ce1">
            <text:p>94.4</text:p>
          </table:table-cell>
          <table:table-cell office:value-type="float" office:value="95.3" table:formula="of:=[.P28]+[.$C$44]" table:style-name="ce1">
            <text:p>95.3</text:p>
          </table:table-cell>
          <table:table-cell office:value-type="float" office:value="96.2" table:formula="of:=[.Q28]+[.$C$44]" table:style-name="ce1">
            <text:p>96.2</text:p>
          </table:table-cell>
          <table:table-cell office:value-type="float" office:value="97.1" table:formula="of:=[.R28]+[.$C$44]" table:style-name="ce1">
            <text:p>97.1</text:p>
          </table:table-cell>
          <table:table-cell office:value-type="float" office:value="97.9" table:formula="of:=[.S28]+[.$C$44]" table:style-name="ce1">
            <text:p>97.9</text:p>
          </table:table-cell>
          <table:table-cell table:number-columns-repeated="16365"/>
        </table:table-row>
        <table:table-row table:style-name="ro1">
          <table:table-cell office:value-type="float" office:value="98.8" table:formula="of:=[.A29]+[.$C$44]" table:style-name="ce1">
            <text:p>98.8</text:p>
          </table:table-cell>
          <table:table-cell office:value-type="float" office:value="99.1" table:formula="of:=[.B29]+[.$C$44]" table:style-name="ce1">
            <text:p>99.1</text:p>
          </table:table-cell>
          <table:table-cell office:value-type="float" office:value="99.6" table:formula="of:=[.C29]+[.$C$44]" table:style-name="ce1">
            <text:p>99.6</text:p>
          </table:table-cell>
          <table:table-cell office:value-type="float" office:value="100.1" table:formula="of:=[.D29]+[.$C$44]" table:style-name="ce1">
            <text:p>100.1</text:p>
          </table:table-cell>
          <table:table-cell office:value-type="float" office:value="100.5" table:formula="of:=[.E29]+[.$C$44]" table:style-name="ce1">
            <text:p>100.5</text:p>
          </table:table-cell>
          <table:table-cell office:value-type="float" office:value="100.8" table:formula="of:=[.F29]+[.$C$44]" table:style-name="ce1">
            <text:p>100.8</text:p>
          </table:table-cell>
          <table:table-cell office:value-type="float" office:value="100.6" table:formula="of:=[.G29]+[.$C$44]" table:style-name="ce1">
            <text:p>100.6</text:p>
          </table:table-cell>
          <table:table-cell office:value-type="float" office:value="100.2" table:formula="of:=[.H29]+[.$C$44]" table:style-name="ce1">
            <text:p>100.2</text:p>
          </table:table-cell>
          <table:table-cell office:value-type="float" office:value="99.7" table:formula="of:=[.I29]+[.$C$44]" table:style-name="ce1">
            <text:p>99.7</text:p>
          </table:table-cell>
          <table:table-cell office:value-type="float" office:value="99.3" table:formula="of:=[.J29]+[.$C$44]" table:style-name="ce1">
            <text:p>99.3</text:p>
          </table:table-cell>
          <table:table-cell office:value-type="float" office:value="98.9" table:formula="of:=[.K29]+[.$C$44]" table:style-name="ce1">
            <text:p>98.9</text:p>
          </table:table-cell>
          <table:table-cell office:value-type="float" office:value="98.5" table:formula="of:=[.L29]+[.$C$44]" table:style-name="ce1">
            <text:p>98.5</text:p>
          </table:table-cell>
          <table:table-cell office:value-type="float" office:value="98.1" table:formula="of:=[.M29]+[.$C$44]" table:style-name="ce1">
            <text:p>98.1</text:p>
          </table:table-cell>
          <table:table-cell office:value-type="float" office:value="97.7" table:formula="of:=[.N29]+[.$C$44]" table:style-name="ce1">
            <text:p>97.7</text:p>
          </table:table-cell>
          <table:table-cell office:value-type="float" office:value="97.4" table:formula="of:=[.O29]+[.$C$44]" table:style-name="ce1">
            <text:p>97.4</text:p>
          </table:table-cell>
          <table:table-cell office:value-type="float" office:value="97.1" table:formula="of:=[.P29]+[.$C$44]" table:style-name="ce1">
            <text:p>97.1</text:p>
          </table:table-cell>
          <table:table-cell office:value-type="float" office:value="96.9" table:formula="of:=[.Q29]+[.$C$44]" table:style-name="ce1">
            <text:p>96.9</text:p>
          </table:table-cell>
          <table:table-cell office:value-type="float" office:value="96" table:formula="of:=[.R29]+[.$C$44]" table:style-name="ce1">
            <text:p>96</text:p>
          </table:table-cell>
          <table:table-cell office:value-type="float" office:value="95.6" table:formula="of:=[.S29]+[.$C$44]" table:style-name="ce1">
            <text:p>95.6</text:p>
          </table:table-cell>
          <table:table-cell table:number-columns-repeated="16365"/>
        </table:table-row>
        <table:table-row table:style-name="ro1">
          <table:table-cell office:value-type="float" office:value="95.2" table:formula="of:=[.A30]+[.$C$44]" table:style-name="ce1">
            <text:p>95.2</text:p>
          </table:table-cell>
          <table:table-cell office:value-type="float" office:value="94.7" table:formula="of:=[.B30]+[.$C$44]" table:style-name="ce1">
            <text:p>94.7</text:p>
          </table:table-cell>
          <table:table-cell office:value-type="float" office:value="94.3" table:formula="of:=[.C30]+[.$C$44]" table:style-name="ce1">
            <text:p>94.3</text:p>
          </table:table-cell>
          <table:table-cell office:value-type="float" office:value="93.7" table:formula="of:=[.D30]+[.$C$44]" table:style-name="ce1">
            <text:p>93.7</text:p>
          </table:table-cell>
          <table:table-cell office:value-type="float" office:value="93.8" table:formula="of:=[.E30]+[.$C$44]" table:style-name="ce1">
            <text:p>93.8</text:p>
          </table:table-cell>
          <table:table-cell office:value-type="float" office:value="93.6" table:formula="of:=[.F30]+[.$C$44]" table:style-name="ce1">
            <text:p>93.6</text:p>
          </table:table-cell>
          <table:table-cell office:value-type="float" office:value="92.8" table:formula="of:=[.G30]+[.$C$44]" table:style-name="ce1">
            <text:p>92.8</text:p>
          </table:table-cell>
          <table:table-cell office:value-type="float" office:value="92.2" table:formula="of:=[.H30]+[.$C$44]" table:style-name="ce1">
            <text:p>92.2</text:p>
          </table:table-cell>
          <table:table-cell office:value-type="float" office:value="89.2" table:formula="of:=[.I30]+[.$C$44]" table:style-name="ce1">
            <text:p>89.2</text:p>
          </table:table-cell>
          <table:table-cell office:value-type="float" office:value="90.1" table:formula="of:=[.J30]+[.$C$44]" table:style-name="ce1">
            <text:p>90.1</text:p>
          </table:table-cell>
          <table:table-cell office:value-type="float" office:value="92" table:formula="of:=[.K30]+[.$C$44]" table:style-name="ce1">
            <text:p>92</text:p>
          </table:table-cell>
          <table:table-cell office:value-type="float" office:value="93.8" table:formula="of:=[.L30]+[.$C$44]" table:style-name="ce1">
            <text:p>93.8</text:p>
          </table:table-cell>
          <table:table-cell office:value-type="float" office:value="94.7" table:formula="of:=[.M30]+[.$C$44]" table:style-name="ce1">
            <text:p>94.7</text:p>
          </table:table-cell>
          <table:table-cell office:value-type="float" office:value="95.6" table:formula="of:=[.N30]+[.$C$44]" table:style-name="ce1">
            <text:p>95.6</text:p>
          </table:table-cell>
          <table:table-cell office:value-type="float" office:value="96.4" table:formula="of:=[.O30]+[.$C$44]" table:style-name="ce1">
            <text:p>96.4</text:p>
          </table:table-cell>
          <table:table-cell office:value-type="float" office:value="97.3" table:formula="of:=[.P30]+[.$C$44]" table:style-name="ce1">
            <text:p>97.3</text:p>
          </table:table-cell>
          <table:table-cell office:value-type="float" office:value="98.2" table:formula="of:=[.Q30]+[.$C$44]" table:style-name="ce1">
            <text:p>98.2</text:p>
          </table:table-cell>
          <table:table-cell office:value-type="float" office:value="99" table:formula="of:=[.R30]+[.$C$44]" table:style-name="ce1">
            <text:p>99</text:p>
          </table:table-cell>
          <table:table-cell office:value-type="float" office:value="99.4" table:formula="of:=[.S30]+[.$C$44]" table:style-name="ce1">
            <text:p>99.4</text:p>
          </table:table-cell>
          <table:table-cell table:number-columns-repeated="16365"/>
        </table:table-row>
        <table:table-row table:style-name="ro1">
          <table:table-cell office:value-type="float" office:value="99.9" table:formula="of:=[.A31]+[.$C$44]" table:style-name="ce1">
            <text:p>99.9</text:p>
          </table:table-cell>
          <table:table-cell office:value-type="float" office:value="100.4" table:formula="of:=[.B31]+[.$C$44]" table:style-name="ce1">
            <text:p>100.4</text:p>
          </table:table-cell>
          <table:table-cell office:value-type="float" office:value="100.7" table:formula="of:=[.C31]+[.$C$44]" table:style-name="ce1">
            <text:p>100.7</text:p>
          </table:table-cell>
          <table:table-cell office:value-type="float" office:value="100.7" table:formula="of:=[.D31]+[.$C$44]" table:style-name="ce1">
            <text:p>100.7</text:p>
          </table:table-cell>
          <table:table-cell office:value-type="float" office:value="100.3" table:formula="of:=[.E31]+[.$C$44]" table:style-name="ce1">
            <text:p>100.3</text:p>
          </table:table-cell>
          <table:table-cell office:value-type="float" office:value="99.9" table:formula="of:=[.F31]+[.$C$44]" table:style-name="ce1">
            <text:p>99.9</text:p>
          </table:table-cell>
          <table:table-cell office:value-type="float" office:value="99.4" table:formula="of:=[.G31]+[.$C$44]" table:style-name="ce1">
            <text:p>99.4</text:p>
          </table:table-cell>
          <table:table-cell office:value-type="float" office:value="98.9" table:formula="of:=[.H31]+[.$C$44]" table:style-name="ce1">
            <text:p>98.9</text:p>
          </table:table-cell>
          <table:table-cell office:value-type="float" office:value="98.6" table:formula="of:=[.I31]+[.$C$44]" table:style-name="ce1">
            <text:p>98.6</text:p>
          </table:table-cell>
          <table:table-cell office:value-type="float" office:value="98.2" table:formula="of:=[.J31]+[.$C$44]" table:style-name="ce1">
            <text:p>98.2</text:p>
          </table:table-cell>
          <table:table-cell office:value-type="float" office:value="97.8" table:formula="of:=[.K31]+[.$C$44]" table:style-name="ce1">
            <text:p>97.8</text:p>
          </table:table-cell>
          <table:table-cell office:value-type="float" office:value="97.5" table:formula="of:=[.L31]+[.$C$44]" table:style-name="ce1">
            <text:p>97.5</text:p>
          </table:table-cell>
          <table:table-cell office:value-type="float" office:value="97.1" table:formula="of:=[.M31]+[.$C$44]" table:style-name="ce1">
            <text:p>97.1</text:p>
          </table:table-cell>
          <table:table-cell office:value-type="float" office:value="97.1" table:formula="of:=[.N31]+[.$C$44]" table:style-name="ce1">
            <text:p>97.1</text:p>
          </table:table-cell>
          <table:table-cell office:value-type="float" office:value="96.9" table:formula="of:=[.O31]+[.$C$44]" table:style-name="ce1">
            <text:p>96.9</text:p>
          </table:table-cell>
          <table:table-cell office:value-type="float" office:value="96" table:formula="of:=[.P31]+[.$C$44]" table:style-name="ce1">
            <text:p>96</text:p>
          </table:table-cell>
          <table:table-cell office:value-type="float" office:value="95.6" table:formula="of:=[.Q31]+[.$C$44]" table:style-name="ce1">
            <text:p>95.6</text:p>
          </table:table-cell>
          <table:table-cell office:value-type="float" office:value="95.2" table:formula="of:=[.R31]+[.$C$44]" table:style-name="ce1">
            <text:p>95.2</text:p>
          </table:table-cell>
          <table:table-cell office:value-type="float" office:value="94.7" table:formula="of:=[.S31]+[.$C$44]" table:style-name="ce1">
            <text:p>94.7</text:p>
          </table:table-cell>
          <table:table-cell table:number-columns-repeated="16365"/>
        </table:table-row>
        <table:table-row table:style-name="ro1">
          <table:table-cell office:value-type="float" office:value="94.3" table:formula="of:=[.A32]+[.$C$44]" table:style-name="ce1">
            <text:p>94.3</text:p>
          </table:table-cell>
          <table:table-cell office:value-type="float" office:value="93.7" table:formula="of:=[.B32]+[.$C$44]" table:style-name="ce1">
            <text:p>93.7</text:p>
          </table:table-cell>
          <table:table-cell office:value-type="float" office:value="93.8" table:formula="of:=[.C32]+[.$C$44]" table:style-name="ce1">
            <text:p>93.8</text:p>
          </table:table-cell>
          <table:table-cell office:value-type="float" office:value="93.6" table:formula="of:=[.D32]+[.$C$44]" table:style-name="ce1">
            <text:p>93.6</text:p>
          </table:table-cell>
          <table:table-cell office:value-type="float" office:value="92.8" table:formula="of:=[.E32]+[.$C$44]" table:style-name="ce1">
            <text:p>92.8</text:p>
          </table:table-cell>
          <table:table-cell office:value-type="float" office:value="92.2" table:formula="of:=[.F32]+[.$C$44]" table:style-name="ce1">
            <text:p>92.2</text:p>
          </table:table-cell>
          <table:table-cell office:value-type="float" office:value="89" table:formula="of:=[.G32]+[.$C$44]" table:style-name="ce1">
            <text:p>89</text:p>
          </table:table-cell>
          <table:table-cell office:value-type="float" office:value="89.9" table:formula="of:=[.H32]+[.$C$44]" table:style-name="ce1">
            <text:p>89.9</text:p>
          </table:table-cell>
          <table:table-cell office:value-type="float" office:value="91.8" table:formula="of:=[.I32]+[.$C$44]" table:style-name="ce1">
            <text:p>91.8</text:p>
          </table:table-cell>
          <table:table-cell office:value-type="float" office:value="93.6" table:formula="of:=[.J32]+[.$C$44]" table:style-name="ce1">
            <text:p>93.6</text:p>
          </table:table-cell>
          <table:table-cell office:value-type="float" office:value="94.5" table:formula="of:=[.K32]+[.$C$44]" table:style-name="ce1">
            <text:p>94.5</text:p>
          </table:table-cell>
          <table:table-cell office:value-type="float" office:value="95.4" table:formula="of:=[.L32]+[.$C$44]" table:style-name="ce1">
            <text:p>95.4</text:p>
          </table:table-cell>
          <table:table-cell office:value-type="float" office:value="96.2" table:formula="of:=[.M32]+[.$C$44]" table:style-name="ce1">
            <text:p>96.2</text:p>
          </table:table-cell>
          <table:table-cell office:value-type="float" office:value="97.1" table:formula="of:=[.N32]+[.$C$44]" table:style-name="ce1">
            <text:p>97.1</text:p>
          </table:table-cell>
          <table:table-cell office:value-type="float" office:value="98" table:formula="of:=[.O32]+[.$C$44]" table:style-name="ce1">
            <text:p>98</text:p>
          </table:table-cell>
          <table:table-cell office:value-type="float" office:value="98.8" table:formula="of:=[.P32]+[.$C$44]" table:style-name="ce1">
            <text:p>98.8</text:p>
          </table:table-cell>
          <table:table-cell office:value-type="float" office:value="99.2" table:formula="of:=[.Q32]+[.$C$44]" table:style-name="ce1">
            <text:p>99.2</text:p>
          </table:table-cell>
          <table:table-cell office:value-type="float" office:value="99.7" table:formula="of:=[.R32]+[.$C$44]" table:style-name="ce1">
            <text:p>99.7</text:p>
          </table:table-cell>
          <table:table-cell office:value-type="float" office:value="100.2" table:formula="of:=[.S32]+[.$C$44]" table:style-name="ce1">
            <text:p>100.2</text:p>
          </table:table-cell>
          <table:table-cell table:number-columns-repeated="16365"/>
        </table:table-row>
        <table:table-row table:style-name="ro1">
          <table:table-cell office:value-type="float" office:value="100.5" table:formula="of:=[.A33]+[.$C$44]" table:style-name="ce1">
            <text:p>100.5</text:p>
          </table:table-cell>
          <table:table-cell office:value-type="float" office:value="100.1" table:formula="of:=[.B33]+[.$C$44]" table:style-name="ce1">
            <text:p>100.1</text:p>
          </table:table-cell>
          <table:table-cell office:value-type="float" office:value="99.7" table:formula="of:=[.C33]+[.$C$44]" table:style-name="ce1">
            <text:p>99.7</text:p>
          </table:table-cell>
          <table:table-cell office:value-type="float" office:value="99.2" table:formula="of:=[.D33]+[.$C$44]" table:style-name="ce1">
            <text:p>99.2</text:p>
          </table:table-cell>
          <table:table-cell office:value-type="float" office:value="98.7" table:formula="of:=[.E33]+[.$C$44]" table:style-name="ce1">
            <text:p>98.7</text:p>
          </table:table-cell>
          <table:table-cell office:value-type="float" office:value="98.3" table:formula="of:=[.F33]+[.$C$44]" table:style-name="ce1">
            <text:p>98.3</text:p>
          </table:table-cell>
          <table:table-cell office:value-type="float" office:value="97.9" table:formula="of:=[.G33]+[.$C$44]" table:style-name="ce1">
            <text:p>97.9</text:p>
          </table:table-cell>
          <table:table-cell office:value-type="float" office:value="97.5" table:formula="of:=[.H33]+[.$C$44]" table:style-name="ce1">
            <text:p>97.5</text:p>
          </table:table-cell>
          <table:table-cell office:value-type="float" office:value="97.2" table:formula="of:=[.I33]+[.$C$44]" table:style-name="ce1">
            <text:p>97.2</text:p>
          </table:table-cell>
          <table:table-cell office:value-type="float" office:value="96.8" table:formula="of:=[.J33]+[.$C$44]" table:style-name="ce1">
            <text:p>96.8</text:p>
          </table:table-cell>
          <table:table-cell office:value-type="float" office:value="97.1" table:formula="of:=[.K33]+[.$C$44]" table:style-name="ce1">
            <text:p>97.1</text:p>
          </table:table-cell>
          <table:table-cell office:value-type="float" office:value="97.1" table:formula="of:=[.L33]+[.$C$44]" table:style-name="ce1">
            <text:p>97.1</text:p>
          </table:table-cell>
          <table:table-cell office:value-type="float" office:value="96.9" table:formula="of:=[.M33]+[.$C$44]" table:style-name="ce1">
            <text:p>96.9</text:p>
          </table:table-cell>
          <table:table-cell office:value-type="float" office:value="96" table:formula="of:=[.N33]+[.$C$44]" table:style-name="ce1">
            <text:p>96</text:p>
          </table:table-cell>
          <table:table-cell office:value-type="float" office:value="95.6" table:formula="of:=[.O33]+[.$C$44]" table:style-name="ce1">
            <text:p>95.6</text:p>
          </table:table-cell>
          <table:table-cell office:value-type="float" office:value="95.2" table:formula="of:=[.P33]+[.$C$44]" table:style-name="ce1">
            <text:p>95.2</text:p>
          </table:table-cell>
          <table:table-cell office:value-type="float" office:value="94.7" table:formula="of:=[.Q33]+[.$C$44]" table:style-name="ce1">
            <text:p>94.7</text:p>
          </table:table-cell>
          <table:table-cell office:value-type="float" office:value="94.3" table:formula="of:=[.R33]+[.$C$44]" table:style-name="ce1">
            <text:p>94.3</text:p>
          </table:table-cell>
          <table:table-cell office:value-type="float" office:value="93.7" table:formula="of:=[.S33]+[.$C$44]" table:style-name="ce1">
            <text:p>93.7</text:p>
          </table:table-cell>
          <table:table-cell table:number-columns-repeated="16365"/>
        </table:table-row>
        <table:table-row table:style-name="ro1">
          <table:table-cell office:value-type="float" office:value="93.8" table:formula="of:=[.A34]+[.$C$44]" table:style-name="ce1">
            <text:p>93.8</text:p>
          </table:table-cell>
          <table:table-cell office:value-type="float" office:value="93.6" table:formula="of:=[.B34]+[.$C$44]" table:style-name="ce1">
            <text:p>93.6</text:p>
          </table:table-cell>
          <table:table-cell office:value-type="float" office:value="92.8" table:formula="of:=[.C34]+[.$C$44]" table:style-name="ce1">
            <text:p>92.8</text:p>
          </table:table-cell>
          <table:table-cell office:value-type="float" office:value="92.2" table:formula="of:=[.D34]+[.$C$44]" table:style-name="ce1">
            <text:p>92.2</text:p>
          </table:table-cell>
          <table:table-cell office:value-type="float" office:value="89.1" table:formula="of:=[.E34]+[.$C$44]" table:style-name="ce1">
            <text:p>89.1</text:p>
          </table:table-cell>
          <table:table-cell office:value-type="float" office:value="90" table:formula="of:=[.F34]+[.$C$44]" table:style-name="ce1">
            <text:p>90</text:p>
          </table:table-cell>
          <table:table-cell office:value-type="float" office:value="91.8" table:formula="of:=[.G34]+[.$C$44]" table:style-name="ce1">
            <text:p>91.8</text:p>
          </table:table-cell>
          <table:table-cell office:value-type="float" office:value="93.6" table:formula="of:=[.H34]+[.$C$44]" table:style-name="ce1">
            <text:p>93.6</text:p>
          </table:table-cell>
          <table:table-cell office:value-type="float" office:value="94.5" table:formula="of:=[.I34]+[.$C$44]" table:style-name="ce1">
            <text:p>94.5</text:p>
          </table:table-cell>
          <table:table-cell office:value-type="float" office:value="95.4" table:formula="of:=[.J34]+[.$C$44]" table:style-name="ce1">
            <text:p>95.4</text:p>
          </table:table-cell>
          <table:table-cell office:value-type="float" office:value="96.3" table:formula="of:=[.K34]+[.$C$44]" table:style-name="ce1">
            <text:p>96.3</text:p>
          </table:table-cell>
          <table:table-cell office:value-type="float" office:value="97.1" table:formula="of:=[.L34]+[.$C$44]" table:style-name="ce1">
            <text:p>97.1</text:p>
          </table:table-cell>
          <table:table-cell office:value-type="float" office:value="98" table:formula="of:=[.M34]+[.$C$44]" table:style-name="ce1">
            <text:p>98</text:p>
          </table:table-cell>
          <table:table-cell office:value-type="float" office:value="98.9" table:formula="of:=[.N34]+[.$C$44]" table:style-name="ce1">
            <text:p>98.9</text:p>
          </table:table-cell>
          <table:table-cell office:value-type="float" office:value="99.2" table:formula="of:=[.O34]+[.$C$44]" table:style-name="ce1">
            <text:p>99.2</text:p>
          </table:table-cell>
          <table:table-cell office:value-type="float" office:value="99.7" table:formula="of:=[.P34]+[.$C$44]" table:style-name="ce1">
            <text:p>99.7</text:p>
          </table:table-cell>
          <table:table-cell office:value-type="float" office:value="100.2" table:formula="of:=[.Q34]+[.$C$44]" table:style-name="ce1">
            <text:p>100.2</text:p>
          </table:table-cell>
          <table:table-cell office:value-type="float" office:value="100.3" table:formula="of:=[.R34]+[.$C$44]" table:style-name="ce1">
            <text:p>100.3</text:p>
          </table:table-cell>
          <table:table-cell office:value-type="float" office:value="99.9" table:formula="of:=[.S34]+[.$C$44]" table:style-name="ce1">
            <text:p>99.9</text:p>
          </table:table-cell>
          <table:table-cell table:number-columns-repeated="16365"/>
        </table:table-row>
        <table:table-row table:style-name="ro1">
          <table:table-cell office:value-type="float" office:value="99.5" table:formula="of:=[.A35]+[.$C$44]" table:style-name="ce1">
            <text:p>99.5</text:p>
          </table:table-cell>
          <table:table-cell office:value-type="float" office:value="99" table:formula="of:=[.B35]+[.$C$44]" table:style-name="ce1">
            <text:p>99</text:p>
          </table:table-cell>
          <table:table-cell office:value-type="float" office:value="98.6" table:formula="of:=[.C35]+[.$C$44]" table:style-name="ce1">
            <text:p>98.6</text:p>
          </table:table-cell>
          <table:table-cell office:value-type="float" office:value="98.2" table:formula="of:=[.D35]+[.$C$44]" table:style-name="ce1">
            <text:p>98.2</text:p>
          </table:table-cell>
          <table:table-cell office:value-type="float" office:value="97.8" table:formula="of:=[.E35]+[.$C$44]" table:style-name="ce1">
            <text:p>97.8</text:p>
          </table:table-cell>
          <table:table-cell office:value-type="float" office:value="97.4" table:formula="of:=[.F35]+[.$C$44]" table:style-name="ce1">
            <text:p>97.4</text:p>
          </table:table-cell>
          <table:table-cell office:value-type="float" office:value="97" table:formula="of:=[.G35]+[.$C$44]" table:style-name="ce1">
            <text:p>97</text:p>
          </table:table-cell>
          <table:table-cell office:value-type="float" office:value="96.8" table:formula="of:=[.H35]+[.$C$44]" table:style-name="ce1">
            <text:p>96.8</text:p>
          </table:table-cell>
          <table:table-cell office:value-type="float" office:value="97.1" table:formula="of:=[.I35]+[.$C$44]" table:style-name="ce1">
            <text:p>97.1</text:p>
          </table:table-cell>
          <table:table-cell office:value-type="float" office:value="97.1" table:formula="of:=[.J35]+[.$C$44]" table:style-name="ce1">
            <text:p>97.1</text:p>
          </table:table-cell>
          <table:table-cell office:value-type="float" office:value="96.9" table:formula="of:=[.K35]+[.$C$44]" table:style-name="ce1">
            <text:p>96.9</text:p>
          </table:table-cell>
          <table:table-cell office:value-type="float" office:value="96" table:formula="of:=[.L35]+[.$C$44]" table:style-name="ce1">
            <text:p>96</text:p>
          </table:table-cell>
          <table:table-cell office:value-type="float" office:value="95.6" table:formula="of:=[.M35]+[.$C$44]" table:style-name="ce1">
            <text:p>95.6</text:p>
          </table:table-cell>
          <table:table-cell office:value-type="float" office:value="95.2" table:formula="of:=[.N35]+[.$C$44]" table:style-name="ce1">
            <text:p>95.2</text:p>
          </table:table-cell>
          <table:table-cell office:value-type="float" office:value="94.7" table:formula="of:=[.O35]+[.$C$44]" table:style-name="ce1">
            <text:p>94.7</text:p>
          </table:table-cell>
          <table:table-cell office:value-type="float" office:value="94.3" table:formula="of:=[.P35]+[.$C$44]" table:style-name="ce1">
            <text:p>94.3</text:p>
          </table:table-cell>
          <table:table-cell office:value-type="float" office:value="93.7" table:formula="of:=[.Q35]+[.$C$44]" table:style-name="ce1">
            <text:p>93.7</text:p>
          </table:table-cell>
          <table:table-cell office:value-type="float" office:value="93.8" table:formula="of:=[.R35]+[.$C$44]" table:style-name="ce1">
            <text:p>93.8</text:p>
          </table:table-cell>
          <table:table-cell office:value-type="float" office:value="93.6" table:formula="of:=[.S35]+[.$C$44]" table:style-name="ce1">
            <text:p>93.6</text:p>
          </table:table-cell>
          <table:table-cell table:number-columns-repeated="16365"/>
        </table:table-row>
        <table:table-row table:style-name="ro1">
          <table:table-cell office:value-type="float" office:value="92.8" table:formula="of:=[.A36]+[.$C$44]" table:style-name="ce1">
            <text:p>92.8</text:p>
          </table:table-cell>
          <table:table-cell office:value-type="float" office:value="92.2" table:formula="of:=[.B36]+[.$C$44]" table:style-name="ce1">
            <text:p>92.2</text:p>
          </table:table-cell>
          <table:table-cell office:value-type="float" office:value="89.3" table:formula="of:=[.C36]+[.$C$44]" table:style-name="ce1">
            <text:p>89.3</text:p>
          </table:table-cell>
          <table:table-cell office:value-type="float" office:value="90.3" table:formula="of:=[.D36]+[.$C$44]" table:style-name="ce1">
            <text:p>90.3</text:p>
          </table:table-cell>
          <table:table-cell office:value-type="float" office:value="92.1" table:formula="of:=[.E36]+[.$C$44]" table:style-name="ce1">
            <text:p>92.1</text:p>
          </table:table-cell>
          <table:table-cell office:value-type="float" office:value="93.9" table:formula="of:=[.F36]+[.$C$44]" table:style-name="ce1">
            <text:p>93.9</text:p>
          </table:table-cell>
          <table:table-cell office:value-type="float" office:value="94.8" table:formula="of:=[.G36]+[.$C$44]" table:style-name="ce1">
            <text:p>94.8</text:p>
          </table:table-cell>
          <table:table-cell office:value-type="float" office:value="95.7" table:formula="of:=[.H36]+[.$C$44]" table:style-name="ce1">
            <text:p>95.7</text:p>
          </table:table-cell>
          <table:table-cell office:value-type="float" office:value="96.5" table:formula="of:=[.I36]+[.$C$44]" table:style-name="ce1">
            <text:p>96.5</text:p>
          </table:table-cell>
          <table:table-cell office:value-type="float" office:value="97.4" table:formula="of:=[.J36]+[.$C$44]" table:style-name="ce1">
            <text:p>97.4</text:p>
          </table:table-cell>
          <table:table-cell office:value-type="float" office:value="98.3" table:formula="of:=[.K36]+[.$C$44]" table:style-name="ce1">
            <text:p>98.3</text:p>
          </table:table-cell>
          <table:table-cell office:value-type="float" office:value="99.1" table:formula="of:=[.L36]+[.$C$44]" table:style-name="ce1">
            <text:p>99.1</text:p>
          </table:table-cell>
          <table:table-cell office:value-type="float" office:value="99.5" table:formula="of:=[.M36]+[.$C$44]" table:style-name="ce1">
            <text:p>99.5</text:p>
          </table:table-cell>
          <table:table-cell office:value-type="float" office:value="100" table:formula="of:=[.N36]+[.$C$44]" table:style-name="ce1">
            <text:p>100</text:p>
          </table:table-cell>
          <table:table-cell office:value-type="float" office:value="100.5" table:formula="of:=[.O36]+[.$C$44]" table:style-name="ce1">
            <text:p>100.5</text:p>
          </table:table-cell>
          <table:table-cell office:value-type="float" office:value="100.2" table:formula="of:=[.P36]+[.$C$44]" table:style-name="ce1">
            <text:p>100.2</text:p>
          </table:table-cell>
          <table:table-cell office:value-type="float" office:value="99.9" table:formula="of:=[.Q36]+[.$C$44]" table:style-name="ce1">
            <text:p>99.9</text:p>
          </table:table-cell>
          <table:table-cell office:value-type="float" office:value="99.4" table:formula="of:=[.R36]+[.$C$44]" table:style-name="ce1">
            <text:p>99.4</text:p>
          </table:table-cell>
          <table:table-cell office:value-type="float" office:value="99" table:formula="of:=[.S36]+[.$C$44]" table:style-name="ce1">
            <text:p>99</text:p>
          </table:table-cell>
          <table:table-cell table:number-columns-repeated="16365"/>
        </table:table-row>
        <table:table-row table:style-name="ro1">
          <table:table-cell office:value-type="float" office:value="98.5" table:formula="of:=[.A37]+[.$C$44]" table:style-name="ce1">
            <text:p>98.5</text:p>
          </table:table-cell>
          <table:table-cell office:value-type="float" office:value="98.1" table:formula="of:=[.B37]+[.$C$44]" table:style-name="ce1">
            <text:p>98.1</text:p>
          </table:table-cell>
          <table:table-cell office:value-type="float" office:value="97.7" table:formula="of:=[.C37]+[.$C$44]" table:style-name="ce1">
            <text:p>97.7</text:p>
          </table:table-cell>
          <table:table-cell office:value-type="float" office:value="97.3" table:formula="of:=[.D37]+[.$C$44]" table:style-name="ce1">
            <text:p>97.3</text:p>
          </table:table-cell>
          <table:table-cell office:value-type="float" office:value="97" table:formula="of:=[.E37]+[.$C$44]" table:style-name="ce1">
            <text:p>97</text:p>
          </table:table-cell>
          <table:table-cell office:value-type="float" office:value="96.8" table:formula="of:=[.F37]+[.$C$44]" table:style-name="ce1">
            <text:p>96.8</text:p>
          </table:table-cell>
          <table:table-cell office:value-type="float" office:value="97.1" table:formula="of:=[.G37]+[.$C$44]" table:style-name="ce1">
            <text:p>97.1</text:p>
          </table:table-cell>
          <table:table-cell office:value-type="float" office:value="97.1" table:formula="of:=[.H37]+[.$C$44]" table:style-name="ce1">
            <text:p>97.1</text:p>
          </table:table-cell>
          <table:table-cell office:value-type="float" office:value="96.9" table:formula="of:=[.I37]+[.$C$44]" table:style-name="ce1">
            <text:p>96.9</text:p>
          </table:table-cell>
          <table:table-cell office:value-type="float" office:value="96" table:formula="of:=[.J37]+[.$C$44]" table:style-name="ce1">
            <text:p>96</text:p>
          </table:table-cell>
          <table:table-cell office:value-type="float" office:value="95.6" table:formula="of:=[.K37]+[.$C$44]" table:style-name="ce1">
            <text:p>95.6</text:p>
          </table:table-cell>
          <table:table-cell office:value-type="float" office:value="95.2" table:formula="of:=[.L37]+[.$C$44]" table:style-name="ce1">
            <text:p>95.2</text:p>
          </table:table-cell>
          <table:table-cell office:value-type="float" office:value="94.7" table:formula="of:=[.M37]+[.$C$44]" table:style-name="ce1">
            <text:p>94.7</text:p>
          </table:table-cell>
          <table:table-cell office:value-type="float" office:value="94.3" table:formula="of:=[.N37]+[.$C$44]" table:style-name="ce1">
            <text:p>94.3</text:p>
          </table:table-cell>
          <table:table-cell office:value-type="float" office:value="93.7" table:formula="of:=[.O37]+[.$C$44]" table:style-name="ce1">
            <text:p>93.7</text:p>
          </table:table-cell>
          <table:table-cell office:value-type="float" office:value="93.8" table:formula="of:=[.P37]+[.$C$44]" table:style-name="ce1">
            <text:p>93.8</text:p>
          </table:table-cell>
          <table:table-cell office:value-type="float" office:value="93.6" table:formula="of:=[.Q37]+[.$C$44]" table:style-name="ce1">
            <text:p>93.6</text:p>
          </table:table-cell>
          <table:table-cell office:value-type="float" office:value="92.8" table:formula="of:=[.R37]+[.$C$44]" table:style-name="ce1">
            <text:p>92.8</text:p>
          </table:table-cell>
          <table:table-cell office:value-type="float" office:value="92.2" table:formula="of:=[.S37]+[.$C$44]" table:style-name="ce1">
            <text:p>92.2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38]+[.$C$44]" table:style-name="ce1">
            <text:p>89.8</text:p>
          </table:table-cell>
          <table:table-cell office:value-type="float" office:value="90.7" table:formula="of:=[.B38]+[.$C$44]" table:style-name="ce1">
            <text:p>90.7</text:p>
          </table:table-cell>
          <table:table-cell office:value-type="float" office:value="92.5" table:formula="of:=[.C38]+[.$C$44]" table:style-name="ce1">
            <text:p>92.5</text:p>
          </table:table-cell>
          <table:table-cell office:value-type="float" office:value="94.4" table:formula="of:=[.D38]+[.$C$44]" table:style-name="ce1">
            <text:p>94.4</text:p>
          </table:table-cell>
          <table:table-cell office:value-type="float" office:value="95.2" table:formula="of:=[.E38]+[.$C$44]" table:style-name="ce1">
            <text:p>95.2</text:p>
          </table:table-cell>
          <table:table-cell office:value-type="float" office:value="96.1" table:formula="of:=[.F38]+[.$C$44]" table:style-name="ce1">
            <text:p>96.1</text:p>
          </table:table-cell>
          <table:table-cell office:value-type="float" office:value="97" table:formula="of:=[.G38]+[.$C$44]" table:style-name="ce1">
            <text:p>97</text:p>
          </table:table-cell>
          <table:table-cell office:value-type="float" office:value="97.9" table:formula="of:=[.H38]+[.$C$44]" table:style-name="ce1">
            <text:p>97.9</text:p>
          </table:table-cell>
          <table:table-cell office:value-type="float" office:value="98.7" table:formula="of:=[.I38]+[.$C$44]" table:style-name="ce1">
            <text:p>98.7</text:p>
          </table:table-cell>
          <table:table-cell office:value-type="float" office:value="99.6" table:formula="of:=[.J38]+[.$C$44]" table:style-name="ce1">
            <text:p>99.6</text:p>
          </table:table-cell>
          <table:table-cell office:value-type="float" office:value="99.9" table:formula="of:=[.K38]+[.$C$44]" table:style-name="ce1">
            <text:p>99.9</text:p>
          </table:table-cell>
          <table:table-cell office:value-type="float" office:value="100.4" table:formula="of:=[.L38]+[.$C$44]" table:style-name="ce1">
            <text:p>100.4</text:p>
          </table:table-cell>
          <table:table-cell office:value-type="float" office:value="100.3" table:formula="of:=[.M38]+[.$C$44]" table:style-name="ce1">
            <text:p>100.3</text:p>
          </table:table-cell>
          <table:table-cell office:value-type="float" office:value="99.8" table:formula="of:=[.N38]+[.$C$44]" table:style-name="ce1">
            <text:p>99.8</text:p>
          </table:table-cell>
          <table:table-cell office:value-type="float" office:value="99.2" table:formula="of:=[.O38]+[.$C$44]" table:style-name="ce1">
            <text:p>99.2</text:p>
          </table:table-cell>
          <table:table-cell office:value-type="float" office:value="98.7" table:formula="of:=[.P38]+[.$C$44]" table:style-name="ce1">
            <text:p>98.7</text:p>
          </table:table-cell>
          <table:table-cell office:value-type="float" office:value="98.2" table:formula="of:=[.Q38]+[.$C$44]" table:style-name="ce1">
            <text:p>98.2</text:p>
          </table:table-cell>
          <table:table-cell office:value-type="float" office:value="97.7" table:formula="of:=[.R38]+[.$C$44]" table:style-name="ce1">
            <text:p>97.7</text:p>
          </table:table-cell>
          <table:table-cell office:value-type="float" office:value="97.3" table:formula="of:=[.S38]+[.$C$44]" table:style-name="ce1">
            <text:p>97.3</text:p>
          </table:table-cell>
          <table:table-cell table:number-columns-repeated="16365"/>
        </table:table-row>
        <table:table-row table:style-name="ro1">
          <table:table-cell office:value-type="float" office:value="96.9" table:formula="of:=[.A39]+[.$C$44]" table:style-name="ce1">
            <text:p>96.9</text:p>
          </table:table-cell>
          <table:table-cell office:value-type="float" office:value="97.3" table:formula="of:=[.B39]+[.$C$44]" table:style-name="ce1">
            <text:p>97.3</text:p>
          </table:table-cell>
          <table:table-cell office:value-type="float" office:value="97" table:formula="of:=[.C39]+[.$C$44]" table:style-name="ce1">
            <text:p>97</text:p>
          </table:table-cell>
          <table:table-cell office:value-type="float" office:value="96.8" table:formula="of:=[.D39]+[.$C$44]" table:style-name="ce1">
            <text:p>96.8</text:p>
          </table:table-cell>
          <table:table-cell office:value-type="float" office:value="97.1" table:formula="of:=[.E39]+[.$C$44]" table:style-name="ce1">
            <text:p>97.1</text:p>
          </table:table-cell>
          <table:table-cell office:value-type="float" office:value="97.1" table:formula="of:=[.F39]+[.$C$44]" table:style-name="ce1">
            <text:p>97.1</text:p>
          </table:table-cell>
          <table:table-cell office:value-type="float" office:value="96.9" table:formula="of:=[.G39]+[.$C$44]" table:style-name="ce1">
            <text:p>96.9</text:p>
          </table:table-cell>
          <table:table-cell office:value-type="float" office:value="96" table:formula="of:=[.H39]+[.$C$44]" table:style-name="ce1">
            <text:p>96</text:p>
          </table:table-cell>
          <table:table-cell office:value-type="float" office:value="95.6" table:formula="of:=[.I39]+[.$C$44]" table:style-name="ce1">
            <text:p>95.6</text:p>
          </table:table-cell>
          <table:table-cell office:value-type="float" office:value="95.2" table:formula="of:=[.J39]+[.$C$44]" table:style-name="ce1">
            <text:p>95.2</text:p>
          </table:table-cell>
          <table:table-cell office:value-type="float" office:value="94.7" table:formula="of:=[.K39]+[.$C$44]" table:style-name="ce1">
            <text:p>94.7</text:p>
          </table:table-cell>
          <table:table-cell office:value-type="float" office:value="94.3" table:formula="of:=[.L39]+[.$C$44]" table:style-name="ce1">
            <text:p>94.3</text:p>
          </table:table-cell>
          <table:table-cell office:value-type="float" office:value="93.7" table:formula="of:=[.M39]+[.$C$44]" table:style-name="ce1">
            <text:p>93.7</text:p>
          </table:table-cell>
          <table:table-cell office:value-type="float" office:value="93.8" table:formula="of:=[.N39]+[.$C$44]" table:style-name="ce1">
            <text:p>93.8</text:p>
          </table:table-cell>
          <table:table-cell office:value-type="float" office:value="93.6" table:formula="of:=[.O39]+[.$C$44]" table:style-name="ce1">
            <text:p>93.6</text:p>
          </table:table-cell>
          <table:table-cell office:value-type="float" office:value="92.8" table:formula="of:=[.P39]+[.$C$44]" table:style-name="ce1">
            <text:p>92.8</text:p>
          </table:table-cell>
          <table:table-cell office:value-type="float" office:value="92.2" table:formula="of:=[.Q39]+[.$C$44]" table:style-name="ce1">
            <text:p>92.2</text:p>
          </table:table-cell>
          <table:table-cell office:value-type="float" office:value="90.1" table:formula="of:=[.R39]+[.$C$44]" table:style-name="ce1">
            <text:p>90.1</text:p>
          </table:table-cell>
          <table:table-cell office:value-type="float" office:value="91.1" table:formula="of:=[.S39]+[.$C$44]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2.9" table:formula="of:=[.A40]+[.$C$44]" table:style-name="ce1">
            <text:p>92.9</text:p>
          </table:table-cell>
          <table:table-cell office:value-type="float" office:value="94.7" table:formula="of:=[.B40]+[.$C$44]" table:style-name="ce1">
            <text:p>94.7</text:p>
          </table:table-cell>
          <table:table-cell office:value-type="float" office:value="95.6" table:formula="of:=[.C40]+[.$C$44]" table:style-name="ce1">
            <text:p>95.6</text:p>
          </table:table-cell>
          <table:table-cell office:value-type="float" office:value="96.5" table:formula="of:=[.D40]+[.$C$44]" table:style-name="ce1">
            <text:p>96.5</text:p>
          </table:table-cell>
          <table:table-cell office:value-type="float" office:value="97.4" table:formula="of:=[.E40]+[.$C$44]" table:style-name="ce1">
            <text:p>97.4</text:p>
          </table:table-cell>
          <table:table-cell office:value-type="float" office:value="98.2" table:formula="of:=[.F40]+[.$C$44]" table:style-name="ce1">
            <text:p>98.2</text:p>
          </table:table-cell>
          <table:table-cell office:value-type="float" office:value="99.1" table:formula="of:=[.G40]+[.$C$44]" table:style-name="ce1">
            <text:p>99.1</text:p>
          </table:table-cell>
          <table:table-cell office:value-type="float" office:value="100" table:formula="of:=[.H40]+[.$C$44]" table:style-name="ce1">
            <text:p>100</text:p>
          </table:table-cell>
          <table:table-cell office:value-type="float" office:value="100.3" table:formula="of:=[.I40]+[.$C$44]" table:style-name="ce1">
            <text:p>100.3</text:p>
          </table:table-cell>
          <table:table-cell office:value-type="float" office:value="100.8" table:formula="of:=[.J40]+[.$C$44]" table:style-name="ce1">
            <text:p>100.8</text:p>
          </table:table-cell>
          <table:table-cell office:value-type="float" office:value="100.2" table:formula="of:=[.K40]+[.$C$44]" table:style-name="ce1">
            <text:p>100.2</text:p>
          </table:table-cell>
          <table:table-cell office:value-type="float" office:value="99.7" table:formula="of:=[.L40]+[.$C$44]" table:style-name="ce1">
            <text:p>99.7</text:p>
          </table:table-cell>
          <table:table-cell office:value-type="float" office:value="99.1" table:formula="of:=[.M40]+[.$C$44]" table:style-name="ce1">
            <text:p>99.1</text:p>
          </table:table-cell>
          <table:table-cell office:value-type="float" office:value="98.6" table:formula="of:=[.N40]+[.$C$44]" table:style-name="ce1">
            <text:p>98.6</text:p>
          </table:table-cell>
          <table:table-cell office:value-type="float" office:value="98.1" table:formula="of:=[.O40]+[.$C$44]" table:style-name="ce1">
            <text:p>98.1</text:p>
          </table:table-cell>
          <table:table-cell office:value-type="float" office:value="97.7" table:formula="of:=[.P40]+[.$C$44]" table:style-name="ce1">
            <text:p>97.7</text:p>
          </table:table-cell>
          <table:table-cell office:value-type="float" office:value="97.3" table:formula="of:=[.Q40]+[.$C$44]" table:style-name="ce1">
            <text:p>97.3</text:p>
          </table:table-cell>
          <table:table-cell office:value-type="float" office:value="96.9" table:formula="of:=[.R40]+[.$C$44]" table:style-name="ce1">
            <text:p>96.9</text:p>
          </table:table-cell>
          <table:table-cell office:value-type="float" office:value="97.3" table:formula="of:=[.S40]+[.$C$44]" table:style-name="ce1">
            <text:p>97.3</text:p>
          </table:table-cell>
          <table:table-cell table:number-columns-repeated="16365"/>
        </table:table-row>
        <table:table-row table:style-name="ro1">
          <table:table-cell office:value-type="float" office:value="97" table:formula="of:=[.A41]+[.$C$44]" table:style-name="ce1">
            <text:p>97</text:p>
          </table:table-cell>
          <table:table-cell office:value-type="float" office:value="96.8" table:formula="of:=[.B41]+[.$C$44]" table:style-name="ce1">
            <text:p>96.8</text:p>
          </table:table-cell>
          <table:table-cell office:value-type="float" office:value="97.1" table:formula="of:=[.C41]+[.$C$44]" table:style-name="ce1">
            <text:p>97.1</text:p>
          </table:table-cell>
          <table:table-cell office:value-type="float" office:value="97.1" table:formula="of:=[.D41]+[.$C$44]" table:style-name="ce1">
            <text:p>97.1</text:p>
          </table:table-cell>
          <table:table-cell office:value-type="float" office:value="96.9" table:formula="of:=[.E41]+[.$C$44]" table:style-name="ce1">
            <text:p>96.9</text:p>
          </table:table-cell>
          <table:table-cell office:value-type="float" office:value="96" table:formula="of:=[.F41]+[.$C$44]" table:style-name="ce1">
            <text:p>96</text:p>
          </table:table-cell>
          <table:table-cell office:value-type="float" office:value="95.6" table:formula="of:=[.G41]+[.$C$44]" table:style-name="ce1">
            <text:p>95.6</text:p>
          </table:table-cell>
          <table:table-cell office:value-type="float" office:value="95.2" table:formula="of:=[.H41]+[.$C$44]" table:style-name="ce1">
            <text:p>95.2</text:p>
          </table:table-cell>
          <table:table-cell office:value-type="float" office:value="94.7" table:formula="of:=[.I41]+[.$C$44]" table:style-name="ce1">
            <text:p>94.7</text:p>
          </table:table-cell>
          <table:table-cell office:value-type="float" office:value="94.3" table:formula="of:=[.J41]+[.$C$44]" table:style-name="ce1">
            <text:p>94.3</text:p>
          </table:table-cell>
          <table:table-cell office:value-type="float" office:value="93.7" table:formula="of:=[.K41]+[.$C$44]" table:style-name="ce1">
            <text:p>93.7</text:p>
          </table:table-cell>
          <table:table-cell office:value-type="float" office:value="93.8" table:formula="of:=[.L41]+[.$C$44]" table:style-name="ce1">
            <text:p>93.8</text:p>
          </table:table-cell>
          <table:table-cell office:value-type="float" office:value="93.6" table:formula="of:=[.M41]+[.$C$44]" table:style-name="ce1">
            <text:p>93.6</text:p>
          </table:table-cell>
          <table:table-cell office:value-type="float" office:value="92.8" table:formula="of:=[.N41]+[.$C$44]" table:style-name="ce1">
            <text:p>92.8</text:p>
          </table:table-cell>
          <table:table-cell office:value-type="float" office:value="92.2" table:formula="of:=[.O41]+[.$C$44]" table:style-name="ce1">
            <text:p>92.2</text:p>
          </table:table-cell>
          <table:table-cell table:number-columns-repeated="16369" table:style-name="ce1"/>
        </table:table-row>
        <table:table-row table:number-rows-repeated="1048492" table:style-name="ro1">
          <table:table-cell table:number-columns-repeated="16384"/>
        </table:table-row>
      </table:table>
      <table:table table:name="N1_table_idl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8.5" table:style-name="ce1">
            <text:p>28.5</text:p>
          </table:table-cell>
          <table:table-cell office:value-type="float" office:value="28.5" table:style-name="ce1">
            <text:p>28.5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8.5" table:style-name="ce1">
            <text:p>28.5</text:p>
          </table:table-cell>
          <table:table-cell office:value-type="float" office:value="26" table:style-name="ce1">
            <text:p>26</text:p>
          </table:table-cell>
          <table:table-cell table:number-columns-repeated="1636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8.5" table:style-name="ce1">
            <text:p>28.5</text:p>
          </table:table-cell>
          <table:table-cell office:value-type="float" office:value="23" table:style-name="ce1">
            <text:p>23</text:p>
          </table:table-cell>
          <table:table-cell office:value-type="float" office:value="22.9" table:style-name="ce1">
            <text:p>22.9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19.5" table:style-name="ce1">
            <text:p>19.5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6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.8" table:style-name="ce1">
            <text:p>17.8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6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5" table:style-name="ce1">
            <text:p>-5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.8" table:style-name="ce1">
            <text:p>2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10.199999999999999" table:formula="of:=[.A2]-[.$B$8]" table:style-name="ce1">
            <text:p>10.2</text:p>
          </table:table-cell>
          <table:table-cell office:value-type="float" office:value="12.7" table:formula="of:=[.B2]-[.$B$8]" table:style-name="ce1">
            <text:p>12.7</text:p>
          </table:table-cell>
          <table:table-cell office:value-type="float" office:value="15" table:formula="of:=[.C2]-[.$B$8]" table:style-name="ce1">
            <text:p>15</text:p>
          </table:table-cell>
          <table:table-cell office:value-type="float" office:value="16.7" table:formula="of:=[.D2]-[.$B$8]" table:style-name="ce1">
            <text:p>16.7</text:p>
          </table:table-cell>
          <table:table-cell office:value-type="float" office:value="20.099999999999998" table:formula="of:=[.E2]-[.$B$8]" table:style-name="ce1">
            <text:p>20.1</text:p>
          </table:table-cell>
          <table:table-cell office:value-type="float" office:value="23.2" table:formula="of:=[.F2]-[.$B$8]" table:style-name="ce1">
            <text:p>23.2</text:p>
          </table:table-cell>
          <table:table-cell office:value-type="float" office:value="25.2" table:formula="of:=[.G2]-[.$B$8]" table:style-name="ce1">
            <text:p>25.2</text:p>
          </table:table-cell>
          <table:table-cell office:value-type="float" office:value="25.7" table:formula="of:=[.H2]-[.$B$8]" table:style-name="ce1">
            <text:p>25.7</text:p>
          </table:table-cell>
          <table:table-cell office:value-type="float" office:value="25.7" table:formula="of:=[.I2]-[.$B$8]" table:style-name="ce1">
            <text:p>25.7</text:p>
          </table:table-cell>
          <table:table-cell office:value-type="float" office:value="26.2" table:formula="of:=[.J2]-[.$B$8]" table:style-name="ce1">
            <text:p>26.2</text:p>
          </table:table-cell>
          <table:table-cell office:value-type="float" office:value="10.199999999999999" table:formula="of:=[.K2]-[.$B$8]" table:style-name="ce1">
            <text:p>10.2</text:p>
          </table:table-cell>
          <table:table-cell office:value-type="float" office:value="12.7" table:formula="of:=[.L2]-[.$B$8]" table:style-name="ce1">
            <text:p>12.7</text:p>
          </table:table-cell>
          <table:table-cell office:value-type="float" office:value="15" table:formula="of:=[.M2]-[.$B$8]" table:style-name="ce1">
            <text:p>15</text:p>
          </table:table-cell>
          <table:table-cell office:value-type="float" office:value="16.7" table:formula="of:=[.N2]-[.$B$8]" table:style-name="ce1">
            <text:p>16.7</text:p>
          </table:table-cell>
          <table:table-cell office:value-type="float" office:value="20.099999999999998" table:formula="of:=[.O2]-[.$B$8]" table:style-name="ce1">
            <text:p>20.1</text:p>
          </table:table-cell>
          <table:table-cell office:value-type="float" office:value="23.2" table:formula="of:=[.P2]-[.$B$8]" table:style-name="ce1">
            <text:p>23.2</text:p>
          </table:table-cell>
          <table:table-cell office:value-type="float" office:value="25.2" table:formula="of:=[.Q2]-[.$B$8]" table:style-name="ce1">
            <text:p>25.2</text:p>
          </table:table-cell>
          <table:table-cell office:value-type="float" office:value="25.7" table:formula="of:=[.R2]-[.$B$8]" table:style-name="ce1">
            <text:p>25.7</text:p>
          </table:table-cell>
          <table:table-cell office:value-type="float" office:value="23.2" table:formula="of:=[.S2]-[.$B$8]" table:style-name="ce1">
            <text:p>23.2</text:p>
          </table:table-cell>
          <table:table-cell table:number-columns-repeated="16365"/>
        </table:table-row>
        <table:table-row table:style-name="ro1">
          <table:table-cell office:value-type="float" office:value="25.2" table:formula="of:=[.A3]-[.$B$8]" table:style-name="ce1">
            <text:p>25.2</text:p>
          </table:table-cell>
          <table:table-cell office:value-type="float" office:value="10.199999999999999" table:formula="of:=[.B3]-[.$B$8]" table:style-name="ce1">
            <text:p>10.2</text:p>
          </table:table-cell>
          <table:table-cell office:value-type="float" office:value="12.7" table:formula="of:=[.C3]-[.$B$8]" table:style-name="ce1">
            <text:p>12.7</text:p>
          </table:table-cell>
          <table:table-cell office:value-type="float" office:value="15" table:formula="of:=[.D3]-[.$B$8]" table:style-name="ce1">
            <text:p>15</text:p>
          </table:table-cell>
          <table:table-cell office:value-type="float" office:value="16.7" table:formula="of:=[.E3]-[.$B$8]" table:style-name="ce1">
            <text:p>16.7</text:p>
          </table:table-cell>
          <table:table-cell office:value-type="float" office:value="20.099999999999998" table:formula="of:=[.F3]-[.$B$8]" table:style-name="ce1">
            <text:p>20.1</text:p>
          </table:table-cell>
          <table:table-cell office:value-type="float" office:value="22.2" table:formula="of:=[.G3]-[.$B$8]" table:style-name="ce1">
            <text:p>22.2</text:p>
          </table:table-cell>
          <table:table-cell office:value-type="float" office:value="22.2" table:formula="of:=[.H3]-[.$B$8]" table:style-name="ce1">
            <text:p>22.2</text:p>
          </table:table-cell>
          <table:table-cell office:value-type="float" office:value="25.7" table:formula="of:=[.I3]-[.$B$8]" table:style-name="ce1">
            <text:p>25.7</text:p>
          </table:table-cell>
          <table:table-cell office:value-type="float" office:value="20.2" table:formula="of:=[.J3]-[.$B$8]" table:style-name="ce1">
            <text:p>20.2</text:p>
          </table:table-cell>
          <table:table-cell office:value-type="float" office:value="20.099999999999998" table:formula="of:=[.K3]-[.$B$8]" table:style-name="ce1">
            <text:p>20.1</text:p>
          </table:table-cell>
          <table:table-cell office:value-type="float" office:value="10.199999999999999" table:formula="of:=[.L3]-[.$B$8]" table:style-name="ce1">
            <text:p>10.2</text:p>
          </table:table-cell>
          <table:table-cell office:value-type="float" office:value="12.7" table:formula="of:=[.M3]-[.$B$8]" table:style-name="ce1">
            <text:p>12.7</text:p>
          </table:table-cell>
          <table:table-cell office:value-type="float" office:value="15" table:formula="of:=[.N3]-[.$B$8]" table:style-name="ce1">
            <text:p>15</text:p>
          </table:table-cell>
          <table:table-cell office:value-type="float" office:value="16.7" table:formula="of:=[.O3]-[.$B$8]" table:style-name="ce1">
            <text:p>16.7</text:p>
          </table:table-cell>
          <table:table-cell office:value-type="float" office:value="16.7" table:formula="of:=[.P3]-[.$B$8]" table:style-name="ce1">
            <text:p>16.7</text:p>
          </table:table-cell>
          <table:table-cell office:value-type="float" office:value="18.2" table:formula="of:=[.Q3]-[.$B$8]" table:style-name="ce1">
            <text:p>18.2</text:p>
          </table:table-cell>
          <table:table-cell office:value-type="float" office:value="18.2" table:formula="of:=[.R3]-[.$B$8]" table:style-name="ce1">
            <text:p>18.2</text:p>
          </table:table-cell>
          <table:table-cell office:value-type="float" office:value="18.2" table:formula="of:=[.S3]-[.$B$8]" table:style-name="ce1">
            <text:p>18.2</text:p>
          </table:table-cell>
          <table:table-cell table:number-columns-repeated="16365"/>
        </table:table-row>
        <table:table-row table:style-name="ro1">
          <table:table-cell office:value-type="float" office:value="16.2" table:formula="of:=[.A4]-[.$B$8]" table:style-name="ce1">
            <text:p>16.2</text:p>
          </table:table-cell>
          <table:table-cell office:value-type="float" office:value="15" table:formula="of:=[.B4]-[.$B$8]" table:style-name="ce1">
            <text:p>15</text:p>
          </table:table-cell>
          <table:table-cell office:value-type="float" office:value="10.199999999999999" table:formula="of:=[.C4]-[.$B$8]" table:style-name="ce1">
            <text:p>10.2</text:p>
          </table:table-cell>
          <table:table-cell office:value-type="float" office:value="12.7" table:formula="of:=[.D4]-[.$B$8]" table:style-name="ce1">
            <text:p>12.7</text:p>
          </table:table-cell>
          <table:table-cell office:value-type="float" office:value="14.2" table:formula="of:=[.E4]-[.$B$8]" table:style-name="ce1">
            <text:p>14.2</text:p>
          </table:table-cell>
          <table:table-cell office:value-type="float" office:value="14.2" table:formula="of:=[.F4]-[.$B$8]" table:style-name="ce1">
            <text:p>14.2</text:p>
          </table:table-cell>
          <table:table-cell office:value-type="float" office:value="14.2" table:formula="of:=[.G4]-[.$B$8]" table:style-name="ce1">
            <text:p>14.2</text:p>
          </table:table-cell>
          <table:table-cell office:value-type="float" office:value="14.2" table:formula="of:=[.H4]-[.$B$8]" table:style-name="ce1">
            <text:p>14.2</text:p>
          </table:table-cell>
          <table:table-cell office:value-type="float" office:value="14.2" table:formula="of:=[.I4]-[.$B$8]" table:style-name="ce1">
            <text:p>14.2</text:p>
          </table:table-cell>
          <table:table-cell office:value-type="float" office:value="14.2" table:formula="of:=[.J4]-[.$B$8]" table:style-name="ce1">
            <text:p>14.2</text:p>
          </table:table-cell>
          <table:table-cell office:value-type="float" office:value="11.2" table:formula="of:=[.K4]-[.$B$8]" table:style-name="ce1">
            <text:p>11.2</text:p>
          </table:table-cell>
          <table:table-cell office:value-type="float" office:value="10.199999999999999" table:formula="of:=[.L4]-[.$B$8]" table:style-name="ce1">
            <text:p>10.2</text:p>
          </table:table-cell>
          <table:table-cell office:value-type="float" office:value="10.199999999999999" table:formula="of:=[.M4]-[.$B$8]" table:style-name="ce1">
            <text:p>10.2</text:p>
          </table:table-cell>
          <table:table-cell office:value-type="float" office:value="11.2" table:formula="of:=[.N4]-[.$B$8]" table:style-name="ce1">
            <text:p>11.2</text:p>
          </table:table-cell>
          <table:table-cell office:value-type="float" office:value="11.2" table:formula="of:=[.O4]-[.$B$8]" table:style-name="ce1">
            <text:p>11.2</text:p>
          </table:table-cell>
          <table:table-cell office:value-type="float" office:value="11.2" table:formula="of:=[.P4]-[.$B$8]" table:style-name="ce1">
            <text:p>11.2</text:p>
          </table:table-cell>
          <table:table-cell office:value-type="float" office:value="11.2" table:formula="of:=[.Q4]-[.$B$8]" table:style-name="ce1">
            <text:p>11.2</text:p>
          </table:table-cell>
          <table:table-cell office:value-type="float" office:value="11.2" table:formula="of:=[.R4]-[.$B$8]" table:style-name="ce1">
            <text:p>11.2</text:p>
          </table:table-cell>
          <table:table-cell office:value-type="float" office:value="11.2" table:formula="of:=[.S4]-[.$B$8]" table:style-name="ce1">
            <text:p>11.2</text:p>
          </table:table-cell>
          <table:table-cell table:number-columns-repeated="16365"/>
        </table:table-row>
        <table:table-row table:style-name="ro1">
          <table:table-cell office:value-type="float" office:value="11.2" table:formula="of:=[.A5]-[.$B$8]" table:style-name="ce1">
            <text:p>11.2</text:p>
          </table:table-cell>
          <table:table-cell office:value-type="float" office:value="6.2" table:formula="of:=[.B5]-[.$B$8]" table:style-name="ce1">
            <text:p>6.2</text:p>
          </table:table-cell>
          <table:table-cell office:value-type="float" office:value="5.2" table:formula="of:=[.C5]-[.$B$8]" table:style-name="ce1">
            <text:p>5.2</text:p>
          </table:table-cell>
          <table:table-cell office:value-type="float" office:value="-4.8" table:formula="of:=[.D5]-[.$B$8]" table:style-name="ce1">
            <text:p>-4.8</text:p>
          </table:table-cell>
          <table:table-cell office:value-type="float" office:value="-2.8" table:formula="of:=[.E5]-[.$B$8]" table:style-name="ce1">
            <text:p>-2.8</text:p>
          </table:table-cell>
          <table:table-cell office:value-type="float" office:value="-2.8" table:formula="of:=[.F5]-[.$B$8]" table:style-name="ce1">
            <text:p>-2.8</text:p>
          </table:table-cell>
          <table:table-cell office:value-type="float" office:value="-3.8" table:formula="of:=[.G5]-[.$B$8]" table:style-name="ce1">
            <text:p>-3.8</text:p>
          </table:table-cell>
          <table:table-cell office:value-type="float" office:value="-3.8" table:formula="of:=[.H5]-[.$B$8]" table:style-name="ce1">
            <text:p>-3.8</text:p>
          </table:table-cell>
          <table:table-cell office:value-type="float" office:value="-3.8" table:formula="of:=[.I5]-[.$B$8]" table:style-name="ce1">
            <text:p>-3.8</text:p>
          </table:table-cell>
          <table:table-cell office:value-type="float" office:value="-3.8" table:formula="of:=[.J5]-[.$B$8]" table:style-name="ce1">
            <text:p>-3.8</text:p>
          </table:table-cell>
          <table:table-cell office:value-type="float" office:value="-3.8" table:formula="of:=[.K5]-[.$B$8]" table:style-name="ce1">
            <text:p>-3.8</text:p>
          </table:table-cell>
          <table:table-cell office:value-type="float" office:value="-3.8" table:formula="of:=[.L5]-[.$B$8]" table:style-name="ce1">
            <text:p>-3.8</text:p>
          </table:table-cell>
          <table:table-cell office:value-type="float" office:value="-7.8" table:formula="of:=[.M5]-[.$B$8]" table:style-name="ce1">
            <text:p>-7.8</text:p>
          </table:table-cell>
          <table:table-cell table:number-columns-repeated="1637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Speeds_intp" table:style-name="ta1">
        <table:table-column table:style-name="co2" table:default-cell-style-name="ce2"/>
        <table:table-column table:style-name="co1" table:number-columns-repeated="16383" table:default-cell-style-name="ce2"/>
        <table:table-row table:style-name="ro1">
          <table:table-cell office:value-type="string" table:style-name="ce2">
            <text:p>To (1 + F)</text:p>
          </table:table-cell>
          <table:table-cell table:number-columns-repeated="5" table:style-name="ce2"/>
          <table:table-cell office:value-type="string" table:style-name="ce2">
            <text:p>To (2)</text:p>
          </table:table-cell>
          <table:table-cell table:number-columns-repeated="5" table:style-name="ce2"/>
          <table:table-cell office:value-type="string" table:style-name="ce2">
            <text:p>VS (0)</text:p>
          </table:table-cell>
          <table:table-cell table:number-columns-repeated="5" table:style-name="ce2"/>
          <table:table-cell office:value-type="string" table:style-name="ce2">
            <text:p>VS (1 + F)</text:p>
          </table:table-cell>
          <table:table-cell table:number-columns-repeated="5" table:style-name="ce2"/>
          <table:table-cell office:value-type="string" table:style-name="ce2">
            <text:p>VS (2)</text:p>
          </table:table-cell>
          <table:table-cell table:number-columns-repeated="5" table:style-name="ce2"/>
          <table:table-cell office:value-type="string" table:style-name="ce2">
            <text:p>VS (3)</text:p>
          </table:table-cell>
          <table:table-cell table:number-columns-repeated="5" table:style-name="ce2"/>
          <table:table-cell office:value-type="string" table:style-name="ce2">
            <text:p>VS (F)</text:p>
          </table:table-cell>
          <table:table-cell table:number-columns-repeated="5" table:style-name="ce2"/>
          <table:table-cell office:value-type="string" table:style-name="ce2">
            <text:p>VS (1)</text:p>
          </table:table-cell>
          <table:table-cell table:number-columns-repeated="5" table:style-name="ce2"/>
          <table:table-cell office:value-type="string" table:style-name="ce2">
            <text:p>vls (0)</text:p>
          </table:table-cell>
          <table:table-cell table:number-columns-repeated="5" table:style-name="ce2"/>
          <table:table-cell office:value-type="string" table:style-name="ce2">
            <text:p>vls (1+F)</text:p>
          </table:table-cell>
          <table:table-cell table:number-columns-repeated="5" table:style-name="ce2"/>
          <table:table-cell office:value-type="string" table:style-name="ce2">
            <text:p>vls (2)</text:p>
          </table:table-cell>
          <table:table-cell table:number-columns-repeated="5" table:style-name="ce2"/>
          <table:table-cell office:value-type="string" table:style-name="ce2">
            <text:p>vls (3)</text:p>
          </table:table-cell>
          <table:table-cell table:number-columns-repeated="5" table:style-name="ce2"/>
          <table:table-cell office:value-type="string" table:style-name="ce2">
            <text:p>vls (F)</text:p>
          </table:table-cell>
          <table:table-cell table:number-columns-repeated="5" table:style-name="ce2"/>
          <table:table-cell office:value-type="string" table:style-name="ce2">
            <text:p>vls (1)</text:p>
          </table:table-cell>
          <table:table-cell table:number-columns-repeated="5" table:style-name="ce2"/>
          <table:table-cell office:value-type="string" table:style-name="ce2">
            <text:p>vlTo(0)</text:p>
          </table:table-cell>
          <table:table-cell table:number-columns-repeated="5" table:style-name="ce2"/>
          <table:table-cell office:value-type="string" table:style-name="ce2">
            <text:p>vlTo(1+F)</text:p>
          </table:table-cell>
          <table:table-cell table:number-columns-repeated="5" table:style-name="ce2"/>
          <table:table-cell office:value-type="string" table:style-name="ce2">
            <text:p>vlTo(2)</text:p>
          </table:table-cell>
          <table:table-cell table:number-columns-repeated="5" table:style-name="ce2"/>
          <table:table-cell office:value-type="string" table:style-name="ce2">
            <text:p>F</text:p>
          </table:table-cell>
          <table:table-cell table:number-columns-repeated="5" table:style-name="ce2"/>
          <table:table-cell office:value-type="string" table:style-name="ce2">
            <text:p>S</text:p>
          </table:table-cell>
          <table:table-cell table:number-columns-repeated="16275" table:style-name="ce2"/>
        </table:table-row>
        <table:table-row table:style-name="ro1"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19" table:style-name="ce2">
            <text:p>119</text:p>
          </table:table-cell>
          <table:table-cell office:value-type="float" office:value="-6.8681318681319018E-3" table:formula="of:=LINEST([.$O$2:.$O$15];(([.$N$2:.$N$15])-[.N2])^{1;2})" table:number-matrix-columns-spanned="3" table:number-matrix-rows-spanned="1" table:style-name="ce2">
            <text:p>-0.006868132</text:p>
          </table:table-cell>
          <table:table-cell office:value-type="float" office:value="2.4038461538461555" table:style-name="ce2">
            <text:p>2.403846154</text:p>
          </table:table-cell>
          <table:table-cell office:value-type="float" office:value="120.14285714285711" table:style-name="ce2">
            <text:p>120.1428571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5" table:style-name="ce2">
            <text:p>95</text:p>
          </table:table-cell>
          <table:table-cell office:value-type="float" office:value="-2.3695054945055017E-2" table:formula="of:=LINEST([.U$2:.U$15];(([.T$2:.T$15])-[.T2])^{1;2})" table:number-matrix-columns-spanned="3" table:number-matrix-rows-spanned="1" table:style-name="ce2">
            <text:p>-0.023695055</text:p>
          </table:table-cell>
          <table:table-cell office:value-type="float" office:value="2.2127747252747274" table:style-name="ce2">
            <text:p>2.212774725</text:p>
          </table:table-cell>
          <table:table-cell office:value-type="float" office:value="94.707142857142841" table:style-name="ce2">
            <text:p>94.707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1" table:style-name="ce2">
            <text:p>91</text:p>
          </table:table-cell>
          <table:table-cell office:value-type="float" office:value="-1.0817307692307699E-2" table:formula="of:=LINEST([.AA$2:.AA$15];(([.Z$2:.Z$15])-[.Z2])^{1;2})" table:number-matrix-columns-spanned="3" table:number-matrix-rows-spanned="1" table:style-name="ce2">
            <text:p>-0.010817308</text:p>
          </table:table-cell>
          <table:table-cell office:value-type="float" office:value="1.784546703296704" table:style-name="ce2">
            <text:p>1.784546703</text:p>
          </table:table-cell>
          <table:table-cell office:value-type="float" office:value="91.474999999999994" table:style-name="ce2">
            <text:p>91.4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8" table:style-name="ce2">
            <text:p>88</text:p>
          </table:table-cell>
          <table:table-cell office:value-type="float" office:value="-1.4423076923077004E-2" table:formula="of:=LINEST([.AG$2:.AG$15];(([.AF$2:.AF$15])-[.AF2])^{1;2})" table:number-matrix-columns-spanned="3" table:number-matrix-rows-spanned="1" table:style-name="ce2">
            <text:p>-0.014423077</text:p>
          </table:table-cell>
          <table:table-cell office:value-type="float" office:value="1.9123626373626403" table:style-name="ce2">
            <text:p>1.912362637</text:p>
          </table:table-cell>
          <table:table-cell office:value-type="float" office:value="88.442857142857122" table:style-name="ce2">
            <text:p>88.4428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6" table:style-name="ce2">
            <text:p>86</text:p>
          </table:table-cell>
          <table:table-cell office:value-type="float" office:value="-1.9402472527472552E-2" table:formula="of:=LINEST([.AM$2:.AM$15];(([.AL$2:.AL$15])-[.AL2])^{1;2})" table:number-matrix-columns-spanned="3" table:number-matrix-rows-spanned="1" table:style-name="ce2">
            <text:p>-0.019402473</text:p>
          </table:table-cell>
          <table:table-cell office:value-type="float" office:value="1.9275412087912096" table:style-name="ce2">
            <text:p>1.927541209</text:p>
          </table:table-cell>
          <table:table-cell office:value-type="float" office:value="85.982142857142861" table:style-name="ce2">
            <text:p>85.982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8" table:style-name="ce2">
            <text:p>98</text:p>
          </table:table-cell>
          <table:table-cell office:value-type="float" office:value="-2.9704670329670387E-2" table:formula="of:=LINEST([.AS$2:.AS$15];(([.AR$2:.AR$15])-[.AR2])^{1;2})" table:number-matrix-columns-spanned="3" table:number-matrix-rows-spanned="1" table:style-name="ce2">
            <text:p>-0.02970467</text:p>
          </table:table-cell>
          <table:table-cell office:value-type="float" office:value="2.4448489010989034" table:style-name="ce2">
            <text:p>2.444848901</text:p>
          </table:table-cell>
          <table:table-cell office:value-type="float" office:value="97.596428571428561" table:style-name="ce2">
            <text:p>97.5964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52" table:style-name="ce2">
            <text:p>152</text:p>
          </table:table-cell>
          <table:table-cell office:value-type="float" office:value="-1.8887362637362664E-2" table:formula="of:=LINEST([.AY$2:.AY$15];(([.AX$2:.AX$15])-[.AX2])^{1;2})" table:number-matrix-columns-spanned="3" table:number-matrix-rows-spanned="1" table:style-name="ce2">
            <text:p>-0.018887363</text:p>
          </table:table-cell>
          <table:table-cell office:value-type="float" office:value="3.1668956043956058" table:style-name="ce2">
            <text:p>3.166895604</text:p>
          </table:table-cell>
          <table:table-cell office:value-type="float" office:value="151.74999999999997" table:style-name="ce2">
            <text:p>151.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7" table:style-name="ce2">
            <text:p>117</text:p>
          </table:table-cell>
          <table:table-cell office:value-type="float" office:value="-9.100274725274745E-3" table:formula="of:=LINEST([.BE$2:.BE$15];(([.BD$2:.BD$15])-[.BD2])^{1;2})" table:number-matrix-columns-spanned="3" table:number-matrix-rows-spanned="1" table:style-name="ce2">
            <text:p>-0.009100275</text:p>
          </table:table-cell>
          <table:table-cell office:value-type="float" office:value="2.3212225274725293" table:style-name="ce2">
            <text:p>2.321222527</text:p>
          </table:table-cell>
          <table:table-cell office:value-type="float" office:value="117.45357142857141" table:style-name="ce2">
            <text:p>117.453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5" table:style-name="ce2">
            <text:p>115</text:p>
          </table:table-cell>
          <table:table-cell office:value-type="float" office:value="-1.4251373626373657E-2" table:formula="of:=LINEST([.BK$2:.BK$15];(([.BJ$2:.BJ$15])-[.BJ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5.43214285714284" table:style-name="ce2">
            <text:p>115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3" table:style-name="ce2">
            <text:p>113</text:p>
          </table:table-cell>
          <table:table-cell office:value-type="float" office:value="-1.4251373626373657E-2" table:formula="of:=LINEST([.BQ$2:.BQ$15];(([.BP$2:.BP$15])-[.BP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3.43214285714284" table:style-name="ce2">
            <text:p>113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1" table:style-name="ce2">
            <text:p>111</text:p>
          </table:table-cell>
          <table:table-cell office:value-type="float" office:value="-1.2877747252747292E-2" table:formula="of:=LINEST([.BW$2:.BW$15];(([.BV$2:.BV$15])-[.BV2])^{1;2})" table:number-matrix-columns-spanned="3" table:number-matrix-rows-spanned="1" table:style-name="ce2">
            <text:p>-0.012877747</text:p>
          </table:table-cell>
          <table:table-cell office:value-type="float" office:value="2.2029532967032983" table:style-name="ce2">
            <text:p>2.202953297</text:p>
          </table:table-cell>
          <table:table-cell office:value-type="float" office:value="110.66071428571426" table:style-name="ce2">
            <text:p>110.660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3" table:style-name="ce2">
            <text:p>133</text:p>
          </table:table-cell>
          <table:table-cell office:value-type="float" office:value="-1.9917582417582409E-2" table:formula="of:=LINEST([.CC$2:.CC$15];(([.CB$2:.CB$15])-[.CB2])^{1;2})" table:number-matrix-columns-spanned="3" table:number-matrix-rows-spanned="1" table:style-name="ce2">
            <text:p>-0.019917582</text:p>
          </table:table-cell>
          <table:table-cell office:value-type="float" office:value="2.5629120879120881" table:style-name="ce2">
            <text:p>2.562912088</text:p>
          </table:table-cell>
          <table:table-cell office:value-type="float" office:value="132.98571428571427" table:style-name="ce2">
            <text:p>132.9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5" table:style-name="ce2">
            <text:p>135</text:p>
          </table:table-cell>
          <table:table-cell office:value-type="float" office:value="-1.0473901098901093E-2" table:formula="of:=LINEST([.CI$2:.CI$15];(([.CH$2:.CH$15])-[.CH2])^{1;2})" table:number-matrix-columns-spanned="3" table:number-matrix-rows-spanned="1" table:style-name="ce2">
            <text:p>-0.010473901</text:p>
          </table:table-cell>
          <table:table-cell office:value-type="float" office:value="2.6635302197802204" table:style-name="ce2">
            <text:p>2.66353022</text:p>
          </table:table-cell>
          <table:table-cell office:value-type="float" office:value="135.39642857142857" table:style-name="ce2">
            <text:p>135.396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04" table:style-name="ce2">
            <text:p>104</text:p>
          </table:table-cell>
          <table:table-cell office:value-type="float" office:value="-1.2877747252747247E-2" table:formula="of:=LINEST([.CO$2:.CO$15];(([.CN$2:.CN$15])-[.CN2])^{1;2})" table:number-matrix-columns-spanned="3" table:number-matrix-rows-spanned="1" table:style-name="ce2">
            <text:p>-0.012877747</text:p>
          </table:table-cell>
          <table:table-cell office:value-type="float" office:value="2.1084478021978024" table:style-name="ce2">
            <text:p>2.108447802</text:p>
          </table:table-cell>
          <table:table-cell office:value-type="float" office:value="103.88928571428571" table:style-name="ce2">
            <text:p>103.889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6" table:style-name="ce2">
            <text:p>96</text:p>
          </table:table-cell>
          <table:table-cell office:value-type="float" office:value="-1.2706043956043972E-2" table:formula="of:=LINEST([.CU$2:.CU$15];(([.CT$2:.CT$15])-[.CT2])^{1;2})" table:number-matrix-columns-spanned="3" table:number-matrix-rows-spanned="1" table:style-name="ce2">
            <text:p>-0.012706044</text:p>
          </table:table-cell>
          <table:table-cell office:value-type="float" office:value="1.9534340659340663" table:style-name="ce2">
            <text:p>1.953434066</text:p>
          </table:table-cell>
          <table:table-cell office:value-type="float" office:value="96.078571428571436" table:style-name="ce2">
            <text:p>96.07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5" table:style-name="ce2">
            <text:p>125</text:p>
          </table:table-cell>
          <table:table-cell office:value-type="float" office:value="-6.868131868131894E-3" table:formula="of:=LINEST([.$O$2:.$O$15];(([.$N$2:.$N$15])-[.N3])^{1;2})" table:number-matrix-columns-spanned="3" table:number-matrix-rows-spanned="1" table:style-name="ce2">
            <text:p>-0.006868132</text:p>
          </table:table-cell>
          <table:table-cell office:value-type="float" office:value="2.3763736263736264" table:style-name="ce2">
            <text:p>2.376373626</text:p>
          </table:table-cell>
          <table:table-cell office:value-type="float" office:value="124.92307692307691" table:style-name="ce2">
            <text:p>124.923076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9" table:style-name="ce2">
            <text:p>99</text:p>
          </table:table-cell>
          <table:table-cell office:value-type="float" office:value="-2.3695054945054989E-2" table:formula="of:=LINEST([.U$2:.U$15];(([.T$2:.T$15])-[.T3])^{1;2})" table:number-matrix-columns-spanned="3" table:number-matrix-rows-spanned="1" table:style-name="ce2">
            <text:p>-0.023695055</text:p>
          </table:table-cell>
          <table:table-cell office:value-type="float" office:value="2.1179945054945062" table:style-name="ce2">
            <text:p>2.117994505</text:p>
          </table:table-cell>
          <table:table-cell office:value-type="float" office:value="99.037912087912105" table:style-name="ce2">
            <text:p>99.0379120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5" table:style-name="ce2">
            <text:p>95</text:p>
          </table:table-cell>
          <table:table-cell office:value-type="float" office:value="-1.0817307692307723E-2" table:formula="of:=LINEST([.AA$2:.AA$15];(([.Z$2:.Z$15])-[.Z3])^{1;2})" table:number-matrix-columns-spanned="3" table:number-matrix-rows-spanned="1" table:style-name="ce2">
            <text:p>-0.010817308</text:p>
          </table:table-cell>
          <table:table-cell office:value-type="float" office:value="1.7412774725274727" table:style-name="ce2">
            <text:p>1.741277473</text:p>
          </table:table-cell>
          <table:table-cell office:value-type="float" office:value="95.000824175824178" table:style-name="ce2">
            <text:p>95.0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2" table:style-name="ce2">
            <text:p>92</text:p>
          </table:table-cell>
          <table:table-cell office:value-type="float" office:value="-1.4423076923077005E-2" table:formula="of:=LINEST([.AG$2:.AG$15];(([.AF$2:.AF$15])-[.AF3])^{1;2})" table:number-matrix-columns-spanned="3" table:number-matrix-rows-spanned="1" table:style-name="ce2">
            <text:p>-0.014423077</text:p>
          </table:table-cell>
          <table:table-cell office:value-type="float" office:value="1.8546703296703313" table:style-name="ce2">
            <text:p>1.85467033</text:p>
          </table:table-cell>
          <table:table-cell office:value-type="float" office:value="92.209890109890111" table:style-name="ce2">
            <text:p>92.2098901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0" table:style-name="ce2">
            <text:p>90</text:p>
          </table:table-cell>
          <table:table-cell office:value-type="float" office:value="-1.9402472527472531E-2" table:formula="of:=LINEST([.AM$2:.AM$15];(([.AL$2:.AL$15])-[.AL3])^{1;2})" table:number-matrix-columns-spanned="3" table:number-matrix-rows-spanned="1" table:style-name="ce2">
            <text:p>-0.019402473</text:p>
          </table:table-cell>
          <table:table-cell office:value-type="float" office:value="1.8499313186813187" table:style-name="ce2">
            <text:p>1.849931319</text:p>
          </table:table-cell>
          <table:table-cell office:value-type="float" office:value="89.759615384615387" table:style-name="ce2">
            <text:p>89.759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2" table:style-name="ce2">
            <text:p>102</text:p>
          </table:table-cell>
          <table:table-cell office:value-type="float" office:value="-2.970467032967038E-2" table:formula="of:=LINEST([.AS$2:.AS$15];(([.AR$2:.AR$15])-[.AR3])^{1;2})" table:number-matrix-columns-spanned="3" table:number-matrix-rows-spanned="1" table:style-name="ce2">
            <text:p>-0.02970467</text:p>
          </table:table-cell>
          <table:table-cell office:value-type="float" office:value="2.326030219780221" table:style-name="ce2">
            <text:p>2.32603022</text:p>
          </table:table-cell>
          <table:table-cell office:value-type="float" office:value="102.36730769230769" table:style-name="ce2">
            <text:p>102.3673077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58" table:style-name="ce2">
            <text:p>158</text:p>
          </table:table-cell>
          <table:table-cell office:value-type="float" office:value="-1.8887362637362678E-2" table:formula="of:=LINEST([.AY$2:.AY$15];(([.AX$2:.AX$15])-[.AX3])^{1;2})" table:number-matrix-columns-spanned="3" table:number-matrix-rows-spanned="1" table:style-name="ce2">
            <text:p>-0.018887363</text:p>
          </table:table-cell>
          <table:table-cell office:value-type="float" office:value="3.0913461538461542" table:style-name="ce2">
            <text:p>3.091346154</text:p>
          </table:table-cell>
          <table:table-cell office:value-type="float" office:value="158.00824175824178" table:style-name="ce2">
            <text:p>158.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2" table:style-name="ce2">
            <text:p>122</text:p>
          </table:table-cell>
          <table:table-cell office:value-type="float" office:value="-9.1002747252746895E-3" table:formula="of:=LINEST([.BE$2:.BE$15];(([.BD$2:.BD$15])-[.BD3])^{1;2})" table:number-matrix-columns-spanned="3" table:number-matrix-rows-spanned="1" table:style-name="ce2">
            <text:p>-0.009100275</text:p>
          </table:table-cell>
          <table:table-cell office:value-type="float" office:value="2.2848214285714272" table:style-name="ce2">
            <text:p>2.284821429</text:p>
          </table:table-cell>
          <table:table-cell office:value-type="float" office:value="122.0596153846154" table:style-name="ce2">
            <text:p>122.059615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0" table:style-name="ce2">
            <text:p>120</text:p>
          </table:table-cell>
          <table:table-cell office:value-type="float" office:value="-1.4251373626373621E-2" table:formula="of:=LINEST([.BK$2:.BK$15];(([.BJ$2:.BJ$15])-[.BJ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9.99752747252747" table:style-name="ce2">
            <text:p>119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8" table:style-name="ce2">
            <text:p>118</text:p>
          </table:table-cell>
          <table:table-cell office:value-type="float" office:value="-1.4251373626373621E-2" table:formula="of:=LINEST([.BQ$2:.BQ$15];(([.BP$2:.BP$15])-[.BP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7.99752747252747" table:style-name="ce2">
            <text:p>117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5" table:style-name="ce2">
            <text:p>115</text:p>
          </table:table-cell>
          <table:table-cell office:value-type="float" office:value="-1.2877747252747256E-2" table:formula="of:=LINEST([.BW$2:.BW$15];(([.BV$2:.BV$15])-[.BV3])^{1;2})" table:number-matrix-columns-spanned="3" table:number-matrix-rows-spanned="1" table:style-name="ce2">
            <text:p>-0.012877747</text:p>
          </table:table-cell>
          <table:table-cell office:value-type="float" office:value="2.151442307692307" table:style-name="ce2">
            <text:p>2.151442308</text:p>
          </table:table-cell>
          <table:table-cell office:value-type="float" office:value="115.0151098901099" table:style-name="ce2">
            <text:p>115.015109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38" table:style-name="ce2">
            <text:p>138</text:p>
          </table:table-cell>
          <table:table-cell office:value-type="float" office:value="-1.9917582417582444E-2" table:formula="of:=LINEST([.CC$2:.CC$15];(([.CB$2:.CB$15])-[.CB3])^{1;2})" table:number-matrix-columns-spanned="3" table:number-matrix-rows-spanned="1" table:style-name="ce2">
            <text:p>-0.019917582</text:p>
          </table:table-cell>
          <table:table-cell office:value-type="float" office:value="2.4832417582417587" table:style-name="ce2">
            <text:p>2.483241758</text:p>
          </table:table-cell>
          <table:table-cell office:value-type="float" office:value="138.03186813186812" table:style-name="ce2">
            <text:p>138.031868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41" table:style-name="ce2">
            <text:p>141</text:p>
          </table:table-cell>
          <table:table-cell office:value-type="float" office:value="-1.0473901098901145E-2" table:formula="of:=LINEST([.CI$2:.CI$15];(([.CH$2:.CH$15])-[.CH3])^{1;2})" table:number-matrix-columns-spanned="3" table:number-matrix-rows-spanned="1" table:style-name="ce2">
            <text:p>-0.010473901</text:p>
          </table:table-cell>
          <table:table-cell office:value-type="float" office:value="2.6216346153846151" table:style-name="ce2">
            <text:p>2.621634615</text:p>
          </table:table-cell>
          <table:table-cell office:value-type="float" office:value="140.68159340659344" table:style-name="ce2">
            <text:p>140.681593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8" table:style-name="ce2">
            <text:p>108</text:p>
          </table:table-cell>
          <table:table-cell office:value-type="float" office:value="-1.2877747252747276E-2" table:formula="of:=LINEST([.CO$2:.CO$15];(([.CN$2:.CN$15])-[.CN3])^{1;2})" table:number-matrix-columns-spanned="3" table:number-matrix-rows-spanned="1" table:style-name="ce2">
            <text:p>-0.012877747</text:p>
          </table:table-cell>
          <table:table-cell office:value-type="float" office:value="2.0569368131868129" table:style-name="ce2">
            <text:p>2.056936813</text:p>
          </table:table-cell>
          <table:table-cell office:value-type="float" office:value="108.05467032967033" table:style-name="ce2">
            <text:p>108.0546703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0" table:style-name="ce2">
            <text:p>100</text:p>
          </table:table-cell>
          <table:table-cell office:value-type="float" office:value="-1.2706043956044003E-2" table:formula="of:=LINEST([.CU$2:.CU$15];(([.CT$2:.CT$15])-[.CT3])^{1;2})" table:number-matrix-columns-spanned="3" table:number-matrix-rows-spanned="1" table:style-name="ce2">
            <text:p>-0.012706044</text:p>
          </table:table-cell>
          <table:table-cell office:value-type="float" office:value="1.9026098901098907" table:style-name="ce2">
            <text:p>1.90260989</text:p>
          </table:table-cell>
          <table:table-cell office:value-type="float" office:value="99.934615384615384" table:style-name="ce2">
            <text:p>99.934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30" table:style-name="ce2">
            <text:p>130</text:p>
          </table:table-cell>
          <table:table-cell office:value-type="float" office:value="-6.8681318681318645E-3" table:formula="of:=LINEST([.$O$2:.$O$15];(([.$N$2:.$N$15])-[.N4])^{1;2})" table:number-matrix-columns-spanned="3" table:number-matrix-rows-spanned="1" table:style-name="ce2">
            <text:p>-0.006868132</text:p>
          </table:table-cell>
          <table:table-cell office:value-type="float" office:value="2.348901098901099" table:style-name="ce2">
            <text:p>2.348901099</text:p>
          </table:table-cell>
          <table:table-cell office:value-type="float" office:value="129.64835164835162" table:style-name="ce2">
            <text:p>129.648351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3" table:style-name="ce2">
            <text:p>103</text:p>
          </table:table-cell>
          <table:table-cell office:value-type="float" office:value="-2.3695054945055E-2" table:formula="of:=LINEST([.U$2:.U$15];(([.T$2:.T$15])-[.T4])^{1;2})" table:number-matrix-columns-spanned="3" table:number-matrix-rows-spanned="1" table:style-name="ce2">
            <text:p>-0.023695055</text:p>
          </table:table-cell>
          <table:table-cell office:value-type="float" office:value="2.0232142857142867" table:style-name="ce2">
            <text:p>2.023214286</text:p>
          </table:table-cell>
          <table:table-cell office:value-type="float" office:value="103.17912087912087" table:style-name="ce2">
            <text:p>103.179120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9" table:style-name="ce2">
            <text:p>99</text:p>
          </table:table-cell>
          <table:table-cell office:value-type="float" office:value="-1.0817307692307669E-2" table:formula="of:=LINEST([.AA$2:.AA$15];(([.Z$2:.Z$15])-[.Z4])^{1;2})" table:number-matrix-columns-spanned="3" table:number-matrix-rows-spanned="1" table:style-name="ce2">
            <text:p>-0.010817308</text:p>
          </table:table-cell>
          <table:table-cell office:value-type="float" office:value="1.6980082417582416" table:style-name="ce2">
            <text:p>1.698008242</text:p>
          </table:table-cell>
          <table:table-cell office:value-type="float" office:value="98.440109890109881" table:style-name="ce2">
            <text:p>98.4401098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6" table:style-name="ce2">
            <text:p>96</text:p>
          </table:table-cell>
          <table:table-cell office:value-type="float" office:value="-1.4423076923076969E-2" table:formula="of:=LINEST([.AG$2:.AG$15];(([.AF$2:.AF$15])-[.AF4])^{1;2})" table:number-matrix-columns-spanned="3" table:number-matrix-rows-spanned="1" table:style-name="ce2">
            <text:p>-0.014423077</text:p>
          </table:table-cell>
          <table:table-cell office:value-type="float" office:value="1.7969780219780229" table:style-name="ce2">
            <text:p>1.796978022</text:p>
          </table:table-cell>
          <table:table-cell office:value-type="float" office:value="95.861538461538473" table:style-name="ce2">
            <text:p>95.86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3" table:style-name="ce2">
            <text:p>93</text:p>
          </table:table-cell>
          <table:table-cell office:value-type="float" office:value="-1.9402472527472507E-2" table:formula="of:=LINEST([.AM$2:.AM$15];(([.AL$2:.AL$15])-[.AL4])^{1;2})" table:number-matrix-columns-spanned="3" table:number-matrix-rows-spanned="1" table:style-name="ce2">
            <text:p>-0.019402473</text:p>
          </table:table-cell>
          <table:table-cell office:value-type="float" office:value="1.7723214285714284" table:style-name="ce2">
            <text:p>1.772321429</text:p>
          </table:table-cell>
          <table:table-cell office:value-type="float" office:value="93.381868131868131" table:style-name="ce2">
            <text:p>93.38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7" table:style-name="ce2">
            <text:p>107</text:p>
          </table:table-cell>
          <table:table-cell office:value-type="float" office:value="-2.9704670329670391E-2" table:formula="of:=LINEST([.AS$2:.AS$15];(([.AR$2:.AR$15])-[.AR4])^{1;2})" table:number-matrix-columns-spanned="3" table:number-matrix-rows-spanned="1" table:style-name="ce2">
            <text:p>-0.02970467</text:p>
          </table:table-cell>
          <table:table-cell office:value-type="float" office:value="2.2072115384615398" table:style-name="ce2">
            <text:p>2.207211538</text:p>
          </table:table-cell>
          <table:table-cell office:value-type="float" office:value="106.90054945054945" table:style-name="ce2">
            <text:p>106.900549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64" table:style-name="ce2">
            <text:p>164</text:p>
          </table:table-cell>
          <table:table-cell office:value-type="float" office:value="-1.8887362637362671E-2" table:formula="of:=LINEST([.AY$2:.AY$15];(([.AX$2:.AX$15])-[.AX4])^{1;2})" table:number-matrix-columns-spanned="3" table:number-matrix-rows-spanned="1" table:style-name="ce2">
            <text:p>-0.018887363</text:p>
          </table:table-cell>
          <table:table-cell office:value-type="float" office:value="3.0157967032967039" table:style-name="ce2">
            <text:p>3.015796703</text:p>
          </table:table-cell>
          <table:table-cell office:value-type="float" office:value="164.11538461538461" table:style-name="ce2">
            <text:p>164.1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7" table:style-name="ce2">
            <text:p>127</text:p>
          </table:table-cell>
          <table:table-cell office:value-type="float" office:value="-9.100274725274686E-3" table:formula="of:=LINEST([.BE$2:.BE$15];(([.BD$2:.BD$15])-[.BD4])^{1;2})" table:number-matrix-columns-spanned="3" table:number-matrix-rows-spanned="1" table:style-name="ce2">
            <text:p>-0.009100275</text:p>
          </table:table-cell>
          <table:table-cell office:value-type="float" office:value="2.2484203296703291" table:style-name="ce2">
            <text:p>2.24842033</text:p>
          </table:table-cell>
          <table:table-cell office:value-type="float" office:value="126.59285714285714" table:style-name="ce2">
            <text:p>126.592857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5" table:style-name="ce2">
            <text:p>125</text:p>
          </table:table-cell>
          <table:table-cell office:value-type="float" office:value="-1.4251373626373614E-2" table:formula="of:=LINEST([.BK$2:.BK$15];(([.BJ$2:.BJ$15])-[.BJ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4.4489010989011" table:style-name="ce2">
            <text:p>124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office:value-type="float" office:value="-1.4251373626373614E-2" table:formula="of:=LINEST([.BQ$2:.BQ$15];(([.BP$2:.BP$15])-[.BP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2.4489010989011" table:style-name="ce2">
            <text:p>122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9" table:style-name="ce2">
            <text:p>119</text:p>
          </table:table-cell>
          <table:table-cell office:value-type="float" office:value="-1.287774725274728E-2" table:formula="of:=LINEST([.BW$2:.BW$15];(([.BV$2:.BV$15])-[.BV4])^{1;2})" table:number-matrix-columns-spanned="3" table:number-matrix-rows-spanned="1" table:style-name="ce2">
            <text:p>-0.012877747</text:p>
          </table:table-cell>
          <table:table-cell office:value-type="float" office:value="2.0999313186813189" table:style-name="ce2">
            <text:p>2.099931319</text:p>
          </table:table-cell>
          <table:table-cell office:value-type="float" office:value="119.26648351648352" table:style-name="ce2">
            <text:p>119.266483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3" table:style-name="ce2">
            <text:p>143</text:p>
          </table:table-cell>
          <table:table-cell office:value-type="float" office:value="-1.991758241758244E-2" table:formula="of:=LINEST([.CC$2:.CC$15];(([.CB$2:.CB$15])-[.CB4])^{1;2})" table:number-matrix-columns-spanned="3" table:number-matrix-rows-spanned="1" table:style-name="ce2">
            <text:p>-0.019917582</text:p>
          </table:table-cell>
          <table:table-cell office:value-type="float" office:value="2.4035714285714285" table:style-name="ce2">
            <text:p>2.403571429</text:p>
          </table:table-cell>
          <table:table-cell office:value-type="float" office:value="142.91868131868131" table:style-name="ce2">
            <text:p>142.9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6" table:style-name="ce2">
            <text:p>146</text:p>
          </table:table-cell>
          <table:table-cell office:value-type="float" office:value="-1.0473901098901044E-2" table:formula="of:=LINEST([.CI$2:.CI$15];(([.CH$2:.CH$15])-[.CH4])^{1;2})" table:number-matrix-columns-spanned="3" table:number-matrix-rows-spanned="1" table:style-name="ce2">
            <text:p>-0.010473901</text:p>
          </table:table-cell>
          <table:table-cell office:value-type="float" office:value="2.5797390109890102" table:style-name="ce2">
            <text:p>2.579739011</text:p>
          </table:table-cell>
          <table:table-cell office:value-type="float" office:value="145.88296703296706" table:style-name="ce2">
            <text:p>145.882967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2" table:style-name="ce2">
            <text:p>112</text:p>
          </table:table-cell>
          <table:table-cell office:value-type="float" office:value="-1.2877747252747268E-2" table:formula="of:=LINEST([.CO$2:.CO$15];(([.CN$2:.CN$15])-[.CN4])^{1;2})" table:number-matrix-columns-spanned="3" table:number-matrix-rows-spanned="1" table:style-name="ce2">
            <text:p>-0.012877747</text:p>
          </table:table-cell>
          <table:table-cell office:value-type="float" office:value="2.0054258241758243" table:style-name="ce2">
            <text:p>2.005425824</text:p>
          </table:table-cell>
          <table:table-cell office:value-type="float" office:value="112.11703296703296" table:style-name="ce2">
            <text:p>112.11703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4" table:style-name="ce2">
            <text:p>104</text:p>
          </table:table-cell>
          <table:table-cell office:value-type="float" office:value="-1.2706043956043961E-2" table:formula="of:=LINEST([.CU$2:.CU$15];(([.CT$2:.CT$15])-[.CT4])^{1;2})" table:number-matrix-columns-spanned="3" table:number-matrix-rows-spanned="1" table:style-name="ce2">
            <text:p>-0.012706044</text:p>
          </table:table-cell>
          <table:table-cell office:value-type="float" office:value="1.8517857142857148" table:style-name="ce2">
            <text:p>1.851785714</text:p>
          </table:table-cell>
          <table:table-cell office:value-type="float" office:value="103.689010989011" table:style-name="ce2">
            <text:p>103.6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35" table:style-name="ce2">
            <text:p>135</text:p>
          </table:table-cell>
          <table:table-cell office:value-type="float" office:value="-6.8681318681319235E-3" table:formula="of:=LINEST([.$O$2:.$O$15];(([.$N$2:.$N$15])-[.N5])^{1;2})" table:number-matrix-columns-spanned="3" table:number-matrix-rows-spanned="1" table:style-name="ce2">
            <text:p>-0.006868132</text:p>
          </table:table-cell>
          <table:table-cell office:value-type="float" office:value="2.321428571428573" table:style-name="ce2">
            <text:p>2.321428571</text:p>
          </table:table-cell>
          <table:table-cell office:value-type="float" office:value="134.31868131868131" table:style-name="ce2">
            <text:p>134.3186813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2.3695054945055041E-2" table:formula="of:=LINEST([.U$2:.U$15];(([.T$2:.T$15])-[.T5])^{1;2})" table:number-matrix-columns-spanned="3" table:number-matrix-rows-spanned="1" table:style-name="ce2">
            <text:p>-0.023695055</text:p>
          </table:table-cell>
          <table:table-cell office:value-type="float" office:value="1.9284340659340677" table:style-name="ce2">
            <text:p>1.928434066</text:p>
          </table:table-cell>
          <table:table-cell office:value-type="float" office:value="107.13076923076923" table:style-name="ce2">
            <text:p>107.130769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2" table:style-name="ce2">
            <text:p>102</text:p>
          </table:table-cell>
          <table:table-cell office:value-type="float" office:value="-1.0817307692307709E-2" table:formula="of:=LINEST([.AA$2:.AA$15];(([.Z$2:.Z$15])-[.Z5])^{1;2})" table:number-matrix-columns-spanned="3" table:number-matrix-rows-spanned="1" table:style-name="ce2">
            <text:p>-0.010817308</text:p>
          </table:table-cell>
          <table:table-cell office:value-type="float" office:value="1.6547390109890117" table:style-name="ce2">
            <text:p>1.654739011</text:p>
          </table:table-cell>
          <table:table-cell office:value-type="float" office:value="101.79285714285713" table:style-name="ce2">
            <text:p>101.792857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0" table:style-name="ce2">
            <text:p>100</text:p>
          </table:table-cell>
          <table:table-cell office:value-type="float" office:value="-1.4423076923077035E-2" table:formula="of:=LINEST([.AG$2:.AG$15];(([.AF$2:.AF$15])-[.AF5])^{1;2})" table:number-matrix-columns-spanned="3" table:number-matrix-rows-spanned="1" table:style-name="ce2">
            <text:p>-0.014423077</text:p>
          </table:table-cell>
          <table:table-cell office:value-type="float" office:value="1.7392857142857165" table:style-name="ce2">
            <text:p>1.739285714</text:p>
          </table:table-cell>
          <table:table-cell office:value-type="float" office:value="99.397802197802207" table:style-name="ce2">
            <text:p>99.397802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97" table:style-name="ce2">
            <text:p>97</text:p>
          </table:table-cell>
          <table:table-cell office:value-type="float" office:value="-1.9402472527472542E-2" table:formula="of:=LINEST([.AM$2:.AM$15];(([.AL$2:.AL$15])-[.AL5])^{1;2})" table:number-matrix-columns-spanned="3" table:number-matrix-rows-spanned="1" table:style-name="ce2">
            <text:p>-0.019402473</text:p>
          </table:table-cell>
          <table:table-cell office:value-type="float" office:value="1.694711538461539" table:style-name="ce2">
            <text:p>1.694711538</text:p>
          </table:table-cell>
          <table:table-cell office:value-type="float" office:value="96.848901098901095" table:style-name="ce2">
            <text:p>96.848901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1" table:style-name="ce2">
            <text:p>111</text:p>
          </table:table-cell>
          <table:table-cell office:value-type="float" office:value="-2.9704670329670422E-2" table:formula="of:=LINEST([.AS$2:.AS$15];(([.AR$2:.AR$15])-[.AR5])^{1;2})" table:number-matrix-columns-spanned="3" table:number-matrix-rows-spanned="1" table:style-name="ce2">
            <text:p>-0.02970467</text:p>
          </table:table-cell>
          <table:table-cell office:value-type="float" office:value="2.0883928571428592" table:style-name="ce2">
            <text:p>2.088392857</text:p>
          </table:table-cell>
          <table:table-cell office:value-type="float" office:value="111.19615384615383" table:style-name="ce2">
            <text:p>111.19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70" table:style-name="ce2">
            <text:p>170</text:p>
          </table:table-cell>
          <table:table-cell office:value-type="float" office:value="-1.8887362637362758E-2" table:formula="of:=LINEST([.AY$2:.AY$15];(([.AX$2:.AX$15])-[.AX5])^{1;2})" table:number-matrix-columns-spanned="3" table:number-matrix-rows-spanned="1" table:style-name="ce2">
            <text:p>-0.018887363</text:p>
          </table:table-cell>
          <table:table-cell office:value-type="float" office:value="2.940247252747255" table:style-name="ce2">
            <text:p>2.940247253</text:p>
          </table:table-cell>
          <table:table-cell office:value-type="float" office:value="170.07142857142858" table:style-name="ce2">
            <text:p>170.071428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31" table:style-name="ce2">
            <text:p>131</text:p>
          </table:table-cell>
          <table:table-cell office:value-type="float" office:value="-9.1002747252747242E-3" table:formula="of:=LINEST([.BE$2:.BE$15];(([.BD$2:.BD$15])-[.BD5])^{1;2})" table:number-matrix-columns-spanned="3" table:number-matrix-rows-spanned="1" table:style-name="ce2">
            <text:p>-0.009100275</text:p>
          </table:table-cell>
          <table:table-cell office:value-type="float" office:value="2.2120192307692319" table:style-name="ce2">
            <text:p>2.212019231</text:p>
          </table:table-cell>
          <table:table-cell office:value-type="float" office:value="131.0532967032967" table:style-name="ce2">
            <text:p>131.053296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office:value-type="float" office:value="-1.4251373626373633E-2" table:formula="of:=LINEST([.BK$2:.BK$15];(([.BJ$2:.BJ$15])-[.BJ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8.78626373626372" table:style-name="ce2">
            <text:p>128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-1.4251373626373633E-2" table:formula="of:=LINEST([.BQ$2:.BQ$15];(([.BP$2:.BP$15])-[.BP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6.78626373626373" table:style-name="ce2">
            <text:p>126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3" table:style-name="ce2">
            <text:p>123</text:p>
          </table:table-cell>
          <table:table-cell office:value-type="float" office:value="-1.2877747252747257E-2" table:formula="of:=LINEST([.BW$2:.BW$15];(([.BV$2:.BV$15])-[.BV5])^{1;2})" table:number-matrix-columns-spanned="3" table:number-matrix-rows-spanned="1" table:style-name="ce2">
            <text:p>-0.012877747</text:p>
          </table:table-cell>
          <table:table-cell office:value-type="float" office:value="2.0484203296703303" table:style-name="ce2">
            <text:p>2.04842033</text:p>
          </table:table-cell>
          <table:table-cell office:value-type="float" office:value="123.41483516483515" table:style-name="ce2">
            <text:p>123.414835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48" table:style-name="ce2">
            <text:p>148</text:p>
          </table:table-cell>
          <table:table-cell office:value-type="float" office:value="-1.9917582417582388E-2" table:formula="of:=LINEST([.CC$2:.CC$15];(([.CB$2:.CB$15])-[.CB5])^{1;2})" table:number-matrix-columns-spanned="3" table:number-matrix-rows-spanned="1" table:style-name="ce2">
            <text:p>-0.019917582</text:p>
          </table:table-cell>
          <table:table-cell office:value-type="float" office:value="2.3239010989010991" table:style-name="ce2">
            <text:p>2.323901099</text:p>
          </table:table-cell>
          <table:table-cell office:value-type="float" office:value="147.64615384615382" table:style-name="ce2">
            <text:p>147.64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51" table:style-name="ce2">
            <text:p>151</text:p>
          </table:table-cell>
          <table:table-cell office:value-type="float" office:value="-1.0473901098901086E-2" table:formula="of:=LINEST([.CI$2:.CI$15];(([.CH$2:.CH$15])-[.CH5])^{1;2})" table:number-matrix-columns-spanned="3" table:number-matrix-rows-spanned="1" table:style-name="ce2">
            <text:p>-0.010473901</text:p>
          </table:table-cell>
          <table:table-cell office:value-type="float" office:value="2.5378434065934075" table:style-name="ce2">
            <text:p>2.537843407</text:p>
          </table:table-cell>
          <table:table-cell office:value-type="float" office:value="151.00054945054944" table:style-name="ce2">
            <text:p>151.000549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6" table:style-name="ce2">
            <text:p>116</text:p>
          </table:table-cell>
          <table:table-cell office:value-type="float" office:value="-1.2877747252747289E-2" table:formula="of:=LINEST([.CO$2:.CO$15];(([.CN$2:.CN$15])-[.CN5])^{1;2})" table:number-matrix-columns-spanned="3" table:number-matrix-rows-spanned="1" table:style-name="ce2">
            <text:p>-0.012877747</text:p>
          </table:table-cell>
          <table:table-cell office:value-type="float" office:value="1.9539148351648361" table:style-name="ce2">
            <text:p>1.953914835</text:p>
          </table:table-cell>
          <table:table-cell office:value-type="float" office:value="116.07637362637362" table:style-name="ce2">
            <text:p>116.076373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1.2706043956043991E-2" table:formula="of:=LINEST([.CU$2:.CU$15];(([.CT$2:.CT$15])-[.CT5])^{1;2})" table:number-matrix-columns-spanned="3" table:number-matrix-rows-spanned="1" table:style-name="ce2">
            <text:p>-0.012706044</text:p>
          </table:table-cell>
          <table:table-cell office:value-type="float" office:value="1.8009615384615394" table:style-name="ce2">
            <text:p>1.800961538</text:p>
          </table:table-cell>
          <table:table-cell office:value-type="float" office:value="107.34175824175824" table:style-name="ce2">
            <text:p>107.341758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1.0130494505494522E-2" table:formula="of:=LINEST([.DA$2:.DA$15];(([.CZ$2:.CZ$15])-[.CZ5])^{1;2})" table:number-matrix-columns-spanned="3" table:number-matrix-rows-spanned="1" table:style-name="ce2">
            <text:p>0.010130495</text:p>
          </table:table-cell>
          <table:table-cell office:value-type="float" office:value="1.5999313186813187" table:style-name="ce2">
            <text:p>1.599931319</text:p>
          </table:table-cell>
          <table:table-cell office:value-type="float" office:value="129.28846153846155" table:style-name="ce2">
            <text:p>129.288461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63" table:style-name="ce2">
            <text:p>163</text:p>
          </table:table-cell>
          <table:table-cell office:value-type="float" office:value="2.7129120879120908E-2" table:formula="of:=LINEST([.DG$2:.DG$15];(([.DF$2:.DF$15])-[.DF5])^{1;2})" table:number-matrix-columns-spanned="3" table:number-matrix-rows-spanned="1" table:style-name="ce2">
            <text:p>0.027129121</text:p>
          </table:table-cell>
          <table:table-cell office:value-type="float" office:value="2.0729395604395608" table:style-name="ce2">
            <text:p>2.07293956</text:p>
          </table:table-cell>
          <table:table-cell office:value-type="float" office:value="164.96813186813188" table:style-name="ce2">
            <text:p>164.9681319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-8.5227272727272443E-3" table:formula="of:=LINEST([.$C$6:.$C$15];(([.$B$6:.$B$15])-[.B6])^{1;2})" table:number-matrix-columns-spanned="3" table:number-matrix-rows-spanned="1" table:style-name="ce2">
            <text:p>-0.008522727</text:p>
          </table:table-cell>
          <table:table-cell office:value-type="float" office:value="1.9897727272727272" table:style-name="ce2">
            <text:p>1.989772727</text:p>
          </table:table-cell>
          <table:table-cell office:value-type="float" office:value="132.06363636363636" table:style-name="ce2">
            <text:p>132.063636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2" table:style-name="ce2">
            <text:p>32</text:p>
          </table:table-cell>
          <table:table-cell office:value-type="float" office:value="140" table:style-name="ce2">
            <text:p>140</text:p>
          </table:table-cell>
          <table:table-cell office:value-type="float" office:value="-6.8681318681318802E-3" table:formula="of:=LINEST([.$O$2:.$O$15];(([.$N$2:.$N$15])-[.N6])^{1;2})" table:number-matrix-columns-spanned="3" table:number-matrix-rows-spanned="1" table:style-name="ce2">
            <text:p>-0.006868132</text:p>
          </table:table-cell>
          <table:table-cell office:value-type="float" office:value="2.2939560439560434" table:style-name="ce2">
            <text:p>2.293956044</text:p>
          </table:table-cell>
          <table:table-cell office:value-type="float" office:value="138.93406593406596" table:style-name="ce2">
            <text:p>138.934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2.369505494505501E-2" table:formula="of:=LINEST([.U$2:.U$15];(([.T$2:.T$15])-[.T6])^{1;2})" table:number-matrix-columns-spanned="3" table:number-matrix-rows-spanned="1" table:style-name="ce2">
            <text:p>-0.023695055</text:p>
          </table:table-cell>
          <table:table-cell office:value-type="float" office:value="1.8336538461538465" table:style-name="ce2">
            <text:p>1.833653846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5" table:style-name="ce2">
            <text:p>105</text:p>
          </table:table-cell>
          <table:table-cell office:value-type="float" office:value="-1.0817307692307706E-2" table:formula="of:=LINEST([.AA$2:.AA$15];(([.Z$2:.Z$15])-[.Z6])^{1;2})" table:number-matrix-columns-spanned="3" table:number-matrix-rows-spanned="1" table:style-name="ce2">
            <text:p>-0.010817308</text:p>
          </table:table-cell>
          <table:table-cell office:value-type="float" office:value="1.6114697802197802" table:style-name="ce2">
            <text:p>1.61146978</text:p>
          </table:table-cell>
          <table:table-cell office:value-type="float" office:value="105.05906593406593" table:style-name="ce2">
            <text:p>105.059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3" table:style-name="ce2">
            <text:p>103</text:p>
          </table:table-cell>
          <table:table-cell office:value-type="float" office:value="-1.4423076923076998E-2" table:formula="of:=LINEST([.AG$2:.AG$15];(([.AF$2:.AF$15])-[.AF6])^{1;2})" table:number-matrix-columns-spanned="3" table:number-matrix-rows-spanned="1" table:style-name="ce2">
            <text:p>-0.014423077</text:p>
          </table:table-cell>
          <table:table-cell office:value-type="float" office:value="1.6815934065934075" table:style-name="ce2">
            <text:p>1.681593407</text:p>
          </table:table-cell>
          <table:table-cell office:value-type="float" office:value="102.81868131868133" table:style-name="ce2">
            <text:p>102.818681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0" table:style-name="ce2">
            <text:p>100</text:p>
          </table:table-cell>
          <table:table-cell office:value-type="float" office:value="-1.9402472527472556E-2" table:formula="of:=LINEST([.AM$2:.AM$15];(([.AL$2:.AL$15])-[.AL6])^{1;2})" table:number-matrix-columns-spanned="3" table:number-matrix-rows-spanned="1" table:style-name="ce2">
            <text:p>-0.019402473</text:p>
          </table:table-cell>
          <table:table-cell office:value-type="float" office:value="1.6171016483516483" table:style-name="ce2">
            <text:p>1.617101648</text:p>
          </table:table-cell>
          <table:table-cell office:value-type="float" office:value="100.16071428571428" table:style-name="ce2">
            <text:p>100.160714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5" table:style-name="ce2">
            <text:p>115</text:p>
          </table:table-cell>
          <table:table-cell office:value-type="float" office:value="-2.9704670329670436E-2" table:formula="of:=LINEST([.AS$2:.AS$15];(([.AR$2:.AR$15])-[.AR6])^{1;2})" table:number-matrix-columns-spanned="3" table:number-matrix-rows-spanned="1" table:style-name="ce2">
            <text:p>-0.02970467</text:p>
          </table:table-cell>
          <table:table-cell office:value-type="float" office:value="1.9695741758241772" table:style-name="ce2">
            <text:p>1.969574176</text:p>
          </table:table-cell>
          <table:table-cell office:value-type="float" office:value="115.25412087912088" table:style-name="ce2">
            <text:p>115.254120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76" table:style-name="ce2">
            <text:p>176</text:p>
          </table:table-cell>
          <table:table-cell office:value-type="float" office:value="-1.8887362637362654E-2" table:formula="of:=LINEST([.AY$2:.AY$15];(([.AX$2:.AX$15])-[.AX6])^{1;2})" table:number-matrix-columns-spanned="3" table:number-matrix-rows-spanned="1" table:style-name="ce2">
            <text:p>-0.018887363</text:p>
          </table:table-cell>
          <table:table-cell office:value-type="float" office:value="2.8646978021978025" table:style-name="ce2">
            <text:p>2.864697802</text:p>
          </table:table-cell>
          <table:table-cell office:value-type="float" office:value="175.87637362637361" table:style-name="ce2">
            <text:p>175.8763736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6" table:style-name="ce2">
            <text:p>136</text:p>
          </table:table-cell>
          <table:table-cell office:value-type="float" office:value="-9.1002747252747745E-3" table:formula="of:=LINEST([.BE$2:.BE$15];(([.BD$2:.BD$15])-[.BD6])^{1;2})" table:number-matrix-columns-spanned="3" table:number-matrix-rows-spanned="1" table:style-name="ce2">
            <text:p>-0.009100275</text:p>
          </table:table-cell>
          <table:table-cell office:value-type="float" office:value="2.1756181318681325" table:style-name="ce2">
            <text:p>2.175618132</text:p>
          </table:table-cell>
          <table:table-cell office:value-type="float" office:value="135.44093406593404" table:style-name="ce2">
            <text:p>135.440934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3" table:style-name="ce2">
            <text:p>133</text:p>
          </table:table-cell>
          <table:table-cell office:value-type="float" office:value="-1.425137362637359E-2" table:formula="of:=LINEST([.BK$2:.BK$15];(([.BJ$2:.BJ$15])-[.BJ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3.00961538461539" table:style-name="ce2">
            <text:p>133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1" table:style-name="ce2">
            <text:p>131</text:p>
          </table:table-cell>
          <table:table-cell office:value-type="float" office:value="-1.425137362637359E-2" table:formula="of:=LINEST([.BQ$2:.BQ$15];(([.BP$2:.BP$15])-[.BP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1.00961538461539" table:style-name="ce2">
            <text:p>131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8" table:style-name="ce2">
            <text:p>128</text:p>
          </table:table-cell>
          <table:table-cell office:value-type="float" office:value="-1.2877747252747247E-2" table:formula="of:=LINEST([.BW$2:.BW$15];(([.BV$2:.BV$15])-[.BV6])^{1;2})" table:number-matrix-columns-spanned="3" table:number-matrix-rows-spanned="1" table:style-name="ce2">
            <text:p>-0.012877747</text:p>
          </table:table-cell>
          <table:table-cell office:value-type="float" office:value="1.9969093406593403" table:style-name="ce2">
            <text:p>1.996909341</text:p>
          </table:table-cell>
          <table:table-cell office:value-type="float" office:value="127.46016483516483" table:style-name="ce2">
            <text:p>127.4601648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2" table:style-name="ce2">
            <text:p>152</text:p>
          </table:table-cell>
          <table:table-cell office:value-type="float" office:value="-1.991758241758244E-2" table:formula="of:=LINEST([.CC$2:.CC$15];(([.CB$2:.CB$15])-[.CB6])^{1;2})" table:number-matrix-columns-spanned="3" table:number-matrix-rows-spanned="1" table:style-name="ce2">
            <text:p>-0.019917582</text:p>
          </table:table-cell>
          <table:table-cell office:value-type="float" office:value="2.2442307692307693" table:style-name="ce2">
            <text:p>2.244230769</text:p>
          </table:table-cell>
          <table:table-cell office:value-type="float" office:value="152.21428571428572" table:style-name="ce2">
            <text:p>152.214285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6" table:style-name="ce2">
            <text:p>156</text:p>
          </table:table-cell>
          <table:table-cell office:value-type="float" office:value="-1.0473901098901077E-2" table:formula="of:=LINEST([.CI$2:.CI$15];(([.CH$2:.CH$15])-[.CH6])^{1;2})" table:number-matrix-columns-spanned="3" table:number-matrix-rows-spanned="1" table:style-name="ce2">
            <text:p>-0.010473901</text:p>
          </table:table-cell>
          <table:table-cell office:value-type="float" office:value="2.4959478021978021" table:style-name="ce2">
            <text:p>2.495947802</text:p>
          </table:table-cell>
          <table:table-cell office:value-type="float" office:value="156.03434065934067" table:style-name="ce2">
            <text:p>156.034340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0" table:style-name="ce2">
            <text:p>120</text:p>
          </table:table-cell>
          <table:table-cell office:value-type="float" office:value="-1.2877747252747266E-2" table:formula="of:=LINEST([.CO$2:.CO$15];(([.CN$2:.CN$15])-[.CN6])^{1;2})" table:number-matrix-columns-spanned="3" table:number-matrix-rows-spanned="1" table:style-name="ce2">
            <text:p>-0.012877747</text:p>
          </table:table-cell>
          <table:table-cell office:value-type="float" office:value="1.9024038461538466" table:style-name="ce2">
            <text:p>1.902403846</text:p>
          </table:table-cell>
          <table:table-cell office:value-type="float" office:value="119.93269230769231" table:style-name="ce2">
            <text:p>119.932692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1.2706043956043991E-2" table:formula="of:=LINEST([.CU$2:.CU$15];(([.CT$2:.CT$15])-[.CT6])^{1;2})" table:number-matrix-columns-spanned="3" table:number-matrix-rows-spanned="1" table:style-name="ce2">
            <text:p>-0.012706044</text:p>
          </table:table-cell>
          <table:table-cell office:value-type="float" office:value="1.7501373626373629" table:style-name="ce2">
            <text:p>1.750137363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1.0130494505494525E-2" table:formula="of:=LINEST([.DA$2:.DA$15];(([.CZ$2:.CZ$15])-[.CZ6])^{1;2})" table:number-matrix-columns-spanned="3" table:number-matrix-rows-spanned="1" table:style-name="ce2">
            <text:p>0.010130495</text:p>
          </table:table-cell>
          <table:table-cell office:value-type="float" office:value="1.6404532967032963" table:style-name="ce2">
            <text:p>1.640453297</text:p>
          </table:table-cell>
          <table:table-cell office:value-type="float" office:value="132.52884615384616" table:style-name="ce2">
            <text:p>132.5288462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69" table:style-name="ce2">
            <text:p>169</text:p>
          </table:table-cell>
          <table:table-cell office:value-type="float" office:value="2.7129120879120894E-2" table:formula="of:=LINEST([.DG$2:.DG$15];(([.DF$2:.DF$15])-[.DF6])^{1;2})" table:number-matrix-columns-spanned="3" table:number-matrix-rows-spanned="1" table:style-name="ce2">
            <text:p>0.027129121</text:p>
          </table:table-cell>
          <table:table-cell office:value-type="float" office:value="2.1814560439560435" table:style-name="ce2">
            <text:p>2.181456044</text:p>
          </table:table-cell>
          <table:table-cell office:value-type="float" office:value="169.2225274725275" table:style-name="ce2">
            <text:p>169.22252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-8.5227272727272652E-3" table:formula="of:=LINEST([.$C$6:.$C$15];(([.$B$6:.$B$15])-[.B7])^{1;2})" table:number-matrix-columns-spanned="3" table:number-matrix-rows-spanned="1" table:style-name="ce2">
            <text:p>-0.008522727</text:p>
          </table:table-cell>
          <table:table-cell office:value-type="float" office:value="1.9556818181818185" table:style-name="ce2">
            <text:p>1.955681818</text:p>
          </table:table-cell>
          <table:table-cell office:value-type="float" office:value="136.0090909090909" table:style-name="ce2">
            <text:p>136.009090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4" table:style-name="ce2">
            <text:p>34</text:p>
          </table:table-cell>
          <table:table-cell office:value-type="float" office:value="144" table:style-name="ce2">
            <text:p>144</text:p>
          </table:table-cell>
          <table:table-cell office:value-type="float" office:value="-6.868131868131907E-3" table:formula="of:=LINEST([.$O$2:.$O$15];(([.$N$2:.$N$15])-[.N7])^{1;2})" table:number-matrix-columns-spanned="3" table:number-matrix-rows-spanned="1" table:style-name="ce2">
            <text:p>-0.006868132</text:p>
          </table:table-cell>
          <table:table-cell office:value-type="float" office:value="2.2664835164835164" table:style-name="ce2">
            <text:p>2.266483516</text:p>
          </table:table-cell>
          <table:table-cell office:value-type="float" office:value="143.49450549450549" table:style-name="ce2">
            <text:p>143.494505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2.369505494505502E-2" table:formula="of:=LINEST([.U$2:.U$15];(([.T$2:.T$15])-[.T7])^{1;2})" table:number-matrix-columns-spanned="3" table:number-matrix-rows-spanned="1" table:style-name="ce2">
            <text:p>-0.023695055</text:p>
          </table:table-cell>
          <table:table-cell office:value-type="float" office:value="1.7388736263736271" table:style-name="ce2">
            <text:p>1.738873626</text:p>
          </table:table-cell>
          <table:table-cell office:value-type="float" office:value="114.46538461538462" table:style-name="ce2">
            <text:p>114.465384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8" table:style-name="ce2">
            <text:p>108</text:p>
          </table:table-cell>
          <table:table-cell office:value-type="float" office:value="-1.0817307692307715E-2" table:formula="of:=LINEST([.AA$2:.AA$15];(([.Z$2:.Z$15])-[.Z7])^{1;2})" table:number-matrix-columns-spanned="3" table:number-matrix-rows-spanned="1" table:style-name="ce2">
            <text:p>-0.010817308</text:p>
          </table:table-cell>
          <table:table-cell office:value-type="float" office:value="1.5682005494505493" table:style-name="ce2">
            <text:p>1.568200549</text:p>
          </table:table-cell>
          <table:table-cell office:value-type="float" office:value="108.23873626373626" table:style-name="ce2">
            <text:p>108.2387363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7" table:style-name="ce2">
            <text:p>107</text:p>
          </table:table-cell>
          <table:table-cell office:value-type="float" office:value="-1.4423076923076981E-2" table:formula="of:=LINEST([.AG$2:.AG$15];(([.AF$2:.AF$15])-[.AF7])^{1;2})" table:number-matrix-columns-spanned="3" table:number-matrix-rows-spanned="1" table:style-name="ce2">
            <text:p>-0.014423077</text:p>
          </table:table-cell>
          <table:table-cell office:value-type="float" office:value="1.6239010989010998" table:style-name="ce2">
            <text:p>1.623901099</text:p>
          </table:table-cell>
          <table:table-cell office:value-type="float" office:value="106.12417582417582" table:style-name="ce2">
            <text:p>106.124175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3" table:style-name="ce2">
            <text:p>103</text:p>
          </table:table-cell>
          <table:table-cell office:value-type="float" office:value="-1.9402472527472511E-2" table:formula="of:=LINEST([.AM$2:.AM$15];(([.AL$2:.AL$15])-[.AL7])^{1;2})" table:number-matrix-columns-spanned="3" table:number-matrix-rows-spanned="1" table:style-name="ce2">
            <text:p>-0.019402473</text:p>
          </table:table-cell>
          <table:table-cell office:value-type="float" office:value="1.5394917582417582" table:style-name="ce2">
            <text:p>1.539491758</text:p>
          </table:table-cell>
          <table:table-cell office:value-type="float" office:value="103.31730769230769" table:style-name="ce2">
            <text:p>103.317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9" table:style-name="ce2">
            <text:p>119</text:p>
          </table:table-cell>
          <table:table-cell office:value-type="float" office:value="-2.9704670329670394E-2" table:formula="of:=LINEST([.AS$2:.AS$15];(([.AR$2:.AR$15])-[.AR7])^{1;2})" table:number-matrix-columns-spanned="3" table:number-matrix-rows-spanned="1" table:style-name="ce2">
            <text:p>-0.02970467</text:p>
          </table:table-cell>
          <table:table-cell office:value-type="float" office:value="1.8507554945054947" table:style-name="ce2">
            <text:p>1.850755495</text:p>
          </table:table-cell>
          <table:table-cell office:value-type="float" office:value="119.07445054945055" table:style-name="ce2">
            <text:p>119.074450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81" table:style-name="ce2">
            <text:p>181</text:p>
          </table:table-cell>
          <table:table-cell office:value-type="float" office:value="-1.8887362637362654E-2" table:formula="of:=LINEST([.AY$2:.AY$15];(([.AX$2:.AX$15])-[.AX7])^{1;2})" table:number-matrix-columns-spanned="3" table:number-matrix-rows-spanned="1" table:style-name="ce2">
            <text:p>-0.018887363</text:p>
          </table:table-cell>
          <table:table-cell office:value-type="float" office:value="2.7891483516483522" table:style-name="ce2">
            <text:p>2.789148352</text:p>
          </table:table-cell>
          <table:table-cell office:value-type="float" office:value="181.5302197802198" table:style-name="ce2">
            <text:p>181.530219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40" table:style-name="ce2">
            <text:p>140</text:p>
          </table:table-cell>
          <table:table-cell office:value-type="float" office:value="-9.1002747252747502E-3" table:formula="of:=LINEST([.BE$2:.BE$15];(([.BD$2:.BD$15])-[.BD7])^{1;2})" table:number-matrix-columns-spanned="3" table:number-matrix-rows-spanned="1" table:style-name="ce2">
            <text:p>-0.009100275</text:p>
          </table:table-cell>
          <table:table-cell office:value-type="float" office:value="2.1392170329670335" table:style-name="ce2">
            <text:p>2.139217033</text:p>
          </table:table-cell>
          <table:table-cell office:value-type="float" office:value="139.75576923076923" table:style-name="ce2">
            <text:p>139.7557692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7" table:style-name="ce2">
            <text:p>137</text:p>
          </table:table-cell>
          <table:table-cell office:value-type="float" office:value="-1.4251373626373567E-2" table:formula="of:=LINEST([.BK$2:.BK$15];(([.BJ$2:.BJ$15])-[.BJ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7.11895604395605" table:style-name="ce2">
            <text:p>137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5" table:style-name="ce2">
            <text:p>135</text:p>
          </table:table-cell>
          <table:table-cell office:value-type="float" office:value="-1.4251373626373567E-2" table:formula="of:=LINEST([.BQ$2:.BQ$15];(([.BP$2:.BP$15])-[.BP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5.11895604395605" table:style-name="ce2">
            <text:p>135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56E-2" table:formula="of:=LINEST([.BW$2:.BW$15];(([.BV$2:.BV$15])-[.BV7])^{1;2})" table:number-matrix-columns-spanned="3" table:number-matrix-rows-spanned="1" table:style-name="ce2">
            <text:p>-0.012877747</text:p>
          </table:table-cell>
          <table:table-cell office:value-type="float" office:value="1.9453983516483517" table:style-name="ce2">
            <text:p>1.945398352</text:p>
          </table:table-cell>
          <table:table-cell office:value-type="float" office:value="131.40247252747253" table:style-name="ce2">
            <text:p>131.402472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56" table:style-name="ce2">
            <text:p>156</text:p>
          </table:table-cell>
          <table:table-cell office:value-type="float" office:value="-1.9917582417582388E-2" table:formula="of:=LINEST([.CC$2:.CC$15];(([.CB$2:.CB$15])-[.CB7])^{1;2})" table:number-matrix-columns-spanned="3" table:number-matrix-rows-spanned="1" table:style-name="ce2">
            <text:p>-0.019917582</text:p>
          </table:table-cell>
          <table:table-cell office:value-type="float" office:value="2.164560439560439" table:style-name="ce2">
            <text:p>2.16456044</text:p>
          </table:table-cell>
          <table:table-cell office:value-type="float" office:value="156.62307692307692" table:style-name="ce2">
            <text:p>156.623076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61" table:style-name="ce2">
            <text:p>161</text:p>
          </table:table-cell>
          <table:table-cell office:value-type="float" office:value="-1.0473901098901086E-2" table:formula="of:=LINEST([.CI$2:.CI$15];(([.CH$2:.CH$15])-[.CH7])^{1;2})" table:number-matrix-columns-spanned="3" table:number-matrix-rows-spanned="1" table:style-name="ce2">
            <text:p>-0.010473901</text:p>
          </table:table-cell>
          <table:table-cell office:value-type="float" office:value="2.4540521978021981" table:style-name="ce2">
            <text:p>2.454052198</text:p>
          </table:table-cell>
          <table:table-cell office:value-type="float" office:value="160.98434065934069" table:style-name="ce2">
            <text:p>160.984340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4" table:style-name="ce2">
            <text:p>124</text:p>
          </table:table-cell>
          <table:table-cell office:value-type="float" office:value="-1.2877747252747256E-2" table:formula="of:=LINEST([.CO$2:.CO$15];(([.CN$2:.CN$15])-[.CN7])^{1;2})" table:number-matrix-columns-spanned="3" table:number-matrix-rows-spanned="1" table:style-name="ce2">
            <text:p>-0.012877747</text:p>
          </table:table-cell>
          <table:table-cell office:value-type="float" office:value="1.8508928571428573" table:style-name="ce2">
            <text:p>1.850892857</text:p>
          </table:table-cell>
          <table:table-cell office:value-type="float" office:value="123.685989010989" table:style-name="ce2">
            <text:p>123.68598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1.2706043956043942E-2" table:formula="of:=LINEST([.CU$2:.CU$15];(([.CT$2:.CT$15])-[.CT7])^{1;2})" table:number-matrix-columns-spanned="3" table:number-matrix-rows-spanned="1" table:style-name="ce2">
            <text:p>-0.012706044</text:p>
          </table:table-cell>
          <table:table-cell office:value-type="float" office:value="1.6993131868131868" table:style-name="ce2">
            <text:p>1.699313187</text:p>
          </table:table-cell>
          <table:table-cell office:value-type="float" office:value="114.3423076923077" table:style-name="ce2">
            <text:p>114.342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1.0130494505494508E-2" table:formula="of:=LINEST([.DA$2:.DA$15];(([.CZ$2:.CZ$15])-[.CZ7])^{1;2})" table:number-matrix-columns-spanned="3" table:number-matrix-rows-spanned="1" table:style-name="ce2">
            <text:p>0.010130495</text:p>
          </table:table-cell>
          <table:table-cell office:value-type="float" office:value="1.6809752747252749" table:style-name="ce2">
            <text:p>1.680975275</text:p>
          </table:table-cell>
          <table:table-cell office:value-type="float" office:value="135.85027472527472" table:style-name="ce2">
            <text:p>135.850274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74" table:style-name="ce2">
            <text:p>174</text:p>
          </table:table-cell>
          <table:table-cell office:value-type="float" office:value="2.7129120879120949E-2" table:formula="of:=LINEST([.DG$2:.DG$15];(([.DF$2:.DF$15])-[.DF7])^{1;2})" table:number-matrix-columns-spanned="3" table:number-matrix-rows-spanned="1" table:style-name="ce2">
            <text:p>0.027129121</text:p>
          </table:table-cell>
          <table:table-cell office:value-type="float" office:value="2.2899725274725271" table:style-name="ce2">
            <text:p>2.289972527</text:p>
          </table:table-cell>
          <table:table-cell office:value-type="float" office:value="173.69395604395606" table:style-name="ce2">
            <text:p>173.69395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0" table:style-name="ce2">
            <text:p>140</text:p>
          </table:table-cell>
          <table:table-cell office:value-type="float" office:value="-8.522727272727253E-3" table:formula="of:=LINEST([.$C$6:.$C$15];(([.$B$6:.$B$15])-[.B8])^{1;2})" table:number-matrix-columns-spanned="3" table:number-matrix-rows-spanned="1" table:style-name="ce2">
            <text:p>-0.008522727</text:p>
          </table:table-cell>
          <table:table-cell office:value-type="float" office:value="1.9215909090909096" table:style-name="ce2">
            <text:p>1.921590909</text:p>
          </table:table-cell>
          <table:table-cell office:value-type="float" office:value="139.88636363636363" table:style-name="ce2">
            <text:p>139.886363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6" table:style-name="ce2">
            <text:p>36</text:p>
          </table:table-cell>
          <table:table-cell office:value-type="float" office:value="148" table:style-name="ce2">
            <text:p>148</text:p>
          </table:table-cell>
          <table:table-cell office:value-type="float" office:value="-6.8681318681318836E-3" table:formula="of:=LINEST([.$O$2:.$O$15];(([.$N$2:.$N$15])-[.N8])^{1;2})" table:number-matrix-columns-spanned="3" table:number-matrix-rows-spanned="1" table:style-name="ce2">
            <text:p>-0.006868132</text:p>
          </table:table-cell>
          <table:table-cell office:value-type="float" office:value="2.2390109890109891" table:style-name="ce2">
            <text:p>2.239010989</text:p>
          </table:table-cell>
          <table:table-cell office:value-type="float" office:value="148" table:style-name="ce2">
            <text:p>148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2.3695054945054979E-2" table:formula="of:=LINEST([.U$2:.U$15];(([.T$2:.T$15])-[.T8])^{1;2})" table:number-matrix-columns-spanned="3" table:number-matrix-rows-spanned="1" table:style-name="ce2">
            <text:p>-0.023695055</text:p>
          </table:table-cell>
          <table:table-cell office:value-type="float" office:value="1.644093406593407" table:style-name="ce2">
            <text:p>1.644093407</text:p>
          </table:table-cell>
          <table:table-cell office:value-type="float" office:value="117.84835164835165" table:style-name="ce2">
            <text:p>117.848351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2" table:style-name="ce2">
            <text:p>112</text:p>
          </table:table-cell>
          <table:table-cell office:value-type="float" office:value="-1.0817307692307683E-2" table:formula="of:=LINEST([.AA$2:.AA$15];(([.Z$2:.Z$15])-[.Z8])^{1;2})" table:number-matrix-columns-spanned="3" table:number-matrix-rows-spanned="1" table:style-name="ce2">
            <text:p>-0.010817308</text:p>
          </table:table-cell>
          <table:table-cell office:value-type="float" office:value="1.5249313186813189" table:style-name="ce2">
            <text:p>1.524931319</text:p>
          </table:table-cell>
          <table:table-cell office:value-type="float" office:value="111.33186813186812" table:style-name="ce2">
            <text:p>111.3318681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9" table:style-name="ce2">
            <text:p>109</text:p>
          </table:table-cell>
          <table:table-cell office:value-type="float" office:value="-1.4423076923076967E-2" table:formula="of:=LINEST([.AG$2:.AG$15];(([.AF$2:.AF$15])-[.AF8])^{1;2})" table:number-matrix-columns-spanned="3" table:number-matrix-rows-spanned="1" table:style-name="ce2">
            <text:p>-0.014423077</text:p>
          </table:table-cell>
          <table:table-cell office:value-type="float" office:value="1.5662087912087916" table:style-name="ce2">
            <text:p>1.566208791</text:p>
          </table:table-cell>
          <table:table-cell office:value-type="float" office:value="109.31428571428572" table:style-name="ce2">
            <text:p>109.3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7" table:style-name="ce2">
            <text:p>107</text:p>
          </table:table-cell>
          <table:table-cell office:value-type="float" office:value="-1.9402472527472531E-2" table:formula="of:=LINEST([.AM$2:.AM$15];(([.AL$2:.AL$15])-[.AL8])^{1;2})" table:number-matrix-columns-spanned="3" table:number-matrix-rows-spanned="1" table:style-name="ce2">
            <text:p>-0.019402473</text:p>
          </table:table-cell>
          <table:table-cell office:value-type="float" office:value="1.4618818681318682" table:style-name="ce2">
            <text:p>1.461881868</text:p>
          </table:table-cell>
          <table:table-cell office:value-type="float" office:value="106.31868131868131" table:style-name="ce2">
            <text:p>106.318681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3" table:style-name="ce2">
            <text:p>123</text:p>
          </table:table-cell>
          <table:table-cell office:value-type="float" office:value="-2.9704670329670332E-2" table:formula="of:=LINEST([.AS$2:.AS$15];(([.AR$2:.AR$15])-[.AR8])^{1;2})" table:number-matrix-columns-spanned="3" table:number-matrix-rows-spanned="1" table:style-name="ce2">
            <text:p>-0.02970467</text:p>
          </table:table-cell>
          <table:table-cell office:value-type="float" office:value="1.7319368131868138" table:style-name="ce2">
            <text:p>1.731936813</text:p>
          </table:table-cell>
          <table:table-cell office:value-type="float" office:value="122.65714285714286" table:style-name="ce2">
            <text:p>122.657142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87" table:style-name="ce2">
            <text:p>187</text:p>
          </table:table-cell>
          <table:table-cell office:value-type="float" office:value="-1.8887362637362629E-2" table:formula="of:=LINEST([.AY$2:.AY$15];(([.AX$2:.AX$15])-[.AX8])^{1;2})" table:number-matrix-columns-spanned="3" table:number-matrix-rows-spanned="1" table:style-name="ce2">
            <text:p>-0.018887363</text:p>
          </table:table-cell>
          <table:table-cell office:value-type="float" office:value="2.7135989010989019" table:style-name="ce2">
            <text:p>2.713598901</text:p>
          </table:table-cell>
          <table:table-cell office:value-type="float" office:value="187.03296703296704" table:style-name="ce2">
            <text:p>187.03296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4" table:style-name="ce2">
            <text:p>144</text:p>
          </table:table-cell>
          <table:table-cell office:value-type="float" office:value="-9.100274725274686E-3" table:formula="of:=LINEST([.BE$2:.BE$15];(([.BD$2:.BD$15])-[.BD8])^{1;2})" table:number-matrix-columns-spanned="3" table:number-matrix-rows-spanned="1" table:style-name="ce2">
            <text:p>-0.009100275</text:p>
          </table:table-cell>
          <table:table-cell office:value-type="float" office:value="2.102815934065934" table:style-name="ce2">
            <text:p>2.102815934</text:p>
          </table:table-cell>
          <table:table-cell office:value-type="float" office:value="143.99780219780217" table:style-name="ce2">
            <text:p>143.997802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-1.4251373626373617E-2" table:formula="of:=LINEST([.BK$2:.BK$15];(([.BJ$2:.BJ$15])-[.BJ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41.11428571428573" table:style-name="ce2">
            <text:p>141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9" table:style-name="ce2">
            <text:p>139</text:p>
          </table:table-cell>
          <table:table-cell office:value-type="float" office:value="-1.4251373626373617E-2" table:formula="of:=LINEST([.BQ$2:.BQ$15];(([.BP$2:.BP$15])-[.BP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39.11428571428573" table:style-name="ce2">
            <text:p>139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5" table:style-name="ce2">
            <text:p>135</text:p>
          </table:table-cell>
          <table:table-cell office:value-type="float" office:value="-1.2877747252747263E-2" table:formula="of:=LINEST([.BW$2:.BW$15];(([.BV$2:.BV$15])-[.BV8])^{1;2})" table:number-matrix-columns-spanned="3" table:number-matrix-rows-spanned="1" table:style-name="ce2">
            <text:p>-0.012877747</text:p>
          </table:table-cell>
          <table:table-cell office:value-type="float" office:value="1.8938873626373629" table:style-name="ce2">
            <text:p>1.893887363</text:p>
          </table:table-cell>
          <table:table-cell office:value-type="float" office:value="135.24175824175822" table:style-name="ce2">
            <text:p>135.241758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1" table:style-name="ce2">
            <text:p>161</text:p>
          </table:table-cell>
          <table:table-cell office:value-type="float" office:value="-1.9917582417582378E-2" table:formula="of:=LINEST([.CC$2:.CC$15];(([.CB$2:.CB$15])-[.CB8])^{1;2})" table:number-matrix-columns-spanned="3" table:number-matrix-rows-spanned="1" table:style-name="ce2">
            <text:p>-0.019917582</text:p>
          </table:table-cell>
          <table:table-cell office:value-type="float" office:value="2.0848901098901091" table:style-name="ce2">
            <text:p>2.08489011</text:p>
          </table:table-cell>
          <table:table-cell office:value-type="float" office:value="160.87252747252748" table:style-name="ce2">
            <text:p>160.872527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6" table:style-name="ce2">
            <text:p>166</text:p>
          </table:table-cell>
          <table:table-cell office:value-type="float" office:value="-1.0473901098901103E-2" table:formula="of:=LINEST([.CI$2:.CI$15];(([.CH$2:.CH$15])-[.CH8])^{1;2})" table:number-matrix-columns-spanned="3" table:number-matrix-rows-spanned="1" table:style-name="ce2">
            <text:p>-0.010473901</text:p>
          </table:table-cell>
          <table:table-cell office:value-type="float" office:value="2.4121565934065941" table:style-name="ce2">
            <text:p>2.412156593</text:p>
          </table:table-cell>
          <table:table-cell office:value-type="float" office:value="165.85054945054947" table:style-name="ce2">
            <text:p>165.850549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7" table:style-name="ce2">
            <text:p>127</text:p>
          </table:table-cell>
          <table:table-cell office:value-type="float" office:value="-1.287774725274724E-2" table:formula="of:=LINEST([.CO$2:.CO$15];(([.CN$2:.CN$15])-[.CN8])^{1;2})" table:number-matrix-columns-spanned="3" table:number-matrix-rows-spanned="1" table:style-name="ce2">
            <text:p>-0.012877747</text:p>
          </table:table-cell>
          <table:table-cell office:value-type="float" office:value="1.7993818681318683" table:style-name="ce2">
            <text:p>1.799381868</text:p>
          </table:table-cell>
          <table:table-cell office:value-type="float" office:value="127.33626373626372" table:style-name="ce2">
            <text:p>127.336263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1.2706043956043937E-2" table:formula="of:=LINEST([.CU$2:.CU$15];(([.CT$2:.CT$15])-[.CT8])^{1;2})" table:number-matrix-columns-spanned="3" table:number-matrix-rows-spanned="1" table:style-name="ce2">
            <text:p>-0.012706044</text:p>
          </table:table-cell>
          <table:table-cell office:value-type="float" office:value="1.6484890109890109" table:style-name="ce2">
            <text:p>1.648489011</text:p>
          </table:table-cell>
          <table:table-cell office:value-type="float" office:value="117.69010989010989" table:style-name="ce2">
            <text:p>117.690109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1.013049450549453E-2" table:formula="of:=LINEST([.DA$2:.DA$15];(([.CZ$2:.CZ$15])-[.CZ8])^{1;2})" table:number-matrix-columns-spanned="3" table:number-matrix-rows-spanned="1" table:style-name="ce2">
            <text:p>0.010130495</text:p>
          </table:table-cell>
          <table:table-cell office:value-type="float" office:value="1.7214972527472532" table:style-name="ce2">
            <text:p>1.721497253</text:p>
          </table:table-cell>
          <table:table-cell office:value-type="float" office:value="139.25274725274727" table:style-name="ce2">
            <text:p>139.252747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79" table:style-name="ce2">
            <text:p>179</text:p>
          </table:table-cell>
          <table:table-cell office:value-type="float" office:value="2.7129120879120946E-2" table:formula="of:=LINEST([.DG$2:.DG$15];(([.DF$2:.DF$15])-[.DF8])^{1;2})" table:number-matrix-columns-spanned="3" table:number-matrix-rows-spanned="1" table:style-name="ce2">
            <text:p>0.027129121</text:p>
          </table:table-cell>
          <table:table-cell office:value-type="float" office:value="2.3984890109890107" table:style-name="ce2">
            <text:p>2.398489011</text:p>
          </table:table-cell>
          <table:table-cell office:value-type="float" office:value="178.38241758241759" table:style-name="ce2">
            <text:p>178.382417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-8.5227272727272547E-3" table:formula="of:=LINEST([.$C$6:.$C$15];(([.$B$6:.$B$15])-[.B9])^{1;2})" table:number-matrix-columns-spanned="3" table:number-matrix-rows-spanned="1" table:style-name="ce2">
            <text:p>-0.008522727</text:p>
          </table:table-cell>
          <table:table-cell office:value-type="float" office:value="1.8874999999999997" table:style-name="ce2">
            <text:p>1.8875</text:p>
          </table:table-cell>
          <table:table-cell office:value-type="float" office:value="143.69545454545454" table:style-name="ce2">
            <text:p>143.695454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0" table:style-name="ce2">
            <text:p>130</text:p>
          </table:table-cell>
          <table:table-cell office:value-type="float" office:value="-1.0416666666666638E-2" table:formula="of:=LINEST([.$I$9:.$I$15];(([.$H$9:.$H$15])-[.H9])^{1;2})" table:number-matrix-columns-spanned="3" table:number-matrix-rows-spanned="1" table:style-name="ce2">
            <text:p>-0.010416667</text:p>
          </table:table-cell>
          <table:table-cell office:value-type="float" office:value="1.7053571428571428" table:style-name="ce2">
            <text:p>1.705357143</text:p>
          </table:table-cell>
          <table:table-cell office:value-type="float" office:value="130.02380952380952" table:style-name="ce2">
            <text:p>130.02380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52" table:style-name="ce2">
            <text:p>152</text:p>
          </table:table-cell>
          <table:table-cell office:value-type="float" office:value="-6.8681318681318672E-3" table:formula="of:=LINEST([.$O$2:.$O$15];(([.$N$2:.$N$15])-[.N9])^{1;2})" table:number-matrix-columns-spanned="3" table:number-matrix-rows-spanned="1" table:style-name="ce2">
            <text:p>-0.006868132</text:p>
          </table:table-cell>
          <table:table-cell office:value-type="float" office:value="2.2115384615384621" table:style-name="ce2">
            <text:p>2.211538462</text:p>
          </table:table-cell>
          <table:table-cell office:value-type="float" office:value="152.45054945054943" table:style-name="ce2">
            <text:p>152.45054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2.3695054945055003E-2" table:formula="of:=LINEST([.U$2:.U$15];(([.T$2:.T$15])-[.T9])^{1;2})" table:number-matrix-columns-spanned="3" table:number-matrix-rows-spanned="1" table:style-name="ce2">
            <text:p>-0.023695055</text:p>
          </table:table-cell>
          <table:table-cell office:value-type="float" office:value="1.5493131868131871" table:style-name="ce2">
            <text:p>1.549313187</text:p>
          </table:table-cell>
          <table:table-cell office:value-type="float" office:value="121.04175824175826" table:style-name="ce2">
            <text:p>121.041758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4" table:style-name="ce2">
            <text:p>114</text:p>
          </table:table-cell>
          <table:table-cell office:value-type="float" office:value="-1.0817307692307692E-2" table:formula="of:=LINEST([.AA$2:.AA$15];(([.Z$2:.Z$15])-[.Z9])^{1;2})" table:number-matrix-columns-spanned="3" table:number-matrix-rows-spanned="1" table:style-name="ce2">
            <text:p>-0.010817308</text:p>
          </table:table-cell>
          <table:table-cell office:value-type="float" office:value="1.4816620879120881" table:style-name="ce2">
            <text:p>1.481662088</text:p>
          </table:table-cell>
          <table:table-cell office:value-type="float" office:value="114.33846153846153" table:style-name="ce2">
            <text:p>114.338461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2" table:style-name="ce2">
            <text:p>112</text:p>
          </table:table-cell>
          <table:table-cell office:value-type="float" office:value="-1.4423076923076983E-2" table:formula="of:=LINEST([.AG$2:.AG$15];(([.AF$2:.AF$15])-[.AF9])^{1;2})" table:number-matrix-columns-spanned="3" table:number-matrix-rows-spanned="1" table:style-name="ce2">
            <text:p>-0.014423077</text:p>
          </table:table-cell>
          <table:table-cell office:value-type="float" office:value="1.5085164835164837" table:style-name="ce2">
            <text:p>1.508516484</text:p>
          </table:table-cell>
          <table:table-cell office:value-type="float" office:value="112.389010989011" table:style-name="ce2">
            <text:p>112.389011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09" table:style-name="ce2">
            <text:p>109</text:p>
          </table:table-cell>
          <table:table-cell office:value-type="float" office:value="-1.9402472527472486E-2" table:formula="of:=LINEST([.AM$2:.AM$15];(([.AL$2:.AL$15])-[.AL9])^{1;2})" table:number-matrix-columns-spanned="3" table:number-matrix-rows-spanned="1" table:style-name="ce2">
            <text:p>-0.019402473</text:p>
          </table:table-cell>
          <table:table-cell office:value-type="float" office:value="1.3842719780219781" table:style-name="ce2">
            <text:p>1.384271978</text:p>
          </table:table-cell>
          <table:table-cell office:value-type="float" office:value="109.16483516483517" table:style-name="ce2">
            <text:p>109.164835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6" table:style-name="ce2">
            <text:p>126</text:p>
          </table:table-cell>
          <table:table-cell office:value-type="float" office:value="-2.9704670329670359E-2" table:formula="of:=LINEST([.AS$2:.AS$15];(([.AR$2:.AR$15])-[.AR9])^{1;2})" table:number-matrix-columns-spanned="3" table:number-matrix-rows-spanned="1" table:style-name="ce2">
            <text:p>-0.02970467</text:p>
          </table:table-cell>
          <table:table-cell office:value-type="float" office:value="1.6131181318681322" table:style-name="ce2">
            <text:p>1.613118132</text:p>
          </table:table-cell>
          <table:table-cell office:value-type="float" office:value="126.00219780219781" table:style-name="ce2">
            <text:p>126.0021978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92" table:style-name="ce2">
            <text:p>192</text:p>
          </table:table-cell>
          <table:table-cell office:value-type="float" office:value="-1.8887362637362629E-2" table:formula="of:=LINEST([.AY$2:.AY$15];(([.AX$2:.AX$15])-[.AX9])^{1;2})" table:number-matrix-columns-spanned="3" table:number-matrix-rows-spanned="1" table:style-name="ce2">
            <text:p>-0.018887363</text:p>
          </table:table-cell>
          <table:table-cell office:value-type="float" office:value="2.6380494505494512" table:style-name="ce2">
            <text:p>2.638049451</text:p>
          </table:table-cell>
          <table:table-cell office:value-type="float" office:value="192.38461538461539" table:style-name="ce2">
            <text:p>192.384615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8" table:style-name="ce2">
            <text:p>148</text:p>
          </table:table-cell>
          <table:table-cell office:value-type="float" office:value="-9.1002747252747485E-3" table:formula="of:=LINEST([.BE$2:.BE$15];(([.BD$2:.BD$15])-[.BD9])^{1;2})" table:number-matrix-columns-spanned="3" table:number-matrix-rows-spanned="1" table:style-name="ce2">
            <text:p>-0.009100275</text:p>
          </table:table-cell>
          <table:table-cell office:value-type="float" office:value="2.066414835164835" table:style-name="ce2">
            <text:p>2.066414835</text:p>
          </table:table-cell>
          <table:table-cell office:value-type="float" office:value="148.16703296703298" table:style-name="ce2">
            <text:p>148.167033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5" table:style-name="ce2">
            <text:p>145</text:p>
          </table:table-cell>
          <table:table-cell office:value-type="float" office:value="-1.4251373626373633E-2" table:formula="of:=LINEST([.BK$2:.BK$15];(([.BJ$2:.BJ$15])-[.BJ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4.9956043956044" table:style-name="ce2">
            <text:p>144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3" table:style-name="ce2">
            <text:p>143</text:p>
          </table:table-cell>
          <table:table-cell office:value-type="float" office:value="-1.4251373626373633E-2" table:formula="of:=LINEST([.BQ$2:.BQ$15];(([.BP$2:.BP$15])-[.BP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2.9956043956044" table:style-name="ce2">
            <text:p>142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9" table:style-name="ce2">
            <text:p>139</text:p>
          </table:table-cell>
          <table:table-cell office:value-type="float" office:value="-1.2877747252747271E-2" table:formula="of:=LINEST([.BW$2:.BW$15];(([.BV$2:.BV$15])-[.BV9])^{1;2})" table:number-matrix-columns-spanned="3" table:number-matrix-rows-spanned="1" table:style-name="ce2">
            <text:p>-0.012877747</text:p>
          </table:table-cell>
          <table:table-cell office:value-type="float" office:value="1.8423763736263734" table:style-name="ce2">
            <text:p>1.842376374</text:p>
          </table:table-cell>
          <table:table-cell office:value-type="float" office:value="138.97802197802196" table:style-name="ce2">
            <text:p>138.97802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65" table:style-name="ce2">
            <text:p>165</text:p>
          </table:table-cell>
          <table:table-cell office:value-type="float" office:value="-1.991758241758244E-2" table:formula="of:=LINEST([.CC$2:.CC$15];(([.CB$2:.CB$15])-[.CB9])^{1;2})" table:number-matrix-columns-spanned="3" table:number-matrix-rows-spanned="1" table:style-name="ce2">
            <text:p>-0.019917582</text:p>
          </table:table-cell>
          <table:table-cell office:value-type="float" office:value="2.0052197802197802" table:style-name="ce2">
            <text:p>2.00521978</text:p>
          </table:table-cell>
          <table:table-cell office:value-type="float" office:value="164.96263736263737" table:style-name="ce2">
            <text:p>164.962637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71" table:style-name="ce2">
            <text:p>171</text:p>
          </table:table-cell>
          <table:table-cell office:value-type="float" office:value="-1.0473901098901039E-2" table:formula="of:=LINEST([.CI$2:.CI$15];(([.CH$2:.CH$15])-[.CH9])^{1;2})" table:number-matrix-columns-spanned="3" table:number-matrix-rows-spanned="1" table:style-name="ce2">
            <text:p>-0.010473901</text:p>
          </table:table-cell>
          <table:table-cell office:value-type="float" office:value="2.3702609890109896" table:style-name="ce2">
            <text:p>2.370260989</text:p>
          </table:table-cell>
          <table:table-cell office:value-type="float" office:value="170.63296703296706" table:style-name="ce2">
            <text:p>170.63296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47E-2" table:formula="of:=LINEST([.CO$2:.CO$15];(([.CN$2:.CN$15])-[.CN9])^{1;2})" table:number-matrix-columns-spanned="3" table:number-matrix-rows-spanned="1" table:style-name="ce2">
            <text:p>-0.012877747</text:p>
          </table:table-cell>
          <table:table-cell office:value-type="float" office:value="1.7478708791208795" table:style-name="ce2">
            <text:p>1.747870879</text:p>
          </table:table-cell>
          <table:table-cell office:value-type="float" office:value="130.88351648351647" table:style-name="ce2">
            <text:p>130.883516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1.2706043956043992E-2" table:formula="of:=LINEST([.CU$2:.CU$15];(([.CT$2:.CT$15])-[.CT9])^{1;2})" table:number-matrix-columns-spanned="3" table:number-matrix-rows-spanned="1" table:style-name="ce2">
            <text:p>-0.012706044</text:p>
          </table:table-cell>
          <table:table-cell office:value-type="float" office:value="1.5976648351648348" table:style-name="ce2">
            <text:p>1.597664835</text:p>
          </table:table-cell>
          <table:table-cell office:value-type="float" office:value="120.93626373626374" table:style-name="ce2">
            <text:p>120.9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1.0130494505494523E-2" table:formula="of:=LINEST([.DA$2:.DA$15];(([.CZ$2:.CZ$15])-[.CZ9])^{1;2})" table:number-matrix-columns-spanned="3" table:number-matrix-rows-spanned="1" table:style-name="ce2">
            <text:p>0.010130495</text:p>
          </table:table-cell>
          <table:table-cell office:value-type="float" office:value="1.7620192307692306" table:style-name="ce2">
            <text:p>1.762019231</text:p>
          </table:table-cell>
          <table:table-cell office:value-type="float" office:value="142.73626373626374" table:style-name="ce2">
            <text:p>142.7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84" table:style-name="ce2">
            <text:p>184</text:p>
          </table:table-cell>
          <table:table-cell office:value-type="float" office:value="2.7129120879120849E-2" table:formula="of:=LINEST([.DG$2:.DG$15];(([.DF$2:.DF$15])-[.DF9])^{1;2})" table:number-matrix-columns-spanned="3" table:number-matrix-rows-spanned="1" table:style-name="ce2">
            <text:p>0.027129121</text:p>
          </table:table-cell>
          <table:table-cell office:value-type="float" office:value="2.5070054945054943" table:style-name="ce2">
            <text:p>2.507005495</text:p>
          </table:table-cell>
          <table:table-cell office:value-type="float" office:value="183.2879120879121" table:style-name="ce2">
            <text:p>183.287912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8.5227272727272964E-3" table:formula="of:=LINEST([.$C$6:.$C$15];(([.$B$6:.$B$15])-[.B10])^{1;2})" table:number-matrix-columns-spanned="3" table:number-matrix-rows-spanned="1" table:style-name="ce2">
            <text:p>-0.008522727</text:p>
          </table:table-cell>
          <table:table-cell office:value-type="float" office:value="1.8534090909090912" table:style-name="ce2">
            <text:p>1.853409091</text:p>
          </table:table-cell>
          <table:table-cell office:value-type="float" office:value="147.43636363636364" table:style-name="ce2">
            <text:p>147.436363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3.5" table:style-name="ce2">
            <text:p>133.5</text:p>
          </table:table-cell>
          <table:table-cell office:value-type="float" office:value="-1.0416666666666631E-2" table:formula="of:=LINEST([.$I$9:.$I$15];(([.$H$9:.$H$15])-[.H10])^{1;2})" table:number-matrix-columns-spanned="3" table:number-matrix-rows-spanned="1" table:style-name="ce2">
            <text:p>-0.010416667</text:p>
          </table:table-cell>
          <table:table-cell office:value-type="float" office:value="1.6636904761904756" table:style-name="ce2">
            <text:p>1.663690476</text:p>
          </table:table-cell>
          <table:table-cell office:value-type="float" office:value="133.39285714285717" table:style-name="ce2">
            <text:p>133.392857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6" table:style-name="ce2">
            <text:p>156</text:p>
          </table:table-cell>
          <table:table-cell office:value-type="float" office:value="-6.868131868131881E-3" table:formula="of:=LINEST([.$O$2:.$O$15];(([.$N$2:.$N$15])-[.N10])^{1;2})" table:number-matrix-columns-spanned="3" table:number-matrix-rows-spanned="1" table:style-name="ce2">
            <text:p>-0.006868132</text:p>
          </table:table-cell>
          <table:table-cell office:value-type="float" office:value="2.1840659340659347" table:style-name="ce2">
            <text:p>2.184065934</text:p>
          </table:table-cell>
          <table:table-cell office:value-type="float" office:value="156.84615384615384" table:style-name="ce2">
            <text:p>156.846153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2.3695054945054968E-2" table:formula="of:=LINEST([.U$2:.U$15];(([.T$2:.T$15])-[.T10])^{1;2})" table:number-matrix-columns-spanned="3" table:number-matrix-rows-spanned="1" table:style-name="ce2">
            <text:p>-0.023695055</text:p>
          </table:table-cell>
          <table:table-cell office:value-type="float" office:value="1.4545329670329674" table:style-name="ce2">
            <text:p>1.454532967</text:p>
          </table:table-cell>
          <table:table-cell office:value-type="float" office:value="124.0456043956044" table:style-name="ce2">
            <text:p>124.045604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7" table:style-name="ce2">
            <text:p>117</text:p>
          </table:table-cell>
          <table:table-cell office:value-type="float" office:value="-1.0817307692307676E-2" table:formula="of:=LINEST([.AA$2:.AA$15];(([.Z$2:.Z$15])-[.Z10])^{1;2})" table:number-matrix-columns-spanned="3" table:number-matrix-rows-spanned="1" table:style-name="ce2">
            <text:p>-0.010817308</text:p>
          </table:table-cell>
          <table:table-cell office:value-type="float" office:value="1.4383928571428575" table:style-name="ce2">
            <text:p>1.438392857</text:p>
          </table:table-cell>
          <table:table-cell office:value-type="float" office:value="117.25851648351649" table:style-name="ce2">
            <text:p>117.258516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5" table:style-name="ce2">
            <text:p>115</text:p>
          </table:table-cell>
          <table:table-cell office:value-type="float" office:value="-1.4423076923076969E-2" table:formula="of:=LINEST([.AG$2:.AG$15];(([.AF$2:.AF$15])-[.AF10])^{1;2})" table:number-matrix-columns-spanned="3" table:number-matrix-rows-spanned="1" table:style-name="ce2">
            <text:p>-0.014423077</text:p>
          </table:table-cell>
          <table:table-cell office:value-type="float" office:value="1.450824175824176" table:style-name="ce2">
            <text:p>1.450824176</text:p>
          </table:table-cell>
          <table:table-cell office:value-type="float" office:value="115.34835164835165" table:style-name="ce2">
            <text:p>115.348351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2" table:style-name="ce2">
            <text:p>112</text:p>
          </table:table-cell>
          <table:table-cell office:value-type="float" office:value="-1.9402472527472545E-2" table:formula="of:=LINEST([.AM$2:.AM$15];(([.AL$2:.AL$15])-[.AL10])^{1;2})" table:number-matrix-columns-spanned="3" table:number-matrix-rows-spanned="1" table:style-name="ce2">
            <text:p>-0.019402473</text:p>
          </table:table-cell>
          <table:table-cell office:value-type="float" office:value="1.3066620879120878" table:style-name="ce2">
            <text:p>1.306662088</text:p>
          </table:table-cell>
          <table:table-cell office:value-type="float" office:value="111.85576923076923" table:style-name="ce2">
            <text:p>111.855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9" table:style-name="ce2">
            <text:p>129</text:p>
          </table:table-cell>
          <table:table-cell office:value-type="float" office:value="-2.9704670329670356E-2" table:formula="of:=LINEST([.AS$2:.AS$15];(([.AR$2:.AR$15])-[.AR10])^{1;2})" table:number-matrix-columns-spanned="3" table:number-matrix-rows-spanned="1" table:style-name="ce2">
            <text:p>-0.02970467</text:p>
          </table:table-cell>
          <table:table-cell office:value-type="float" office:value="1.4942994505494509" table:style-name="ce2">
            <text:p>1.494299451</text:p>
          </table:table-cell>
          <table:table-cell office:value-type="float" office:value="129.10961538461541" table:style-name="ce2">
            <text:p>129.109615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98" table:style-name="ce2">
            <text:p>198</text:p>
          </table:table-cell>
          <table:table-cell office:value-type="float" office:value="-1.8887362637362706E-2" table:formula="of:=LINEST([.AY$2:.AY$15];(([.AX$2:.AX$15])-[.AX10])^{1;2})" table:number-matrix-columns-spanned="3" table:number-matrix-rows-spanned="1" table:style-name="ce2">
            <text:p>-0.018887363</text:p>
          </table:table-cell>
          <table:table-cell office:value-type="float" office:value="2.5625000000000004" table:style-name="ce2">
            <text:p>2.5625</text:p>
          </table:table-cell>
          <table:table-cell office:value-type="float" office:value="197.58516483516485" table:style-name="ce2">
            <text:p>197.585164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2" table:style-name="ce2">
            <text:p>152</text:p>
          </table:table-cell>
          <table:table-cell office:value-type="float" office:value="-9.1002747252747242E-3" table:formula="of:=LINEST([.BE$2:.BE$15];(([.BD$2:.BD$15])-[.BD10])^{1;2})" table:number-matrix-columns-spanned="3" table:number-matrix-rows-spanned="1" table:style-name="ce2">
            <text:p>-0.009100275</text:p>
          </table:table-cell>
          <table:table-cell office:value-type="float" office:value="2.0300137362637369" table:style-name="ce2">
            <text:p>2.030013736</text:p>
          </table:table-cell>
          <table:table-cell office:value-type="float" office:value="152.26346153846154" table:style-name="ce2">
            <text:p>152.263461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9" table:style-name="ce2">
            <text:p>149</text:p>
          </table:table-cell>
          <table:table-cell office:value-type="float" office:value="-1.4251373626373591E-2" table:formula="of:=LINEST([.BK$2:.BK$15];(([.BJ$2:.BJ$15])-[.BJ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8.7629120879121" table:style-name="ce2">
            <text:p>148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1.4251373626373591E-2" table:formula="of:=LINEST([.BQ$2:.BQ$15];(([.BP$2:.BP$15])-[.BP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6.7629120879121" table:style-name="ce2">
            <text:p>146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3" table:style-name="ce2">
            <text:p>143</text:p>
          </table:table-cell>
          <table:table-cell office:value-type="float" office:value="-1.2877747252747282E-2" table:formula="of:=LINEST([.BW$2:.BW$15];(([.BV$2:.BV$15])-[.BV10])^{1;2})" table:number-matrix-columns-spanned="3" table:number-matrix-rows-spanned="1" table:style-name="ce2">
            <text:p>-0.012877747</text:p>
          </table:table-cell>
          <table:table-cell office:value-type="float" office:value="1.7908653846153841" table:style-name="ce2">
            <text:p>1.790865385</text:p>
          </table:table-cell>
          <table:table-cell office:value-type="float" office:value="142.61126373626374" table:style-name="ce2">
            <text:p>142.6112637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69" table:style-name="ce2">
            <text:p>169</text:p>
          </table:table-cell>
          <table:table-cell office:value-type="float" office:value="-1.9917582417582465E-2" table:formula="of:=LINEST([.CC$2:.CC$15];(([.CB$2:.CB$15])-[.CB10])^{1;2})" table:number-matrix-columns-spanned="3" table:number-matrix-rows-spanned="1" table:style-name="ce2">
            <text:p>-0.019917582</text:p>
          </table:table-cell>
          <table:table-cell office:value-type="float" office:value="1.9255494505494506" table:style-name="ce2">
            <text:p>1.925549451</text:p>
          </table:table-cell>
          <table:table-cell office:value-type="float" office:value="168.89340659340661" table:style-name="ce2">
            <text:p>168.893406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75" table:style-name="ce2">
            <text:p>175</text:p>
          </table:table-cell>
          <table:table-cell office:value-type="float" office:value="-1.047390109890111E-2" table:formula="of:=LINEST([.CI$2:.CI$15];(([.CH$2:.CH$15])-[.CH10])^{1;2})" table:number-matrix-columns-spanned="3" table:number-matrix-rows-spanned="1" table:style-name="ce2">
            <text:p>-0.010473901</text:p>
          </table:table-cell>
          <table:table-cell office:value-type="float" office:value="2.3283653846153851" table:style-name="ce2">
            <text:p>2.328365385</text:p>
          </table:table-cell>
          <table:table-cell office:value-type="float" office:value="175.33159340659341" table:style-name="ce2">
            <text:p>175.331593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4" table:style-name="ce2">
            <text:p>134</text:p>
          </table:table-cell>
          <table:table-cell office:value-type="float" office:value="-1.287774725274723E-2" table:formula="of:=LINEST([.CO$2:.CO$15];(([.CN$2:.CN$15])-[.CN10])^{1;2})" table:number-matrix-columns-spanned="3" table:number-matrix-rows-spanned="1" table:style-name="ce2">
            <text:p>-0.012877747</text:p>
          </table:table-cell>
          <table:table-cell office:value-type="float" office:value="1.6963598901098904" table:style-name="ce2">
            <text:p>1.69635989</text:p>
          </table:table-cell>
          <table:table-cell office:value-type="float" office:value="134.32774725274726" table:style-name="ce2">
            <text:p>134.3277473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1.2706043956043979E-2" table:formula="of:=LINEST([.CU$2:.CU$15];(([.CT$2:.CT$15])-[.CT10])^{1;2})" table:number-matrix-columns-spanned="3" table:number-matrix-rows-spanned="1" table:style-name="ce2">
            <text:p>-0.012706044</text:p>
          </table:table-cell>
          <table:table-cell office:value-type="float" office:value="1.5468406593406596" table:style-name="ce2">
            <text:p>1.546840659</text:p>
          </table:table-cell>
          <table:table-cell office:value-type="float" office:value="124.08076923076923" table:style-name="ce2">
            <text:p>124.080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1.0130494505494457E-2" table:formula="of:=LINEST([.DA$2:.DA$15];(([.CZ$2:.CZ$15])-[.CZ10])^{1;2})" table:number-matrix-columns-spanned="3" table:number-matrix-rows-spanned="1" table:style-name="ce2">
            <text:p>0.010130495</text:p>
          </table:table-cell>
          <table:table-cell office:value-type="float" office:value="1.8025412087912085" table:style-name="ce2">
            <text:p>1.802541209</text:p>
          </table:table-cell>
          <table:table-cell office:value-type="float" office:value="146.30082417582418" table:style-name="ce2">
            <text:p>146.300824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89" table:style-name="ce2">
            <text:p>189</text:p>
          </table:table-cell>
          <table:table-cell office:value-type="float" office:value="2.7129120879120849E-2" table:formula="of:=LINEST([.DG$2:.DG$15];(([.DF$2:.DF$15])-[.DF10])^{1;2})" table:number-matrix-columns-spanned="3" table:number-matrix-rows-spanned="1" table:style-name="ce2">
            <text:p>0.027129121</text:p>
          </table:table-cell>
          <table:table-cell office:value-type="float" office:value="2.6155219780219778" table:style-name="ce2">
            <text:p>2.615521978</text:p>
          </table:table-cell>
          <table:table-cell office:value-type="float" office:value="188.41043956043956" table:style-name="ce2">
            <text:p>188.410439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1" table:style-name="ce2">
            <text:p>151</text:p>
          </table:table-cell>
          <table:table-cell office:value-type="float" office:value="-8.5227272727273155E-3" table:formula="of:=LINEST([.$C$6:.$C$15];(([.$B$6:.$B$15])-[.B11])^{1;2})" table:number-matrix-columns-spanned="3" table:number-matrix-rows-spanned="1" table:style-name="ce2">
            <text:p>-0.008522727</text:p>
          </table:table-cell>
          <table:table-cell office:value-type="float" office:value="1.8193181818181818" table:style-name="ce2">
            <text:p>1.819318182</text:p>
          </table:table-cell>
          <table:table-cell office:value-type="float" office:value="151.1090909090909" table:style-name="ce2">
            <text:p>151.109090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6.5" table:style-name="ce2">
            <text:p>136.5</text:p>
          </table:table-cell>
          <table:table-cell office:value-type="float" office:value="-1.0416666666666741E-2" table:formula="of:=LINEST([.$I$9:.$I$15];(([.$H$9:.$H$15])-[.H11])^{1;2})" table:number-matrix-columns-spanned="3" table:number-matrix-rows-spanned="1" table:style-name="ce2">
            <text:p>-0.010416667</text:p>
          </table:table-cell>
          <table:table-cell office:value-type="float" office:value="1.6220238095238098" table:style-name="ce2">
            <text:p>1.62202381</text:p>
          </table:table-cell>
          <table:table-cell office:value-type="float" office:value="136.67857142857144" table:style-name="ce2">
            <text:p>136.678571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61" table:style-name="ce2">
            <text:p>161</text:p>
          </table:table-cell>
          <table:table-cell office:value-type="float" office:value="-6.8681318681319764E-3" table:formula="of:=LINEST([.$O$2:.$O$15];(([.$N$2:.$N$15])-[.N11])^{1;2})" table:number-matrix-columns-spanned="3" table:number-matrix-rows-spanned="1" table:style-name="ce2">
            <text:p>-0.006868132</text:p>
          </table:table-cell>
          <table:table-cell office:value-type="float" office:value="2.1565934065934056" table:style-name="ce2">
            <text:p>2.156593407</text:p>
          </table:table-cell>
          <table:table-cell office:value-type="float" office:value="161.1868131868132" table:style-name="ce2">
            <text:p>161.186813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2.369505494505501E-2" table:formula="of:=LINEST([.U$2:.U$15];(([.T$2:.T$15])-[.T11])^{1;2})" table:number-matrix-columns-spanned="3" table:number-matrix-rows-spanned="1" table:style-name="ce2">
            <text:p>-0.023695055</text:p>
          </table:table-cell>
          <table:table-cell office:value-type="float" office:value="1.3597527472527469" table:style-name="ce2">
            <text:p>1.359752747</text:p>
          </table:table-cell>
          <table:table-cell office:value-type="float" office:value="126.85989010989012" table:style-name="ce2">
            <text:p>126.8598901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0" table:style-name="ce2">
            <text:p>120</text:p>
          </table:table-cell>
          <table:table-cell office:value-type="float" office:value="-1.0817307692307725E-2" table:formula="of:=LINEST([.AA$2:.AA$15];(([.Z$2:.Z$15])-[.Z11])^{1;2})" table:number-matrix-columns-spanned="3" table:number-matrix-rows-spanned="1" table:style-name="ce2">
            <text:p>-0.010817308</text:p>
          </table:table-cell>
          <table:table-cell office:value-type="float" office:value="1.3951236263736262" table:style-name="ce2">
            <text:p>1.395123626</text:p>
          </table:table-cell>
          <table:table-cell office:value-type="float" office:value="120.09203296703296" table:style-name="ce2">
            <text:p>120.092033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8" table:style-name="ce2">
            <text:p>118</text:p>
          </table:table-cell>
          <table:table-cell office:value-type="float" office:value="-1.4423076923076979E-2" table:formula="of:=LINEST([.AG$2:.AG$15];(([.AF$2:.AF$15])-[.AF11])^{1;2})" table:number-matrix-columns-spanned="3" table:number-matrix-rows-spanned="1" table:style-name="ce2">
            <text:p>-0.014423077</text:p>
          </table:table-cell>
          <table:table-cell office:value-type="float" office:value="1.3931318681318683" table:style-name="ce2">
            <text:p>1.393131868</text:p>
          </table:table-cell>
          <table:table-cell office:value-type="float" office:value="118.19230769230771" table:style-name="ce2">
            <text:p>118.1923077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4" table:style-name="ce2">
            <text:p>114</text:p>
          </table:table-cell>
          <table:table-cell office:value-type="float" office:value="-1.9402472527472566E-2" table:formula="of:=LINEST([.AM$2:.AM$15];(([.AL$2:.AL$15])-[.AL11])^{1;2})" table:number-matrix-columns-spanned="3" table:number-matrix-rows-spanned="1" table:style-name="ce2">
            <text:p>-0.019402473</text:p>
          </table:table-cell>
          <table:table-cell office:value-type="float" office:value="1.229052197802198" table:style-name="ce2">
            <text:p>1.229052198</text:p>
          </table:table-cell>
          <table:table-cell office:value-type="float" office:value="114.39148351648352" table:style-name="ce2">
            <text:p>114.39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2" table:style-name="ce2">
            <text:p>132</text:p>
          </table:table-cell>
          <table:table-cell office:value-type="float" office:value="-2.9704670329670398E-2" table:formula="of:=LINEST([.AS$2:.AS$15];(([.AR$2:.AR$15])-[.AR11])^{1;2})" table:number-matrix-columns-spanned="3" table:number-matrix-rows-spanned="1" table:style-name="ce2">
            <text:p>-0.02970467</text:p>
          </table:table-cell>
          <table:table-cell office:value-type="float" office:value="1.3754807692307689" table:style-name="ce2">
            <text:p>1.375480769</text:p>
          </table:table-cell>
          <table:table-cell office:value-type="float" office:value="131.97939560439562" table:style-name="ce2">
            <text:p>131.9793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203" table:style-name="ce2">
            <text:p>203</text:p>
          </table:table-cell>
          <table:table-cell office:value-type="float" office:value="-1.8887362637362692E-2" table:formula="of:=LINEST([.AY$2:.AY$15];(([.AX$2:.AX$15])-[.AX11])^{1;2})" table:number-matrix-columns-spanned="3" table:number-matrix-rows-spanned="1" table:style-name="ce2">
            <text:p>-0.018887363</text:p>
          </table:table-cell>
          <table:table-cell office:value-type="float" office:value="2.4869505494505488" table:style-name="ce2">
            <text:p>2.486950549</text:p>
          </table:table-cell>
          <table:table-cell office:value-type="float" office:value="202.63461538461536" table:style-name="ce2">
            <text:p>202.634615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6" table:style-name="ce2">
            <text:p>156</text:p>
          </table:table-cell>
          <table:table-cell office:value-type="float" office:value="-9.1002747252747172E-3" table:formula="of:=LINEST([.BE$2:.BE$15];(([.BD$2:.BD$15])-[.BD11])^{1;2})" table:number-matrix-columns-spanned="3" table:number-matrix-rows-spanned="1" table:style-name="ce2">
            <text:p>-0.009100275</text:p>
          </table:table-cell>
          <table:table-cell office:value-type="float" office:value="1.9936126373626373" table:style-name="ce2">
            <text:p>1.993612637</text:p>
          </table:table-cell>
          <table:table-cell office:value-type="float" office:value="156.28708791208791" table:style-name="ce2">
            <text:p>156.287087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2" table:style-name="ce2">
            <text:p>152</text:p>
          </table:table-cell>
          <table:table-cell office:value-type="float" office:value="-1.4251373626373628E-2" table:formula="of:=LINEST([.BK$2:.BK$15];(([.BJ$2:.BJ$15])-[.BJ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2.41620879120879" table:style-name="ce2">
            <text:p>152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-1.4251373626373628E-2" table:formula="of:=LINEST([.BQ$2:.BQ$15];(([.BP$2:.BP$15])-[.BP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0.41620879120879" table:style-name="ce2">
            <text:p>150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46" table:style-name="ce2">
            <text:p>146</text:p>
          </table:table-cell>
          <table:table-cell office:value-type="float" office:value="-1.2877747252747285E-2" table:formula="of:=LINEST([.BW$2:.BW$15];(([.BV$2:.BV$15])-[.BV11])^{1;2})" table:number-matrix-columns-spanned="3" table:number-matrix-rows-spanned="1" table:style-name="ce2">
            <text:p>-0.012877747</text:p>
          </table:table-cell>
          <table:table-cell office:value-type="float" office:value="1.7393543956043955" table:style-name="ce2">
            <text:p>1.739354396</text:p>
          </table:table-cell>
          <table:table-cell office:value-type="float" office:value="146.14148351648353" table:style-name="ce2">
            <text:p>146.14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73" table:style-name="ce2">
            <text:p>173</text:p>
          </table:table-cell>
          <table:table-cell office:value-type="float" office:value="-1.991758241758244E-2" table:formula="of:=LINEST([.CC$2:.CC$15];(([.CB$2:.CB$15])-[.CB11])^{1;2})" table:number-matrix-columns-spanned="3" table:number-matrix-rows-spanned="1" table:style-name="ce2">
            <text:p>-0.019917582</text:p>
          </table:table-cell>
          <table:table-cell office:value-type="float" office:value="1.845879120879121" table:style-name="ce2">
            <text:p>1.845879121</text:p>
          </table:table-cell>
          <table:table-cell office:value-type="float" office:value="172.66483516483515" table:style-name="ce2">
            <text:p>172.664835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80" table:style-name="ce2">
            <text:p>180</text:p>
          </table:table-cell>
          <table:table-cell office:value-type="float" office:value="-1.0473901098901135E-2" table:formula="of:=LINEST([.CI$2:.CI$15];(([.CH$2:.CH$15])-[.CH11])^{1;2})" table:number-matrix-columns-spanned="3" table:number-matrix-rows-spanned="1" table:style-name="ce2">
            <text:p>-0.010473901</text:p>
          </table:table-cell>
          <table:table-cell office:value-type="float" office:value="2.2864697802197802" table:style-name="ce2">
            <text:p>2.28646978</text:p>
          </table:table-cell>
          <table:table-cell office:value-type="float" office:value="179.94642857142858" table:style-name="ce2">
            <text:p>17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8" table:style-name="ce2">
            <text:p>138</text:p>
          </table:table-cell>
          <table:table-cell office:value-type="float" office:value="-1.2877747252747285E-2" table:formula="of:=LINEST([.CO$2:.CO$15];(([.CN$2:.CN$15])-[.CN11])^{1;2})" table:number-matrix-columns-spanned="3" table:number-matrix-rows-spanned="1" table:style-name="ce2">
            <text:p>-0.012877747</text:p>
          </table:table-cell>
          <table:table-cell office:value-type="float" office:value="1.6448489010989011" table:style-name="ce2">
            <text:p>1.644848901</text:p>
          </table:table-cell>
          <table:table-cell office:value-type="float" office:value="137.66895604395606" table:style-name="ce2">
            <text:p>137.668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1.2706043956043953E-2" table:formula="of:=LINEST([.CU$2:.CU$15];(([.CT$2:.CT$15])-[.CT11])^{1;2})" table:number-matrix-columns-spanned="3" table:number-matrix-rows-spanned="1" table:style-name="ce2">
            <text:p>-0.012706044</text:p>
          </table:table-cell>
          <table:table-cell office:value-type="float" office:value="1.4960164835164831" table:style-name="ce2">
            <text:p>1.496016484</text:p>
          </table:table-cell>
          <table:table-cell office:value-type="float" office:value="127.12362637362637" table:style-name="ce2">
            <text:p>127.123626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1.0130494505494525E-2" table:formula="of:=LINEST([.DA$2:.DA$15];(([.CZ$2:.CZ$15])-[.CZ11])^{1;2})" table:number-matrix-columns-spanned="3" table:number-matrix-rows-spanned="1" table:style-name="ce2">
            <text:p>0.010130495</text:p>
          </table:table-cell>
          <table:table-cell office:value-type="float" office:value="1.8430631868131873" table:style-name="ce2">
            <text:p>1.843063187</text:p>
          </table:table-cell>
          <table:table-cell office:value-type="float" office:value="149.94642857142856" table:style-name="ce2">
            <text:p>14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95" table:style-name="ce2">
            <text:p>195</text:p>
          </table:table-cell>
          <table:table-cell office:value-type="float" office:value="2.7129120879120856E-2" table:formula="of:=LINEST([.DG$2:.DG$15];(([.DF$2:.DF$15])-[.DF11])^{1;2})" table:number-matrix-columns-spanned="3" table:number-matrix-rows-spanned="1" table:style-name="ce2">
            <text:p>0.027129121</text:p>
          </table:table-cell>
          <table:table-cell office:value-type="float" office:value="2.7240384615384619" table:style-name="ce2">
            <text:p>2.724038462</text:p>
          </table:table-cell>
          <table:table-cell office:value-type="float" office:value="193.75000000000003" table:style-name="ce2">
            <text:p>193.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5" table:style-name="ce2">
            <text:p>155</text:p>
          </table:table-cell>
          <table:table-cell office:value-type="float" office:value="-8.5227272727273051E-3" table:formula="of:=LINEST([.$C$6:.$C$15];(([.$B$6:.$B$15])-[.B12])^{1;2})" table:number-matrix-columns-spanned="3" table:number-matrix-rows-spanned="1" table:style-name="ce2">
            <text:p>-0.008522727</text:p>
          </table:table-cell>
          <table:table-cell office:value-type="float" office:value="1.785227272727272" table:style-name="ce2">
            <text:p>1.785227273</text:p>
          </table:table-cell>
          <table:table-cell office:value-type="float" office:value="154.71363636363637" table:style-name="ce2">
            <text:p>154.713636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0" table:style-name="ce2">
            <text:p>140</text:p>
          </table:table-cell>
          <table:table-cell office:value-type="float" office:value="-1.0416666666666687E-2" table:formula="of:=LINEST([.$I$9:.$I$15];(([.$H$9:.$H$15])-[.H12])^{1;2})" table:number-matrix-columns-spanned="3" table:number-matrix-rows-spanned="1" table:style-name="ce2">
            <text:p>-0.010416667</text:p>
          </table:table-cell>
          <table:table-cell office:value-type="float" office:value="1.580357142857143" table:style-name="ce2">
            <text:p>1.580357143</text:p>
          </table:table-cell>
          <table:table-cell office:value-type="float" office:value="139.88095238095238" table:style-name="ce2">
            <text:p>139.880952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5" table:style-name="ce2">
            <text:p>165</text:p>
          </table:table-cell>
          <table:table-cell office:value-type="float" office:value="-6.8681318681318784E-3" table:formula="of:=LINEST([.$O$2:.$O$15];(([.$N$2:.$N$15])-[.N12])^{1;2})" table:number-matrix-columns-spanned="3" table:number-matrix-rows-spanned="1" table:style-name="ce2">
            <text:p>-0.006868132</text:p>
          </table:table-cell>
          <table:table-cell office:value-type="float" office:value="2.1291208791208787" table:style-name="ce2">
            <text:p>2.129120879</text:p>
          </table:table-cell>
          <table:table-cell office:value-type="float" office:value="165.47252747252747" table:style-name="ce2">
            <text:p>165.472527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2.3695054945054979E-2" table:formula="of:=LINEST([.U$2:.U$15];(([.T$2:.T$15])-[.T12])^{1;2})" table:number-matrix-columns-spanned="3" table:number-matrix-rows-spanned="1" table:style-name="ce2">
            <text:p>-0.023695055</text:p>
          </table:table-cell>
          <table:table-cell office:value-type="float" office:value="1.2649725274725272" table:style-name="ce2">
            <text:p>1.264972527</text:p>
          </table:table-cell>
          <table:table-cell office:value-type="float" office:value="129.48461538461538" table:style-name="ce2">
            <text:p>129.484615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3" table:style-name="ce2">
            <text:p>123</text:p>
          </table:table-cell>
          <table:table-cell office:value-type="float" office:value="-1.0817307692307678E-2" table:formula="of:=LINEST([.AA$2:.AA$15];(([.Z$2:.Z$15])-[.Z12])^{1;2})" table:number-matrix-columns-spanned="3" table:number-matrix-rows-spanned="1" table:style-name="ce2">
            <text:p>-0.010817308</text:p>
          </table:table-cell>
          <table:table-cell office:value-type="float" office:value="1.3518543956043958" table:style-name="ce2">
            <text:p>1.351854396</text:p>
          </table:table-cell>
          <table:table-cell office:value-type="float" office:value="122.83901098901099" table:style-name="ce2">
            <text:p>122.83901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1" table:style-name="ce2">
            <text:p>121</text:p>
          </table:table-cell>
          <table:table-cell office:value-type="float" office:value="-1.4423076923077033E-2" table:formula="of:=LINEST([.AG$2:.AG$15];(([.AF$2:.AF$15])-[.AF12])^{1;2})" table:number-matrix-columns-spanned="3" table:number-matrix-rows-spanned="1" table:style-name="ce2">
            <text:p>-0.014423077</text:p>
          </table:table-cell>
          <table:table-cell office:value-type="float" office:value="1.3354395604395592" table:style-name="ce2">
            <text:p>1.33543956</text:p>
          </table:table-cell>
          <table:table-cell office:value-type="float" office:value="120.92087912087914" table:style-name="ce2">
            <text:p>120.920879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17" table:style-name="ce2">
            <text:p>117</text:p>
          </table:table-cell>
          <table:table-cell office:value-type="float" office:value="-1.9402472527472486E-2" table:formula="of:=LINEST([.AM$2:.AM$15];(([.AL$2:.AL$15])-[.AL12])^{1;2})" table:number-matrix-columns-spanned="3" table:number-matrix-rows-spanned="1" table:style-name="ce2">
            <text:p>-0.019402473</text:p>
          </table:table-cell>
          <table:table-cell office:value-type="float" office:value="1.1514423076923079" table:style-name="ce2">
            <text:p>1.151442308</text:p>
          </table:table-cell>
          <table:table-cell office:value-type="float" office:value="116.77197802197803" table:style-name="ce2">
            <text:p>116.771978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5" table:style-name="ce2">
            <text:p>135</text:p>
          </table:table-cell>
          <table:table-cell office:value-type="float" office:value="-2.9704670329670356E-2" table:formula="of:=LINEST([.AS$2:.AS$15];(([.AR$2:.AR$15])-[.AR12])^{1;2})" table:number-matrix-columns-spanned="3" table:number-matrix-rows-spanned="1" table:style-name="ce2">
            <text:p>-0.02970467</text:p>
          </table:table-cell>
          <table:table-cell office:value-type="float" office:value="1.2566620879120873" table:style-name="ce2">
            <text:p>1.256662088</text:p>
          </table:table-cell>
          <table:table-cell office:value-type="float" office:value="134.61153846153846" table:style-name="ce2">
            <text:p>134.611538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8" table:style-name="ce2">
            <text:p>208</text:p>
          </table:table-cell>
          <table:table-cell office:value-type="float" office:value="-1.8887362637362664E-2" table:formula="of:=LINEST([.AY$2:.AY$15];(([.AX$2:.AX$15])-[.AX12])^{1;2})" table:number-matrix-columns-spanned="3" table:number-matrix-rows-spanned="1" table:style-name="ce2">
            <text:p>-0.018887363</text:p>
          </table:table-cell>
          <table:table-cell office:value-type="float" office:value="2.411401098901099" table:style-name="ce2">
            <text:p>2.411401099</text:p>
          </table:table-cell>
          <table:table-cell office:value-type="float" office:value="207.53296703296704" table:style-name="ce2">
            <text:p>207.532967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0" table:style-name="ce2">
            <text:p>160</text:p>
          </table:table-cell>
          <table:table-cell office:value-type="float" office:value="-9.1002747252747242E-3" table:formula="of:=LINEST([.BE$2:.BE$15];(([.BD$2:.BD$15])-[.BD12])^{1;2})" table:number-matrix-columns-spanned="3" table:number-matrix-rows-spanned="1" table:style-name="ce2">
            <text:p>-0.009100275</text:p>
          </table:table-cell>
          <table:table-cell office:value-type="float" office:value="1.9572115384615389" table:style-name="ce2">
            <text:p>1.957211538</text:p>
          </table:table-cell>
          <table:table-cell office:value-type="float" office:value="160.23791208791209" table:style-name="ce2">
            <text:p>160.237912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6" table:style-name="ce2">
            <text:p>156</text:p>
          </table:table-cell>
          <table:table-cell office:value-type="float" office:value="-1.4251373626373617E-2" table:formula="of:=LINEST([.BK$2:.BK$15];(([.BJ$2:.BJ$15])-[.BJ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5.9554945054945" table:style-name="ce2">
            <text:p>155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-1.4251373626373617E-2" table:formula="of:=LINEST([.BQ$2:.BQ$15];(([.BP$2:.BP$15])-[.BP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3.9554945054945" table:style-name="ce2">
            <text:p>153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0" table:style-name="ce2">
            <text:p>150</text:p>
          </table:table-cell>
          <table:table-cell office:value-type="float" office:value="-1.2877747252747287E-2" table:formula="of:=LINEST([.BW$2:.BW$15];(([.BV$2:.BV$15])-[.BV12])^{1;2})" table:number-matrix-columns-spanned="3" table:number-matrix-rows-spanned="1" table:style-name="ce2">
            <text:p>-0.012877747</text:p>
          </table:table-cell>
          <table:table-cell office:value-type="float" office:value="1.6878434065934063" table:style-name="ce2">
            <text:p>1.687843407</text:p>
          </table:table-cell>
          <table:table-cell office:value-type="float" office:value="149.56868131868131" table:style-name="ce2">
            <text:p>149.5686813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76" table:style-name="ce2">
            <text:p>176</text:p>
          </table:table-cell>
          <table:table-cell office:value-type="float" office:value="-1.9917582417582402E-2" table:formula="of:=LINEST([.CC$2:.CC$15];(([.CB$2:.CB$15])-[.CB12])^{1;2})" table:number-matrix-columns-spanned="3" table:number-matrix-rows-spanned="1" table:style-name="ce2">
            <text:p>-0.019917582</text:p>
          </table:table-cell>
          <table:table-cell office:value-type="float" office:value="1.7662087912087914" table:style-name="ce2">
            <text:p>1.766208791</text:p>
          </table:table-cell>
          <table:table-cell office:value-type="float" office:value="176.27692307692305" table:style-name="ce2">
            <text:p>176.276923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84" table:style-name="ce2">
            <text:p>184</text:p>
          </table:table-cell>
          <table:table-cell office:value-type="float" office:value="-1.0473901098901055E-2" table:formula="of:=LINEST([.CI$2:.CI$15];(([.CH$2:.CH$15])-[.CH12])^{1;2})" table:number-matrix-columns-spanned="3" table:number-matrix-rows-spanned="1" table:style-name="ce2">
            <text:p>-0.010473901</text:p>
          </table:table-cell>
          <table:table-cell office:value-type="float" office:value="2.2445741758241762" table:style-name="ce2">
            <text:p>2.244574176</text:p>
          </table:table-cell>
          <table:table-cell office:value-type="float" office:value="184.47747252747254" table:style-name="ce2">
            <text:p>184.477472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1" table:style-name="ce2">
            <text:p>141</text:p>
          </table:table-cell>
          <table:table-cell office:value-type="float" office:value="-1.2877747252747242E-2" table:formula="of:=LINEST([.CO$2:.CO$15];(([.CN$2:.CN$15])-[.CN12])^{1;2})" table:number-matrix-columns-spanned="3" table:number-matrix-rows-spanned="1" table:style-name="ce2">
            <text:p>-0.012877747</text:p>
          </table:table-cell>
          <table:table-cell office:value-type="float" office:value="1.5933379120879123" table:style-name="ce2">
            <text:p>1.593337912</text:p>
          </table:table-cell>
          <table:table-cell office:value-type="float" office:value="140.90714285714287" table:style-name="ce2">
            <text:p>140.907142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1.2706043956043975E-2" table:formula="of:=LINEST([.CU$2:.CU$15];(([.CT$2:.CT$15])-[.CT12])^{1;2})" table:number-matrix-columns-spanned="3" table:number-matrix-rows-spanned="1" table:style-name="ce2">
            <text:p>-0.012706044</text:p>
          </table:table-cell>
          <table:table-cell office:value-type="float" office:value="1.4451923076923074" table:style-name="ce2">
            <text:p>1.445192308</text:p>
          </table:table-cell>
          <table:table-cell office:value-type="float" office:value="130.06483516483519" table:style-name="ce2">
            <text:p>130.0648352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1.0130494505494535E-2" table:formula="of:=LINEST([.DA$2:.DA$15];(([.CZ$2:.CZ$15])-[.CZ12])^{1;2})" table:number-matrix-columns-spanned="3" table:number-matrix-rows-spanned="1" table:style-name="ce2">
            <text:p>0.010130495</text:p>
          </table:table-cell>
          <table:table-cell office:value-type="float" office:value="1.8835851648351649" table:style-name="ce2">
            <text:p>1.883585165</text:p>
          </table:table-cell>
          <table:table-cell office:value-type="float" office:value="153.67307692307693" table:style-name="ce2">
            <text:p>153.673076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0" table:style-name="ce2">
            <text:p>200</text:p>
          </table:table-cell>
          <table:table-cell office:value-type="float" office:value="2.7129120879120949E-2" table:formula="of:=LINEST([.DG$2:.DG$15];(([.DF$2:.DF$15])-[.DF12])^{1;2})" table:number-matrix-columns-spanned="3" table:number-matrix-rows-spanned="1" table:style-name="ce2">
            <text:p>0.027129121</text:p>
          </table:table-cell>
          <table:table-cell office:value-type="float" office:value="2.832554945054945" table:style-name="ce2">
            <text:p>2.832554945</text:p>
          </table:table-cell>
          <table:table-cell office:value-type="float" office:value="199.30659340659341" table:style-name="ce2">
            <text:p>199.3065934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8" table:style-name="ce2">
            <text:p>158</text:p>
          </table:table-cell>
          <table:table-cell office:value-type="float" office:value="-8.5227272727272704E-3" table:formula="of:=LINEST([.$C$6:.$C$15];(([.$B$6:.$B$15])-[.B13])^{1;2})" table:number-matrix-columns-spanned="3" table:number-matrix-rows-spanned="1" table:style-name="ce2">
            <text:p>-0.008522727</text:p>
          </table:table-cell>
          <table:table-cell office:value-type="float" office:value="1.7511363636363637" table:style-name="ce2">
            <text:p>1.751136364</text:p>
          </table:table-cell>
          <table:table-cell office:value-type="float" office:value="158.25" table:style-name="ce2">
            <text:p>158.2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3" table:style-name="ce2">
            <text:p>143</text:p>
          </table:table-cell>
          <table:table-cell office:value-type="float" office:value="-1.0416666666666612E-2" table:formula="of:=LINEST([.$I$9:.$I$15];(([.$H$9:.$H$15])-[.H13])^{1;2})" table:number-matrix-columns-spanned="3" table:number-matrix-rows-spanned="1" table:style-name="ce2">
            <text:p>-0.010416667</text:p>
          </table:table-cell>
          <table:table-cell office:value-type="float" office:value="1.5386904761904767" table:style-name="ce2">
            <text:p>1.538690476</text:p>
          </table:table-cell>
          <table:table-cell office:value-type="float" office:value="143.00000000000003" table:style-name="ce2">
            <text:p>14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9" table:style-name="ce2">
            <text:p>169</text:p>
          </table:table-cell>
          <table:table-cell office:value-type="float" office:value="-6.868131868131901E-3" table:formula="of:=LINEST([.$O$2:.$O$15];(([.$N$2:.$N$15])-[.N13])^{1;2})" table:number-matrix-columns-spanned="3" table:number-matrix-rows-spanned="1" table:style-name="ce2">
            <text:p>-0.006868132</text:p>
          </table:table-cell>
          <table:table-cell office:value-type="float" office:value="2.1016483516483513" table:style-name="ce2">
            <text:p>2.101648352</text:p>
          </table:table-cell>
          <table:table-cell office:value-type="float" office:value="169.7032967032967" table:style-name="ce2">
            <text:p>169.703296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2" table:style-name="ce2">
            <text:p>132</text:p>
          </table:table-cell>
          <table:table-cell office:value-type="float" office:value="-2.3695054945054986E-2" table:formula="of:=LINEST([.U$2:.U$15];(([.T$2:.T$15])-[.T13])^{1;2})" table:number-matrix-columns-spanned="3" table:number-matrix-rows-spanned="1" table:style-name="ce2">
            <text:p>-0.023695055</text:p>
          </table:table-cell>
          <table:table-cell office:value-type="float" office:value="1.1701923076923069" table:style-name="ce2">
            <text:p>1.170192308</text:p>
          </table:table-cell>
          <table:table-cell office:value-type="float" office:value="131.91978021978022" table:style-name="ce2">
            <text:p>131.919780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5" table:style-name="ce2">
            <text:p>125</text:p>
          </table:table-cell>
          <table:table-cell office:value-type="float" office:value="-1.0817307692307706E-2" table:formula="of:=LINEST([.AA$2:.AA$15];(([.Z$2:.Z$15])-[.Z13])^{1;2})" table:number-matrix-columns-spanned="3" table:number-matrix-rows-spanned="1" table:style-name="ce2">
            <text:p>-0.010817308</text:p>
          </table:table-cell>
          <table:table-cell office:value-type="float" office:value="1.3085851648351647" table:style-name="ce2">
            <text:p>1.308585165</text:p>
          </table:table-cell>
          <table:table-cell office:value-type="float" office:value="125.49945054945054" table:style-name="ce2">
            <text:p>125.499450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3" table:style-name="ce2">
            <text:p>123</text:p>
          </table:table-cell>
          <table:table-cell office:value-type="float" office:value="-1.4423076923077007E-2" table:formula="of:=LINEST([.AG$2:.AG$15];(([.AF$2:.AF$15])-[.AF13])^{1;2})" table:number-matrix-columns-spanned="3" table:number-matrix-rows-spanned="1" table:style-name="ce2">
            <text:p>-0.014423077</text:p>
          </table:table-cell>
          <table:table-cell office:value-type="float" office:value="1.277747252747252" table:style-name="ce2">
            <text:p>1.277747253</text:p>
          </table:table-cell>
          <table:table-cell office:value-type="float" office:value="123.53406593406594" table:style-name="ce2">
            <text:p>123.5340659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19" table:style-name="ce2">
            <text:p>119</text:p>
          </table:table-cell>
          <table:table-cell office:value-type="float" office:value="-1.9402472527472524E-2" table:formula="of:=LINEST([.AM$2:.AM$15];(([.AL$2:.AL$15])-[.AL13])^{1;2})" table:number-matrix-columns-spanned="3" table:number-matrix-rows-spanned="1" table:style-name="ce2">
            <text:p>-0.019402473</text:p>
          </table:table-cell>
          <table:table-cell office:value-type="float" office:value="1.0738324175824177" table:style-name="ce2">
            <text:p>1.073832418</text:p>
          </table:table-cell>
          <table:table-cell office:value-type="float" office:value="118.99725274725274" table:style-name="ce2">
            <text:p>118.997252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7" table:style-name="ce2">
            <text:p>137</text:p>
          </table:table-cell>
          <table:table-cell office:value-type="float" office:value="-2.9704670329670401E-2" table:formula="of:=LINEST([.AS$2:.AS$15];(([.AR$2:.AR$15])-[.AR13])^{1;2})" table:number-matrix-columns-spanned="3" table:number-matrix-rows-spanned="1" table:style-name="ce2">
            <text:p>-0.02970467</text:p>
          </table:table-cell>
          <table:table-cell office:value-type="float" office:value="1.137843406593406" table:style-name="ce2">
            <text:p>1.137843407</text:p>
          </table:table-cell>
          <table:table-cell office:value-type="float" office:value="137.00604395604395" table:style-name="ce2">
            <text:p>137.006044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12" table:style-name="ce2">
            <text:p>212</text:p>
          </table:table-cell>
          <table:table-cell office:value-type="float" office:value="-1.8887362637362647E-2" table:formula="of:=LINEST([.AY$2:.AY$15];(([.AX$2:.AX$15])-[.AX13])^{1;2})" table:number-matrix-columns-spanned="3" table:number-matrix-rows-spanned="1" table:style-name="ce2">
            <text:p>-0.018887363</text:p>
          </table:table-cell>
          <table:table-cell office:value-type="float" office:value="2.3358516483516483" table:style-name="ce2">
            <text:p>2.335851648</text:p>
          </table:table-cell>
          <table:table-cell office:value-type="float" office:value="212.2802197802198" table:style-name="ce2">
            <text:p>212.2802198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4" table:style-name="ce2">
            <text:p>164</text:p>
          </table:table-cell>
          <table:table-cell office:value-type="float" office:value="-9.1002747252746981E-3" table:formula="of:=LINEST([.BE$2:.BE$15];(([.BD$2:.BD$15])-[.BD13])^{1;2})" table:number-matrix-columns-spanned="3" table:number-matrix-rows-spanned="1" table:style-name="ce2">
            <text:p>-0.009100275</text:p>
          </table:table-cell>
          <table:table-cell office:value-type="float" office:value="1.9208104395604395" table:style-name="ce2">
            <text:p>1.92081044</text:p>
          </table:table-cell>
          <table:table-cell office:value-type="float" office:value="164.11593406593406" table:style-name="ce2">
            <text:p>164.115934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9" table:style-name="ce2">
            <text:p>159</text:p>
          </table:table-cell>
          <table:table-cell office:value-type="float" office:value="-1.4251373626373602E-2" table:formula="of:=LINEST([.BK$2:.BK$15];(([.BJ$2:.BJ$15])-[.BJ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9.38076923076923" table:style-name="ce2">
            <text:p>159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-1.4251373626373602E-2" table:formula="of:=LINEST([.BQ$2:.BQ$15];(([.BP$2:.BP$15])-[.BP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7.38076923076923" table:style-name="ce2">
            <text:p>157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3" table:style-name="ce2">
            <text:p>153</text:p>
          </table:table-cell>
          <table:table-cell office:value-type="float" office:value="-1.287774725274728E-2" table:formula="of:=LINEST([.BW$2:.BW$15];(([.BV$2:.BV$15])-[.BV13])^{1;2})" table:number-matrix-columns-spanned="3" table:number-matrix-rows-spanned="1" table:style-name="ce2">
            <text:p>-0.012877747</text:p>
          </table:table-cell>
          <table:table-cell office:value-type="float" office:value="1.6363324175824177" table:style-name="ce2">
            <text:p>1.636332418</text:p>
          </table:table-cell>
          <table:table-cell office:value-type="float" office:value="152.89285714285714" table:style-name="ce2">
            <text:p>152.892857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0" table:style-name="ce2">
            <text:p>180</text:p>
          </table:table-cell>
          <table:table-cell office:value-type="float" office:value="-1.991758241758244E-2" table:formula="of:=LINEST([.CC$2:.CC$15];(([.CB$2:.CB$15])-[.CB13])^{1;2})" table:number-matrix-columns-spanned="3" table:number-matrix-rows-spanned="1" table:style-name="ce2">
            <text:p>-0.019917582</text:p>
          </table:table-cell>
          <table:table-cell office:value-type="float" office:value="1.6865384615384611" table:style-name="ce2">
            <text:p>1.686538462</text:p>
          </table:table-cell>
          <table:table-cell office:value-type="float" office:value="179.72967032967031" table:style-name="ce2">
            <text:p>179.729670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9" table:style-name="ce2">
            <text:p>189</text:p>
          </table:table-cell>
          <table:table-cell office:value-type="float" office:value="-1.0473901098901129E-2" table:formula="of:=LINEST([.CI$2:.CI$15];(([.CH$2:.CH$15])-[.CH13])^{1;2})" table:number-matrix-columns-spanned="3" table:number-matrix-rows-spanned="1" table:style-name="ce2">
            <text:p>-0.010473901</text:p>
          </table:table-cell>
          <table:table-cell office:value-type="float" office:value="2.2026785714285713" table:style-name="ce2">
            <text:p>2.202678571</text:p>
          </table:table-cell>
          <table:table-cell office:value-type="float" office:value="188.92472527472529" table:style-name="ce2">
            <text:p>188.924725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4" table:style-name="ce2">
            <text:p>144</text:p>
          </table:table-cell>
          <table:table-cell office:value-type="float" office:value="-1.2877747252747256E-2" table:formula="of:=LINEST([.CO$2:.CO$15];(([.CN$2:.CN$15])-[.CN13])^{1;2})" table:number-matrix-columns-spanned="3" table:number-matrix-rows-spanned="1" table:style-name="ce2">
            <text:p>-0.012877747</text:p>
          </table:table-cell>
          <table:table-cell office:value-type="float" office:value="1.5418269230769228" table:style-name="ce2">
            <text:p>1.541826923</text:p>
          </table:table-cell>
          <table:table-cell office:value-type="float" office:value="144.0423076923077" table:style-name="ce2">
            <text:p>144.042307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3" table:style-name="ce2">
            <text:p>133</text:p>
          </table:table-cell>
          <table:table-cell office:value-type="float" office:value="-1.2706043956043973E-2" table:formula="of:=LINEST([.CU$2:.CU$15];(([.CT$2:.CT$15])-[.CT13])^{1;2})" table:number-matrix-columns-spanned="3" table:number-matrix-rows-spanned="1" table:style-name="ce2">
            <text:p>-0.012706044</text:p>
          </table:table-cell>
          <table:table-cell office:value-type="float" office:value="1.3943681318681318" table:style-name="ce2">
            <text:p>1.394368132</text:p>
          </table:table-cell>
          <table:table-cell office:value-type="float" office:value="132.9043956043956" table:style-name="ce2">
            <text:p>132.9043956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1.0130494505494478E-2" table:formula="of:=LINEST([.DA$2:.DA$15];(([.CZ$2:.CZ$15])-[.CZ13])^{1;2})" table:number-matrix-columns-spanned="3" table:number-matrix-rows-spanned="1" table:style-name="ce2">
            <text:p>0.010130495</text:p>
          </table:table-cell>
          <table:table-cell office:value-type="float" office:value="1.9241071428571428" table:style-name="ce2">
            <text:p>1.924107143</text:p>
          </table:table-cell>
          <table:table-cell office:value-type="float" office:value="157.48076923076923" table:style-name="ce2">
            <text:p>157.4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05" table:style-name="ce2">
            <text:p>205</text:p>
          </table:table-cell>
          <table:table-cell office:value-type="float" office:value="2.7129120879120869E-2" table:formula="of:=LINEST([.DG$2:.DG$15];(([.DF$2:.DF$15])-[.DF13])^{1;2})" table:number-matrix-columns-spanned="3" table:number-matrix-rows-spanned="1" table:style-name="ce2">
            <text:p>0.027129121</text:p>
          </table:table-cell>
          <table:table-cell office:value-type="float" office:value="2.9410714285714286" table:style-name="ce2">
            <text:p>2.941071429</text:p>
          </table:table-cell>
          <table:table-cell office:value-type="float" office:value="205.08021978021981" table:style-name="ce2">
            <text:p>205.0802198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2" table:formula="of:=ROUND([.$D$19]+([.$C$19]*[.B14])+([.$B$19]*([.B14]^2))+(([.$A$19]*([.B14]^3)));0)" table:style-name="ce2">
            <text:p>162</text:p>
          </table:table-cell>
          <table:table-cell office:value-type="float" office:value="-8.5227272727272652E-3" table:formula="of:=LINEST([.$C$6:.$C$15];(([.$B$6:.$B$15])-[.B14])^{1;2})" table:number-matrix-columns-spanned="3" table:number-matrix-rows-spanned="1" table:style-name="ce2">
            <text:p>-0.008522727</text:p>
          </table:table-cell>
          <table:table-cell office:value-type="float" office:value="1.7170454545454543" table:style-name="ce2">
            <text:p>1.717045455</text:p>
          </table:table-cell>
          <table:table-cell office:value-type="float" office:value="161.71818181818182" table:style-name="ce2">
            <text:p>161.718181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6" table:formula="of:=ROUND([.$J$19]+([.$I$19]*[.H14])+([.$H$19]*([.H14]^2))+(([.$G$19]*([.H14]^3)));0)" table:style-name="ce2">
            <text:p>146</text:p>
          </table:table-cell>
          <table:table-cell office:value-type="float" office:value="-1.0416666666666727E-2" table:formula="of:=LINEST([.$I$9:.$I$15];(([.$H$9:.$H$15])-[.H14])^{1;2})" table:number-matrix-columns-spanned="3" table:number-matrix-rows-spanned="1" table:style-name="ce2">
            <text:p>-0.010416667</text:p>
          </table:table-cell>
          <table:table-cell office:value-type="float" office:value="1.4970238095238091" table:style-name="ce2">
            <text:p>1.49702381</text:p>
          </table:table-cell>
          <table:table-cell office:value-type="float" office:value="146.03571428571431" table:style-name="ce2">
            <text:p>146.035714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74" table:formula="of:=ROUND([.$P$19]+([.$O$19]*[.N14])+([.$N$19]*([.N14]^2))+(([.$M$19]*([.N14]^3)));0)" table:style-name="ce2">
            <text:p>174</text:p>
          </table:table-cell>
          <table:table-cell office:value-type="float" office:value="-6.8681318681319357E-3" table:formula="of:=LINEST([.$O$2:.$O$15];(([.$N$2:.$N$15])-[.N14])^{1;2})" table:number-matrix-columns-spanned="3" table:number-matrix-rows-spanned="1" table:style-name="ce2">
            <text:p>-0.006868132</text:p>
          </table:table-cell>
          <table:table-cell office:value-type="float" office:value="2.074175824175823" table:style-name="ce2">
            <text:p>2.074175824</text:p>
          </table:table-cell>
          <table:table-cell office:value-type="float" office:value="173.87912087912088" table:style-name="ce2">
            <text:p>173.879120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4" table:formula="of:=ROUND([.V$19]+([.U$19]*[.T14])+([.T$19]*([.T14]^2))+(([.S$19]*([.T14]^3)));0)" table:style-name="ce2">
            <text:p>134</text:p>
          </table:table-cell>
          <table:table-cell office:value-type="float" office:value="-2.3695054945055003E-2" table:formula="of:=LINEST([.U$2:.U$15];(([.T$2:.T$15])-[.T14])^{1;2})" table:number-matrix-columns-spanned="3" table:number-matrix-rows-spanned="1" table:style-name="ce2">
            <text:p>-0.023695055</text:p>
          </table:table-cell>
          <table:table-cell office:value-type="float" office:value="1.0754120879120865" table:style-name="ce2">
            <text:p>1.075412088</text:p>
          </table:table-cell>
          <table:table-cell office:value-type="float" office:value="134.16538461538462" table:style-name="ce2">
            <text:p>134.165384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8" table:formula="of:=ROUND([.AB$19]+([.AA$19]*[.Z14])+([.Z$19]*([.Z14]^2))+(([.Y$19]*([.Z14]^3)));0)" table:style-name="ce2">
            <text:p>128</text:p>
          </table:table-cell>
          <table:table-cell office:value-type="float" office:value="-1.0817307692307716E-2" table:formula="of:=LINEST([.AA$2:.AA$15];(([.Z$2:.Z$15])-[.Z14])^{1;2})" table:number-matrix-columns-spanned="3" table:number-matrix-rows-spanned="1" table:style-name="ce2">
            <text:p>-0.010817308</text:p>
          </table:table-cell>
          <table:table-cell office:value-type="float" office:value="1.2653159340659335" table:style-name="ce2">
            <text:p>1.265315934</text:p>
          </table:table-cell>
          <table:table-cell office:value-type="float" office:value="128.07335164835163" table:style-name="ce2">
            <text:p>128.073351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6" table:formula="of:=ROUND([.AH$19]+([.AG$19]*[.AF14])+([.AF$19]*([.AF14]^2))+(([.AE$19]*([.AF14]^3)));0)" table:style-name="ce2">
            <text:p>126</text:p>
          </table:table-cell>
          <table:table-cell office:value-type="float" office:value="-1.4423076923077009E-2" table:formula="of:=LINEST([.AG$2:.AG$15];(([.AF$2:.AF$15])-[.AF14])^{1;2})" table:number-matrix-columns-spanned="3" table:number-matrix-rows-spanned="1" table:style-name="ce2">
            <text:p>-0.014423077</text:p>
          </table:table-cell>
          <table:table-cell office:value-type="float" office:value="1.2200549450549438" table:style-name="ce2">
            <text:p>1.220054945</text:p>
          </table:table-cell>
          <table:table-cell office:value-type="float" office:value="126.03186813186814" table:style-name="ce2">
            <text:p>126.031868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1" table:formula="of:=ROUND([.AN$19]+([.AM$19]*[.AL14])+([.AL$19]*([.AL14]^2))+(([.AK$19]*([.AL14]^3)));0)" table:style-name="ce2">
            <text:p>121</text:p>
          </table:table-cell>
          <table:table-cell office:value-type="float" office:value="-1.9402472527472556E-2" table:formula="of:=LINEST([.AM$2:.AM$15];(([.AL$2:.AL$15])-[.AL14])^{1;2})" table:number-matrix-columns-spanned="3" table:number-matrix-rows-spanned="1" table:style-name="ce2">
            <text:p>-0.019402473</text:p>
          </table:table-cell>
          <table:table-cell office:value-type="float" office:value="0.99622252747252715" table:style-name="ce2">
            <text:p>0.996222527</text:p>
          </table:table-cell>
          <table:table-cell office:value-type="float" office:value="121.06730769230769" table:style-name="ce2">
            <text:p>121.067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9" table:formula="of:=ROUND([.AT$19]+([.AS$19]*[.AR14])+([.AR$19]*([.AR14]^2))+(([.AQ$19]*([.AR14]^3)));0)" table:style-name="ce2">
            <text:p>139</text:p>
          </table:table-cell>
          <table:table-cell office:value-type="float" office:value="-2.9704670329670401E-2" table:formula="of:=LINEST([.AS$2:.AS$15];(([.AR$2:.AR$15])-[.AR14])^{1;2})" table:number-matrix-columns-spanned="3" table:number-matrix-rows-spanned="1" table:style-name="ce2">
            <text:p>-0.02970467</text:p>
          </table:table-cell>
          <table:table-cell office:value-type="float" office:value="1.0190247252747242" table:style-name="ce2">
            <text:p>1.019024725</text:p>
          </table:table-cell>
          <table:table-cell office:value-type="float" office:value="139.16291208791208" table:style-name="ce2">
            <text:p>139.162912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7" table:formula="of:=ROUND([.AZ$19]+([.AY$19]*[.AX14])+([.AX$19]*([.AX14]^2))+(([.AW$19]*([.AX14]^3)));0)" table:style-name="ce2">
            <text:p>217</text:p>
          </table:table-cell>
          <table:table-cell office:value-type="float" office:value="-1.8887362637362681E-2" table:formula="of:=LINEST([.AY$2:.AY$15];(([.AX$2:.AX$15])-[.AX14])^{1;2})" table:number-matrix-columns-spanned="3" table:number-matrix-rows-spanned="1" table:style-name="ce2">
            <text:p>-0.018887363</text:p>
          </table:table-cell>
          <table:table-cell office:value-type="float" office:value="2.2603021978021975" table:style-name="ce2">
            <text:p>2.260302198</text:p>
          </table:table-cell>
          <table:table-cell office:value-type="float" office:value="216.87637362637363" table:style-name="ce2">
            <text:p>216.876373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8" table:formula="of:=ROUND([.BF$19]+([.BE$19]*[.BD14])+([.BD$19]*([.BD14]^2))+(([.BC$19]*([.BD14]^3)));0)" table:style-name="ce2">
            <text:p>168</text:p>
          </table:table-cell>
          <table:table-cell office:value-type="float" office:value="-9.1002747252747519E-3" table:formula="of:=LINEST([.BE$2:.BE$15];(([.BD$2:.BD$15])-[.BD14])^{1;2})" table:number-matrix-columns-spanned="3" table:number-matrix-rows-spanned="1" table:style-name="ce2">
            <text:p>-0.009100275</text:p>
          </table:table-cell>
          <table:table-cell office:value-type="float" office:value="1.8844093406593401" table:style-name="ce2">
            <text:p>1.884409341</text:p>
          </table:table-cell>
          <table:table-cell office:value-type="float" office:value="167.92115384615386" table:style-name="ce2">
            <text:p>167.921153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3" table:formula="of:=ROUND([.BL$19]+([.BK$19]*[.BJ14])+([.BJ$19]*([.BJ14]^2))+(([.BI$19]*([.BJ14]^3)));0)" table:style-name="ce2">
            <text:p>163</text:p>
          </table:table-cell>
          <table:table-cell office:value-type="float" office:value="-1.4251373626373662E-2" table:formula="of:=LINEST([.BK$2:.BK$15];(([.BJ$2:.BJ$15])-[.BJ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2.69203296703296" table:style-name="ce2">
            <text:p>162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BR$19]+([.BQ$19]*[.BP14])+([.BP$19]*([.BP14]^2))+(([.BO$19]*([.BP14]^3)));0)" table:style-name="ce2">
            <text:p>161</text:p>
          </table:table-cell>
          <table:table-cell office:value-type="float" office:value="-1.4251373626373662E-2" table:formula="of:=LINEST([.BQ$2:.BQ$15];(([.BP$2:.BP$15])-[.BP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0.69203296703296" table:style-name="ce2">
            <text:p>160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56" table:formula="of:=ROUND([.BX$19]+([.BW$19]*[.BV14])+([.BV$19]*([.BV14]^2))+(([.BU$19]*([.BV14]^3)));0)" table:style-name="ce2">
            <text:p>156</text:p>
          </table:table-cell>
          <table:table-cell office:value-type="float" office:value="-1.2877747252747289E-2" table:formula="of:=LINEST([.BW$2:.BW$15];(([.BV$2:.BV$15])-[.BV14])^{1;2})" table:number-matrix-columns-spanned="3" table:number-matrix-rows-spanned="1" table:style-name="ce2">
            <text:p>-0.012877747</text:p>
          </table:table-cell>
          <table:table-cell office:value-type="float" office:value="1.5848214285714282" table:style-name="ce2">
            <text:p>1.584821429</text:p>
          </table:table-cell>
          <table:table-cell office:value-type="float" office:value="156.11401098901101" table:style-name="ce2">
            <text:p>156.11401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83" table:formula="of:=ROUND([.CD$19]+([.CC$19]*[.CB14])+([.CB$19]*([.CB14]^2))+(([.CA$19]*([.CB14]^3)));0)" table:style-name="ce2">
            <text:p>183</text:p>
          </table:table-cell>
          <table:table-cell office:value-type="float" office:value="-1.9917582417582447E-2" table:formula="of:=LINEST([.CC$2:.CC$15];(([.CB$2:.CB$15])-[.CB14])^{1;2})" table:number-matrix-columns-spanned="3" table:number-matrix-rows-spanned="1" table:style-name="ce2">
            <text:p>-0.019917582</text:p>
          </table:table-cell>
          <table:table-cell office:value-type="float" office:value="1.6068681318681315" table:style-name="ce2">
            <text:p>1.606868132</text:p>
          </table:table-cell>
          <table:table-cell office:value-type="float" office:value="183.02307692307693" table:style-name="ce2">
            <text:p>183.023076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93" table:formula="of:=ROUND([.CJ$19]+([.CI$19]*[.CH14])+([.CH$19]*([.CH14]^2))+(([.CG$19]*([.CH14]^3)));0)" table:style-name="ce2">
            <text:p>193</text:p>
          </table:table-cell>
          <table:table-cell office:value-type="float" office:value="-1.0473901098901096E-2" table:formula="of:=LINEST([.CI$2:.CI$15];(([.CH$2:.CH$15])-[.CH14])^{1;2})" table:number-matrix-columns-spanned="3" table:number-matrix-rows-spanned="1" table:style-name="ce2">
            <text:p>-0.010473901</text:p>
          </table:table-cell>
          <table:table-cell office:value-type="float" office:value="2.1607829670329672" table:style-name="ce2">
            <text:p>2.160782967</text:p>
          </table:table-cell>
          <table:table-cell office:value-type="float" office:value="193.28818681318683" table:style-name="ce2">
            <text:p>193.288186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7" table:formula="of:=ROUND([.CP$19]+([.CO$19]*[.CN14])+([.CN$19]*([.CN14]^2))+(([.CM$19]*([.CN14]^3)));0)" table:style-name="ce2">
            <text:p>147</text:p>
          </table:table-cell>
          <table:table-cell office:value-type="float" office:value="-1.2877747252747268E-2" table:formula="of:=LINEST([.CO$2:.CO$15];(([.CN$2:.CN$15])-[.CN14])^{1;2})" table:number-matrix-columns-spanned="3" table:number-matrix-rows-spanned="1" table:style-name="ce2">
            <text:p>-0.012877747</text:p>
          </table:table-cell>
          <table:table-cell office:value-type="float" office:value="1.4903159340659338" table:style-name="ce2">
            <text:p>1.490315934</text:p>
          </table:table-cell>
          <table:table-cell office:value-type="float" office:value="147.07445054945052" table:style-name="ce2">
            <text:p>147.074450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6" table:formula="of:=ROUND([.CV$19]+([.CU$19]*[.CT14])+([.CT$19]*([.CT14]^2))+(([.CS$19]*([.CT14]^3)));0)" table:style-name="ce2">
            <text:p>136</text:p>
          </table:table-cell>
          <table:table-cell office:value-type="float" office:value="-1.2706043956043984E-2" table:formula="of:=LINEST([.CU$2:.CU$15];(([.CT$2:.CT$15])-[.CT14])^{1;2})" table:number-matrix-columns-spanned="3" table:number-matrix-rows-spanned="1" table:style-name="ce2">
            <text:p>-0.012706044</text:p>
          </table:table-cell>
          <table:table-cell office:value-type="float" office:value="1.3435439560439555" table:style-name="ce2">
            <text:p>1.343543956</text:p>
          </table:table-cell>
          <table:table-cell office:value-type="float" office:value="135.6423076923077" table:style-name="ce2">
            <text:p>135.642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DB$19]+([.DA$19]*[.CZ14])+([.CZ$19]*([.CZ14]^2))+(([.CY$19]*([.CZ14]^3)));0)" table:style-name="ce2">
            <text:p>161</text:p>
          </table:table-cell>
          <table:table-cell office:value-type="float" office:value="1.0130494505494497E-2" table:formula="of:=LINEST([.DA$2:.DA$15];(([.CZ$2:.CZ$15])-[.CZ14])^{1;2})" table:number-matrix-columns-spanned="3" table:number-matrix-rows-spanned="1" table:style-name="ce2">
            <text:p>0.010130495</text:p>
          </table:table-cell>
          <table:table-cell office:value-type="float" office:value="1.9646291208791211" table:style-name="ce2">
            <text:p>1.964629121</text:p>
          </table:table-cell>
          <table:table-cell office:value-type="float" office:value="161.36950549450549" table:style-name="ce2">
            <text:p>161.369505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1" table:formula="of:=ROUND([.DH$19]+([.DG$19]*[.DF14])+([.DF$19]*([.DF14]^2))+(([.DE$19]*([.DF14]^3)));0)" table:style-name="ce2">
            <text:p>211</text:p>
          </table:table-cell>
          <table:table-cell office:value-type="float" office:value="2.7129120879120869E-2" table:formula="of:=LINEST([.DG$2:.DG$15];(([.DF$2:.DF$15])-[.DF14])^{1;2})" table:number-matrix-columns-spanned="3" table:number-matrix-rows-spanned="1" table:style-name="ce2">
            <text:p>0.027129121</text:p>
          </table:table-cell>
          <table:table-cell office:value-type="float" office:value="3.0495879120879117" table:style-name="ce2">
            <text:p>3.049587912</text:p>
          </table:table-cell>
          <table:table-cell office:value-type="float" office:value="211.07087912087911" table:style-name="ce2">
            <text:p>211.070879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$D$19]+([.$C$19]*[.B15])+([.$B$19]*([.B15]^2))+(([.$A$19]*([.B15]^3)));0)" table:style-name="ce2">
            <text:p>165</text:p>
          </table:table-cell>
          <table:table-cell office:value-type="float" office:value="-8.5227272727272547E-3" table:formula="of:=LINEST([.$C$6:.$C$15];(([.$B$6:.$B$15])-[.B15])^{1;2})" table:number-matrix-columns-spanned="3" table:number-matrix-rows-spanned="1" table:style-name="ce2">
            <text:p>-0.008522727</text:p>
          </table:table-cell>
          <table:table-cell office:value-type="float" office:value="1.6829545454545456" table:style-name="ce2">
            <text:p>1.682954545</text:p>
          </table:table-cell>
          <table:table-cell office:value-type="float" office:value="165.11818181818182" table:style-name="ce2">
            <text:p>165.118181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9" table:formula="of:=ROUND([.$J$19]+([.$I$19]*[.H15])+([.$H$19]*([.H15]^2))+(([.$G$19]*([.H15]^3)));0)" table:style-name="ce2">
            <text:p>149</text:p>
          </table:table-cell>
          <table:table-cell office:value-type="float" office:value="-1.0416666666666689E-2" table:formula="of:=LINEST([.$I$9:.$I$15];(([.$H$9:.$H$15])-[.H15])^{1;2})" table:number-matrix-columns-spanned="3" table:number-matrix-rows-spanned="1" table:style-name="ce2">
            <text:p>-0.010416667</text:p>
          </table:table-cell>
          <table:table-cell office:value-type="float" office:value="1.4553571428571426" table:style-name="ce2">
            <text:p>1.455357143</text:p>
          </table:table-cell>
          <table:table-cell office:value-type="float" office:value="148.98809523809524" table:style-name="ce2">
            <text:p>148.9880952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9" table:formula="of:=ROUND([.$P$19]+([.$O$19]*[.N15])+([.$N$19]*([.N15]^2))+(([.$M$19]*([.N15]^3)));0)" table:style-name="ce2">
            <text:p>179</text:p>
          </table:table-cell>
          <table:table-cell office:value-type="float" office:value="-6.8681318681319097E-3" table:formula="of:=LINEST([.$O$2:.$O$15];(([.$N$2:.$N$15])-[.N15])^{1;2})" table:number-matrix-columns-spanned="3" table:number-matrix-rows-spanned="1" table:style-name="ce2">
            <text:p>-0.006868132</text:p>
          </table:table-cell>
          <table:table-cell office:value-type="float" office:value="2.0467032967032961" table:style-name="ce2">
            <text:p>2.046703297</text:p>
          </table:table-cell>
          <table:table-cell office:value-type="float" office:value="178" table:style-name="ce2">
            <text:p>17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6" table:formula="of:=ROUND([.V$19]+([.U$19]*[.T15])+([.T$19]*([.T15]^2))+(([.S$19]*([.T15]^3)));0)" table:style-name="ce2">
            <text:p>136</text:p>
          </table:table-cell>
          <table:table-cell office:value-type="float" office:value="-2.3695054945054989E-2" table:formula="of:=LINEST([.U$2:.U$15];(([.T$2:.T$15])-[.T15])^{1;2})" table:number-matrix-columns-spanned="3" table:number-matrix-rows-spanned="1" table:style-name="ce2">
            <text:p>-0.023695055</text:p>
          </table:table-cell>
          <table:table-cell office:value-type="float" office:value="0.98063186813186709" table:style-name="ce2">
            <text:p>0.980631868</text:p>
          </table:table-cell>
          <table:table-cell office:value-type="float" office:value="136.22142857142856" table:style-name="ce2">
            <text:p>136.2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1" table:formula="of:=ROUND([.AB$19]+([.AA$19]*[.Z15])+([.Z$19]*([.Z15]^2))+(([.Y$19]*([.Z15]^3)));0)" table:style-name="ce2">
            <text:p>131</text:p>
          </table:table-cell>
          <table:table-cell office:value-type="float" office:value="-1.0817307692307715E-2" table:formula="of:=LINEST([.AA$2:.AA$15];(([.Z$2:.Z$15])-[.Z15])^{1;2})" table:number-matrix-columns-spanned="3" table:number-matrix-rows-spanned="1" table:style-name="ce2">
            <text:p>-0.010817308</text:p>
          </table:table-cell>
          <table:table-cell office:value-type="float" office:value="1.2220467032967028" table:style-name="ce2">
            <text:p>1.222046703</text:p>
          </table:table-cell>
          <table:table-cell office:value-type="float" office:value="130.56071428571428" table:style-name="ce2">
            <text:p>130.5607143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9" table:formula="of:=ROUND([.AH$19]+([.AG$19]*[.AF15])+([.AF$19]*([.AF15]^2))+(([.AE$19]*([.AF15]^3)));0)" table:style-name="ce2">
            <text:p>129</text:p>
          </table:table-cell>
          <table:table-cell office:value-type="float" office:value="-1.4423076923077002E-2" table:formula="of:=LINEST([.AG$2:.AG$15];(([.AF$2:.AF$15])-[.AF15])^{1;2})" table:number-matrix-columns-spanned="3" table:number-matrix-rows-spanned="1" table:style-name="ce2">
            <text:p>-0.014423077</text:p>
          </table:table-cell>
          <table:table-cell office:value-type="float" office:value="1.1623626373626359" table:style-name="ce2">
            <text:p>1.162362637</text:p>
          </table:table-cell>
          <table:table-cell office:value-type="float" office:value="128.41428571428571" table:style-name="ce2">
            <text:p>128.414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3" table:formula="of:=ROUND([.AN$19]+([.AM$19]*[.AL15])+([.AL$19]*([.AL15]^2))+(([.AK$19]*([.AL15]^3)));0)" table:style-name="ce2">
            <text:p>123</text:p>
          </table:table-cell>
          <table:table-cell office:value-type="float" office:value="-1.9402472527472542E-2" table:formula="of:=LINEST([.AM$2:.AM$15];(([.AL$2:.AL$15])-[.AL15])^{1;2})" table:number-matrix-columns-spanned="3" table:number-matrix-rows-spanned="1" table:style-name="ce2">
            <text:p>-0.019402473</text:p>
          </table:table-cell>
          <table:table-cell office:value-type="float" office:value="0.91861263736263721" table:style-name="ce2">
            <text:p>0.918612637</text:p>
          </table:table-cell>
          <table:table-cell office:value-type="float" office:value="122.98214285714285" table:style-name="ce2">
            <text:p>122.9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1" table:formula="of:=ROUND([.AT$19]+([.AS$19]*[.AR15])+([.AR$19]*([.AR15]^2))+(([.AQ$19]*([.AR15]^3)));0)" table:style-name="ce2">
            <text:p>141</text:p>
          </table:table-cell>
          <table:table-cell office:value-type="float" office:value="-2.9704670329670394E-2" table:formula="of:=LINEST([.AS$2:.AS$15];(([.AR$2:.AR$15])-[.AR15])^{1;2})" table:number-matrix-columns-spanned="3" table:number-matrix-rows-spanned="1" table:style-name="ce2">
            <text:p>-0.02970467</text:p>
          </table:table-cell>
          <table:table-cell office:value-type="float" office:value="0.90020604395604287" table:style-name="ce2">
            <text:p>0.900206044</text:p>
          </table:table-cell>
          <table:table-cell office:value-type="float" office:value="141.08214285714286" table:style-name="ce2">
            <text:p>141.0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21" table:formula="of:=ROUND([.AZ$19]+([.AY$19]*[.AX15])+([.AX$19]*([.AX15]^2))+(([.AW$19]*([.AX15]^3)));0)" table:style-name="ce2">
            <text:p>221</text:p>
          </table:table-cell>
          <table:table-cell office:value-type="float" office:value="-1.888736263736266E-2" table:formula="of:=LINEST([.AY$2:.AY$15];(([.AX$2:.AX$15])-[.AX15])^{1;2})" table:number-matrix-columns-spanned="3" table:number-matrix-rows-spanned="1" table:style-name="ce2">
            <text:p>-0.018887363</text:p>
          </table:table-cell>
          <table:table-cell office:value-type="float" office:value="2.1847527472527468" table:style-name="ce2">
            <text:p>2.184752747</text:p>
          </table:table-cell>
          <table:table-cell office:value-type="float" office:value="221.32142857142858" table:style-name="ce2">
            <text:p>221.3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2" table:formula="of:=ROUND([.BF$19]+([.BE$19]*[.BD15])+([.BD$19]*([.BD15]^2))+(([.BC$19]*([.BD15]^3)));0)" table:style-name="ce2">
            <text:p>172</text:p>
          </table:table-cell>
          <table:table-cell office:value-type="float" office:value="-9.1002747252747346E-3" table:formula="of:=LINEST([.BE$2:.BE$15];(([.BD$2:.BD$15])-[.BD15])^{1;2})" table:number-matrix-columns-spanned="3" table:number-matrix-rows-spanned="1" table:style-name="ce2">
            <text:p>-0.009100275</text:p>
          </table:table-cell>
          <table:table-cell office:value-type="float" office:value="1.8480082417582417" table:style-name="ce2">
            <text:p>1.848008242</text:p>
          </table:table-cell>
          <table:table-cell office:value-type="float" office:value="171.65357142857141" table:style-name="ce2">
            <text:p>171.65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6" table:formula="of:=ROUND([.BL$19]+([.BK$19]*[.BJ15])+([.BJ$19]*([.BJ15]^2))+(([.BI$19]*([.BJ15]^3)));0)" table:style-name="ce2">
            <text:p>166</text:p>
          </table:table-cell>
          <table:table-cell office:value-type="float" office:value="-1.4251373626373612E-2" table:formula="of:=LINEST([.BK$2:.BK$15];(([.BJ$2:.BJ$15])-[.BJ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5.88928571428571" table:style-name="ce2">
            <text:p>165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4" table:formula="of:=ROUND([.BR$19]+([.BQ$19]*[.BP15])+([.BP$19]*([.BP15]^2))+(([.BO$19]*([.BP15]^3)));0)" table:style-name="ce2">
            <text:p>164</text:p>
          </table:table-cell>
          <table:table-cell office:value-type="float" office:value="-1.4251373626373612E-2" table:formula="of:=LINEST([.BQ$2:.BQ$15];(([.BP$2:.BP$15])-[.BP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3.88928571428571" table:style-name="ce2">
            <text:p>163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9" table:formula="of:=ROUND([.BX$19]+([.BW$19]*[.BV15])+([.BV$19]*([.BV15]^2))+(([.BU$19]*([.BV15]^3)));0)" table:style-name="ce2">
            <text:p>159</text:p>
          </table:table-cell>
          <table:table-cell office:value-type="float" office:value="-1.2877747252747263E-2" table:formula="of:=LINEST([.BW$2:.BW$15];(([.BV$2:.BV$15])-[.BV15])^{1;2})" table:number-matrix-columns-spanned="3" table:number-matrix-rows-spanned="1" table:style-name="ce2">
            <text:p>-0.012877747</text:p>
          </table:table-cell>
          <table:table-cell office:value-type="float" office:value="1.5333104395604391" table:style-name="ce2">
            <text:p>1.53331044</text:p>
          </table:table-cell>
          <table:table-cell office:value-type="float" office:value="159.23214285714286" table:style-name="ce2">
            <text:p>159.23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86" table:formula="of:=ROUND([.CD$19]+([.CC$19]*[.CB15])+([.CB$19]*([.CB15]^2))+(([.CA$19]*([.CB15]^3)));0)" table:style-name="ce2">
            <text:p>186</text:p>
          </table:table-cell>
          <table:table-cell office:value-type="float" office:value="-1.9917582417582447E-2" table:formula="of:=LINEST([.CC$2:.CC$15];(([.CB$2:.CB$15])-[.CB15])^{1;2})" table:number-matrix-columns-spanned="3" table:number-matrix-rows-spanned="1" table:style-name="ce2">
            <text:p>-0.019917582</text:p>
          </table:table-cell>
          <table:table-cell office:value-type="float" office:value="1.5271978021978017" table:style-name="ce2">
            <text:p>1.527197802</text:p>
          </table:table-cell>
          <table:table-cell office:value-type="float" office:value="186.15714285714287" table:style-name="ce2">
            <text:p>186.157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98" table:formula="of:=ROUND([.CJ$19]+([.CI$19]*[.CH15])+([.CH$19]*([.CH15]^2))+(([.CG$19]*([.CH15]^3)));0)" table:style-name="ce2">
            <text:p>198</text:p>
          </table:table-cell>
          <table:table-cell office:value-type="float" office:value="-1.0473901098901083E-2" table:formula="of:=LINEST([.CI$2:.CI$15];(([.CH$2:.CH$15])-[.CH15])^{1;2})" table:number-matrix-columns-spanned="3" table:number-matrix-rows-spanned="1" table:style-name="ce2">
            <text:p>-0.010473901</text:p>
          </table:table-cell>
          <table:table-cell office:value-type="float" office:value="2.1188873626373632" table:style-name="ce2">
            <text:p>2.118887363</text:p>
          </table:table-cell>
          <table:table-cell office:value-type="float" office:value="197.56785714285718" table:style-name="ce2">
            <text:p>197.5678571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0" table:formula="of:=ROUND([.CP$19]+([.CO$19]*[.CN15])+([.CN$19]*([.CN15]^2))+(([.CM$19]*([.CN15]^3)));0)" table:style-name="ce2">
            <text:p>150</text:p>
          </table:table-cell>
          <table:table-cell office:value-type="float" office:value="-1.2877747252747245E-2" table:formula="of:=LINEST([.CO$2:.CO$15];(([.CN$2:.CN$15])-[.CN15])^{1;2})" table:number-matrix-columns-spanned="3" table:number-matrix-rows-spanned="1" table:style-name="ce2">
            <text:p>-0.012877747</text:p>
          </table:table-cell>
          <table:table-cell office:value-type="float" office:value="1.4388049450549449" table:style-name="ce2">
            <text:p>1.438804945</text:p>
          </table:table-cell>
          <table:table-cell office:value-type="float" office:value="150.00357142857143" table:style-name="ce2">
            <text:p>150.00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8" table:formula="of:=ROUND([.CV$19]+([.CU$19]*[.CT15])+([.CT$19]*([.CT15]^2))+(([.CS$19]*([.CT15]^3)));0)" table:style-name="ce2">
            <text:p>138</text:p>
          </table:table-cell>
          <table:table-cell office:value-type="float" office:value="-1.270604395604397E-2" table:formula="of:=LINEST([.CU$2:.CU$15];(([.CT$2:.CT$15])-[.CT15])^{1;2})" table:number-matrix-columns-spanned="3" table:number-matrix-rows-spanned="1" table:style-name="ce2">
            <text:p>-0.012706044</text:p>
          </table:table-cell>
          <table:table-cell office:value-type="float" office:value="1.2927197802197796" table:style-name="ce2">
            <text:p>1.29271978</text:p>
          </table:table-cell>
          <table:table-cell office:value-type="float" office:value="138.27857142857141" table:style-name="ce2">
            <text:p>138.278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DB$19]+([.DA$19]*[.CZ15])+([.CZ$19]*([.CZ15]^2))+(([.CY$19]*([.CZ15]^3)));0)" table:style-name="ce2">
            <text:p>165</text:p>
          </table:table-cell>
          <table:table-cell office:value-type="float" office:value="1.0130494505494504E-2" table:formula="of:=LINEST([.DA$2:.DA$15];(([.CZ$2:.CZ$15])-[.CZ15])^{1;2})" table:number-matrix-columns-spanned="3" table:number-matrix-rows-spanned="1" table:style-name="ce2">
            <text:p>0.010130495</text:p>
          </table:table-cell>
          <table:table-cell office:value-type="float" office:value="2.0051510989010985" table:style-name="ce2">
            <text:p>2.005151099</text:p>
          </table:table-cell>
          <table:table-cell office:value-type="float" office:value="165.33928571428569" table:style-name="ce2">
            <text:p>165.33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16" table:formula="of:=ROUND([.DH$19]+([.DG$19]*[.DF15])+([.DF$19]*([.DF15]^2))+(([.DE$19]*([.DF15]^3)));0)" table:style-name="ce2">
            <text:p>216</text:p>
          </table:table-cell>
          <table:table-cell office:value-type="float" office:value="2.7129120879120911E-2" table:formula="of:=LINEST([.DG$2:.DG$15];(([.DF$2:.DF$15])-[.DF15])^{1;2})" table:number-matrix-columns-spanned="3" table:number-matrix-rows-spanned="1" table:style-name="ce2">
            <text:p>0.027129121</text:p>
          </table:table-cell>
          <table:table-cell office:value-type="float" office:value="3.1581043956043962" table:style-name="ce2">
            <text:p>3.158104396</text:p>
          </table:table-cell>
          <table:table-cell office:value-type="float" office:value="217.27857142857144" table:style-name="ce2">
            <text:p>217.2785714</text:p>
          </table:table-cell>
          <table:table-cell table:number-columns-repeated="162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3.1565656565649792E-4" table:formula="of:=LINEST([.C6:.C13];[.B6:.B13]^{1;2;3})" table:number-matrix-columns-spanned="4" table:number-matrix-rows-spanned="1" table:style-name="ce2">
            <text:p>0.000315657</text:p>
          </table:table-cell>
          <table:table-cell office:value-type="float" office:value="-4.7348484848476743E-2" table:style-name="ce2">
            <text:p>-0.047348485</text:p>
          </table:table-cell>
          <table:table-cell office:value-type="float" office:value="4.1042568542565361" table:style-name="ce2">
            <text:p>4.104256854</text:p>
          </table:table-cell>
          <table:table-cell office:value-type="float" office:value="38.820346320350403" table:style-name="ce2">
            <text:p>38.82034632</text:p>
          </table:table-cell>
          <table:table-cell table:number-columns-repeated="2" table:style-name="ce2"/>
          <table:table-cell office:value-type="float" office:value="-1.5685587357873656E-15" table:formula="of:=LINEST([.I9:.I13];[.H9:.H13]^{1;2;3})" table:number-matrix-columns-spanned="4" table:number-matrix-rows-spanned="1" table:style-name="ce2">
            <text:p>-1.56856E-15</text:p>
          </table:table-cell>
          <table:table-cell office:value-type="float" office:value="-8.928571428373765E-3" table:style-name="ce2">
            <text:p>-0.008928571</text:p>
          </table:table-cell>
          <table:table-cell office:value-type="float" office:value="2.3749999999917182" table:style-name="ce2">
            <text:p>2.375</text:p>
          </table:table-cell>
          <table:table-cell office:value-type="float" office:value="52.671428571543942" table:style-name="ce2">
            <text:p>52.67142857</text:p>
          </table:table-cell>
          <table:table-cell table:number-columns-repeated="2" table:style-name="ce2"/>
          <table:table-cell office:value-type="float" office:value="1.5863765863766196E-3" table:formula="of:=LINEST([.O2:.O13];[.N2:.N13]^{1;2;3})" table:number-matrix-columns-spanned="4" table:number-matrix-rows-spanned="1" table:style-name="ce2">
            <text:p>0.001586377</text:p>
          </table:table-cell>
          <table:table-cell office:value-type="float" office:value="-0.18242868242868632" table:style-name="ce2">
            <text:p>-0.182428682</text:p>
          </table:table-cell>
          <table:table-cell office:value-type="float" office:value="9.0290080290081747" table:style-name="ce2">
            <text:p>9.029008029</text:p>
          </table:table-cell>
          <table:table-cell office:value-type="float" office:value="-14.466755466757192" table:style-name="ce2">
            <text:p>-14.46675547</text:p>
          </table:table-cell>
          <table:table-cell table:number-columns-repeated="2" table:style-name="ce2"/>
          <table:table-cell office:value-type="float" office:value="-3.0756280756281251E-4" table:formula="of:=LINEST([.U2:.U13];[.T2:.T13]^{1;2;3})" table:number-matrix-columns-spanned="4" table:number-matrix-rows-spanned="1" table:style-name="ce2">
            <text:p>-0.000307563</text:p>
          </table:table-cell>
          <table:table-cell office:value-type="float" office:value="1.1377511377511964E-2" table:style-name="ce2">
            <text:p>0.011377511</text:p>
          </table:table-cell>
          <table:table-cell office:value-type="float" office:value="2.0610593110592883" table:style-name="ce2">
            <text:p>2.061059311</text:p>
          </table:table-cell>
          <table:table-cell office:value-type="float" office:value="43.192585192585483" table:style-name="ce2">
            <text:p>43.19258519</text:p>
          </table:table-cell>
          <table:table-cell table:number-columns-repeated="2" table:style-name="ce2"/>
          <table:table-cell office:value-type="float" office:value="3.7231287231286823E-4" table:formula="of:=LINEST([.AA2:.AA13];[.Z2:.Z13]^{1;2;3})" table:number-matrix-columns-spanned="4" table:number-matrix-rows-spanned="1" table:style-name="ce2">
            <text:p>0.000372313</text:p>
          </table:table-cell>
          <table:table-cell office:value-type="float" office:value="-5.3141303141302831E-2" table:style-name="ce2">
            <text:p>-0.053141303</text:p>
          </table:table-cell>
          <table:table-cell office:value-type="float" office:value="3.8567081067080995" table:style-name="ce2">
            <text:p>3.856708107</text:p>
          </table:table-cell>
          <table:table-cell office:value-type="float" office:value="24.070041070041114" table:style-name="ce2">
            <text:p>24.07004107</text:p>
          </table:table-cell>
          <table:table-cell table:number-columns-repeated="2" table:style-name="ce2"/>
          <table:table-cell office:value-type="float" office:value="7.4462574462577495E-4" table:formula="of:=LINEST([.AG2:.AG13];[.AF2:.AF13]^{1;2;3})" table:number-matrix-columns-spanned="4" table:number-matrix-rows-spanned="1" table:style-name="ce2">
            <text:p>0.000744626</text:p>
          </table:table-cell>
          <table:table-cell office:value-type="float" office:value="-9.7291597291600695E-2" table:style-name="ce2">
            <text:p>-0.097291597</text:p>
          </table:table-cell>
          <table:table-cell office:value-type="float" office:value="5.5910385910387141" table:style-name="ce2">
            <text:p>5.591038591</text:p>
          </table:table-cell>
          <table:table-cell office:value-type="float" office:value="-0.51925851925993527" table:style-name="ce2">
            <text:p>-0.519258519</text:p>
          </table:table-cell>
          <table:table-cell table:number-columns-repeated="2" table:style-name="ce2"/>
          <table:table-cell office:value-type="float" office:value="-1.1331261331261551E-4" table:formula="of:=LINEST([.AM2:.AM13];[.AL2:.AL13]^{1;2;3})" table:number-matrix-columns-spanned="4" table:number-matrix-rows-spanned="1" table:style-name="ce2">
            <text:p>-0.000113313</text:p>
          </table:table-cell>
          <table:table-cell office:value-type="float" office:value="-7.2705072705070133E-3" table:style-name="ce2">
            <text:p>-0.007270507</text:p>
          </table:table-cell>
          <table:table-cell office:value-type="float" office:value="2.4367391867391777" table:style-name="ce2">
            <text:p>2.436739187</text:p>
          </table:table-cell>
          <table:table-cell office:value-type="float" office:value="33.309135309135407" table:style-name="ce2">
            <text:p>33.30913531</text:p>
          </table:table-cell>
          <table:table-cell table:number-columns-repeated="2" table:style-name="ce2"/>
          <table:table-cell office:value-type="float" office:value="-3.8850038850037115E-4" table:formula="of:=LINEST([.AS2:.AS13];[.AR2:.AR13]^{1;2;3})" table:number-matrix-columns-spanned="4" table:number-matrix-rows-spanned="1" table:style-name="ce2">
            <text:p>-0.0003885</text:p>
          </table:table-cell>
          <table:table-cell office:value-type="float" office:value="1.2695637695635901E-2" table:style-name="ce2">
            <text:p>0.012695638</text:p>
          </table:table-cell>
          <table:table-cell office:value-type="float" office:value="2.3692696192696796" table:style-name="ce2">
            <text:p>2.369269619</text:p>
          </table:table-cell>
          <table:table-cell office:value-type="float" office:value="39.019647019646371" table:style-name="ce2">
            <text:p>39.01964702</text:p>
          </table:table-cell>
          <table:table-cell table:number-columns-repeated="2" table:style-name="ce2"/>
          <table:table-cell office:value-type="float" office:value="-5.6656306656308487E-4" table:formula="of:=LINEST([.AY2:.AY13];[.AX2:.AX13]^{1;2;3})" table:number-matrix-columns-spanned="4" table:number-matrix-rows-spanned="1" table:style-name="ce2">
            <text:p>-0.000566563</text:p>
          </table:table-cell>
          <table:table-cell office:value-type="float" office:value="4.2568542568544601E-2" table:style-name="ce2">
            <text:p>0.042568543</text:p>
          </table:table-cell>
          <table:table-cell office:value-type="float" office:value="1.9074721574720843" table:style-name="ce2">
            <text:p>1.907472157</text:p>
          </table:table-cell>
          <table:table-cell office:value-type="float" office:value="89.606615606616444" table:style-name="ce2">
            <text:p>89.60661561</text:p>
          </table:table-cell>
          <table:table-cell table:number-columns-repeated="2" table:style-name="ce2"/>
          <table:table-cell office:value-type="float" office:value="7.6081326081328671E-4" table:formula="of:=LINEST([.BE2:.BE13];[.BD2:.BD13]^{1;2;3})" table:number-matrix-columns-spanned="4" table:number-matrix-rows-spanned="1" table:style-name="ce2">
            <text:p>0.000760813</text:p>
          </table:table-cell>
          <table:table-cell office:value-type="float" office:value="-9.2310467310470198E-2" table:style-name="ce2">
            <text:p>-0.092310467</text:p>
          </table:table-cell>
          <table:table-cell office:value-type="float" office:value="5.7112147112148159" table:style-name="ce2">
            <text:p>5.711214711</text:p>
          </table:table-cell>
          <table:table-cell office:value-type="float" office:value="22.576867576866348" table:style-name="ce2">
            <text:p>22.57686758</text:p>
          </table:table-cell>
          <table:table-cell table:number-columns-repeated="2" table:style-name="ce2"/>
          <table:table-cell office:value-type="float" office:value="3.3993783993783858E-4" table:formula="of:=LINEST([.BK2:.BK13];[.BJ2:.BJ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5.360306360306296" table:style-name="ce2">
            <text:p>35.36030636</text:p>
          </table:table-cell>
          <table:table-cell table:number-columns-repeated="2" table:style-name="ce2"/>
          <table:table-cell office:value-type="float" office:value="3.3993783993783858E-4" table:formula="of:=LINEST([.BQ2:.BQ13];[.BP2:.BP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3.360306360306296" table:style-name="ce2">
            <text:p>33.36030636</text:p>
          </table:table-cell>
          <table:table-cell table:number-columns-repeated="2" table:style-name="ce2"/>
          <table:table-cell office:value-type="float" office:value="-3.7231287231286975E-4" table:formula="of:=LINEST([.BW2:.BW13];[.BV2:.BV13]^{1;2;3})" table:number-matrix-columns-spanned="4" table:number-matrix-rows-spanned="1" table:style-name="ce2">
            <text:p>-0.000372313</text:p>
          </table:table-cell>
          <table:table-cell office:value-type="float" office:value="2.8790653790653566E-2" table:style-name="ce2">
            <text:p>0.028790654</text:p>
          </table:table-cell>
          <table:table-cell office:value-type="float" office:value="1.3128723128723192" table:style-name="ce2">
            <text:p>1.312872313</text:p>
          </table:table-cell>
          <table:table-cell office:value-type="float" office:value="67.984903984903923" table:style-name="ce2">
            <text:p>67.98490398</text:p>
          </table:table-cell>
          <table:table-cell table:number-columns-repeated="2" table:style-name="ce2"/>
          <table:table-cell office:value-type="float" office:value="3.1153961709114071E-19" table:formula="of:=LINEST([.CC2:.CC13];[.CB2:.CB13]^{1;2;3})" table:number-matrix-columns-spanned="4" table:number-matrix-rows-spanned="1" table:style-name="ce2">
            <text:p>3.1154E-19</text:p>
          </table:table-cell>
          <table:table-cell office:value-type="float" office:value="-1.848151848151855E-2" table:style-name="ce2">
            <text:p>-0.018481518</text:p>
          </table:table-cell>
          <table:table-cell office:value-type="float" office:value="3.4230769230769265" table:style-name="ce2">
            <text:p>3.423076923</text:p>
          </table:table-cell>
          <table:table-cell office:value-type="float" office:value="61.54645354645352" table:style-name="ce2">
            <text:p>61.54645355</text:p>
          </table:table-cell>
          <table:table-cell table:number-columns-repeated="2" table:style-name="ce2"/>
          <table:table-cell office:value-type="float" office:value="3.0756280756280021E-4" table:formula="of:=LINEST([.CI2:.CI13];[.CH2:.CH13]^{1;2;3})" table:number-matrix-columns-spanned="4" table:number-matrix-rows-spanned="1" table:style-name="ce2">
            <text:p>0.000307563</text:p>
          </table:table-cell>
          <table:table-cell office:value-type="float" office:value="-4.4719169719169033E-2" table:style-name="ce2">
            <text:p>-0.04471917</text:p>
          </table:table-cell>
          <table:table-cell office:value-type="float" office:value="4.402227402227382" table:style-name="ce2">
            <text:p>4.402227402</text:p>
          </table:table-cell>
          <table:table-cell office:value-type="float" office:value="51.025197025197201" table:style-name="ce2">
            <text:p>51.02519703</text:p>
          </table:table-cell>
          <table:table-cell table:number-columns-repeated="2" table:style-name="ce2"/>
          <table:table-cell office:value-type="float" office:value="-8.0937580937571053E-5" table:formula="of:=LINEST([.CO2:.CO13];[.CN2:.CN13]^{1;2;3})" table:number-matrix-columns-spanned="4" table:number-matrix-rows-spanned="1" table:style-name="ce2">
            <text:p>-8.09376E-05</text:p>
          </table:table-cell>
          <table:table-cell office:value-type="float" office:value="-3.9266289266299877E-3" table:style-name="ce2">
            <text:p>-0.003926629</text:p>
          </table:table-cell>
          <table:table-cell office:value-type="float" office:value="2.406112406112443" table:style-name="ce2">
            <text:p>2.406112406</text:p>
          </table:table-cell>
          <table:table-cell office:value-type="float" office:value="49.575313575313167" table:style-name="ce2">
            <text:p>49.57531358</text:p>
          </table:table-cell>
          <table:table-cell table:number-columns-repeated="2" table:style-name="ce2"/>
          <table:table-cell office:value-type="float" office:value="8.093758093758218E-5" table:formula="of:=LINEST([.CU2:.CU13];[.CT2:.CT13]^{1;2;3})" table:number-matrix-columns-spanned="4" table:number-matrix-rows-spanned="1" table:style-name="ce2">
            <text:p>8.09376E-05</text:p>
          </table:table-cell>
          <table:table-cell office:value-type="float" office:value="-2.0923520923521094E-2" table:style-name="ce2">
            <text:p>-0.020923521</text:p>
          </table:table-cell>
          <table:table-cell office:value-type="float" office:value="2.8333980833980905" table:style-name="ce2">
            <text:p>2.833398083</text:p>
          </table:table-cell>
          <table:table-cell office:value-type="float" office:value="39.001110001109922" table:style-name="ce2">
            <text:p>39.00111</text:p>
          </table:table-cell>
          <table:table-cell table:number-columns-repeated="2" table:style-name="ce2"/>
          <table:table-cell office:value-type="float" office:value="3.1565656565658825E-3" table:formula="of:=LINEST([.DA5:.DA13];[.CZ5:.CZ13]^{1;2;3})" table:number-matrix-columns-spanned="4" table:number-matrix-rows-spanned="1" table:style-name="ce2">
            <text:p>0.003156566</text:p>
          </table:table-cell>
          <table:table-cell office:value-type="float" office:value="-0.38961038961041644" table:style-name="ce2">
            <text:p>-0.38961039</text:p>
          </table:table-cell>
          <table:table-cell office:value-type="float" office:value="17.62049062049168" table:style-name="ce2">
            <text:p>17.62049062</text:p>
          </table:table-cell>
          <table:table-cell office:value-type="float" office:value="-136.28354978356361" table:style-name="ce2">
            <text:p>-136.2835498</text:p>
          </table:table-cell>
          <table:table-cell table:number-columns-repeated="2" table:style-name="ce2"/>
          <table:table-cell office:value-type="float" office:value="8.417508417508518E-4" table:formula="of:=LINEST([.DG5:.DG13];[.DF5:.DF13]^{1;2;3})" table:number-matrix-columns-spanned="4" table:number-matrix-rows-spanned="1" table:style-name="ce2">
            <text:p>0.000841751</text:p>
          </table:table-cell>
          <table:table-cell office:value-type="float" office:value="-9.6230158730160151E-2" table:style-name="ce2">
            <text:p>-0.096230159</text:p>
          </table:table-cell>
          <table:table-cell office:value-type="float" office:value="6.2356301106301748" table:style-name="ce2">
            <text:p>6.235630111</text:p>
          </table:table-cell>
          <table:table-cell office:value-type="float" office:value="40.043290043289126" table:style-name="ce2">
            <text:p>40.04329004</text:p>
          </table:table-cell>
          <table:table-cell table:number-columns-repeated="16272"/>
        </table:table-row>
        <table:table-row table:number-rows-repeated="1048557" table:style-name="ro1">
          <table:table-cell table:number-columns-repeated="16384"/>
        </table:table-row>
      </table:table>
      <table:table table:name="CL_ol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d blended</text:p>
          </table:table-cell>
          <table:table-cell office:value-type="string" table:style-name="ce1">
            <text:p>Cl/Cd</text:p>
          </table:table-cell>
          <table:table-cell table:style-name="ce1"/>
          <table:table-cell office:value-type="string" table:style-name="ce1">
            <text:p>deg</text:p>
          </table:table-cell>
          <table:table-cell office:value-type="string" table:style-name="ce1">
            <text:p>Cl non</text:p>
          </table:table-cell>
          <table:table-cell office:value-type="string" table:style-name="ce1">
            <text:p>Cd non</text:p>
          </table:table-cell>
          <table:table-cell office:value-type="string" table:style-name="ce1">
            <text:p>Cl/Cd</text:p>
          </table:table-cell>
          <table:table-cell table:number-columns-repeated="2" table:style-name="ce1"/>
          <table:table-cell office:value-type="string" table:style-name="ce1">
            <text:p>blended</text:p>
          </table:table-cell>
          <table:table-cell office:value-type="string" table:style-name="ce1">
            <text:p>non</text:p>
          </table:table-cell>
          <table:table-cell table:number-columns-repeated="16370" table:style-name="ce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2]-[.$D$22])^2)" table:style-name="ce1">
            <text:p>0.024104003</text:p>
          </table:table-cell>
          <table:table-cell office:value-type="float" office:value="0" table:formula="of:=[.C2]/[.D2]" table:style-name="ce1">
            <text:p>0</text:p>
          </table:table-cell>
          <table:table-cell table:style-name="ce1"/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2]" table:style-name="ce1">
            <text:p>0.024104003</text:p>
          </table:table-cell>
          <table:table-cell office:value-type="float" office:value="0" table:formula="of:=[.H2]/[.I2]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.8129999999999999E-2" table:style-name="ce1">
            <text:p>0.04813</text:p>
          </table:table-cell>
          <table:table-cell office:value-type="float" office:value="4.7699999999999999E-2" table:style-name="ce1">
            <text:p>0.0477</text:p>
          </table:table-cell>
          <table:table-cell office:value-type="float" office:value="0.99106586328693125" table:style-name="ce1">
            <text:p>0.991065863</text:p>
          </table:table-cell>
          <table:table-cell table:number-columns-repeated="16369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$D$21]+(([.$D$27]/([.$D$23]*[.$D$26]*[.$D$28]))*([.C3]-[.$D$22])^2)" table:style-name="ce1">
            <text:p>0.113272255</text:p>
          </table:table-cell>
          <table:table-cell office:value-type="float" office:value="-12.262490880914685" table:formula="of:=[.C3]/[.D3]" table:style-name="ce1">
            <text:p>-12.26249088</text:p>
          </table:table-cell>
          <table:table-cell table:style-name="ce1"/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D3]" table:style-name="ce1">
            <text:p>0.113272255</text:p>
          </table:table-cell>
          <table:table-cell office:value-type="float" office:value="-12.262490880914685" table:formula="of:=[.H3]/[.I3]" table:style-name="ce1">
            <text:p>-12.26249088</text:p>
          </table:table-cell>
          <table:table-cell table:style-name="ce1"/>
          <table:table-cell office:value-type="float" office:value="2.5210142985756221" table:style-name="ce1">
            <text:p>2.521014299</text:p>
          </table:table-cell>
          <table:table-cell office:value-type="float" office:value="6.0667853635137256E-2" table:style-name="ce1">
            <text:p>0.060667854</text:p>
          </table:table-cell>
          <table:table-cell office:value-type="float" office:value="6.2176595386858532E-2" table:style-name="ce1">
            <text:p>0.062176595</text:p>
          </table:table-cell>
          <table:table-cell office:value-type="float" office:value="1.0248688829638699" table:style-name="ce1">
            <text:p>1.024868883</text:p>
          </table:table-cell>
          <table:table-cell table:number-columns-repeated="16369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$D$21]+(([.$D$27]/([.$D$23]*[.$D$26]*[.$D$28]))*([.C4]-[.$D$22])^2)" table:style-name="ce1">
            <text:p>0.061712601</text:p>
          </table:table-cell>
          <table:table-cell office:value-type="float" office:value="-14.097607144765986" table:formula="of:=[.C4]/[.D4]" table:style-name="ce1">
            <text:p>-14.09760714</text:p>
          </table:table-cell>
          <table:table-cell table:style-name="ce1"/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D4]" table:style-name="ce1">
            <text:p>0.061712601</text:p>
          </table:table-cell>
          <table:table-cell office:value-type="float" office:value="-14.097607144765986" table:formula="of:=[.H4]/[.I4]" table:style-name="ce1">
            <text:p>-14.09760714</text:p>
          </table:table-cell>
          <table:table-cell table:style-name="ce1"/>
          <table:table-cell office:value-type="float" office:value="4.9847328176381618" table:style-name="ce1">
            <text:p>4.984732818</text:p>
          </table:table-cell>
          <table:table-cell office:value-type="float" office:value="8.420086132405058E-2" table:style-name="ce1">
            <text:p>0.084200861</text:p>
          </table:table-cell>
          <table:table-cell office:value-type="float" office:value="8.6050188052790313E-2" table:style-name="ce1">
            <text:p>0.086050188</text:p>
          </table:table-cell>
          <table:table-cell office:value-type="float" office:value="1.0219632756679593" table:style-name="ce1">
            <text:p>1.021963276</text:p>
          </table:table-cell>
          <table:table-cell table:number-columns-repeated="1636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DEGREES([.A5])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2.387069108065952E-2" table:formula="of:=[.$D$21]+(([.$D$27]/([.$D$23]*[.$D$26]*[.$D$28]))*([.C5]-[.$D$22])^2)" table:style-name="ce1">
            <text:p>0.023870691</text:p>
            <draw:frame draw:z-index="1" draw:id="id0" draw:style-name="a0" draw:name="Chart 1" svg:x="0.17708in" svg:y="0.0677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6.9122422741118745" table:formula="of:=[.C5]/[.D5]" table:style-name="ce1">
            <text:p>6.912242274</text:p>
          </table:table-cell>
          <table:table-cell table:style-name="ce1"/>
          <table:table-cell office:value-type="float" office:value="0" table:formula="of:=DEGREES([.A5])" table:style-name="ce1">
            <text:p>0</text:p>
          </table:table-cell>
          <table:table-cell office:value-type="float" office:value="0.1556051403267309" table:style-name="ce1">
            <text:p>0.15560514</text:p>
          </table:table-cell>
          <table:table-cell office:value-type="float" office:value="2.3657427063109478E-2" table:formula="of:=[.D5]*[.O2]" table:style-name="ce1">
            <text:p>0.023657427</text:p>
          </table:table-cell>
          <table:table-cell office:value-type="float" office:value="6.577432952097138" table:formula="of:=[.H5]/[.I5]" table:style-name="ce1">
            <text:p>6.577432952</text:p>
          </table:table-cell>
          <table:table-cell table:style-name="ce1"/>
          <table:table-cell office:value-type="float" office:value="7.964113352318444" table:style-name="ce1">
            <text:p>7.964113352</text:p>
          </table:table-cell>
          <table:table-cell office:value-type="float" office:value="0.12549638957144346" table:style-name="ce1">
            <text:p>0.12549639</text:p>
          </table:table-cell>
          <table:table-cell office:value-type="float" office:value="0.126980129134068" table:style-name="ce1">
            <text:p>0.126980129</text:p>
          </table:table-cell>
          <table:table-cell office:value-type="float" office:value="1.0118229661242952" table:style-name="ce1">
            <text:p>1.011822966</text:p>
          </table:table-cell>
          <table:table-cell table:number-columns-repeated="16369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8" table:style-name="ce1">
            <text:p>0.38</text:p>
          </table:table-cell>
          <table:table-cell office:value-type="float" office:value="2.6867380052948288E-2" table:formula="of:=[.$D$21]+(([.$D$27]/([.$D$23]*[.$D$26]*[.$D$28]))*([.C6]-[.$D$22])^2)" table:style-name="ce1">
            <text:p>0.02686738</text:p>
          </table:table-cell>
          <table:table-cell office:value-type="float" office:value="14.143545044255283" table:formula="of:=[.C6]/[.D6]" table:style-name="ce1">
            <text:p>14.14354504</text:p>
          </table:table-cell>
          <table:table-cell table:style-name="ce1"/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3014739959433997" table:style-name="ce1">
            <text:p>0.3301474</text:p>
          </table:table-cell>
          <table:table-cell office:value-type="float" office:value="2.7535541783030873E-2" table:formula="of:=[.D6]*[.O3]" table:style-name="ce1">
            <text:p>0.027535542</text:p>
          </table:table-cell>
          <table:table-cell office:value-type="float" office:value="11.989863943690315" table:formula="of:=[.H6]/[.I6]" table:style-name="ce1">
            <text:p>11.98986394</text:p>
          </table:table-cell>
          <table:table-cell table:style-name="ce1"/>
          <table:table-cell office:value-type="float" office:value="11.459155902616466" table:style-name="ce1">
            <text:p>11.4591559</text:p>
          </table:table-cell>
          <table:table-cell office:value-type="float" office:value="0.1886278133410792" table:style-name="ce1">
            <text:p>0.188627813</text:p>
          </table:table-cell>
          <table:table-cell office:value-type="float" office:value="0.1905940920993365" table:style-name="ce1">
            <text:p>0.190594092</text:p>
          </table:table-cell>
          <table:table-cell office:value-type="float" office:value="1.0104241189219634" table:style-name="ce1">
            <text:p>1.010424119</text:p>
          </table:table-cell>
          <table:table-cell table:number-columns-repeated="16369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62" table:style-name="ce1">
            <text:p>0.62</text:p>
          </table:table-cell>
          <table:table-cell office:value-type="float" office:value="3.4624229162209398E-2" table:formula="of:=[.$D$21]+(([.$D$27]/([.$D$23]*[.$D$26]*[.$D$28]))*([.C7]-[.$D$22])^2)" table:style-name="ce1">
            <text:p>0.034624229</text:p>
          </table:table-cell>
          <table:table-cell office:value-type="float" office:value="17.906535827711618" table:formula="of:=[.C7]/[.D7]" table:style-name="ce1">
            <text:p>17.90653583</text:p>
          </table:table-cell>
          <table:table-cell table:style-name="ce1"/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5525401997650381" table:style-name="ce1">
            <text:p>0.5525402</text:p>
          </table:table-cell>
          <table:table-cell office:value-type="float" office:value="3.5384690652089601E-2" table:formula="of:=[.D7]*[.O4]" table:style-name="ce1">
            <text:p>0.035384691</text:p>
          </table:table-cell>
          <table:table-cell office:value-type="float" office:value="15.615233299557149" table:formula="of:=[.H7]/[.I7]" table:style-name="ce1">
            <text:p>15.6152333</text:p>
          </table:table-cell>
          <table:table-cell table:style-name="ce1"/>
          <table:table-cell office:value-type="float" office:value="12.318592595312699" table:style-name="ce1">
            <text:p>12.3185926</text:p>
          </table:table-cell>
          <table:table-cell office:value-type="float" office:value="0.20614378505601597" table:style-name="ce1">
            <text:p>0.206143785</text:p>
          </table:table-cell>
          <table:table-cell office:value-type="float" office:value="0.20865034180091363" table:style-name="ce1">
            <text:p>0.208650342</text:p>
          </table:table-cell>
          <table:table-cell office:value-type="float" office:value="1.012159264196185" table:style-name="ce1">
            <text:p>1.012159264</text:p>
          </table:table-cell>
          <table:table-cell table:number-columns-repeated="16369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4.8595647616429316E-2" table:formula="of:=[.$D$21]+(([.$D$27]/([.$D$23]*[.$D$26]*[.$D$28]))*([.C8]-[.$D$22])^2)" table:style-name="ce1">
            <text:p>0.048595648</text:p>
          </table:table-cell>
          <table:table-cell office:value-type="float" office:value="18.211507478723206" table:formula="of:=[.C8]/[.D8]" table:style-name="ce1">
            <text:p>18.21150748</text:p>
          </table:table-cell>
          <table:table-cell table:style-name="ce1"/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2175604553497905" table:style-name="ce1">
            <text:p>0.821756046</text:p>
          </table:table-cell>
          <table:table-cell office:value-type="float" office:value="4.9170192311986549E-2" table:formula="of:=[.D8]*[.O5]" table:style-name="ce1">
            <text:p>0.049170192</text:p>
          </table:table-cell>
          <table:table-cell office:value-type="float" office:value="16.712483862599292" table:formula="of:=[.H8]/[.I8]" table:style-name="ce1">
            <text:p>16.71248386</text:p>
          </table:table-cell>
          <table:table-cell table:number-columns-repeated="16374" table:style-name="ce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6.573242611080865E-2" table:formula="of:=[.$D$21]+(([.$D$27]/([.$D$23]*[.$D$26]*[.$D$28]))*([.C9]-[.$D$22])^2)" table:style-name="ce1">
            <text:p>0.065732426</text:p>
          </table:table-cell>
          <table:table-cell office:value-type="float" office:value="17.038774715419091" table:formula="of:=[.C9]/[.D9]" table:style-name="ce1">
            <text:p>17.03877472</text:p>
          </table:table-cell>
          <table:table-cell table:style-name="ce1"/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0491346874393486" table:style-name="ce1">
            <text:p>1.049134687</text:p>
          </table:table-cell>
          <table:table-cell office:value-type="float" office:value="6.6417628737616891E-2" table:formula="of:=[.D9]*[.O6]" table:style-name="ce1">
            <text:p>0.066417629</text:p>
          </table:table-cell>
          <table:table-cell office:value-type="float" office:value="15.796027461082048" table:formula="of:=[.H9]/[.I9]" table:style-name="ce1">
            <text:p>15.79602746</text:p>
          </table:table-cell>
          <table:table-cell table:style-name="ce1"/>
          <table:table-cell office:value-type="string" table:style-name="ce1">
            <text:p>From paper</text:p>
          </table:table-cell>
          <table:table-cell table:number-columns-repeated="16372" table:style-name="ce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58" table:style-name="ce1">
            <text:p>1.58</text:p>
          </table:table-cell>
          <table:table-cell office:value-type="float" office:value="0.11219272025482049" table:formula="of:=[.$D$21]+(([.$D$27]/([.$D$23]*[.$D$26]*[.$D$28]))*([.C10]-[.$D$22])^2)" table:style-name="ce1">
            <text:p>0.11219272</text:p>
          </table:table-cell>
          <table:table-cell office:value-type="float" office:value="14.082910160404222" table:formula="of:=[.C10]/[.D10]" table:style-name="ce1">
            <text:p>14.08291016</text:p>
          </table:table-cell>
          <table:table-cell table:style-name="ce1"/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4824426303546101" table:style-name="ce1">
            <text:p>1.48244263</text:p>
          </table:table-cell>
          <table:table-cell office:value-type="float" office:value="0.11355690118128753" table:formula="of:=[.D10]*[.O7]" table:style-name="ce1">
            <text:p>0.113556901</text:p>
          </table:table-cell>
          <table:table-cell office:value-type="float" office:value="13.054623848778416" table:formula="of:=[.H10]/[.I10]" table:style-name="ce1">
            <text:p>13.05462385</text:p>
          </table:table-cell>
          <table:table-cell table:number-columns-repeated="16374" table:style-name="ce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$D$21]+(([.$D$27]/([.$D$23]*[.$D$26]*[.$D$28]))*([.C11]-[.$D$22])^2)" table:style-name="ce1">
            <text:p>0.139087171</text:p>
          </table:table-cell>
          <table:table-cell office:value-type="float" office:value="12.869626962951919" table:formula="of:=[.C11]/[.D11]" table:style-name="ce1">
            <text:p>12.86962696</text:p>
          </table:table-cell>
          <table:table-cell table:style-name="ce1"/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D11]" table:style-name="ce1">
            <text:p>0.139087171</text:p>
          </table:table-cell>
          <table:table-cell office:value-type="float" office:value="12.869626962951919" table:formula="of:=[.H11]/[.I11]" table:style-name="ce1">
            <text:p>12.86962696</text:p>
          </table:table-cell>
          <table:table-cell table:number-columns-repeated="16374" table:style-name="ce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$D$21]+(([.$D$27]/([.$D$23]*[.$D$26]*[.$D$28]))*([.C12]-[.$D$22])^2)" table:style-name="ce1">
            <text:p>0.150986056</text:p>
          </table:table-cell>
          <table:table-cell office:value-type="float" office:value="12.418365320801634" table:formula="of:=[.C12]/[.D12]" table:style-name="ce1">
            <text:p>12.41836532</text:p>
          </table:table-cell>
          <table:table-cell table:style-name="ce1"/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D12]" table:style-name="ce1">
            <text:p>0.150986056</text:p>
          </table:table-cell>
          <table:table-cell office:value-type="float" office:value="12.418365320801634" table:formula="of:=[.H12]/[.I12]" table:style-name="ce1">
            <text:p>12.41836532</text:p>
          </table:table-cell>
          <table:table-cell table:number-columns-repeated="16374" table:style-name="ce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$D$21]+(([.$D$27]/([.$D$23]*[.$D$26]*[.$D$28]))*([.C13]-[.$D$22])^2)" table:style-name="ce1">
            <text:p>0.146015814</text:p>
          </table:table-cell>
          <table:table-cell office:value-type="float" office:value="12.601374773451122" table:formula="of:=[.C13]/[.D13]" table:style-name="ce1">
            <text:p>12.60137477</text:p>
          </table:table-cell>
          <table:table-cell table:style-name="ce1"/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D13]" table:style-name="ce1">
            <text:p>0.146015814</text:p>
          </table:table-cell>
          <table:table-cell office:value-type="float" office:value="12.601374773451122" table:formula="of:=[.H13]/[.I13]" table:style-name="ce1">
            <text:p>12.60137477</text:p>
          </table:table-cell>
          <table:table-cell table:number-columns-repeated="16374" table:style-name="ce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$D$21]+(([.$D$27]/([.$D$23]*[.$D$26]*[.$D$28]))*([.C14]-[.$D$22])^2)" table:style-name="ce1">
            <text:p>0.141834388</text:p>
          </table:table-cell>
          <table:table-cell office:value-type="float" office:value="12.761362223648456" table:formula="of:=[.C14]/[.D14]" table:style-name="ce1">
            <text:p>12.76136222</text:p>
          </table:table-cell>
          <table:table-cell table:style-name="ce1"/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D14]" table:style-name="ce1">
            <text:p>0.141834388</text:p>
          </table:table-cell>
          <table:table-cell office:value-type="float" office:value="12.761362223648456" table:formula="of:=[.H14]/[.I14]" table:style-name="ce1">
            <text:p>12.76136222</text:p>
          </table:table-cell>
          <table:table-cell table:number-columns-repeated="16374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$D$21]+(([.$D$27]/([.$D$23]*[.$D$26]*[.$D$28]))*([.C15]-[.$D$22])^2)" table:style-name="ce1">
            <text:p>0.124555199</text:p>
          </table:table-cell>
          <table:table-cell office:value-type="float" office:value="13.487995843816586" table:formula="of:=[.C15]/[.D15]" table:style-name="ce1">
            <text:p>13.48799584</text:p>
          </table:table-cell>
          <table:table-cell table:style-name="ce1"/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D15]" table:style-name="ce1">
            <text:p>0.124555199</text:p>
          </table:table-cell>
          <table:table-cell office:value-type="float" office:value="13.487995843816586" table:formula="of:=[.H15]/[.I15]" table:style-name="ce1">
            <text:p>13.48799584</text:p>
          </table:table-cell>
          <table:table-cell table:number-columns-repeated="16374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$D$21]+(([.$D$27]/([.$D$23]*[.$D$26]*[.$D$28]))*([.C16]-[.$D$22])^2)" table:style-name="ce1">
            <text:p>0.043074195</text:p>
          </table:table-cell>
          <table:table-cell office:value-type="float" office:value="18.398486543106682" table:formula="of:=[.C16]/[.D16]" table:style-name="ce1">
            <text:p>18.39848654</text:p>
          </table:table-cell>
          <table:table-cell table:style-name="ce1"/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D16]" table:style-name="ce1">
            <text:p>0.043074195</text:p>
          </table:table-cell>
          <table:table-cell office:value-type="float" office:value="18.398486543106682" table:formula="of:=[.H16]/[.I16]" table:style-name="ce1">
            <text:p>18.39848654</text:p>
          </table:table-cell>
          <table:table-cell table:number-columns-repeated="16374" table:style-name="ce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17]-[.$D$22])^2)" table:style-name="ce1">
            <text:p>0.024104003</text:p>
          </table:table-cell>
          <table:table-cell office:value-type="float" office:value="0" table:formula="of:=[.C17]/[.D17]" table:style-name="ce1">
            <text:p>0</text:p>
          </table:table-cell>
          <table:table-cell table:style-name="ce1"/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17]" table:style-name="ce1">
            <text:p>0.024104003</text:p>
          </table:table-cell>
          <table:table-cell office:value-type="float" office:value="0" table:formula="of:=[.H17]/[.I17]" table:style-name="ce1">
            <text:p>0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2.3699999999999999E-2" table:style-name="ce1">
            <text:p>0.023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number-columns-repeated="2" table:style-name="ce1"/>
          <table:table-cell office:value-type="string" table:style-name="ce1">
            <text:p>New 0.7</text:p>
          </table:table-cell>
          <table:table-cell office:value-type="string" table:style-name="ce1">
            <text:p>SSJ-ol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5" table:style-name="ce1">
            <text:p>0.75</text:p>
          </table:table-cell>
          <table:table-cell table:style-name="ce1"/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24" table:style-name="ce1">
            <text:p>0.224</text:p>
          </table:table-cell>
          <table:table-cell office:value-type="float" office:value="0.20200000000000001" table:style-name="ce1">
            <text:p>0.202</text:p>
          </table:table-cell>
          <table:table-cell office:value-type="float" office:value="2.1999999999999992E-2" table:formula="of:=[.G24]-[.H24]" table:style-name="ce1">
            <text:p>0.0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.13900000000000001" table:style-name="ce1">
            <text:p>0.139</text:p>
          </table:table-cell>
          <table:table-cell office:value-type="float" office:value="1.39" table:style-name="ce1">
            <text:p>1.39</text:p>
          </table:table-cell>
          <table:table-cell office:value-type="float" office:value="1.2669999999999999" table:formula="of:=[.G25]-[.I25]" table:style-name="ce1">
            <text:p>1.267</text:p>
          </table:table-cell>
          <table:table-cell office:value-type="float" office:value="0.123" table:style-name="ce1">
            <text:p>0.123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1.48" table:style-name="ce1">
            <text:p>1.48</text:p>
          </table:table-cell>
          <table:table-cell office:value-type="float" office:value="1.3132999999999999" table:formula="of:=[.G26]-[.I26]" table:style-name="ce1">
            <text:p>1.3133</text:p>
          </table:table-cell>
          <table:table-cell office:value-type="float" office:value="0.16669999999999999" table:style-name="ce1">
            <text:p>0.1667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6" table:style-name="ce1">
            <text:p>0.26</text:p>
          </table:table-cell>
          <table:table-cell office:value-type="float" office:value="1.76" table:style-name="ce1">
            <text:p>1.76</text:p>
          </table:table-cell>
          <table:table-cell office:value-type="float" office:value="1.55" table:style-name="ce1">
            <text:p>1.55</text:p>
          </table:table-cell>
          <table:table-cell office:value-type="float" office:value="0.20999999999999996" table:formula="of:=[.G27]-[.H27]" table:style-name="ce1">
            <text:p>0.21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25]^2)/[.D24]" table:style-name="ce1">
            <text:p>10.50521026</text:p>
          </table:table-cell>
          <table:table-cell table:style-name="ce1"/>
          <table:table-cell office:value-type="float" office:value="0.28999999999999998" table:style-name="ce1">
            <text:p>0.29</text:p>
          </table:table-cell>
          <table:table-cell office:value-type="float" office:value="1.75" table:style-name="ce1">
            <text:p>1.75</text:p>
          </table:table-cell>
          <table:table-cell office:value-type="float" office:value="1.5" table:style-name="ce1">
            <text:p>1.5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float" office:value="0.32" table:style-name="ce1">
            <text:p>0.32</text:p>
          </table:table-cell>
          <table:table-cell office:value-type="float" office:value="1.6" table:style-name="ce1">
            <text:p>1.6</text:p>
          </table:table-cell>
          <table:table-cell office:value-type="float" office:value="1.45" table:style-name="ce1">
            <text:p>1.4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3.9800000000000002E-2" table:style-name="ce1">
            <text:p>0.0398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.5" table:style-name="ce1">
            <text:p>1.5</text:p>
          </table:table-cell>
          <table:table-cell office:value-type="float" office:value="1.4" table:style-name="ce1">
            <text:p>1.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number-columns-repeated="2" table:style-name="ce1"/>
          <table:table-cell office:value-type="string" table:style-name="ce1">
            <text:p>SSJ-new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0200000000000001" table:style-name="ce1">
            <text:p>0.202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155" table:style-name="ce1">
            <text:p>0.155</text:p>
          </table:table-cell>
          <table:table-cell office:value-type="float" office:value="1.39" table:style-name="ce1">
            <text:p>1.39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16" table:formula="of:=[.F26]+([.$F$35]-[.$F$25])" table:style-name="ce1">
            <text:p>0.216</text:p>
          </table:table-cell>
          <table:table-cell office:value-type="float" office:value="1.48" table:style-name="ce1">
            <text:p>1.4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34]^2)/[.D33]" table:style-name="ce1">
            <text:p>10.50521026</text:p>
          </table:table-cell>
          <table:table-cell table:style-name="ce1"/>
          <table:table-cell office:value-type="float" office:value="0.27600000000000002" table:formula="of:=[.F27]+([.$F$35]-[.$F$25])" table:style-name="ce1">
            <text:p>0.276</text:p>
          </table:table-cell>
          <table:table-cell office:value-type="float" office:value="1.76" table:style-name="ce1">
            <text:p>1.7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0599999999999994" table:formula="of:=[.F28]+([.$F$35]-[.$F$25])" table:style-name="ce1">
            <text:p>0.306</text:p>
          </table:table-cell>
          <table:table-cell office:value-type="float" office:value="1.75" table:style-name="ce1">
            <text:p>1.75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3599999999999997" table:formula="of:=[.F29]+([.$F$35]-[.$F$25])" table:style-name="ce1">
            <text:p>0.336</text:p>
          </table:table-cell>
          <table:table-cell office:value-type="float" office:value="1.6" table:style-name="ce1">
            <text:p>1.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51600000000000001" table:formula="of:=[.F30]+([.$F$35]-[.$F$25])" table:style-name="ce1">
            <text:p>0.516</text:p>
          </table:table-cell>
          <table:table-cell office:value-type="float" office:value="1.5" table:style-name="ce1">
            <text:p>1.5</text:p>
          </table:table-cell>
          <table:table-cell table:number-columns-repeated="16377"/>
        </table:table-row>
        <table:table-row table:number-rows-repeated="1048536" table:style-name="ro1">
          <table:table-cell table:number-columns-repeated="16384"/>
        </table:table-row>
      </table:table>
      <table:table table:name="New_CL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l non</text:p>
          </table:table-cell>
          <table:table-cell table:number-columns-repeated="1638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1.389" table:style-name="ce1">
            <text:p>-1.389</text:p>
          </table:table-cell>
          <table:table-cell office:value-type="float" office:value="-1.389" table:style-name="ce1">
            <text:p>-1.389</text:p>
          </table:table-cell>
          <table:table-cell table:number-columns-repeated="16381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0.87" table:style-name="ce1">
            <text:p>-0.87</text:p>
          </table:table-cell>
          <table:table-cell office:value-type="float" office:value="-0.87" table:style-name="ce1">
            <text:p>-0.8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556051403267309" table:style-name="ce1">
            <text:p>0.15560514</text:p>
          </table:table-cell>
          <table:table-cell table:number-columns-repeated="16381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0.38" table:style-name="ce1">
            <text:p>0.38</text:p>
          </table:table-cell>
          <table:table-cell office:value-type="float" office:value="0.33014739959433997" table:style-name="ce1">
            <text:p>0.3301474</text:p>
          </table:table-cell>
          <table:table-cell table:number-columns-repeated="16381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0.62" table:style-name="ce1">
            <text:p>0.62</text:p>
          </table:table-cell>
          <table:table-cell office:value-type="float" office:value="0.5525401997650381" table:style-name="ce1">
            <text:p>0.5525402</text:p>
          </table:table-cell>
          <table:table-cell table:number-columns-repeated="16381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0.82175604553497905" table:style-name="ce1">
            <text:p>0.821756046</text:p>
          </table:table-cell>
          <table:table-cell table:number-columns-repeated="1638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0491346874393486" table:style-name="ce1">
            <text:p>1.049134687</text:p>
          </table:table-cell>
          <table:table-cell table:number-columns-repeated="1638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.58" table:style-name="ce1">
            <text:p>1.58</text:p>
          </table:table-cell>
          <table:table-cell office:value-type="float" office:value="1.4824426303546101" table:style-name="ce1">
            <text:p>1.48244263</text:p>
          </table:table-cell>
          <table:table-cell table:number-columns-repeated="1638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.79" table:style-name="ce1">
            <text:p>1.79</text:p>
          </table:table-cell>
          <table:table-cell office:value-type="float" office:value="1.79" table:style-name="ce1">
            <text:p>1.79</text:p>
          </table:table-cell>
          <table:table-cell table:number-columns-repeated="1638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.875" table:style-name="ce1">
            <text:p>1.875</text:p>
          </table:table-cell>
          <table:table-cell office:value-type="float" office:value="1.875" table:style-name="ce1">
            <text:p>1.875</text:p>
          </table:table-cell>
          <table:table-cell table:number-columns-repeated="1638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table:number-columns-repeated="1638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1.68" table:style-name="ce1">
            <text:p>1.68</text:p>
          </table:table-cell>
          <table:table-cell office:value-type="float" office:value="1.68" table:style-name="ce1">
            <text:p>1.68</text:p>
          </table:table-cell>
          <table:table-cell table:number-columns-repeated="1638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0.79249999999999998" table:style-name="ce1">
            <text:p>0.7925</text:p>
          </table:table-cell>
          <table:table-cell table:number-columns-repeated="1638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N1_Thrus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16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1741000000000003E-2" table:style-name="ce1">
            <text:p>0.091741</text:p>
          </table:table-cell>
          <table:table-cell office:value-type="float" office:value="5.7020000000000001E-2" table:style-name="ce1">
            <text:p>0.05702</text:p>
          </table:table-cell>
          <table:table-cell office:value-type="float" office:value="3.1529000000000001E-2" table:style-name="ce1">
            <text:p>0.031529</text:p>
          </table:table-cell>
          <table:table-cell office:value-type="float" office:value="1.4095999999999999E-2" table:style-name="ce1">
            <text:p>0.014096</text:p>
          </table:table-cell>
          <table:table-cell office:value-type="float" office:value="-1.7284000000000001E-2" table:style-name="ce1">
            <text:p>-0.017284</text:p>
          </table:table-cell>
          <table:table-cell office:value-type="float" office:value="-3.7283999999999998E-2" table:style-name="ce1">
            <text:p>-0.037284</text:p>
          </table:table-cell>
          <table:table-cell office:value-type="float" office:value="-5.7077000000000003E-2" table:style-name="ce1">
            <text:p>-0.057077</text:p>
          </table:table-cell>
          <table:table-cell office:value-type="float" office:value="-0.205841" table:style-name="ce1">
            <text:p>-0.205841</text:p>
          </table:table-cell>
          <table:table-cell office:value-type="float" office:value="-0.31539899999999998" table:style-name="ce1">
            <text:p>-0.315399</text:p>
          </table:table-cell>
          <table:table-cell office:value-type="float" office:value="-0.48871700000000001" table:style-name="ce1">
            <text:p>-0.48871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0.67846153846153856" table:formula="of:=[.O5]-([.O$18]-[.O$5])/13" table:style-name="ce1">
            <text:p>0.678461538</text:p>
          </table:table-cell>
          <table:table-cell office:value-type="float" office:value="0.74362637362637374" table:formula="of:=[.P5]-([.P$18]-[.P$5])/13" table:style-name="ce1">
            <text:p>0.743626374</text:p>
          </table:table-cell>
          <table:table-cell office:value-type="float" office:value="0.80879120879120892" table:formula="of:=[.Q5]-([.Q$18]-[.Q$5])/13" table:style-name="ce1">
            <text:p>0.808791209</text:p>
          </table:table-cell>
          <table:table-cell office:value-type="float" office:value="0.8739560439560442" table:formula="of:=[.R5]-([.R$18]-[.R$5])/13" table:style-name="ce1">
            <text:p>0.873956044</text:p>
          </table:table-cell>
          <table:table-cell office:value-type="float" office:value="0.93912087912087938" table:formula="of:=[.S5]-([.S$18]-[.S$5])/13" table:style-name="ce1">
            <text:p>0.939120879</text:p>
          </table:table-cell>
          <table:table-cell office:value-type="float" office:value="1.0042857142857147" table:formula="of:=[.T5]-([.T$18]-[.T$5])/13" table:style-name="ce1">
            <text:p>1.004285714</text:p>
          </table:table-cell>
          <table:table-cell office:value-type="float" office:value="1.0502197802197806" table:formula="of:=[.U5]-([.U$18]-[.U$5])/13" table:style-name="ce1">
            <text:p>1.05021978</text:p>
          </table:table-cell>
          <table:table-cell office:value-type="float" office:value="1" table:style-name="ce1">
            <text:p>1</text:p>
          </table:table-cell>
          <table:table-cell office:value-type="float" office:value="1.0459340659340661" table:formula="of:=[.W5]-([.W$18]-[.W$5])/13" table:style-name="ce1">
            <text:p>1.045934066</text:p>
          </table:table-cell>
          <table:table-cell office:value-type="float" office:value="1.091868131868132" table:formula="of:=[.X5]-([.X$18]-[.X$5])/13" table:style-name="ce1">
            <text:p>1.091868132</text:p>
          </table:table-cell>
          <table:table-cell table:number-columns-repeated="1636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4280999999999999" table:style-name="ce1">
            <text:p>0.14281</text:p>
          </table:table-cell>
          <table:table-cell office:value-type="float" office:value="7.2215000000000001E-2" table:style-name="ce1">
            <text:p>0.072215</text:p>
          </table:table-cell>
          <table:table-cell office:value-type="float" office:value="3.8025999999999997E-2" table:style-name="ce1">
            <text:p>0.038026</text:p>
          </table:table-cell>
          <table:table-cell office:value-type="float" office:value="2.0403999999999999E-2" table:style-name="ce1">
            <text:p>0.020404</text:p>
          </table:table-cell>
          <table:table-cell office:value-type="float" office:value="-9.5930000000000008E-3" table:style-name="ce1">
            <text:p>-0.009593</text:p>
          </table:table-cell>
          <table:table-cell office:value-type="float" office:value="-2.6571000000000001E-2" table:style-name="ce1">
            <text:p>-0.026571</text:p>
          </table:table-cell>
          <table:table-cell office:value-type="float" office:value="-2.4556000000000001E-2" table:style-name="ce1">
            <text:p>-0.024556</text:p>
          </table:table-cell>
          <table:table-cell office:value-type="float" office:value="-0.15132799999999999" table:style-name="ce1">
            <text:p>-0.151328</text:p>
          </table:table-cell>
          <table:table-cell office:value-type="float" office:value="-0.266204" table:style-name="ce1">
            <text:p>-0.266204</text:p>
          </table:table-cell>
          <table:table-cell office:value-type="float" office:value="-0.43902799999999997" table:style-name="ce1">
            <text:p>-0.43902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0.68" table:style-name="ce1">
            <text:p>0.68</text:p>
          </table:table-cell>
          <table:table-cell office:value-type="float" office:value="0.74357142857142866" table:formula="of:=[.O5]+([.$I$25]-[.$B$25])/7" table:style-name="ce1">
            <text:p>0.743571429</text:p>
          </table:table-cell>
          <table:table-cell office:value-type="float" office:value="0.80714285714285727" table:formula="of:=[.P5]+([.$I$25]-[.$B$25])/7" table:style-name="ce1">
            <text:p>0.807142857</text:p>
          </table:table-cell>
          <table:table-cell office:value-type="float" office:value="0.87071428571428588" table:formula="of:=[.Q5]+([.$I$25]-[.$B$25])/7" table:style-name="ce1">
            <text:p>0.870714286</text:p>
          </table:table-cell>
          <table:table-cell office:value-type="float" office:value="0.9342857142857145" table:formula="of:=[.R5]+([.$I$25]-[.$B$25])/7" table:style-name="ce1">
            <text:p>0.934285714</text:p>
          </table:table-cell>
          <table:table-cell office:value-type="float" office:value="0.99785714285714311" table:formula="of:=[.S5]+([.$I$25]-[.$B$25])/7" table:style-name="ce1">
            <text:p>0.997857143</text:p>
          </table:table-cell>
          <table:table-cell office:value-type="float" office:value="1.0435714285714288" table:formula="of:=[.T5]+([.$V$5]-[.$O$5])/7" table:style-name="ce1">
            <text:p>1.043571429</text:p>
          </table:table-cell>
          <table:table-cell office:value-type="float" office:value="1" table:style-name="ce1">
            <text:p>1</text:p>
          </table:table-cell>
          <table:table-cell office:value-type="float" office:value="1.0457142857142858" table:formula="of:=[.V5]+([.$V$5]-[.$O$5])/7" table:style-name="ce1">
            <text:p>1.045714286</text:p>
          </table:table-cell>
          <table:table-cell office:value-type="float" office:value="1.0914285714285716" table:formula="of:=[.W5]+([.$V$5]-[.$O$5])/7" table:style-name="ce1">
            <text:p>1.091428571</text:p>
          </table:table-cell>
          <table:table-cell table:number-columns-repeated="1636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8983700000000001" table:style-name="ce1">
            <text:p>0.189837</text:p>
          </table:table-cell>
          <table:table-cell office:value-type="float" office:value="8.2322000000000006E-2" table:style-name="ce1">
            <text:p>0.082322</text:p>
          </table:table-cell>
          <table:table-cell office:value-type="float" office:value="4.2049999999999997E-2" table:style-name="ce1">
            <text:p>0.04205</text:p>
          </table:table-cell>
          <table:table-cell office:value-type="float" office:value="2.6748000000000001E-2" table:style-name="ce1">
            <text:p>0.026748</text:p>
          </table:table-cell>
          <table:table-cell office:value-type="float" office:value="1.7389000000000002E-2" table:style-name="ce1">
            <text:p>0.017389</text:p>
          </table:table-cell>
          <table:table-cell office:value-type="float" office:value="3.9899999999999996E-3" table:style-name="ce1">
            <text:p>0.00399</text:p>
          </table:table-cell>
          <table:table-cell office:value-type="float" office:value="-2.6921E-2" table:style-name="ce1">
            <text:p>-0.026921</text:p>
          </table:table-cell>
          <table:table-cell office:value-type="float" office:value="-5.6814000000000003E-2" table:style-name="ce1">
            <text:p>-0.056814</text:p>
          </table:table-cell>
          <table:table-cell office:value-type="float" office:value="-8.1946000000000005E-2" table:style-name="ce1">
            <text:p>-0.081946</text:p>
          </table:table-cell>
          <table:table-cell office:value-type="float" office:value="-0.36939100000000002" table:style-name="ce1">
            <text:p>-0.369391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0.68153846153846154" table:formula="of:=[.O5]+([.O$18]-[.O$5])/13" table:style-name="ce1">
            <text:p>0.681538462</text:p>
          </table:table-cell>
          <table:table-cell office:value-type="float" office:value="0.74351648351648358" table:formula="of:=[.P5]+([.P$18]-[.P$5])/13" table:style-name="ce1">
            <text:p>0.743516484</text:p>
          </table:table-cell>
          <table:table-cell office:value-type="float" office:value="0.80549450549450563" table:formula="of:=[.Q5]+([.Q$18]-[.Q$5])/13" table:style-name="ce1">
            <text:p>0.805494505</text:p>
          </table:table-cell>
          <table:table-cell office:value-type="float" office:value="0.86747252747252757" table:formula="of:=[.R5]+([.R$18]-[.R$5])/13" table:style-name="ce1">
            <text:p>0.867472527</text:p>
          </table:table-cell>
          <table:table-cell office:value-type="float" office:value="0.92945054945054961" table:formula="of:=[.S5]+([.S$18]-[.S$5])/13" table:style-name="ce1">
            <text:p>0.929450549</text:p>
          </table:table-cell>
          <table:table-cell office:value-type="float" office:value="0.99142857142857166" table:formula="of:=[.T5]+([.T$18]-[.T$5])/13" table:style-name="ce1">
            <text:p>0.991428571</text:p>
          </table:table-cell>
          <table:table-cell office:value-type="float" office:value="1.0369230769230771" table:formula="of:=[.U5]+([.U$18]-[.U$5])/13" table:style-name="ce1">
            <text:p>1.036923077</text:p>
          </table:table-cell>
          <table:table-cell office:value-type="float" office:value="1" table:style-name="ce1">
            <text:p>1</text:p>
          </table:table-cell>
          <table:table-cell office:value-type="float" office:value="1.0454945054945055" table:formula="of:=[.W5]+([.W$18]-[.W$5])/13" table:style-name="ce1">
            <text:p>1.045494505</text:p>
          </table:table-cell>
          <table:table-cell office:value-type="float" office:value="1.0909890109890112" table:formula="of:=[.X5]+([.X$18]-[.X$5])/13" table:style-name="ce1">
            <text:p>1.090989011</text:p>
          </table:table-cell>
          <table:table-cell table:number-columns-repeated="1636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26220700000000002" table:style-name="ce1">
            <text:p>0.262207</text:p>
          </table:table-cell>
          <table:table-cell office:value-type="float" office:value="0.12604699999999999" table:style-name="ce1">
            <text:p>0.126047</text:p>
          </table:table-cell>
          <table:table-cell office:value-type="float" office:value="7.7205999999999997E-2" table:style-name="ce1">
            <text:p>0.077206</text:p>
          </table:table-cell>
          <table:table-cell office:value-type="float" office:value="4.5920999999999997E-2" table:style-name="ce1">
            <text:p>0.045921</text:p>
          </table:table-cell>
          <table:table-cell office:value-type="float" office:value="2.4719000000000001E-2" table:style-name="ce1">
            <text:p>0.024719</text:p>
          </table:table-cell>
          <table:table-cell office:value-type="float" office:value="6.0619999999999997E-3" table:style-name="ce1">
            <text:p>0.006062</text:p>
          </table:table-cell>
          <table:table-cell office:value-type="float" office:value="-2.8121000000000001E-3" table:style-name="ce1">
            <text:p>-0.0028121</text:p>
          </table:table-cell>
          <table:table-cell office:value-type="float" office:value="-2.2800000000000001E-2" table:style-name="ce1">
            <text:p>-0.0228</text:p>
          </table:table-cell>
          <table:table-cell office:value-type="float" office:value="-6.9720000000000004E-2" table:style-name="ce1">
            <text:p>-0.06972</text:p>
          </table:table-cell>
          <table:table-cell office:value-type="float" office:value="-0.29363099999999998" table:style-name="ce1">
            <text:p>-0.293631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0.68307692307692303" table:formula="of:=[.O6]+([.O$18]-[.O$5])/13" table:style-name="ce1">
            <text:p>0.683076923</text:p>
          </table:table-cell>
          <table:table-cell office:value-type="float" office:value="0.74346153846153851" table:formula="of:=[.P6]+([.P$18]-[.P$5])/13" table:style-name="ce1">
            <text:p>0.743461538</text:p>
          </table:table-cell>
          <table:table-cell office:value-type="float" office:value="0.80384615384615399" table:formula="of:=[.Q6]+([.Q$18]-[.Q$5])/13" table:style-name="ce1">
            <text:p>0.803846154</text:p>
          </table:table-cell>
          <table:table-cell office:value-type="float" office:value="0.86423076923076925" table:formula="of:=[.R6]+([.R$18]-[.R$5])/13" table:style-name="ce1">
            <text:p>0.864230769</text:p>
          </table:table-cell>
          <table:table-cell office:value-type="float" office:value="0.92461538461538473" table:formula="of:=[.S6]+([.S$18]-[.S$5])/13" table:style-name="ce1">
            <text:p>0.924615385</text:p>
          </table:table-cell>
          <table:table-cell office:value-type="float" office:value="0.98500000000000021" table:formula="of:=[.T6]+([.T$18]-[.T$5])/13" table:style-name="ce1">
            <text:p>0.985</text:p>
          </table:table-cell>
          <table:table-cell office:value-type="float" office:value="1.0302747252747253" table:formula="of:=[.U6]+([.U$18]-[.U$5])/13" table:style-name="ce1">
            <text:p>1.030274725</text:p>
          </table:table-cell>
          <table:table-cell office:value-type="float" office:value="1" table:style-name="ce1">
            <text:p>1</text:p>
          </table:table-cell>
          <table:table-cell office:value-type="float" office:value="1.0452747252747252" table:formula="of:=[.W6]+([.W$18]-[.W$5])/13" table:style-name="ce1">
            <text:p>1.045274725</text:p>
          </table:table-cell>
          <table:table-cell office:value-type="float" office:value="1.0905494505494508" table:formula="of:=[.X6]+([.X$18]-[.X$5])/13" table:style-name="ce1">
            <text:p>1.090549451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33023000000000002" table:style-name="ce1">
            <text:p>0.33023</text:p>
          </table:table-cell>
          <table:table-cell office:value-type="float" office:value="0.16275700000000001" table:style-name="ce1">
            <text:p>0.162757</text:p>
          </table:table-cell>
          <table:table-cell office:value-type="float" office:value="0.124088" table:style-name="ce1">
            <text:p>0.124088</text:p>
          </table:table-cell>
          <table:table-cell office:value-type="float" office:value="6.9579000000000002E-2" table:style-name="ce1">
            <text:p>0.069579</text:p>
          </table:table-cell>
          <table:table-cell office:value-type="float" office:value="5.7904999999999998E-2" table:style-name="ce1">
            <text:p>0.057905</text:p>
          </table:table-cell>
          <table:table-cell office:value-type="float" office:value="4.9620999999999998E-2" table:style-name="ce1">
            <text:p>0.049621</text:p>
          </table:table-cell>
          <table:table-cell office:value-type="float" office:value="2.9790000000000001E-2" table:style-name="ce1">
            <text:p>0.02979</text:p>
          </table:table-cell>
          <table:table-cell office:value-type="float" office:value="5.4283999999999999E-2" table:style-name="ce1">
            <text:p>0.054284</text:p>
          </table:table-cell>
          <table:table-cell office:value-type="float" office:value="5.4218000000000002E-2" table:style-name="ce1">
            <text:p>0.054218</text:p>
          </table:table-cell>
          <table:table-cell office:value-type="float" office:value="-0.22062999999999999" table:style-name="ce1">
            <text:p>-0.22063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0.68461538461538451" table:formula="of:=[.O7]+([.O$18]-[.O$5])/13" table:style-name="ce1">
            <text:p>0.684615385</text:p>
          </table:table-cell>
          <table:table-cell office:value-type="float" office:value="0.74340659340659343" table:formula="of:=[.P7]+([.P$18]-[.P$5])/13" table:style-name="ce1">
            <text:p>0.743406593</text:p>
          </table:table-cell>
          <table:table-cell office:value-type="float" office:value="0.80219780219780235" table:formula="of:=[.Q7]+([.Q$18]-[.Q$5])/13" table:style-name="ce1">
            <text:p>0.802197802</text:p>
          </table:table-cell>
          <table:table-cell office:value-type="float" office:value="0.86098901098901093" table:formula="of:=[.R7]+([.R$18]-[.R$5])/13" table:style-name="ce1">
            <text:p>0.860989011</text:p>
          </table:table-cell>
          <table:table-cell office:value-type="float" office:value="0.91978021978021984" table:formula="of:=[.S7]+([.S$18]-[.S$5])/13" table:style-name="ce1">
            <text:p>0.91978022</text:p>
          </table:table-cell>
          <table:table-cell office:value-type="float" office:value="0.97857142857142876" table:formula="of:=[.T7]+([.T$18]-[.T$5])/13" table:style-name="ce1">
            <text:p>0.978571429</text:p>
          </table:table-cell>
          <table:table-cell office:value-type="float" office:value="1.0236263736263735" table:formula="of:=[.U7]+([.U$18]-[.U$5])/13" table:style-name="ce1">
            <text:p>1.023626374</text:p>
          </table:table-cell>
          <table:table-cell office:value-type="float" office:value="1" table:style-name="ce1">
            <text:p>1</text:p>
          </table:table-cell>
          <table:table-cell office:value-type="float" office:value="1.0450549450549449" table:formula="of:=[.W7]+([.W$18]-[.W$5])/13" table:style-name="ce1">
            <text:p>1.045054945</text:p>
          </table:table-cell>
          <table:table-cell office:value-type="float" office:value="1.0901098901098905" table:formula="of:=[.X7]+([.X$18]-[.X$5])/13" table:style-name="ce1">
            <text:p>1.09010989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393293" table:style-name="ce1">
            <text:p>0.393293</text:p>
          </table:table-cell>
          <table:table-cell office:value-type="float" office:value="0.25009599999999998" table:style-name="ce1">
            <text:p>0.250096</text:p>
          </table:table-cell>
          <table:table-cell office:value-type="float" office:value="0.15670700000000001" table:style-name="ce1">
            <text:p>0.156707</text:p>
          </table:table-cell>
          <table:table-cell office:value-type="float" office:value="0.11241900000000001" table:style-name="ce1">
            <text:p>0.112419</text:p>
          </table:table-cell>
          <table:table-cell office:value-type="float" office:value="9.1417999999999999E-2" table:style-name="ce1">
            <text:p>0.091418</text:p>
          </table:table-cell>
          <table:table-cell office:value-type="float" office:value="7.6757000000000006E-2" table:style-name="ce1">
            <text:p>0.076757</text:p>
          </table:table-cell>
          <table:table-cell office:value-type="float" office:value="5.6090000000000001E-2" table:style-name="ce1">
            <text:p>0.05609</text:p>
          </table:table-cell>
          <table:table-cell office:value-type="float" office:value="1.8509000000000001E-2" table:style-name="ce1">
            <text:p>0.018509</text:p>
          </table:table-cell>
          <table:table-cell office:value-type="float" office:value="-5.7520000000000002E-2" table:style-name="ce1">
            <text:p>-0.05752</text:p>
          </table:table-cell>
          <table:table-cell office:value-type="float" office:value="-0.15512000000000001" table:style-name="ce1">
            <text:p>-0.15512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0.686153846153846" table:formula="of:=[.O8]+([.O$18]-[.O$5])/13" table:style-name="ce1">
            <text:p>0.686153846</text:p>
          </table:table-cell>
          <table:table-cell office:value-type="float" office:value="0.74335164835164835" table:formula="of:=[.P8]+([.P$18]-[.P$5])/13" table:style-name="ce1">
            <text:p>0.743351648</text:p>
          </table:table-cell>
          <table:table-cell office:value-type="float" office:value="0.8005494505494507" table:formula="of:=[.Q8]+([.Q$18]-[.Q$5])/13" table:style-name="ce1">
            <text:p>0.800549451</text:p>
          </table:table-cell>
          <table:table-cell office:value-type="float" office:value="0.85774725274725261" table:formula="of:=[.R8]+([.R$18]-[.R$5])/13" table:style-name="ce1">
            <text:p>0.857747253</text:p>
          </table:table-cell>
          <table:table-cell office:value-type="float" office:value="0.91494505494505496" table:formula="of:=[.S8]+([.S$18]-[.S$5])/13" table:style-name="ce1">
            <text:p>0.914945055</text:p>
          </table:table-cell>
          <table:table-cell office:value-type="float" office:value="0.97214285714285731" table:formula="of:=[.T8]+([.T$18]-[.T$5])/13" table:style-name="ce1">
            <text:p>0.972142857</text:p>
          </table:table-cell>
          <table:table-cell office:value-type="float" office:value="1.0169780219780218" table:formula="of:=[.U8]+([.U$18]-[.U$5])/13" table:style-name="ce1">
            <text:p>1.016978022</text:p>
          </table:table-cell>
          <table:table-cell office:value-type="float" office:value="1" table:style-name="ce1">
            <text:p>1</text:p>
          </table:table-cell>
          <table:table-cell office:value-type="float" office:value="1.0448351648351646" table:formula="of:=[.W8]+([.W$18]-[.W$5])/13" table:style-name="ce1">
            <text:p>1.044835165</text:p>
          </table:table-cell>
          <table:table-cell office:value-type="float" office:value="1.0896703296703301" table:formula="of:=[.X8]+([.X$18]-[.X$5])/13" table:style-name="ce1">
            <text:p>1.08967033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45233699999999999" table:style-name="ce1">
            <text:p>0.452337</text:p>
          </table:table-cell>
          <table:table-cell office:value-type="float" office:value="0.31106600000000001" table:style-name="ce1">
            <text:p>0.311066</text:p>
          </table:table-cell>
          <table:table-cell office:value-type="float" office:value="0.21135300000000001" table:style-name="ce1">
            <text:p>0.211353</text:p>
          </table:table-cell>
          <table:table-cell office:value-type="float" office:value="0.15817400000000001" table:style-name="ce1">
            <text:p>0.158174</text:p>
          </table:table-cell>
          <table:table-cell office:value-type="float" office:value="0.12742899999999999" table:style-name="ce1">
            <text:p>0.127429</text:p>
          </table:table-cell>
          <table:table-cell office:value-type="float" office:value="0.10491499999999999" table:style-name="ce1">
            <text:p>0.104915</text:p>
          </table:table-cell>
          <table:table-cell office:value-type="float" office:value="8.1170999999999993E-2" table:style-name="ce1">
            <text:p>0.081171</text:p>
          </table:table-cell>
          <table:table-cell office:value-type="float" office:value="4.7419000000000003E-2" table:style-name="ce1">
            <text:p>0.047419</text:p>
          </table:table-cell>
          <table:table-cell office:value-type="float" office:value="-7.3990000000000002E-3" table:style-name="ce1">
            <text:p>-0.007399</text:p>
          </table:table-cell>
          <table:table-cell office:value-type="float" office:value="-9.8474000000000006E-2" table:style-name="ce1">
            <text:p>-0.098474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0.68769230769230749" table:formula="of:=[.O9]+([.O$18]-[.O$5])/13" table:style-name="ce1">
            <text:p>0.687692308</text:p>
          </table:table-cell>
          <table:table-cell office:value-type="float" office:value="0.74329670329670328" table:formula="of:=[.P9]+([.P$18]-[.P$5])/13" table:style-name="ce1">
            <text:p>0.743296703</text:p>
          </table:table-cell>
          <table:table-cell office:value-type="float" office:value="0.79890109890109906" table:formula="of:=[.Q9]+([.Q$18]-[.Q$5])/13" table:style-name="ce1">
            <text:p>0.798901099</text:p>
          </table:table-cell>
          <table:table-cell office:value-type="float" office:value="0.85450549450549429" table:formula="of:=[.R9]+([.R$18]-[.R$5])/13" table:style-name="ce1">
            <text:p>0.854505495</text:p>
          </table:table-cell>
          <table:table-cell office:value-type="float" office:value="0.91010989010989007" table:formula="of:=[.S9]+([.S$18]-[.S$5])/13" table:style-name="ce1">
            <text:p>0.91010989</text:p>
          </table:table-cell>
          <table:table-cell office:value-type="float" office:value="0.96571428571428586" table:formula="of:=[.T9]+([.T$18]-[.T$5])/13" table:style-name="ce1">
            <text:p>0.965714286</text:p>
          </table:table-cell>
          <table:table-cell office:value-type="float" office:value="1.01032967032967" table:formula="of:=[.U9]+([.U$18]-[.U$5])/13" table:style-name="ce1">
            <text:p>1.01032967</text:p>
          </table:table-cell>
          <table:table-cell office:value-type="float" office:value="1" table:style-name="ce1">
            <text:p>1</text:p>
          </table:table-cell>
          <table:table-cell office:value-type="float" office:value="1.0446153846153843" table:formula="of:=[.W9]+([.W$18]-[.W$5])/13" table:style-name="ce1">
            <text:p>1.044615385</text:p>
          </table:table-cell>
          <table:table-cell office:value-type="float" office:value="1.0892307692307697" table:formula="of:=[.X9]+([.X$18]-[.X$5])/13" table:style-name="ce1">
            <text:p>1.089230769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50946800000000003" table:style-name="ce1">
            <text:p>0.509468</text:p>
          </table:table-cell>
          <table:table-cell office:value-type="float" office:value="0.37356800000000001" table:style-name="ce1">
            <text:p>0.373568</text:p>
          </table:table-cell>
          <table:table-cell office:value-type="float" office:value="0.26996100000000001" table:style-name="ce1">
            <text:p>0.269961</text:p>
          </table:table-cell>
          <table:table-cell office:value-type="float" office:value="0.20910599999999999" table:style-name="ce1">
            <text:p>0.209106</text:p>
          </table:table-cell>
          <table:table-cell office:value-type="float" office:value="0.16864999999999999" table:style-name="ce1">
            <text:p>0.16865</text:p>
          </table:table-cell>
          <table:table-cell office:value-type="float" office:value="0.13722300000000001" table:style-name="ce1">
            <text:p>0.137223</text:p>
          </table:table-cell>
          <table:table-cell office:value-type="float" office:value="0.10838299999999999" table:style-name="ce1">
            <text:p>0.108383</text:p>
          </table:table-cell>
          <table:table-cell office:value-type="float" office:value="7.5660000000000005E-2" table:style-name="ce1">
            <text:p>0.07566</text:p>
          </table:table-cell>
          <table:table-cell office:value-type="float" office:value="2.8704E-2" table:style-name="ce1">
            <text:p>0.028704</text:p>
          </table:table-cell>
          <table:table-cell office:value-type="float" office:value="-4.9468999999999999E-2" table:style-name="ce1">
            <text:p>-0.049469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float" office:value="0.68923076923076898" table:formula="of:=[.O10]+([.O$18]-[.O$5])/13" table:style-name="ce1">
            <text:p>0.689230769</text:p>
          </table:table-cell>
          <table:table-cell office:value-type="float" office:value="0.7432417582417582" table:formula="of:=[.P10]+([.P$18]-[.P$5])/13" table:style-name="ce1">
            <text:p>0.743241758</text:p>
          </table:table-cell>
          <table:table-cell office:value-type="float" office:value="0.79725274725274742" table:formula="of:=[.Q10]+([.Q$18]-[.Q$5])/13" table:style-name="ce1">
            <text:p>0.797252747</text:p>
          </table:table-cell>
          <table:table-cell office:value-type="float" office:value="0.85126373626373597" table:formula="of:=[.R10]+([.R$18]-[.R$5])/13" table:style-name="ce1">
            <text:p>0.851263736</text:p>
          </table:table-cell>
          <table:table-cell office:value-type="float" office:value="0.90527472527472519" table:formula="of:=[.S10]+([.S$18]-[.S$5])/13" table:style-name="ce1">
            <text:p>0.905274725</text:p>
          </table:table-cell>
          <table:table-cell office:value-type="float" office:value="0.95928571428571441" table:formula="of:=[.T10]+([.T$18]-[.T$5])/13" table:style-name="ce1">
            <text:p>0.959285714</text:p>
          </table:table-cell>
          <table:table-cell office:value-type="float" office:value="1.0036813186813183" table:formula="of:=[.U10]+([.U$18]-[.U$5])/13" table:style-name="ce1">
            <text:p>1.003681319</text:p>
          </table:table-cell>
          <table:table-cell office:value-type="float" office:value="1" table:style-name="ce1">
            <text:p>1</text:p>
          </table:table-cell>
          <table:table-cell office:value-type="float" office:value="1.044395604395604" table:formula="of:=[.W10]+([.W$18]-[.W$5])/13" table:style-name="ce1">
            <text:p>1.044395604</text:p>
          </table:table-cell>
          <table:table-cell office:value-type="float" office:value="1.0887912087912093" table:formula="of:=[.X10]+([.X$18]-[.X$5])/13" table:style-name="ce1">
            <text:p>1.088791209</text:p>
          </table:table-cell>
          <table:table-cell table:number-columns-repeated="1636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9461399999999998" table:style-name="ce1">
            <text:p>0.594614</text:p>
          </table:table-cell>
          <table:table-cell office:value-type="float" office:value="0.43995499999999998" table:style-name="ce1">
            <text:p>0.439955</text:p>
          </table:table-cell>
          <table:table-cell office:value-type="float" office:value="0.33462900000000001" table:style-name="ce1">
            <text:p>0.334629</text:p>
          </table:table-cell>
          <table:table-cell office:value-type="float" office:value="0.26747700000000002" table:style-name="ce1">
            <text:p>0.267477</text:p>
          </table:table-cell>
          <table:table-cell office:value-type="float" office:value="0.21777299999999999" table:style-name="ce1">
            <text:p>0.217773</text:p>
          </table:table-cell>
          <table:table-cell office:value-type="float" office:value="0.176899" table:style-name="ce1">
            <text:p>0.176899</text:p>
          </table:table-cell>
          <table:table-cell office:value-type="float" office:value="0.141404" table:style-name="ce1">
            <text:p>0.141404</text:p>
          </table:table-cell>
          <table:table-cell office:value-type="float" office:value="0.10714799999999999" table:style-name="ce1">
            <text:p>0.107148</text:p>
          </table:table-cell>
          <table:table-cell office:value-type="float" office:value="6.4556000000000002E-2" table:style-name="ce1">
            <text:p>0.064556</text:p>
          </table:table-cell>
          <table:table-cell office:value-type="float" office:value="-5.0359999999999997E-3" table:style-name="ce1">
            <text:p>-0.005036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float" office:value="0.69076923076923047" table:formula="of:=[.O11]+([.O$18]-[.O$5])/13" table:style-name="ce1">
            <text:p>0.690769231</text:p>
          </table:table-cell>
          <table:table-cell office:value-type="float" office:value="0.74318681318681312" table:formula="of:=[.P11]+([.P$18]-[.P$5])/13" table:style-name="ce1">
            <text:p>0.743186813</text:p>
          </table:table-cell>
          <table:table-cell office:value-type="float" office:value="0.79560439560439578" table:formula="of:=[.Q11]+([.Q$18]-[.Q$5])/13" table:style-name="ce1">
            <text:p>0.795604396</text:p>
          </table:table-cell>
          <table:table-cell office:value-type="float" office:value="0.84802197802197765" table:formula="of:=[.R11]+([.R$18]-[.R$5])/13" table:style-name="ce1">
            <text:p>0.848021978</text:p>
          </table:table-cell>
          <table:table-cell office:value-type="float" office:value="0.9004395604395603" table:formula="of:=[.S11]+([.S$18]-[.S$5])/13" table:style-name="ce1">
            <text:p>0.90043956</text:p>
          </table:table-cell>
          <table:table-cell office:value-type="float" office:value="0.95285714285714296" table:formula="of:=[.T11]+([.T$18]-[.T$5])/13" table:style-name="ce1">
            <text:p>0.952857143</text:p>
          </table:table-cell>
          <table:table-cell office:value-type="float" office:value="0.99703296703296662" table:formula="of:=[.U11]+([.U$18]-[.U$5])/13" table:style-name="ce1">
            <text:p>0.997032967</text:p>
          </table:table-cell>
          <table:table-cell office:value-type="float" office:value="1" table:style-name="ce1">
            <text:p>1</text:p>
          </table:table-cell>
          <table:table-cell office:value-type="float" office:value="1.0441758241758237" table:formula="of:=[.W11]+([.W$18]-[.W$5])/13" table:style-name="ce1">
            <text:p>1.044175824</text:p>
          </table:table-cell>
          <table:table-cell office:value-type="float" office:value="1.0883516483516489" table:formula="of:=[.X11]+([.X$18]-[.X$5])/13" table:style-name="ce1">
            <text:p>1.088351648</text:p>
          </table:table-cell>
          <table:table-cell table:number-columns-repeated="1636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6003500000000004" table:style-name="ce1">
            <text:p>0.660035</text:p>
          </table:table-cell>
          <table:table-cell office:value-type="float" office:value="0.51260399999999995" table:style-name="ce1">
            <text:p>0.512604</text:p>
          </table:table-cell>
          <table:table-cell office:value-type="float" office:value="0.40715099999999999" table:style-name="ce1">
            <text:p>0.407151</text:p>
          </table:table-cell>
          <table:table-cell office:value-type="float" office:value="0.33505499999999999" table:style-name="ce1">
            <text:p>0.335055</text:p>
          </table:table-cell>
          <table:table-cell office:value-type="float" office:value="0.27692800000000001" table:style-name="ce1">
            <text:p>0.276928</text:p>
          </table:table-cell>
          <table:table-cell office:value-type="float" office:value="0.22666900000000001" table:style-name="ce1">
            <text:p>0.226669</text:p>
          </table:table-cell>
          <table:table-cell office:value-type="float" office:value="0.18362700000000001" table:style-name="ce1">
            <text:p>0.183627</text:p>
          </table:table-cell>
          <table:table-cell office:value-type="float" office:value="0.14585000000000001" table:style-name="ce1">
            <text:p>0.14585</text:p>
          </table:table-cell>
          <table:table-cell office:value-type="float" office:value="0.10444100000000001" table:style-name="ce1">
            <text:p>0.104441</text:p>
          </table:table-cell>
          <table:table-cell office:value-type="float" office:value="3.9011999999999998E-2" table:style-name="ce1">
            <text:p>0.039012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office:value-type="float" office:value="0.69230769230769196" table:formula="of:=[.O12]+([.O$18]-[.O$5])/13" table:style-name="ce1">
            <text:p>0.692307692</text:p>
          </table:table-cell>
          <table:table-cell office:value-type="float" office:value="0.74313186813186805" table:formula="of:=[.P12]+([.P$18]-[.P$5])/13" table:style-name="ce1">
            <text:p>0.743131868</text:p>
          </table:table-cell>
          <table:table-cell office:value-type="float" office:value="0.79395604395604413" table:formula="of:=[.Q12]+([.Q$18]-[.Q$5])/13" table:style-name="ce1">
            <text:p>0.793956044</text:p>
          </table:table-cell>
          <table:table-cell office:value-type="float" office:value="0.84478021978021933" table:formula="of:=[.R12]+([.R$18]-[.R$5])/13" table:style-name="ce1">
            <text:p>0.84478022</text:p>
          </table:table-cell>
          <table:table-cell office:value-type="float" office:value="0.89560439560439542" table:formula="of:=[.S12]+([.S$18]-[.S$5])/13" table:style-name="ce1">
            <text:p>0.895604396</text:p>
          </table:table-cell>
          <table:table-cell office:value-type="float" office:value="0.94642857142857151" table:formula="of:=[.T12]+([.T$18]-[.T$5])/13" table:style-name="ce1">
            <text:p>0.946428571</text:p>
          </table:table-cell>
          <table:table-cell office:value-type="float" office:value="0.99038461538461497" table:formula="of:=[.U12]+([.U$18]-[.U$5])/13" table:style-name="ce1">
            <text:p>0.990384615</text:p>
          </table:table-cell>
          <table:table-cell office:value-type="float" office:value="1" table:style-name="ce1">
            <text:p>1</text:p>
          </table:table-cell>
          <table:table-cell office:value-type="float" office:value="1.0439560439560434" table:formula="of:=[.W12]+([.W$18]-[.W$5])/13" table:style-name="ce1">
            <text:p>1.043956044</text:p>
          </table:table-cell>
          <table:table-cell office:value-type="float" office:value="1.0879120879120885" table:formula="of:=[.X12]+([.X$18]-[.X$5])/13" table:style-name="ce1">
            <text:p>1.087912088</text:p>
          </table:table-cell>
          <table:table-cell table:number-columns-repeated="1636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73360099999999995" table:style-name="ce1">
            <text:p>0.733601</text:p>
          </table:table-cell>
          <table:table-cell office:value-type="float" office:value="0.59350599999999998" table:style-name="ce1">
            <text:p>0.593506</text:p>
          </table:table-cell>
          <table:table-cell office:value-type="float" office:value="0.48857099999999998" table:style-name="ce1">
            <text:p>0.488571</text:p>
          </table:table-cell>
          <table:table-cell office:value-type="float" office:value="0.41262300000000002" table:style-name="ce1">
            <text:p>0.412623</text:p>
          </table:table-cell>
          <table:table-cell office:value-type="float" office:value="0.347163" table:style-name="ce1">
            <text:p>0.347163</text:p>
          </table:table-cell>
          <table:table-cell office:value-type="float" office:value="0.28821000000000002" table:style-name="ce1">
            <text:p>0.28821</text:p>
          </table:table-cell>
          <table:table-cell office:value-type="float" office:value="0.23755899999999999" table:style-name="ce1">
            <text:p>0.237559</text:p>
          </table:table-cell>
          <table:table-cell office:value-type="float" office:value="0.19514200000000001" table:style-name="ce1">
            <text:p>0.195142</text:p>
          </table:table-cell>
          <table:table-cell office:value-type="float" office:value="0.15248500000000001" table:style-name="ce1">
            <text:p>0.152485</text:p>
          </table:table-cell>
          <table:table-cell office:value-type="float" office:value="8.7268999999999999E-2" table:style-name="ce1">
            <text:p>0.087269</text:p>
          </table:table-cell>
          <table:table-cell table:number-columns-repeated="2" table:style-name="ce1"/>
          <table:table-cell office:value-type="float" office:value="70" table:style-name="ce1">
            <text:p>70</text:p>
          </table:table-cell>
          <table:table-cell office:value-type="float" office:value="0.69384615384615345" table:formula="of:=[.O13]+([.O$18]-[.O$5])/13" table:style-name="ce1">
            <text:p>0.693846154</text:p>
          </table:table-cell>
          <table:table-cell office:value-type="float" office:value="0.74307692307692297" table:formula="of:=[.P13]+([.P$18]-[.P$5])/13" table:style-name="ce1">
            <text:p>0.743076923</text:p>
          </table:table-cell>
          <table:table-cell office:value-type="float" office:value="0.79230769230769249" table:formula="of:=[.Q13]+([.Q$18]-[.Q$5])/13" table:style-name="ce1">
            <text:p>0.792307692</text:p>
          </table:table-cell>
          <table:table-cell office:value-type="float" office:value="0.84153846153846101" table:formula="of:=[.R13]+([.R$18]-[.R$5])/13" table:style-name="ce1">
            <text:p>0.841538462</text:p>
          </table:table-cell>
          <table:table-cell office:value-type="float" office:value="0.89076923076923054" table:formula="of:=[.S13]+([.S$18]-[.S$5])/13" table:style-name="ce1">
            <text:p>0.890769231</text:p>
          </table:table-cell>
          <table:table-cell office:value-type="float" office:value="0.94000000000000006" table:formula="of:=[.T13]+([.T$18]-[.T$5])/13" table:style-name="ce1">
            <text:p>0.94</text:p>
          </table:table-cell>
          <table:table-cell office:value-type="float" office:value="0.98373626373626333" table:formula="of:=[.U13]+([.U$18]-[.U$5])/13" table:style-name="ce1">
            <text:p>0.983736264</text:p>
          </table:table-cell>
          <table:table-cell office:value-type="float" office:value="1" table:style-name="ce1">
            <text:p>1</text:p>
          </table:table-cell>
          <table:table-cell office:value-type="float" office:value="1.043736263736263" table:formula="of:=[.W13]+([.W$18]-[.W$5])/13" table:style-name="ce1">
            <text:p>1.043736264</text:p>
          </table:table-cell>
          <table:table-cell office:value-type="float" office:value="1.0874725274725281" table:formula="of:=[.X13]+([.X$18]-[.X$5])/13" table:style-name="ce1">
            <text:p>1.087472527</text:p>
          </table:table-cell>
          <table:table-cell table:number-columns-repeated="1636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818693" table:style-name="ce1">
            <text:p>0.818693</text:p>
          </table:table-cell>
          <table:table-cell office:value-type="float" office:value="0.68388000000000004" table:style-name="ce1">
            <text:p>0.68388</text:p>
          </table:table-cell>
          <table:table-cell office:value-type="float" office:value="0.57875600000000005" table:style-name="ce1">
            <text:p>0.578756</text:p>
          </table:table-cell>
          <table:table-cell office:value-type="float" office:value="0.49951400000000001" table:style-name="ce1">
            <text:p>0.499514</text:p>
          </table:table-cell>
          <table:table-cell office:value-type="float" office:value="0.42793900000000001" table:style-name="ce1">
            <text:p>0.427939</text:p>
          </table:table-cell>
          <table:table-cell office:value-type="float" office:value="0.36160399999999998" table:style-name="ce1">
            <text:p>0.361604</text:p>
          </table:table-cell>
          <table:table-cell office:value-type="float" office:value="0.30424099999999998" table:style-name="ce1">
            <text:p>0.304241</text:p>
          </table:table-cell>
          <table:table-cell office:value-type="float" office:value="0.25719700000000001" table:style-name="ce1">
            <text:p>0.257197</text:p>
          </table:table-cell>
          <table:table-cell office:value-type="float" office:value="0.212005" table:style-name="ce1">
            <text:p>0.212005</text:p>
          </table:table-cell>
          <table:table-cell office:value-type="float" office:value="0.144042" table:style-name="ce1">
            <text:p>0.144042</text:p>
          </table:table-cell>
          <table:table-cell table:number-columns-repeated="2" table:style-name="ce1"/>
          <table:table-cell office:value-type="float" office:value="75" table:style-name="ce1">
            <text:p>75</text:p>
          </table:table-cell>
          <table:table-cell office:value-type="float" office:value="0.69538461538461493" table:formula="of:=[.O14]+([.O$18]-[.O$5])/13" table:style-name="ce1">
            <text:p>0.695384615</text:p>
          </table:table-cell>
          <table:table-cell office:value-type="float" office:value="0.74302197802197789" table:formula="of:=[.P14]+([.P$18]-[.P$5])/13" table:style-name="ce1">
            <text:p>0.743021978</text:p>
          </table:table-cell>
          <table:table-cell office:value-type="float" office:value="0.79065934065934085" table:formula="of:=[.Q14]+([.Q$18]-[.Q$5])/13" table:style-name="ce1">
            <text:p>0.790659341</text:p>
          </table:table-cell>
          <table:table-cell office:value-type="float" office:value="0.83829670329670269" table:formula="of:=[.R14]+([.R$18]-[.R$5])/13" table:style-name="ce1">
            <text:p>0.838296703</text:p>
          </table:table-cell>
          <table:table-cell office:value-type="float" office:value="0.88593406593406565" table:formula="of:=[.S14]+([.S$18]-[.S$5])/13" table:style-name="ce1">
            <text:p>0.885934066</text:p>
          </table:table-cell>
          <table:table-cell office:value-type="float" office:value="0.93357142857142861" table:formula="of:=[.T14]+([.T$18]-[.T$5])/13" table:style-name="ce1">
            <text:p>0.933571429</text:p>
          </table:table-cell>
          <table:table-cell office:value-type="float" office:value="0.97708791208791168" table:formula="of:=[.U14]+([.U$18]-[.U$5])/13" table:style-name="ce1">
            <text:p>0.977087912</text:p>
          </table:table-cell>
          <table:table-cell office:value-type="float" office:value="1" table:style-name="ce1">
            <text:p>1</text:p>
          </table:table-cell>
          <table:table-cell office:value-type="float" office:value="1.0435164835164827" table:formula="of:=[.W14]+([.W$18]-[.W$5])/13" table:style-name="ce1">
            <text:p>1.043516484</text:p>
          </table:table-cell>
          <table:table-cell office:value-type="float" office:value="1.0870329670329677" table:formula="of:=[.X14]+([.X$18]-[.X$5])/13" table:style-name="ce1">
            <text:p>1.087032967</text:p>
          </table:table-cell>
          <table:table-cell table:number-columns-repeated="1636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91034400000000004" table:style-name="ce1">
            <text:p>0.910344</text:p>
          </table:table-cell>
          <table:table-cell office:value-type="float" office:value="0.78379500000000002" table:style-name="ce1">
            <text:p>0.783795</text:p>
          </table:table-cell>
          <table:table-cell office:value-type="float" office:value="0.67598199999999997" table:style-name="ce1">
            <text:p>0.675982</text:p>
          </table:table-cell>
          <table:table-cell office:value-type="float" office:value="0.59316599999999997" table:style-name="ce1">
            <text:p>0.593166</text:p>
          </table:table-cell>
          <table:table-cell office:value-type="float" office:value="0.51664399999999999" table:style-name="ce1">
            <text:p>0.516644</text:p>
          </table:table-cell>
          <table:table-cell office:value-type="float" office:value="0.444822" table:style-name="ce1">
            <text:p>0.444822</text:p>
          </table:table-cell>
          <table:table-cell office:value-type="float" office:value="0.382689" table:style-name="ce1">
            <text:p>0.382689</text:p>
          </table:table-cell>
          <table:table-cell office:value-type="float" office:value="0.33238400000000001" table:style-name="ce1">
            <text:p>0.332384</text:p>
          </table:table-cell>
          <table:table-cell office:value-type="float" office:value="0.28486699999999998" table:style-name="ce1">
            <text:p>0.284867</text:p>
          </table:table-cell>
          <table:table-cell office:value-type="float" office:value="0.21267900000000001" table:style-name="ce1">
            <text:p>0.212679</text:p>
          </table:table-cell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float" office:value="0.69692307692307642" table:formula="of:=[.O15]+([.O$18]-[.O$5])/13" table:style-name="ce1">
            <text:p>0.696923077</text:p>
          </table:table-cell>
          <table:table-cell office:value-type="float" office:value="0.74296703296703281" table:formula="of:=[.P15]+([.P$18]-[.P$5])/13" table:style-name="ce1">
            <text:p>0.742967033</text:p>
          </table:table-cell>
          <table:table-cell office:value-type="float" office:value="0.78901098901098921" table:formula="of:=[.Q15]+([.Q$18]-[.Q$5])/13" table:style-name="ce1">
            <text:p>0.789010989</text:p>
          </table:table-cell>
          <table:table-cell office:value-type="float" office:value="0.83505494505494438" table:formula="of:=[.R15]+([.R$18]-[.R$5])/13" table:style-name="ce1">
            <text:p>0.835054945</text:p>
          </table:table-cell>
          <table:table-cell office:value-type="float" office:value="0.88109890109890077" table:formula="of:=[.S15]+([.S$18]-[.S$5])/13" table:style-name="ce1">
            <text:p>0.881098901</text:p>
          </table:table-cell>
          <table:table-cell office:value-type="float" office:value="0.92714285714285716" table:formula="of:=[.T15]+([.T$18]-[.T$5])/13" table:style-name="ce1">
            <text:p>0.927142857</text:p>
          </table:table-cell>
          <table:table-cell office:value-type="float" office:value="0.97043956043956003" table:formula="of:=[.U15]+([.U$18]-[.U$5])/13" table:style-name="ce1">
            <text:p>0.97043956</text:p>
          </table:table-cell>
          <table:table-cell office:value-type="float" office:value="1" table:style-name="ce1">
            <text:p>1</text:p>
          </table:table-cell>
          <table:table-cell office:value-type="float" office:value="1.0432967032967024" table:formula="of:=[.W15]+([.W$18]-[.W$5])/13" table:style-name="ce1">
            <text:p>1.043296703</text:p>
          </table:table-cell>
          <table:table-cell office:value-type="float" office:value="1.0865934065934073" table:formula="of:=[.X15]+([.X$18]-[.X$5])/13" table:style-name="ce1">
            <text:p>1.086593407</text:p>
          </table:table-cell>
          <table:table-cell table:number-columns-repeated="1636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0251650000000001" table:style-name="ce1">
            <text:p>1.025165</text:p>
          </table:table-cell>
          <table:table-cell office:value-type="float" office:value="0.89182300000000003" table:style-name="ce1">
            <text:p>0.891823</text:p>
          </table:table-cell>
          <table:table-cell office:value-type="float" office:value="0.77654800000000002" table:style-name="ce1">
            <text:p>0.776548</text:p>
          </table:table-cell>
          <table:table-cell office:value-type="float" office:value="0.68869199999999997" table:style-name="ce1">
            <text:p>0.688692</text:p>
          </table:table-cell>
          <table:table-cell office:value-type="float" office:value="0.608128" table:style-name="ce1">
            <text:p>0.608128</text:p>
          </table:table-cell>
          <table:table-cell office:value-type="float" office:value="0.53320999999999996" table:style-name="ce1">
            <text:p>0.53321</text:p>
          </table:table-cell>
          <table:table-cell office:value-type="float" office:value="0.46935100000000002" table:style-name="ce1">
            <text:p>0.469351</text:p>
          </table:table-cell>
          <table:table-cell office:value-type="float" office:value="0.41869000000000001" table:style-name="ce1">
            <text:p>0.41869</text:p>
          </table:table-cell>
          <table:table-cell office:value-type="float" office:value="0.37086999999999998" table:style-name="ce1">
            <text:p>0.37087</text:p>
          </table:table-cell>
          <table:table-cell office:value-type="float" office:value="0.29490699999999997" table:style-name="ce1">
            <text:p>0.294907</text:p>
          </table:table-cell>
          <table:table-cell table:number-columns-repeated="2" table:style-name="ce1"/>
          <table:table-cell office:value-type="float" office:value="85" table:style-name="ce1">
            <text:p>85</text:p>
          </table:table-cell>
          <table:table-cell office:value-type="float" office:value="0.69846153846153791" table:formula="of:=[.O16]+([.O$18]-[.O$5])/13" table:style-name="ce1">
            <text:p>0.698461538</text:p>
          </table:table-cell>
          <table:table-cell office:value-type="float" office:value="0.74291208791208774" table:formula="of:=[.P16]+([.P$18]-[.P$5])/13" table:style-name="ce1">
            <text:p>0.742912088</text:p>
          </table:table-cell>
          <table:table-cell office:value-type="float" office:value="0.78736263736263756" table:formula="of:=[.Q16]+([.Q$18]-[.Q$5])/13" table:style-name="ce1">
            <text:p>0.787362637</text:p>
          </table:table-cell>
          <table:table-cell office:value-type="float" office:value="0.83181318681318606" table:formula="of:=[.R16]+([.R$18]-[.R$5])/13" table:style-name="ce1">
            <text:p>0.831813187</text:p>
          </table:table-cell>
          <table:table-cell office:value-type="float" office:value="0.87626373626373588" table:formula="of:=[.S16]+([.S$18]-[.S$5])/13" table:style-name="ce1">
            <text:p>0.876263736</text:p>
          </table:table-cell>
          <table:table-cell office:value-type="float" office:value="0.92071428571428571" table:formula="of:=[.T16]+([.T$18]-[.T$5])/13" table:style-name="ce1">
            <text:p>0.920714286</text:p>
          </table:table-cell>
          <table:table-cell office:value-type="float" office:value="0.96379120879120839" table:formula="of:=[.U16]+([.U$18]-[.U$5])/13" table:style-name="ce1">
            <text:p>0.963791209</text:p>
          </table:table-cell>
          <table:table-cell office:value-type="float" office:value="1" table:style-name="ce1">
            <text:p>1</text:p>
          </table:table-cell>
          <table:table-cell office:value-type="float" office:value="1.0430769230769221" table:formula="of:=[.W16]+([.W$18]-[.W$5])/13" table:style-name="ce1">
            <text:p>1.043076923</text:p>
          </table:table-cell>
          <table:table-cell office:value-type="float" office:value="1.0861538461538469" table:formula="of:=[.X16]+([.X$18]-[.X$5])/13" table:style-name="ce1">
            <text:p>1.086153846</text:p>
          </table:table-cell>
          <table:table-cell table:number-columns-repeated="1636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157049" table:style-name="ce1">
            <text:p>1.157049</text:p>
          </table:table-cell>
          <table:table-cell office:value-type="float" office:value="1.0046949999999999" table:style-name="ce1">
            <text:p>1.004695</text:p>
          </table:table-cell>
          <table:table-cell office:value-type="float" office:value="0.87439999999999996" table:style-name="ce1">
            <text:p>0.8744</text:p>
          </table:table-cell>
          <table:table-cell office:value-type="float" office:value="0.77846599999999999" table:style-name="ce1">
            <text:p>0.778466</text:p>
          </table:table-cell>
          <table:table-cell office:value-type="float" office:value="0.69425099999999995" table:style-name="ce1">
            <text:p>0.694251</text:p>
          </table:table-cell>
          <table:table-cell office:value-type="float" office:value="0.61901099999999998" table:style-name="ce1">
            <text:p>0.619011</text:p>
          </table:table-cell>
          <table:table-cell office:value-type="float" office:value="0.55758099999999999" table:style-name="ce1">
            <text:p>0.557581</text:p>
          </table:table-cell>
          <table:table-cell office:value-type="float" office:value="0.51115299999999997" table:style-name="ce1">
            <text:p>0.511153</text:p>
          </table:table-cell>
          <table:table-cell office:value-type="float" office:value="0.46714899999999998" table:style-name="ce1">
            <text:p>0.467149</text:p>
          </table:table-cell>
          <table:table-cell office:value-type="float" office:value="0.39020300000000002" table:style-name="ce1">
            <text:p>0.390203</text:p>
          </table:table-cell>
          <table:table-cell table:number-columns-repeated="2" table:style-name="ce1"/>
          <table:table-cell office:value-type="float" office:value="90" table:style-name="ce1">
            <text:p>90</text:p>
          </table:table-cell>
          <table:table-cell office:value-type="float" office:value="0.7" table:style-name="ce1">
            <text:p>0.7</text:p>
          </table:table-cell>
          <table:table-cell office:value-type="float" office:value="0.74285714285714277" table:formula="of:=[.O18]+([.$V$18]-[.$O$18])/7" table:style-name="ce1">
            <text:p>0.742857143</text:p>
          </table:table-cell>
          <table:table-cell office:value-type="float" office:value="0.78571428571428559" table:formula="of:=[.P18]+([.$V$18]-[.$O$18])/7" table:style-name="ce1">
            <text:p>0.785714286</text:p>
          </table:table-cell>
          <table:table-cell office:value-type="float" office:value="0.8285714285714284" table:formula="of:=[.Q18]+([.$V$18]-[.$O$18])/7" table:style-name="ce1">
            <text:p>0.828571429</text:p>
          </table:table-cell>
          <table:table-cell office:value-type="float" office:value="0.87142857142857122" table:formula="of:=[.R18]+([.$V$18]-[.$O$18])/7" table:style-name="ce1">
            <text:p>0.871428571</text:p>
          </table:table-cell>
          <table:table-cell office:value-type="float" office:value="0.91428571428571404" table:formula="of:=[.S18]+([.$V$18]-[.$O$18])/7" table:style-name="ce1">
            <text:p>0.914285714</text:p>
          </table:table-cell>
          <table:table-cell office:value-type="float" office:value="0.95714285714285685" table:formula="of:=[.T18]+([.$V$18]-[.$O$18])/7" table:style-name="ce1">
            <text:p>0.957142857</text:p>
          </table:table-cell>
          <table:table-cell office:value-type="float" office:value="1" table:style-name="ce1">
            <text:p>1</text:p>
          </table:table-cell>
          <table:table-cell office:value-type="float" office:value="1.0428571428571429" table:formula="of:=[.V18]+([.$V$18]-[.$O$18])/7" table:style-name="ce1">
            <text:p>1.042857143</text:p>
          </table:table-cell>
          <table:table-cell office:value-type="float" office:value="1.0857142857142859" table:formula="of:=[.W18]+([.$V$18]-[.$O$18])/7" table:style-name="ce1">
            <text:p>1.085714286</text:p>
          </table:table-cell>
          <table:table-cell table:number-columns-repeated="1636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2813330000000001" table:style-name="ce1">
            <text:p>1.281333</text:p>
          </table:table-cell>
          <table:table-cell office:value-type="float" office:value="1.1169929999999999" table:style-name="ce1">
            <text:p>1.116993</text:p>
          </table:table-cell>
          <table:table-cell office:value-type="float" office:value="0.96077400000000002" table:style-name="ce1">
            <text:p>0.960774</text:p>
          </table:table-cell>
          <table:table-cell office:value-type="float" office:value="0.85173299999999996" table:style-name="ce1">
            <text:p>0.851733</text:p>
          </table:table-cell>
          <table:table-cell office:value-type="float" office:value="0.76345499999999999" table:style-name="ce1">
            <text:p>0.763455</text:p>
          </table:table-cell>
          <table:table-cell office:value-type="float" office:value="0.69089" table:style-name="ce1">
            <text:p>0.69089</text:p>
          </table:table-cell>
          <table:table-cell office:value-type="float" office:value="0.63713600000000004" table:style-name="ce1">
            <text:p>0.637136</text:p>
          </table:table-cell>
          <table:table-cell office:value-type="float" office:value="0.60132200000000002" table:style-name="ce1">
            <text:p>0.601322</text:p>
          </table:table-cell>
          <table:table-cell office:value-type="float" office:value="0.56758799999999998" table:style-name="ce1">
            <text:p>0.567588</text:p>
          </table:table-cell>
          <table:table-cell office:value-type="float" office:value="0.49516700000000002" table:style-name="ce1">
            <text:p>0.495167</text:p>
          </table:table-cell>
          <table:table-cell table:number-columns-repeated="2" table:style-name="ce1"/>
          <table:table-cell office:value-type="float" office:value="95" table:style-name="ce1">
            <text:p>95</text:p>
          </table:table-cell>
          <table:table-cell office:value-type="float" office:value="0.70153846153846144" table:formula="of:=[.O18]+([.O$18]-[.O$5])/13" table:style-name="ce1">
            <text:p>0.701538462</text:p>
          </table:table-cell>
          <table:table-cell office:value-type="float" office:value="0.74280219780219769" table:formula="of:=[.P18]+([.P$18]-[.P$5])/13" table:style-name="ce1">
            <text:p>0.742802198</text:p>
          </table:table-cell>
          <table:table-cell office:value-type="float" office:value="0.78406593406593394" table:formula="of:=[.Q18]+([.Q$18]-[.Q$5])/13" table:style-name="ce1">
            <text:p>0.784065934</text:p>
          </table:table-cell>
          <table:table-cell office:value-type="float" office:value="0.82532967032967008" table:formula="of:=[.R18]+([.R$18]-[.R$5])/13" table:style-name="ce1">
            <text:p>0.82532967</text:p>
          </table:table-cell>
          <table:table-cell office:value-type="float" office:value="0.86659340659340633" table:formula="of:=[.S18]+([.S$18]-[.S$5])/13" table:style-name="ce1">
            <text:p>0.866593407</text:p>
          </table:table-cell>
          <table:table-cell office:value-type="float" office:value="0.90785714285714258" table:formula="of:=[.T18]+([.T$18]-[.T$5])/13" table:style-name="ce1">
            <text:p>0.907857143</text:p>
          </table:table-cell>
          <table:table-cell office:value-type="float" office:value="0.9504945054945052" table:formula="of:=[.U18]+([.U$18]-[.U$5])/13" table:style-name="ce1">
            <text:p>0.950494505</text:p>
          </table:table-cell>
          <table:table-cell office:value-type="float" office:value="1" table:style-name="ce1">
            <text:p>1</text:p>
          </table:table-cell>
          <table:table-cell office:value-type="float" office:value="1.0426373626373626" table:formula="of:=[.W18]+([.W$18]-[.W$5])/13" table:style-name="ce1">
            <text:p>1.042637363</text:p>
          </table:table-cell>
          <table:table-cell office:value-type="float" office:value="1.0852747252747255" table:formula="of:=[.X18]+([.X$18]-[.X$5])/13" table:style-name="ce1">
            <text:p>1.085274725</text:p>
          </table:table-cell>
          <table:table-cell table:number-columns-repeated="1636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3579349999999999" table:style-name="ce1">
            <text:p>1.357935</text:p>
          </table:table-cell>
          <table:table-cell office:value-type="float" office:value="1.220844" table:style-name="ce1">
            <text:p>1.220844</text:p>
          </table:table-cell>
          <table:table-cell office:value-type="float" office:value="1.0238640000000001" table:style-name="ce1">
            <text:p>1.023864</text:p>
          </table:table-cell>
          <table:table-cell office:value-type="float" office:value="0.89423399999999997" table:style-name="ce1">
            <text:p>0.894234</text:p>
          </table:table-cell>
          <table:table-cell office:value-type="float" office:value="0.80035199999999995" table:style-name="ce1">
            <text:p>0.800352</text:p>
          </table:table-cell>
          <table:table-cell office:value-type="float" office:value="0.73348800000000003" table:style-name="ce1">
            <text:p>0.733488</text:p>
          </table:table-cell>
          <table:table-cell office:value-type="float" office:value="0.69368399999999997" table:style-name="ce1">
            <text:p>0.693684</text:p>
          </table:table-cell>
          <table:table-cell office:value-type="float" office:value="0.65469100000000002" table:style-name="ce1">
            <text:p>0.654691</text:p>
          </table:table-cell>
          <table:table-cell office:value-type="float" office:value="0.61796300000000004" table:style-name="ce1">
            <text:p>0.617963</text:p>
          </table:table-cell>
          <table:table-cell office:value-type="float" office:value="0.53911500000000001" table:style-name="ce1">
            <text:p>0.539115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float" office:value="0.70307692307692293" table:formula="of:=[.O19]+([.O$18]-[.O$5])/13" table:style-name="ce1">
            <text:p>0.703076923</text:p>
          </table:table-cell>
          <table:table-cell office:value-type="float" office:value="0.74274725274725262" table:formula="of:=[.P19]+([.P$18]-[.P$5])/13" table:style-name="ce1">
            <text:p>0.742747253</text:p>
          </table:table-cell>
          <table:table-cell office:value-type="float" office:value="0.7824175824175823" table:formula="of:=[.Q19]+([.Q$18]-[.Q$5])/13" table:style-name="ce1">
            <text:p>0.782417582</text:p>
          </table:table-cell>
          <table:table-cell office:value-type="float" office:value="0.82208791208791177" table:formula="of:=[.R19]+([.R$18]-[.R$5])/13" table:style-name="ce1">
            <text:p>0.822087912</text:p>
          </table:table-cell>
          <table:table-cell office:value-type="float" office:value="0.86175824175824145" table:formula="of:=[.S19]+([.S$18]-[.S$5])/13" table:style-name="ce1">
            <text:p>0.861758242</text:p>
          </table:table-cell>
          <table:table-cell office:value-type="float" office:value="0.90142857142857113" table:formula="of:=[.T19]+([.T$18]-[.T$5])/13" table:style-name="ce1">
            <text:p>0.901428571</text:p>
          </table:table-cell>
          <table:table-cell office:value-type="float" office:value="0.94384615384615356" table:formula="of:=[.U19]+([.U$18]-[.U$5])/13" table:style-name="ce1">
            <text:p>0.943846154</text:p>
          </table:table-cell>
          <table:table-cell office:value-type="float" office:value="1" table:style-name="ce1">
            <text:p>1</text:p>
          </table:table-cell>
          <table:table-cell office:value-type="float" office:value="1.0424175824175823" table:formula="of:=[.W19]+([.W$18]-[.W$5])/13" table:style-name="ce1">
            <text:p>1.042417582</text:p>
          </table:table-cell>
          <table:table-cell office:value-type="float" office:value="1.0848351648351651" table:formula="of:=[.X19]+([.X$18]-[.X$5])/13" table:style-name="ce1">
            <text:p>1.084835165</text:p>
          </table:table-cell>
          <table:table-cell table:number-columns-repeated="1636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3788260000000001" table:style-name="ce1">
            <text:p>1.378826</text:p>
          </table:table-cell>
          <table:table-cell office:value-type="float" office:value="1.2396259999999999" table:style-name="ce1">
            <text:p>1.239626</text:p>
          </table:table-cell>
          <table:table-cell office:value-type="float" office:value="1.0484979999999999" table:style-name="ce1">
            <text:p>1.048498</text:p>
          </table:table-cell>
          <table:table-cell office:value-type="float" office:value="0.91574999999999995" table:style-name="ce1">
            <text:p>0.91575</text:p>
          </table:table-cell>
          <table:table-cell office:value-type="float" office:value="0.81960900000000003" table:style-name="ce1">
            <text:p>0.819609</text:p>
          </table:table-cell>
          <table:table-cell office:value-type="float" office:value="0.75113700000000005" table:style-name="ce1">
            <text:p>0.751137</text:p>
          </table:table-cell>
          <table:table-cell office:value-type="float" office:value="0.71037499999999998" table:style-name="ce1">
            <text:p>0.710375</text:p>
          </table:table-cell>
          <table:table-cell office:value-type="float" office:value="0.67044400000000004" table:style-name="ce1">
            <text:p>0.670444</text:p>
          </table:table-cell>
          <table:table-cell office:value-type="float" office:value="0.63283199999999995" table:style-name="ce1">
            <text:p>0.632832</text:p>
          </table:table-cell>
          <table:table-cell office:value-type="float" office:value="0.55208599999999997" table:style-name="ce1">
            <text:p>0.552086</text:p>
          </table:table-cell>
          <table:table-cell table:number-columns-repeated="2" table:style-name="ce1"/>
          <table:table-cell office:value-type="float" office:value="105" table:style-name="ce1">
            <text:p>105</text:p>
          </table:table-cell>
          <table:table-cell office:value-type="float" office:value="0.70461538461538442" table:formula="of:=[.O20]+([.O$18]-[.O$5])/13" table:style-name="ce1">
            <text:p>0.704615385</text:p>
          </table:table-cell>
          <table:table-cell office:value-type="float" office:value="0.74269230769230754" table:formula="of:=[.P20]+([.P$18]-[.P$5])/13" table:style-name="ce1">
            <text:p>0.742692308</text:p>
          </table:table-cell>
          <table:table-cell office:value-type="float" office:value="0.78076923076923066" table:formula="of:=[.Q20]+([.Q$18]-[.Q$5])/13" table:style-name="ce1">
            <text:p>0.780769231</text:p>
          </table:table-cell>
          <table:table-cell office:value-type="float" office:value="0.81884615384615345" table:formula="of:=[.R20]+([.R$18]-[.R$5])/13" table:style-name="ce1">
            <text:p>0.818846154</text:p>
          </table:table-cell>
          <table:table-cell office:value-type="float" office:value="0.85692307692307657" table:formula="of:=[.S20]+([.S$18]-[.S$5])/13" table:style-name="ce1">
            <text:p>0.856923077</text:p>
          </table:table-cell>
          <table:table-cell office:value-type="float" office:value="0.89499999999999968" table:formula="of:=[.T20]+([.T$18]-[.T$5])/13" table:style-name="ce1">
            <text:p>0.895</text:p>
          </table:table-cell>
          <table:table-cell office:value-type="float" office:value="0.93719780219780191" table:formula="of:=[.U20]+([.U$18]-[.U$5])/13" table:style-name="ce1">
            <text:p>0.937197802</text:p>
          </table:table-cell>
          <table:table-cell office:value-type="float" office:value="1" table:style-name="ce1">
            <text:p>1</text:p>
          </table:table-cell>
          <table:table-cell office:value-type="float" office:value="1.042197802197802" table:formula="of:=[.W20]+([.W$18]-[.W$5])/13" table:style-name="ce1">
            <text:p>1.042197802</text:p>
          </table:table-cell>
          <table:table-cell office:value-type="float" office:value="1.0843956043956047" table:formula="of:=[.X20]+([.X$18]-[.X$5])/13" table:style-name="ce1">
            <text:p>1.084395604</text:p>
          </table:table-cell>
          <table:table-cell table:number-columns-repeated="1636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392754" table:style-name="ce1">
            <text:p>1.392754</text:p>
          </table:table-cell>
          <table:table-cell office:value-type="float" office:value="1.252148" table:style-name="ce1">
            <text:p>1.252148</text:p>
          </table:table-cell>
          <table:table-cell office:value-type="float" office:value="1.0693220000000001" table:style-name="ce1">
            <text:p>1.069322</text:p>
          </table:table-cell>
          <table:table-cell office:value-type="float" office:value="0.93393700000000002" table:style-name="ce1">
            <text:p>0.933937</text:p>
          </table:table-cell>
          <table:table-cell office:value-type="float" office:value="0.83588600000000002" table:style-name="ce1">
            <text:p>0.835886</text:p>
          </table:table-cell>
          <table:table-cell office:value-type="float" office:value="0.76605400000000001" table:style-name="ce1">
            <text:p>0.766054</text:p>
          </table:table-cell>
          <table:table-cell office:value-type="float" office:value="0.72448299999999999" table:style-name="ce1">
            <text:p>0.724483</text:p>
          </table:table-cell>
          <table:table-cell office:value-type="float" office:value="0.68375900000000001" table:style-name="ce1">
            <text:p>0.683759</text:p>
          </table:table-cell>
          <table:table-cell office:value-type="float" office:value="0.64539999999999997" table:style-name="ce1">
            <text:p>0.6454</text:p>
          </table:table-cell>
          <table:table-cell office:value-type="float" office:value="0.56305099999999997" table:style-name="ce1">
            <text:p>0.563051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office:value-type="float" office:value="0.70615384615384591" table:formula="of:=[.O21]+([.O$18]-[.O$5])/13" table:style-name="ce1">
            <text:p>0.706153846</text:p>
          </table:table-cell>
          <table:table-cell office:value-type="float" office:value="0.74263736263736246" table:formula="of:=[.P21]+([.P$18]-[.P$5])/13" table:style-name="ce1">
            <text:p>0.742637363</text:p>
          </table:table-cell>
          <table:table-cell office:value-type="float" office:value="0.77912087912087902" table:formula="of:=[.Q21]+([.Q$18]-[.Q$5])/13" table:style-name="ce1">
            <text:p>0.779120879</text:p>
          </table:table-cell>
          <table:table-cell office:value-type="float" office:value="0.81560439560439513" table:formula="of:=[.R21]+([.R$18]-[.R$5])/13" table:style-name="ce1">
            <text:p>0.815604396</text:p>
          </table:table-cell>
          <table:table-cell office:value-type="float" office:value="0.85208791208791168" table:formula="of:=[.S21]+([.S$18]-[.S$5])/13" table:style-name="ce1">
            <text:p>0.852087912</text:p>
          </table:table-cell>
          <table:table-cell office:value-type="float" office:value="0.88857142857142823" table:formula="of:=[.T21]+([.T$18]-[.T$5])/13" table:style-name="ce1">
            <text:p>0.888571429</text:p>
          </table:table-cell>
          <table:table-cell office:value-type="float" office:value="0.93054945054945026" table:formula="of:=[.U21]+([.U$18]-[.U$5])/13" table:style-name="ce1">
            <text:p>0.930549451</text:p>
          </table:table-cell>
          <table:table-cell office:value-type="float" office:value="1" table:style-name="ce1">
            <text:p>1</text:p>
          </table:table-cell>
          <table:table-cell office:value-type="float" office:value="1.0419780219780217" table:formula="of:=[.W21]+([.W$18]-[.W$5])/13" table:style-name="ce1">
            <text:p>1.041978022</text:p>
          </table:table-cell>
          <table:table-cell office:value-type="float" office:value="1.0839560439560443" table:formula="of:=[.X21]+([.X$18]-[.X$5])/13" table:style-name="ce1">
            <text:p>1.083956044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lar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0.68" table:style-name="ce1">
            <text:p>0.68</text:p>
          </table:table-cell>
          <table:table-cell office:value-type="float" office:value="0.74357142857142866" table:formula="of:=[.B25]+([.$I$25]-[.$B$25])/7" table:style-name="ce1">
            <text:p>0.743571429</text:p>
          </table:table-cell>
          <table:table-cell office:value-type="float" office:value="0.80714285714285727" table:formula="of:=[.C25]+([.$I$25]-[.$B$25])/7" table:style-name="ce1">
            <text:p>0.807142857</text:p>
          </table:table-cell>
          <table:table-cell office:value-type="float" office:value="0.87071428571428588" table:formula="of:=[.D25]+([.$I$25]-[.$B$25])/7" table:style-name="ce1">
            <text:p>0.870714286</text:p>
          </table:table-cell>
          <table:table-cell office:value-type="float" office:value="0.9342857142857145" table:formula="of:=[.E25]+([.$I$25]-[.$B$25])/7" table:style-name="ce1">
            <text:p>0.934285714</text:p>
          </table:table-cell>
          <table:table-cell office:value-type="float" office:value="0.99785714285714311" table:formula="of:=[.F25]+([.$I$25]-[.$B$25])/7" table:style-name="ce1">
            <text:p>0.997857143</text:p>
          </table:table-cell>
          <table:table-cell office:value-type="float" office:value="1.0614285714285716" table:formula="of:=[.G25]+([.$I$25]-[.$B$25])/7" table:style-name="ce1">
            <text:p>1.061428571</text:p>
          </table:table-cell>
          <table:table-cell office:value-type="float" office:value="1.125" table:style-name="ce1">
            <text:p>1.125</text:p>
          </table:table-cell>
          <table:table-cell office:value-type="float" office:value="1.1885714285714286" table:formula="of:=[.I25]+([.$I$25]-[.$B$25])/7" table:style-name="ce1">
            <text:p>1.188571429</text:p>
          </table:table-cell>
          <table:table-cell office:value-type="float" office:value="1.2521428571428572" table:formula="of:=[.J25]+([.$I$25]-[.$B$25])/7" table:style-name="ce1">
            <text:p>1.252142857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16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.238388000000001E-2" table:formula="of:=[.B4]*[.B$25]" table:style-name="ce1">
            <text:p>0.06238388</text:p>
          </table:table-cell>
          <table:table-cell office:value-type="float" office:value="4.2398442857142865E-2" table:formula="of:=[.C4]*[.C$25]" table:style-name="ce1">
            <text:p>0.042398443</text:p>
          </table:table-cell>
          <table:table-cell office:value-type="float" office:value="2.5448407142857149E-2" table:formula="of:=[.D4]*[.D$25]" table:style-name="ce1">
            <text:p>0.025448407</text:p>
          </table:table-cell>
          <table:table-cell office:value-type="float" office:value="1.2273588571428573E-2" table:formula="of:=[.E4]*[.E$25]" table:style-name="ce1">
            <text:p>0.012273589</text:p>
          </table:table-cell>
          <table:table-cell office:value-type="float" office:value="-1.614819428571429E-2" table:formula="of:=[.F4]*[.F$25]" table:style-name="ce1">
            <text:p>-0.016148194</text:p>
          </table:table-cell>
          <table:table-cell office:value-type="float" office:value="-3.7204105714285722E-2" table:formula="of:=[.G4]*[.G$25]" table:style-name="ce1">
            <text:p>-0.037204106</text:p>
          </table:table-cell>
          <table:table-cell office:value-type="float" office:value="-6.0583158571428583E-2" table:formula="of:=[.H4]*[.H$25]" table:style-name="ce1">
            <text:p>-0.060583159</text:p>
          </table:table-cell>
          <table:table-cell office:value-type="float" office:value="-0.23157112499999999" table:formula="of:=[.I4]*[.I$25]" table:style-name="ce1">
            <text:p>-0.231571125</text:p>
          </table:table-cell>
          <table:table-cell office:value-type="float" office:value="-0.37487423999999997" table:formula="of:=[.J4]*[.J$25]" table:style-name="ce1">
            <text:p>-0.37487424</text:p>
          </table:table-cell>
          <table:table-cell office:value-type="float" office:value="-0.61194350071428572" table:formula="of:=[.K4]*[.K$25]" table:style-name="ce1">
            <text:p>-0.61194350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6.2242740000000012E-2" table:formula="of:=[.B4]*[.O4]" table:style-name="ce1">
            <text:p>0.06224274</text:p>
          </table:table-cell>
          <table:table-cell office:value-type="float" office:value="4.2401575824175829E-2" table:formula="of:=[.C4]*[.P4]" table:style-name="ce1">
            <text:p>0.042401576</text:p>
          </table:table-cell>
          <table:table-cell office:value-type="float" office:value="2.5500378021978028E-2" table:formula="of:=[.D4]*[.Q4]" table:style-name="ce1">
            <text:p>0.025500378</text:p>
          </table:table-cell>
          <table:table-cell office:value-type="float" office:value="1.2319284395604398E-2" table:formula="of:=[.E4]*[.R4]" table:style-name="ce1">
            <text:p>0.012319284</text:p>
          </table:table-cell>
          <table:table-cell office:value-type="float" office:value="-1.6231765274725279E-2" table:formula="of:=[.F4]*[.S4]" table:style-name="ce1">
            <text:p>-0.016231765</text:p>
          </table:table-cell>
          <table:table-cell office:value-type="float" office:value="-3.7443788571428584E-2" table:formula="of:=[.G4]*[.T4]" table:style-name="ce1">
            <text:p>-0.037443789</text:p>
          </table:table-cell>
          <table:table-cell office:value-type="float" office:value="-5.9943394395604421E-2" table:formula="of:=[.H4]*[.U4]" table:style-name="ce1">
            <text:p>-0.059943394</text:p>
          </table:table-cell>
          <table:table-cell office:value-type="float" office:value="-0.205841" table:formula="of:=[.I4]*[.V4]" table:style-name="ce1">
            <text:p>-0.205841</text:p>
          </table:table-cell>
          <table:table-cell office:value-type="float" office:value="-0.32988655846153853" table:formula="of:=[.J4]*[.W4]" table:style-name="ce1">
            <text:p>-0.329886558</text:p>
          </table:table-cell>
          <table:table-cell office:value-type="float" office:value="-0.53361451780219793" table:formula="of:=[.K4]*[.X4]" table:style-name="ce1">
            <text:p>-0.533614518</text:p>
          </table:table-cell>
          <table:table-cell table:number-columns-repeated="1636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.7110799999999997E-2" table:formula="of:=[.B5]*[.B$25]" table:style-name="ce1">
            <text:p>0.0971108</text:p>
          </table:table-cell>
          <table:table-cell office:value-type="float" office:value="5.3697010714285724E-2" table:formula="of:=[.C5]*[.C$25]" table:style-name="ce1">
            <text:p>0.053697011</text:p>
          </table:table-cell>
          <table:table-cell office:value-type="float" office:value="3.0692414285714287E-2" table:formula="of:=[.D5]*[.D$25]" table:style-name="ce1">
            <text:p>0.030692414</text:p>
          </table:table-cell>
          <table:table-cell office:value-type="float" office:value="1.7766054285714289E-2" table:formula="of:=[.E5]*[.E$25]" table:style-name="ce1">
            <text:p>0.017766054</text:p>
          </table:table-cell>
          <table:table-cell office:value-type="float" office:value="-8.9626028571428602E-3" table:formula="of:=[.F5]*[.F$25]" table:style-name="ce1">
            <text:p>-0.008962603</text:p>
          </table:table-cell>
          <table:table-cell office:value-type="float" office:value="-2.6514062142857151E-2" table:formula="of:=[.G5]*[.G$25]" table:style-name="ce1">
            <text:p>-0.026514062</text:p>
          </table:table-cell>
          <table:table-cell office:value-type="float" office:value="-2.6064440000000005E-2" table:formula="of:=[.H5]*[.H$25]" table:style-name="ce1">
            <text:p>-0.02606444</text:p>
          </table:table-cell>
          <table:table-cell office:value-type="float" office:value="-0.17024399999999998" table:formula="of:=[.I5]*[.I$25]" table:style-name="ce1">
            <text:p>-0.170244</text:p>
          </table:table-cell>
          <table:table-cell office:value-type="float" office:value="-0.31640246857142856" table:formula="of:=[.J5]*[.J$25]" table:style-name="ce1">
            <text:p>-0.316402469</text:p>
          </table:table-cell>
          <table:table-cell office:value-type="float" office:value="-0.54972577428571434" table:formula="of:=[.K5]*[.K$25]" table:style-name="ce1">
            <text:p>-0.54972577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9.7110799999999997E-2" table:formula="of:=[.B5]*[.O5]" table:style-name="ce1">
            <text:p>0.0971108</text:p>
          </table:table-cell>
          <table:table-cell office:value-type="float" office:value="5.3697010714285724E-2" table:formula="of:=[.C5]*[.P5]" table:style-name="ce1">
            <text:p>0.053697011</text:p>
          </table:table-cell>
          <table:table-cell office:value-type="float" office:value="3.0692414285714287E-2" table:formula="of:=[.D5]*[.Q5]" table:style-name="ce1">
            <text:p>0.030692414</text:p>
          </table:table-cell>
          <table:table-cell office:value-type="float" office:value="1.7766054285714289E-2" table:formula="of:=[.E5]*[.R5]" table:style-name="ce1">
            <text:p>0.017766054</text:p>
          </table:table-cell>
          <table:table-cell office:value-type="float" office:value="-8.9626028571428602E-3" table:formula="of:=[.F5]*[.S5]" table:style-name="ce1">
            <text:p>-0.008962603</text:p>
          </table:table-cell>
          <table:table-cell office:value-type="float" office:value="-2.6514062142857151E-2" table:formula="of:=[.G5]*[.T5]" table:style-name="ce1">
            <text:p>-0.026514062</text:p>
          </table:table-cell>
          <table:table-cell office:value-type="float" office:value="-2.5625940000000007E-2" table:formula="of:=[.H5]*[.U5]" table:style-name="ce1">
            <text:p>-0.02562594</text:p>
          </table:table-cell>
          <table:table-cell office:value-type="float" office:value="-0.15132799999999999" table:formula="of:=[.I5]*[.V5]" table:style-name="ce1">
            <text:p>-0.151328</text:p>
          </table:table-cell>
          <table:table-cell office:value-type="float" office:value="-0.27837332571428575" table:formula="of:=[.J5]*[.W5]" table:style-name="ce1">
            <text:p>-0.278373326</text:p>
          </table:table-cell>
          <table:table-cell office:value-type="float" office:value="-0.47916770285714294" table:formula="of:=[.K5]*[.X5]" table:style-name="ce1">
            <text:p>-0.479167703</text:p>
          </table:table-cell>
          <table:table-cell table:number-columns-repeated="1636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2908916000000001" table:formula="of:=[.B6]*[.B$25]" table:style-name="ce1">
            <text:p>0.12908916</text:p>
          </table:table-cell>
          <table:table-cell office:value-type="float" office:value="6.1212287142857154E-2" table:formula="of:=[.C6]*[.C$25]" table:style-name="ce1">
            <text:p>0.061212287</text:p>
          </table:table-cell>
          <table:table-cell office:value-type="float" office:value="3.3940357142857147E-2" table:formula="of:=[.D6]*[.D$25]" table:style-name="ce1">
            <text:p>0.033940357</text:p>
          </table:table-cell>
          <table:table-cell office:value-type="float" office:value="2.3289865714285721E-2" table:formula="of:=[.E6]*[.E$25]" table:style-name="ce1">
            <text:p>0.023289866</text:p>
          </table:table-cell>
          <table:table-cell office:value-type="float" office:value="1.624629428571429E-2" table:formula="of:=[.F6]*[.F$25]" table:style-name="ce1">
            <text:p>0.016246294</text:p>
          </table:table-cell>
          <table:table-cell office:value-type="float" office:value="3.981450000000001E-3" table:formula="of:=[.G6]*[.G$25]" table:style-name="ce1">
            <text:p>0.00398145</text:p>
          </table:table-cell>
          <table:table-cell office:value-type="float" office:value="-2.8574718571428577E-2" table:formula="of:=[.H6]*[.H$25]" table:style-name="ce1">
            <text:p>-0.028574719</text:p>
          </table:table-cell>
          <table:table-cell office:value-type="float" office:value="-6.3915750000000007E-2" table:formula="of:=[.I6]*[.I$25]" table:style-name="ce1">
            <text:p>-0.06391575</text:p>
          </table:table-cell>
          <table:table-cell office:value-type="float" office:value="-9.739867428571429E-2" table:formula="of:=[.J6]*[.J$25]" table:style-name="ce1">
            <text:p>-0.097398674</text:p>
          </table:table-cell>
          <table:table-cell office:value-type="float" office:value="-0.46253030214285723" table:formula="of:=[.K6]*[.K$25]" table:style-name="ce1">
            <text:p>-0.46253030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0.12938121692307691" table:formula="of:=[.B6]*[.O6]" table:style-name="ce1">
            <text:p>0.129381217</text:p>
          </table:table-cell>
          <table:table-cell office:value-type="float" office:value="6.1207763956043965E-2" table:formula="of:=[.C6]*[.P6]" table:style-name="ce1">
            <text:p>0.061207764</text:p>
          </table:table-cell>
          <table:table-cell office:value-type="float" office:value="3.3871043956043963E-2" table:formula="of:=[.D6]*[.Q6]" table:style-name="ce1">
            <text:p>0.033871044</text:p>
          </table:table-cell>
          <table:table-cell office:value-type="float" office:value="2.3203155164835169E-2" table:formula="of:=[.E6]*[.R6]" table:style-name="ce1">
            <text:p>0.023203155</text:p>
          </table:table-cell>
          <table:table-cell office:value-type="float" office:value="1.6162215604395607E-2" table:formula="of:=[.F6]*[.S6]" table:style-name="ce1">
            <text:p>0.016162216</text:p>
          </table:table-cell>
          <table:table-cell office:value-type="float" office:value="3.9558000000000006E-3" table:formula="of:=[.G6]*[.T6]" table:style-name="ce1">
            <text:p>0.0039558</text:p>
          </table:table-cell>
          <table:table-cell office:value-type="float" office:value="-2.7915006153846157E-2" table:formula="of:=[.H6]*[.U6]" table:style-name="ce1">
            <text:p>-0.027915006</text:p>
          </table:table-cell>
          <table:table-cell office:value-type="float" office:value="-5.6814000000000003E-2" table:formula="of:=[.I6]*[.V6]" table:style-name="ce1">
            <text:p>-0.056814</text:p>
          </table:table-cell>
          <table:table-cell office:value-type="float" office:value="-8.5674092747252753E-2" table:formula="of:=[.J6]*[.W6]" table:style-name="ce1">
            <text:p>-0.085674093</text:p>
          </table:table-cell>
          <table:table-cell office:value-type="float" office:value="-0.40300152175824189" table:formula="of:=[.K6]*[.X6]" table:style-name="ce1">
            <text:p>-0.403001522</text:p>
          </table:table-cell>
          <table:table-cell table:number-columns-repeated="1636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17830076000000003" table:formula="of:=[.B7]*[.B$25]" table:style-name="ce1">
            <text:p>0.17830076</text:p>
          </table:table-cell>
          <table:table-cell office:value-type="float" office:value="9.372494785714286E-2" table:formula="of:=[.C7]*[.C$25]" table:style-name="ce1">
            <text:p>0.093724948</text:p>
          </table:table-cell>
          <table:table-cell office:value-type="float" office:value="6.2316271428571435E-2" table:formula="of:=[.D7]*[.D$25]" table:style-name="ce1">
            <text:p>0.062316271</text:p>
          </table:table-cell>
          <table:table-cell office:value-type="float" office:value="3.9984070714285717E-2" table:formula="of:=[.E7]*[.E$25]" table:style-name="ce1">
            <text:p>0.039984071</text:p>
          </table:table-cell>
          <table:table-cell office:value-type="float" office:value="2.3094608571428577E-2" table:formula="of:=[.F7]*[.F$25]" table:style-name="ce1">
            <text:p>0.023094609</text:p>
          </table:table-cell>
          <table:table-cell office:value-type="float" office:value="6.0490100000000014E-3" table:formula="of:=[.G7]*[.G$25]" table:style-name="ce1">
            <text:p>0.00604901</text:p>
          </table:table-cell>
          <table:table-cell office:value-type="float" office:value="-2.9848432857142865E-3" table:formula="of:=[.H7]*[.H$25]" table:style-name="ce1">
            <text:p>-0.002984843</text:p>
          </table:table-cell>
          <table:table-cell office:value-type="float" office:value="-2.5649999999999999E-2" table:formula="of:=[.I7]*[.I$25]" table:style-name="ce1">
            <text:p>-0.02565</text:p>
          </table:table-cell>
          <table:table-cell office:value-type="float" office:value="-8.2867200000000002E-2" table:formula="of:=[.J7]*[.J$25]" table:style-name="ce1">
            <text:p>-0.0828672</text:p>
          </table:table-cell>
          <table:table-cell office:value-type="float" office:value="-0.36766795928571427" table:formula="of:=[.K7]*[.K$25]" table:style-name="ce1">
            <text:p>-0.36766795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0.17910755076923077" table:formula="of:=[.B7]*[.O7]" table:style-name="ce1">
            <text:p>0.179107551</text:p>
          </table:table-cell>
          <table:table-cell office:value-type="float" office:value="9.3711096538461533E-2" table:formula="of:=[.C7]*[.P7]" table:style-name="ce1">
            <text:p>0.093711097</text:p>
          </table:table-cell>
          <table:table-cell office:value-type="float" office:value="6.2061746153846159E-2" table:formula="of:=[.D7]*[.Q7]" table:style-name="ce1">
            <text:p>0.062061746</text:p>
          </table:table-cell>
          <table:table-cell office:value-type="float" office:value="3.9686341153846151E-2" table:formula="of:=[.E7]*[.R7]" table:style-name="ce1">
            <text:p>0.039686341</text:p>
          </table:table-cell>
          <table:table-cell office:value-type="float" office:value="2.2855567692307698E-2" table:formula="of:=[.F7]*[.S7]" table:style-name="ce1">
            <text:p>0.022855568</text:p>
          </table:table-cell>
          <table:table-cell office:value-type="float" office:value="5.9710700000000011E-3" table:formula="of:=[.G7]*[.T7]" table:style-name="ce1">
            <text:p>0.00597107</text:p>
          </table:table-cell>
          <table:table-cell office:value-type="float" office:value="-2.8972355549450549E-3" table:formula="of:=[.H7]*[.U7]" table:style-name="ce1">
            <text:p>-0.002897236</text:p>
          </table:table-cell>
          <table:table-cell office:value-type="float" office:value="-2.2800000000000001E-2" table:formula="of:=[.I7]*[.V7]" table:style-name="ce1">
            <text:p>-0.0228</text:p>
          </table:table-cell>
          <table:table-cell office:value-type="float" office:value="-7.2876553846153852E-2" table:formula="of:=[.J7]*[.W7]" table:style-name="ce1">
            <text:p>-0.072876554</text:p>
          </table:table-cell>
          <table:table-cell office:value-type="float" office:value="-0.32021912571428579" table:formula="of:=[.K7]*[.X7]" table:style-name="ce1">
            <text:p>-0.320219126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22455640000000004" table:formula="of:=[.B8]*[.B$25]" table:style-name="ce1">
            <text:p>0.2245564</text:p>
          </table:table-cell>
          <table:table-cell office:value-type="float" office:value="0.12102145500000003" table:formula="of:=[.C8]*[.C$25]" table:style-name="ce1">
            <text:p>0.121021455</text:p>
          </table:table-cell>
          <table:table-cell office:value-type="float" office:value="0.10015674285714288" table:formula="of:=[.D8]*[.D$25]" table:style-name="ce1">
            <text:p>0.100156743</text:p>
          </table:table-cell>
          <table:table-cell office:value-type="float" office:value="6.0583429285714301E-2" table:formula="of:=[.E8]*[.E$25]" table:style-name="ce1">
            <text:p>0.060583429</text:p>
          </table:table-cell>
          <table:table-cell office:value-type="float" office:value="5.4099814285714296E-2" table:formula="of:=[.F8]*[.F$25]" table:style-name="ce1">
            <text:p>0.054099814</text:p>
          </table:table-cell>
          <table:table-cell office:value-type="float" office:value="4.9514669285714297E-2" table:formula="of:=[.G8]*[.G$25]" table:style-name="ce1">
            <text:p>0.049514669</text:p>
          </table:table-cell>
          <table:table-cell office:value-type="float" office:value="3.1619957142857147E-2" table:formula="of:=[.H8]*[.H$25]" table:style-name="ce1">
            <text:p>0.031619957</text:p>
          </table:table-cell>
          <table:table-cell office:value-type="float" office:value="6.1069499999999999E-2" table:formula="of:=[.I8]*[.I$25]" table:style-name="ce1">
            <text:p>0.0610695</text:p>
          </table:table-cell>
          <table:table-cell office:value-type="float" office:value="6.4441965714285718E-2" table:formula="of:=[.J8]*[.J$25]" table:style-name="ce1">
            <text:p>0.064441966</text:p>
          </table:table-cell>
          <table:table-cell office:value-type="float" office:value="-0.2762602785714286" table:formula="of:=[.K8]*[.K$25]" table:style-name="ce1">
            <text:p>-0.27626027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0.22608053846153844" table:formula="of:=[.B8]*[.O8]" table:style-name="ce1">
            <text:p>0.226080538</text:p>
          </table:table-cell>
          <table:table-cell office:value-type="float" office:value="0.12099462692307694" table:formula="of:=[.C8]*[.P8]" table:style-name="ce1">
            <text:p>0.120994627</text:p>
          </table:table-cell>
          <table:table-cell office:value-type="float" office:value="9.95431208791209E-2" table:formula="of:=[.D8]*[.Q8]" table:style-name="ce1">
            <text:p>0.099543121</text:p>
          </table:table-cell>
          <table:table-cell office:value-type="float" office:value="5.9906754395604396E-2" table:formula="of:=[.E8]*[.R8]" table:style-name="ce1">
            <text:p>0.059906754</text:p>
          </table:table-cell>
          <table:table-cell office:value-type="float" office:value="5.3259873626373626E-2" table:formula="of:=[.F8]*[.S8]" table:style-name="ce1">
            <text:p>0.053259874</text:p>
          </table:table-cell>
          <table:table-cell office:value-type="float" office:value="4.8557692857142863E-2" table:formula="of:=[.G8]*[.T8]" table:style-name="ce1">
            <text:p>0.048557693</text:p>
          </table:table-cell>
          <table:table-cell office:value-type="float" office:value="3.0493829670329667E-2" table:formula="of:=[.H8]*[.U8]" table:style-name="ce1">
            <text:p>0.03049383</text:p>
          </table:table-cell>
          <table:table-cell office:value-type="float" office:value="5.4283999999999999E-2" table:formula="of:=[.I8]*[.V8]" table:style-name="ce1">
            <text:p>0.054284</text:p>
          </table:table-cell>
          <table:table-cell office:value-type="float" office:value="5.6660789010989004E-2" table:formula="of:=[.J8]*[.W8]" table:style-name="ce1">
            <text:p>0.056660789</text:p>
          </table:table-cell>
          <table:table-cell office:value-type="float" office:value="-0.24051094505494514" table:formula="of:=[.K8]*[.X8]" table:style-name="ce1">
            <text:p>-0.240510945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26743924000000002" table:formula="of:=[.B9]*[.B$25]" table:style-name="ce1">
            <text:p>0.26743924</text:p>
          </table:table-cell>
          <table:table-cell office:value-type="float" office:value="0.18596424" table:formula="of:=[.C9]*[.C$25]" table:style-name="ce1">
            <text:p>0.18596424</text:p>
          </table:table-cell>
          <table:table-cell office:value-type="float" office:value="0.12648493571428573" table:formula="of:=[.D9]*[.D$25]" table:style-name="ce1">
            <text:p>0.126484936</text:p>
          </table:table-cell>
          <table:table-cell office:value-type="float" office:value="9.7884829285714306E-2" table:formula="of:=[.E9]*[.E$25]" table:style-name="ce1">
            <text:p>0.097884829</text:p>
          </table:table-cell>
          <table:table-cell office:value-type="float" office:value="8.5410531428571454E-2" table:formula="of:=[.F9]*[.F$25]" table:style-name="ce1">
            <text:p>0.085410531</text:p>
          </table:table-cell>
          <table:table-cell office:value-type="float" office:value="7.6592520714285739E-2" table:formula="of:=[.G9]*[.G$25]" table:style-name="ce1">
            <text:p>0.076592521</text:p>
          </table:table-cell>
          <table:table-cell office:value-type="float" office:value="5.9535528571428582E-2" table:formula="of:=[.H9]*[.H$25]" table:style-name="ce1">
            <text:p>0.059535529</text:p>
          </table:table-cell>
          <table:table-cell office:value-type="float" office:value="2.0822625000000001E-2" table:formula="of:=[.I9]*[.I$25]" table:style-name="ce1">
            <text:p>0.020822625</text:p>
          </table:table-cell>
          <table:table-cell office:value-type="float" office:value="-6.836662857142857E-2" table:formula="of:=[.J9]*[.J$25]" table:style-name="ce1">
            <text:p>-0.068366629</text:p>
          </table:table-cell>
          <table:table-cell office:value-type="float" office:value="-0.19423240000000003" table:formula="of:=[.K9]*[.K$25]" table:style-name="ce1">
            <text:p>-0.194232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0.26985950461538455" table:formula="of:=[.B9]*[.O9]" table:style-name="ce1">
            <text:p>0.269859505</text:p>
          </table:table-cell>
          <table:table-cell office:value-type="float" office:value="0.18590927384615383" table:formula="of:=[.C9]*[.P9]" table:style-name="ce1">
            <text:p>0.185909274</text:p>
          </table:table-cell>
          <table:table-cell office:value-type="float" office:value="0.12545170274725279" table:formula="of:=[.D9]*[.Q9]" table:style-name="ce1">
            <text:p>0.125451703</text:p>
          </table:table-cell>
          <table:table-cell office:value-type="float" office:value="9.6427088406593392E-2" table:formula="of:=[.E9]*[.R9]" table:style-name="ce1">
            <text:p>0.096427088</text:p>
          </table:table-cell>
          <table:table-cell office:value-type="float" office:value="8.3642447032967027E-2" table:formula="of:=[.F9]*[.S9]" table:style-name="ce1">
            <text:p>0.083642447</text:p>
          </table:table-cell>
          <table:table-cell office:value-type="float" office:value="7.4618769285714301E-2" table:formula="of:=[.G9]*[.T9]" table:style-name="ce1">
            <text:p>0.074618769</text:p>
          </table:table-cell>
          <table:table-cell office:value-type="float" office:value="5.7042297252747245E-2" table:formula="of:=[.H9]*[.U9]" table:style-name="ce1">
            <text:p>0.057042297</text:p>
          </table:table-cell>
          <table:table-cell office:value-type="float" office:value="1.8509000000000001E-2" table:formula="of:=[.I9]*[.V9]" table:style-name="ce1">
            <text:p>0.018509</text:p>
          </table:table-cell>
          <table:table-cell office:value-type="float" office:value="-6.0098918681318669E-2" table:formula="of:=[.J9]*[.W9]" table:style-name="ce1">
            <text:p>-0.060098919</text:p>
          </table:table-cell>
          <table:table-cell office:value-type="float" office:value="-0.16902966153846161" table:formula="of:=[.K9]*[.X9]" table:style-name="ce1">
            <text:p>-0.169029662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30758916000000003" table:formula="of:=[.B10]*[.B$25]" table:style-name="ce1">
            <text:p>0.30758916</text:p>
          </table:table-cell>
          <table:table-cell office:value-type="float" office:value="0.23129979000000003" table:formula="of:=[.C10]*[.C$25]" table:style-name="ce1">
            <text:p>0.23129979</text:p>
          </table:table-cell>
          <table:table-cell office:value-type="float" office:value="0.17059206428571433" table:formula="of:=[.D10]*[.D$25]" table:style-name="ce1">
            <text:p>0.170592064</text:p>
          </table:table-cell>
          <table:table-cell office:value-type="float" office:value="0.13772436142857147" table:formula="of:=[.E10]*[.E$25]" table:style-name="ce1">
            <text:p>0.137724361</text:p>
          </table:table-cell>
          <table:table-cell office:value-type="float" office:value="0.1190550942857143" table:formula="of:=[.F10]*[.F$25]" table:style-name="ce1">
            <text:p>0.119055094</text:p>
          </table:table-cell>
          <table:table-cell office:value-type="float" office:value="0.10469018214285716" table:formula="of:=[.G10]*[.G$25]" table:style-name="ce1">
            <text:p>0.104690182</text:p>
          </table:table-cell>
          <table:table-cell office:value-type="float" office:value="8.6157218571428579E-2" table:formula="of:=[.H10]*[.H$25]" table:style-name="ce1">
            <text:p>0.086157219</text:p>
          </table:table-cell>
          <table:table-cell office:value-type="float" office:value="5.3346375000000001E-2" table:formula="of:=[.I10]*[.I$25]" table:style-name="ce1">
            <text:p>0.053346375</text:p>
          </table:table-cell>
          <table:table-cell office:value-type="float" office:value="-8.79424E-3" table:formula="of:=[.J10]*[.J$25]" table:style-name="ce1">
            <text:p>-0.00879424</text:p>
          </table:table-cell>
          <table:table-cell office:value-type="float" office:value="-0.12330351571428573" table:formula="of:=[.K10]*[.K$25]" table:style-name="ce1">
            <text:p>-0.12330351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.3110686753846153" table:formula="of:=[.B10]*[.O10]" table:style-name="ce1">
            <text:p>0.311068675</text:p>
          </table:table-cell>
          <table:table-cell office:value-type="float" office:value="0.23121433230769231" table:formula="of:=[.C10]*[.P10]" table:style-name="ce1">
            <text:p>0.231214332</text:p>
          </table:table-cell>
          <table:table-cell office:value-type="float" office:value="0.168850143956044" table:formula="of:=[.D10]*[.Q10]" table:style-name="ce1">
            <text:p>0.168850144</text:p>
          </table:table-cell>
          <table:table-cell office:value-type="float" office:value="0.13516055208791206" table:formula="of:=[.E10]*[.R10]" table:style-name="ce1">
            <text:p>0.135160552</text:p>
          </table:table-cell>
          <table:table-cell office:value-type="float" office:value="0.11597439318681317" table:formula="of:=[.F10]*[.S10]" table:style-name="ce1">
            <text:p>0.115974393</text:p>
          </table:table-cell>
          <table:table-cell office:value-type="float" office:value="0.10131791428571429" table:formula="of:=[.G10]*[.T10]" table:style-name="ce1">
            <text:p>0.101317914</text:p>
          </table:table-cell>
          <table:table-cell office:value-type="float" office:value="8.2009469670329641E-2" table:formula="of:=[.H10]*[.U10]" table:style-name="ce1">
            <text:p>0.08200947</text:p>
          </table:table-cell>
          <table:table-cell office:value-type="float" office:value="4.7419000000000003E-2" table:formula="of:=[.I10]*[.V10]" table:style-name="ce1">
            <text:p>0.047419</text:p>
          </table:table-cell>
          <table:table-cell office:value-type="float" office:value="-7.7291092307692289E-3" table:formula="of:=[.J10]*[.W10]" table:style-name="ce1">
            <text:p>-0.007729109</text:p>
          </table:table-cell>
          <table:table-cell office:value-type="float" office:value="-0.10726091076923082" table:formula="of:=[.K10]*[.X10]" table:style-name="ce1">
            <text:p>-0.107260911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34643824000000006" table:formula="of:=[.B11]*[.B$25]" table:style-name="ce1">
            <text:p>0.34643824</text:p>
          </table:table-cell>
          <table:table-cell office:value-type="float" office:value="0.27777449142857147" table:formula="of:=[.C11]*[.C$25]" table:style-name="ce1">
            <text:p>0.277774491</text:p>
          </table:table-cell>
          <table:table-cell office:value-type="float" office:value="0.2178970928571429" table:formula="of:=[.D11]*[.D$25]" table:style-name="ce1">
            <text:p>0.217897093</text:p>
          </table:table-cell>
          <table:table-cell office:value-type="float" office:value="0.18207158142857147" table:formula="of:=[.E11]*[.E$25]" table:style-name="ce1">
            <text:p>0.182071581</text:p>
          </table:table-cell>
          <table:table-cell office:value-type="float" office:value="0.15756728571428574" table:formula="of:=[.F11]*[.F$25]" table:style-name="ce1">
            <text:p>0.157567286</text:p>
          </table:table-cell>
          <table:table-cell office:value-type="float" office:value="0.13692895071428576" table:formula="of:=[.G11]*[.G$25]" table:style-name="ce1">
            <text:p>0.136928951</text:p>
          </table:table-cell>
          <table:table-cell office:value-type="float" office:value="0.11504081285714286" table:formula="of:=[.H11]*[.H$25]" table:style-name="ce1">
            <text:p>0.115040813</text:p>
          </table:table-cell>
          <table:table-cell office:value-type="float" office:value="8.5117500000000013E-2" table:formula="of:=[.I11]*[.I$25]" table:style-name="ce1">
            <text:p>0.0851175</text:p>
          </table:table-cell>
          <table:table-cell office:value-type="float" office:value="3.4116754285714285E-2" table:formula="of:=[.J11]*[.J$25]" table:style-name="ce1">
            <text:p>0.034116754</text:p>
          </table:table-cell>
          <table:table-cell office:value-type="float" office:value="-6.1942255000000002E-2" table:formula="of:=[.K11]*[.K$25]" table:style-name="ce1">
            <text:p>-0.06194225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0.35114102153846144" table:formula="of:=[.B11]*[.O11]" table:style-name="ce1">
            <text:p>0.351141022</text:p>
          </table:table-cell>
          <table:table-cell office:value-type="float" office:value="0.27765133714285711" table:formula="of:=[.C11]*[.P11]" table:style-name="ce1">
            <text:p>0.277651337</text:p>
          </table:table-cell>
          <table:table-cell office:value-type="float" office:value="0.21522714890109895" table:formula="of:=[.D11]*[.Q11]" table:style-name="ce1">
            <text:p>0.215227149</text:p>
          </table:table-cell>
          <table:table-cell office:value-type="float" office:value="0.17800435483516477" table:formula="of:=[.E11]*[.R11]" table:style-name="ce1">
            <text:p>0.178004355</text:p>
          </table:table-cell>
          <table:table-cell office:value-type="float" office:value="0.15267458241758239" table:formula="of:=[.F11]*[.S11]" table:style-name="ce1">
            <text:p>0.152674582</text:p>
          </table:table-cell>
          <table:table-cell office:value-type="float" office:value="0.1316360635714286" table:formula="of:=[.G11]*[.T11]" table:style-name="ce1">
            <text:p>0.131636064</text:p>
          </table:table-cell>
          <table:table-cell office:value-type="float" office:value="0.10878199236263732" table:formula="of:=[.H11]*[.U11]" table:style-name="ce1">
            <text:p>0.108781992</text:p>
          </table:table-cell>
          <table:table-cell office:value-type="float" office:value="7.5660000000000005E-2" table:formula="of:=[.I11]*[.V11]" table:style-name="ce1">
            <text:p>0.07566</text:p>
          </table:table-cell>
          <table:table-cell office:value-type="float" office:value="2.9978331428571418E-2" table:formula="of:=[.J11]*[.W11]" table:style-name="ce1">
            <text:p>0.029978331</text:p>
          </table:table-cell>
          <table:table-cell office:value-type="float" office:value="-5.3861412307692327E-2" table:formula="of:=[.K11]*[.X11]" table:style-name="ce1">
            <text:p>-0.053861412</text:p>
          </table:table-cell>
          <table:table-cell table:number-columns-repeated="1636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40433752000000001" table:formula="of:=[.B12]*[.B$25]" table:style-name="ce1">
            <text:p>0.40433752</text:p>
          </table:table-cell>
          <table:table-cell office:value-type="float" office:value="0.32713796785714289" table:formula="of:=[.C12]*[.C$25]" table:style-name="ce1">
            <text:p>0.327137968</text:p>
          </table:table-cell>
          <table:table-cell office:value-type="float" office:value="0.27009340714285718" table:formula="of:=[.D12]*[.D$25]" table:style-name="ce1">
            <text:p>0.270093407</text:p>
          </table:table-cell>
          <table:table-cell office:value-type="float" office:value="0.23289604500000005" table:formula="of:=[.E12]*[.E$25]" table:style-name="ce1">
            <text:p>0.232896045</text:p>
          </table:table-cell>
          <table:table-cell office:value-type="float" office:value="0.20346220285714289" table:formula="of:=[.F12]*[.F$25]" table:style-name="ce1">
            <text:p>0.203462203</text:p>
          </table:table-cell>
          <table:table-cell office:value-type="float" office:value="0.17651993071428576" table:formula="of:=[.G12]*[.G$25]" table:style-name="ce1">
            <text:p>0.176519931</text:p>
          </table:table-cell>
          <table:table-cell office:value-type="float" office:value="0.15009024571428575" table:formula="of:=[.H12]*[.H$25]" table:style-name="ce1">
            <text:p>0.150090246</text:p>
          </table:table-cell>
          <table:table-cell office:value-type="float" office:value="0.1205415" table:formula="of:=[.I12]*[.I$25]" table:style-name="ce1">
            <text:p>0.1205415</text:p>
          </table:table-cell>
          <table:table-cell office:value-type="float" office:value="7.6729417142857151E-2" table:formula="of:=[.J12]*[.J$25]" table:style-name="ce1">
            <text:p>0.076729417</text:p>
          </table:table-cell>
          <table:table-cell office:value-type="float" office:value="-6.3057914285714282E-3" table:formula="of:=[.K12]*[.K$25]" table:style-name="ce1">
            <text:p>-0.00630579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0.41074105538461519" table:formula="of:=[.B12]*[.O12]" table:style-name="ce1">
            <text:p>0.410741055</text:p>
          </table:table-cell>
          <table:table-cell office:value-type="float" office:value="0.32696875439560436" table:formula="of:=[.C12]*[.P12]" table:style-name="ce1">
            <text:p>0.326968754</text:p>
          </table:table-cell>
          <table:table-cell office:value-type="float" office:value="0.26623230329670339" table:formula="of:=[.D12]*[.Q12]" table:style-name="ce1">
            <text:p>0.266232303</text:p>
          </table:table-cell>
          <table:table-cell office:value-type="float" office:value="0.22682637461538455" table:formula="of:=[.E12]*[.R12]" table:style-name="ce1">
            <text:p>0.226826375</text:p>
          </table:table-cell>
          <table:table-cell office:value-type="float" office:value="0.19609142439560437" table:formula="of:=[.F12]*[.S12]" table:style-name="ce1">
            <text:p>0.196091424</text:p>
          </table:table-cell>
          <table:table-cell office:value-type="float" office:value="0.16855947571428573" table:formula="of:=[.G12]*[.T12]" table:style-name="ce1">
            <text:p>0.168559476</text:p>
          </table:table-cell>
          <table:table-cell office:value-type="float" office:value="0.14098444967032961" table:formula="of:=[.H12]*[.U12]" table:style-name="ce1">
            <text:p>0.14098445</text:p>
          </table:table-cell>
          <table:table-cell office:value-type="float" office:value="0.10714799999999999" table:formula="of:=[.I12]*[.V12]" table:style-name="ce1">
            <text:p>0.107148</text:p>
          </table:table-cell>
          <table:table-cell office:value-type="float" office:value="6.7407814505494476E-2" table:formula="of:=[.J12]*[.W12]" table:style-name="ce1">
            <text:p>0.067407815</text:p>
          </table:table-cell>
          <table:table-cell office:value-type="float" office:value="-5.4809389010989033E-3" table:formula="of:=[.K12]*[.X12]" table:style-name="ce1">
            <text:p>-0.005480939</text:p>
          </table:table-cell>
          <table:table-cell table:number-columns-repeated="1636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44882380000000005" table:formula="of:=[.B13]*[.B$25]" table:style-name="ce1">
            <text:p>0.4488238</text:p>
          </table:table-cell>
          <table:table-cell office:value-type="float" office:value="0.38115768857142857" table:formula="of:=[.C13]*[.C$25]" table:style-name="ce1">
            <text:p>0.381157689</text:p>
          </table:table-cell>
          <table:table-cell office:value-type="float" office:value="0.32862902142857148" table:formula="of:=[.D13]*[.D$25]" table:style-name="ce1">
            <text:p>0.328629021</text:p>
          </table:table-cell>
          <table:table-cell office:value-type="float" office:value="0.29173717500000007" table:formula="of:=[.E13]*[.E$25]" table:style-name="ce1">
            <text:p>0.291737175</text:p>
          </table:table-cell>
          <table:table-cell office:value-type="float" office:value="0.25872987428571437" table:formula="of:=[.F13]*[.F$25]" table:style-name="ce1">
            <text:p>0.258729874</text:p>
          </table:table-cell>
          <table:table-cell office:value-type="float" office:value="0.22618328071428578" table:formula="of:=[.G13]*[.G$25]" table:style-name="ce1">
            <text:p>0.226183281</text:p>
          </table:table-cell>
          <table:table-cell office:value-type="float" office:value="0.19490694428571434" table:formula="of:=[.H13]*[.H$25]" table:style-name="ce1">
            <text:p>0.194906944</text:p>
          </table:table-cell>
          <table:table-cell office:value-type="float" office:value="0.16408125000000001" table:formula="of:=[.I13]*[.I$25]" table:style-name="ce1">
            <text:p>0.16408125</text:p>
          </table:table-cell>
          <table:table-cell office:value-type="float" office:value="0.12413558857142858" table:formula="of:=[.J13]*[.J$25]" table:style-name="ce1">
            <text:p>0.124135589</text:p>
          </table:table-cell>
          <table:table-cell office:value-type="float" office:value="4.8848597142857143E-2" table:formula="of:=[.K13]*[.K$25]" table:style-name="ce1">
            <text:p>0.04884859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0.45694730769230751" table:formula="of:=[.B13]*[.O13]" table:style-name="ce1">
            <text:p>0.456947308</text:p>
          </table:table-cell>
          <table:table-cell office:value-type="float" office:value="0.38093236813186804" table:formula="of:=[.C13]*[.P13]" table:style-name="ce1">
            <text:p>0.380932368</text:p>
          </table:table-cell>
          <table:table-cell office:value-type="float" office:value="0.32325999725274729" table:formula="of:=[.D13]*[.Q13]" table:style-name="ce1">
            <text:p>0.323259997</text:p>
          </table:table-cell>
          <table:table-cell office:value-type="float" office:value="0.28304783653846138" table:formula="of:=[.E13]*[.R13]" table:style-name="ce1">
            <text:p>0.283047837</text:p>
          </table:table-cell>
          <table:table-cell office:value-type="float" office:value="0.24801793406593403" table:formula="of:=[.F13]*[.S13]" table:style-name="ce1">
            <text:p>0.248017934</text:p>
          </table:table-cell>
          <table:table-cell office:value-type="float" office:value="0.2145260178571429" table:formula="of:=[.G13]*[.T13]" table:style-name="ce1">
            <text:p>0.214526018</text:p>
          </table:table-cell>
          <table:table-cell office:value-type="float" office:value="0.18186135576923071" table:formula="of:=[.H13]*[.U13]" table:style-name="ce1">
            <text:p>0.181861356</text:p>
          </table:table-cell>
          <table:table-cell office:value-type="float" office:value="0.14585000000000001" table:formula="of:=[.I13]*[.V13]" table:style-name="ce1">
            <text:p>0.14585</text:p>
          </table:table-cell>
          <table:table-cell office:value-type="float" office:value="0.10903181318681313" table:formula="of:=[.J13]*[.W13]" table:style-name="ce1">
            <text:p>0.109031813</text:p>
          </table:table-cell>
          <table:table-cell office:value-type="float" office:value="4.2441626373626397E-2" table:formula="of:=[.K13]*[.X13]" table:style-name="ce1">
            <text:p>0.042441626</text:p>
          </table:table-cell>
          <table:table-cell table:number-columns-repeated="1636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49884867999999999" table:formula="of:=[.B14]*[.B$25]" table:style-name="ce1">
            <text:p>0.49884868</text:p>
          </table:table-cell>
          <table:table-cell office:value-type="float" office:value="0.44131410428571433" table:formula="of:=[.C14]*[.C$25]" table:style-name="ce1">
            <text:p>0.441314104</text:p>
          </table:table-cell>
          <table:table-cell office:value-type="float" office:value="0.39434659285714291" table:formula="of:=[.D14]*[.D$25]" table:style-name="ce1">
            <text:p>0.394346593</text:p>
          </table:table-cell>
          <table:table-cell office:value-type="float" office:value="0.35927674071428578" table:formula="of:=[.E14]*[.E$25]" table:style-name="ce1">
            <text:p>0.359276741</text:p>
          </table:table-cell>
          <table:table-cell office:value-type="float" office:value="0.32434943142857148" table:formula="of:=[.F14]*[.F$25]" table:style-name="ce1">
            <text:p>0.324349431</text:p>
          </table:table-cell>
          <table:table-cell office:value-type="float" office:value="0.28759240714285722" table:formula="of:=[.G14]*[.G$25]" table:style-name="ce1">
            <text:p>0.287592407</text:p>
          </table:table-cell>
          <table:table-cell office:value-type="float" office:value="0.25215191000000003" table:formula="of:=[.H14]*[.H$25]" table:style-name="ce1">
            <text:p>0.25215191</text:p>
          </table:table-cell>
          <table:table-cell office:value-type="float" office:value="0.21953475" table:formula="of:=[.I14]*[.I$25]" table:style-name="ce1">
            <text:p>0.21953475</text:p>
          </table:table-cell>
          <table:table-cell office:value-type="float" office:value="0.1812393142857143" table:formula="of:=[.J14]*[.J$25]" table:style-name="ce1">
            <text:p>0.181239314</text:p>
          </table:table-cell>
          <table:table-cell office:value-type="float" office:value="0.109273255" table:formula="of:=[.K14]*[.K$25]" table:style-name="ce1">
            <text:p>0.10927325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0.50900623230769193" table:formula="of:=[.B14]*[.O14]" table:style-name="ce1">
            <text:p>0.509006232</text:p>
          </table:table-cell>
          <table:table-cell office:value-type="float" office:value="0.44102061230769224" table:formula="of:=[.C14]*[.P14]" table:style-name="ce1">
            <text:p>0.441020612</text:p>
          </table:table-cell>
          <table:table-cell office:value-type="float" office:value="0.38709856153846162" table:formula="of:=[.D14]*[.Q14]" table:style-name="ce1">
            <text:p>0.387098562</text:p>
          </table:table-cell>
          <table:table-cell office:value-type="float" office:value="0.34723812461538439" table:formula="of:=[.E14]*[.R14]" table:style-name="ce1">
            <text:p>0.347238125</text:p>
          </table:table-cell>
          <table:table-cell office:value-type="float" office:value="0.30924211846153837" table:formula="of:=[.F14]*[.S14]" table:style-name="ce1">
            <text:p>0.309242118</text:p>
          </table:table-cell>
          <table:table-cell office:value-type="float" office:value="0.27091740000000003" table:formula="of:=[.G14]*[.T14]" table:style-name="ce1">
            <text:p>0.2709174</text:p>
          </table:table-cell>
          <table:table-cell office:value-type="float" office:value="0.23369540307692296" table:formula="of:=[.H14]*[.U14]" table:style-name="ce1">
            <text:p>0.233695403</text:p>
          </table:table-cell>
          <table:table-cell office:value-type="float" office:value="0.19514200000000001" table:formula="of:=[.I14]*[.V14]" table:style-name="ce1">
            <text:p>0.195142</text:p>
          </table:table-cell>
          <table:table-cell office:value-type="float" office:value="0.15915412417582409" table:formula="of:=[.J14]*[.W14]" table:style-name="ce1">
            <text:p>0.159154124</text:p>
          </table:table-cell>
          <table:table-cell office:value-type="float" office:value="9.4902640000000052E-2" table:formula="of:=[.K14]*[.X14]" table:style-name="ce1">
            <text:p>0.09490264</text:p>
          </table:table-cell>
          <table:table-cell table:number-columns-repeated="1636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55671124000000005" table:formula="of:=[.B15]*[.B$25]" table:style-name="ce1">
            <text:p>0.55671124</text:p>
          </table:table-cell>
          <table:table-cell office:value-type="float" office:value="0.50851362857142868" table:formula="of:=[.C15]*[.C$25]" table:style-name="ce1">
            <text:p>0.508513629</text:p>
          </table:table-cell>
          <table:table-cell office:value-type="float" office:value="0.46713877142857152" table:formula="of:=[.D15]*[.D$25]" table:style-name="ce1">
            <text:p>0.467138771</text:p>
          </table:table-cell>
          <table:table-cell office:value-type="float" office:value="0.43493397571428583" table:formula="of:=[.E15]*[.E$25]" table:style-name="ce1">
            <text:p>0.434933976</text:p>
          </table:table-cell>
          <table:table-cell office:value-type="float" office:value="0.39981729428571439" table:formula="of:=[.F15]*[.F$25]" table:style-name="ce1">
            <text:p>0.399817294</text:p>
          </table:table-cell>
          <table:table-cell office:value-type="float" office:value="0.36082913428571434" table:formula="of:=[.G15]*[.G$25]" table:style-name="ce1">
            <text:p>0.360829134</text:p>
          </table:table-cell>
          <table:table-cell office:value-type="float" office:value="0.32293009000000006" table:formula="of:=[.H15]*[.H$25]" table:style-name="ce1">
            <text:p>0.32293009</text:p>
          </table:table-cell>
          <table:table-cell office:value-type="float" office:value="0.28934662500000002" table:formula="of:=[.I15]*[.I$25]" table:style-name="ce1">
            <text:p>0.289346625</text:p>
          </table:table-cell>
          <table:table-cell office:value-type="float" office:value="0.25198308571428574" table:formula="of:=[.J15]*[.J$25]" table:style-name="ce1">
            <text:p>0.251983086</text:p>
          </table:table-cell>
          <table:table-cell office:value-type="float" office:value="0.18036116142857145" table:formula="of:=[.K15]*[.K$25]" table:style-name="ce1">
            <text:p>0.18036116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0.56930651692307654" table:formula="of:=[.B15]*[.O15]" table:style-name="ce1">
            <text:p>0.569306517</text:p>
          </table:table-cell>
          <table:table-cell office:value-type="float" office:value="0.50813787032967028" table:formula="of:=[.C15]*[.P15]" table:style-name="ce1">
            <text:p>0.50813787</text:p>
          </table:table-cell>
          <table:table-cell office:value-type="float" office:value="0.45759883736263751" table:formula="of:=[.D15]*[.Q15]" table:style-name="ce1">
            <text:p>0.457598837</text:p>
          </table:table-cell>
          <table:table-cell office:value-type="float" office:value="0.41874093945054919" table:formula="of:=[.E15]*[.R15]" table:style-name="ce1">
            <text:p>0.418740939</text:p>
          </table:table-cell>
          <table:table-cell office:value-type="float" office:value="0.37912573824175816" table:formula="of:=[.F15]*[.S15]" table:style-name="ce1">
            <text:p>0.379125738</text:p>
          </table:table-cell>
          <table:table-cell office:value-type="float" office:value="0.33758316285714285" table:formula="of:=[.G15]*[.T15]" table:style-name="ce1">
            <text:p>0.337583163</text:p>
          </table:table-cell>
          <table:table-cell office:value-type="float" office:value="0.29727020346153832" table:formula="of:=[.H15]*[.U15]" table:style-name="ce1">
            <text:p>0.297270203</text:p>
          </table:table-cell>
          <table:table-cell office:value-type="float" office:value="0.25719700000000001" table:formula="of:=[.I15]*[.V15]" table:style-name="ce1">
            <text:p>0.257197</text:p>
          </table:table-cell>
          <table:table-cell office:value-type="float" office:value="0.22123071208791192" table:formula="of:=[.J15]*[.W15]" table:style-name="ce1">
            <text:p>0.221230712</text:p>
          </table:table-cell>
          <table:table-cell office:value-type="float" office:value="0.15657840263736272" table:formula="of:=[.K15]*[.X15]" table:style-name="ce1">
            <text:p>0.156578403</text:p>
          </table:table-cell>
          <table:table-cell table:number-columns-repeated="1636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61903392000000013" table:formula="of:=[.B16]*[.B$25]" table:style-name="ce1">
            <text:p>0.61903392</text:p>
          </table:table-cell>
          <table:table-cell office:value-type="float" office:value="0.58280756785714294" table:formula="of:=[.C16]*[.C$25]" table:style-name="ce1">
            <text:p>0.582807568</text:p>
          </table:table-cell>
          <table:table-cell office:value-type="float" office:value="0.54561404285714288" table:formula="of:=[.D16]*[.D$25]" table:style-name="ce1">
            <text:p>0.545614043</text:p>
          </table:table-cell>
          <table:table-cell office:value-type="float" office:value="0.5164781100000001" table:formula="of:=[.E16]*[.E$25]" table:style-name="ce1">
            <text:p>0.51647811</text:p>
          </table:table-cell>
          <table:table-cell office:value-type="float" office:value="0.48269310857142866" table:formula="of:=[.F16]*[.F$25]" table:style-name="ce1">
            <text:p>0.482693109</text:p>
          </table:table-cell>
          <table:table-cell office:value-type="float" office:value="0.44386881000000011" table:formula="of:=[.G16]*[.G$25]" table:style-name="ce1">
            <text:p>0.44386881</text:p>
          </table:table-cell>
          <table:table-cell office:value-type="float" office:value="0.40619703857142864" table:formula="of:=[.H16]*[.H$25]" table:style-name="ce1">
            <text:p>0.406197039</text:p>
          </table:table-cell>
          <table:table-cell office:value-type="float" office:value="0.37393200000000004" table:formula="of:=[.I16]*[.I$25]" table:style-name="ce1">
            <text:p>0.373932</text:p>
          </table:table-cell>
          <table:table-cell office:value-type="float" office:value="0.33858477714285712" table:formula="of:=[.J16]*[.J$25]" table:style-name="ce1">
            <text:p>0.338584777</text:p>
          </table:table-cell>
          <table:table-cell office:value-type="float" office:value="0.26630449071428575" table:formula="of:=[.K16]*[.K$25]" table:style-name="ce1">
            <text:p>0.26630449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0.63443974153846117" table:formula="of:=[.B16]*[.O16]" table:style-name="ce1">
            <text:p>0.634439742</text:p>
          </table:table-cell>
          <table:table-cell office:value-type="float" office:value="0.58233384560439549" table:formula="of:=[.C16]*[.P16]" table:style-name="ce1">
            <text:p>0.582333846</text:p>
          </table:table-cell>
          <table:table-cell office:value-type="float" office:value="0.53335722637362648" table:formula="of:=[.D16]*[.Q16]" table:style-name="ce1">
            <text:p>0.533357226</text:p>
          </table:table-cell>
          <table:table-cell office:value-type="float" office:value="0.49532620153846113" table:formula="of:=[.E16]*[.R16]" table:style-name="ce1">
            <text:p>0.495326202</text:p>
          </table:table-cell>
          <table:table-cell office:value-type="float" office:value="0.45521446065934046" table:formula="of:=[.F16]*[.S16]" table:style-name="ce1">
            <text:p>0.455214461</text:p>
          </table:table-cell>
          <table:table-cell office:value-type="float" office:value="0.41241354000000002" table:formula="of:=[.G16]*[.T16]" table:style-name="ce1">
            <text:p>0.41241354</text:p>
          </table:table-cell>
          <table:table-cell office:value-type="float" office:value="0.37137654494505479" table:formula="of:=[.H16]*[.U16]" table:style-name="ce1">
            <text:p>0.371376545</text:p>
          </table:table-cell>
          <table:table-cell office:value-type="float" office:value="0.33238400000000001" table:formula="of:=[.I16]*[.V16]" table:style-name="ce1">
            <text:p>0.332384</text:p>
          </table:table-cell>
          <table:table-cell office:value-type="float" office:value="0.29720080197802173" table:formula="of:=[.J16]*[.W16]" table:style-name="ce1">
            <text:p>0.297200802</text:p>
          </table:table-cell>
          <table:table-cell office:value-type="float" office:value="0.23109559912087929" table:formula="of:=[.K16]*[.X16]" table:style-name="ce1">
            <text:p>0.231095599</text:p>
          </table:table-cell>
          <table:table-cell table:number-columns-repeated="1636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.69711220000000007" table:formula="of:=[.B17]*[.B$25]" table:style-name="ce1">
            <text:p>0.6971122</text:p>
          </table:table-cell>
          <table:table-cell office:value-type="float" office:value="0.66313410214285728" table:formula="of:=[.C17]*[.C$25]" table:style-name="ce1">
            <text:p>0.663134102</text:p>
          </table:table-cell>
          <table:table-cell office:value-type="float" office:value="0.6267851714285716" table:formula="of:=[.D17]*[.D$25]" table:style-name="ce1">
            <text:p>0.626785171</text:p>
          </table:table-cell>
          <table:table-cell office:value-type="float" office:value="0.5996539628571429" table:formula="of:=[.E17]*[.E$25]" table:style-name="ce1">
            <text:p>0.599653963</text:p>
          </table:table-cell>
          <table:table-cell office:value-type="float" office:value="0.56816530285714295" table:formula="of:=[.F17]*[.F$25]" table:style-name="ce1">
            <text:p>0.568165303</text:p>
          </table:table-cell>
          <table:table-cell office:value-type="float" office:value="0.53206740714285727" table:formula="of:=[.G17]*[.G$25]" table:style-name="ce1">
            <text:p>0.532067407</text:p>
          </table:table-cell>
          <table:table-cell office:value-type="float" office:value="0.49818256142857154" table:formula="of:=[.H17]*[.H$25]" table:style-name="ce1">
            <text:p>0.498182561</text:p>
          </table:table-cell>
          <table:table-cell office:value-type="float" office:value="0.47102624999999998" table:formula="of:=[.I17]*[.I$25]" table:style-name="ce1">
            <text:p>0.47102625</text:p>
          </table:table-cell>
          <table:table-cell office:value-type="float" office:value="0.44080548571428568" table:formula="of:=[.J17]*[.J$25]" table:style-name="ce1">
            <text:p>0.440805486</text:p>
          </table:table-cell>
          <table:table-cell office:value-type="float" office:value="0.36926569357142858" table:formula="of:=[.K17]*[.K$25]" table:style-name="ce1">
            <text:p>0.36926569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0.71603832307692261" table:formula="of:=[.B17]*[.O17]" table:style-name="ce1">
            <text:p>0.716038323</text:p>
          </table:table-cell>
          <table:table-cell office:value-type="float" office:value="0.66254608697802186" table:formula="of:=[.C17]*[.P17]" table:style-name="ce1">
            <text:p>0.662546087</text:p>
          </table:table-cell>
          <table:table-cell office:value-type="float" office:value="0.61142488131868145" table:formula="of:=[.D17]*[.Q17]" table:style-name="ce1">
            <text:p>0.611424881</text:p>
          </table:table-cell>
          <table:table-cell office:value-type="float" office:value="0.57286308725274671" table:formula="of:=[.E17]*[.R17]" table:style-name="ce1">
            <text:p>0.572863087</text:p>
          </table:table-cell>
          <table:table-cell office:value-type="float" office:value="0.53288051340659315" table:formula="of:=[.F17]*[.S17]" table:style-name="ce1">
            <text:p>0.532880513</text:p>
          </table:table-cell>
          <table:table-cell office:value-type="float" office:value="0.49093406428571423" table:formula="of:=[.G17]*[.T17]" table:style-name="ce1">
            <text:p>0.490934064</text:p>
          </table:table-cell>
          <table:table-cell office:value-type="float" office:value="0.45235636763736248" table:formula="of:=[.H17]*[.U17]" table:style-name="ce1">
            <text:p>0.452356368</text:p>
          </table:table-cell>
          <table:table-cell office:value-type="float" office:value="0.41869000000000001" table:formula="of:=[.I17]*[.V17]" table:style-name="ce1">
            <text:p>0.41869</text:p>
          </table:table-cell>
          <table:table-cell office:value-type="float" office:value="0.38684593846153809" table:formula="of:=[.J17]*[.W17]" table:style-name="ce1">
            <text:p>0.386845938</text:p>
          </table:table-cell>
          <table:table-cell office:value-type="float" office:value="0.3203143723076925" table:formula="of:=[.K17]*[.X17]" table:style-name="ce1">
            <text:p>0.320314372</text:p>
          </table:table-cell>
          <table:table-cell table:number-columns-repeated="1636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78679332000000002" table:formula="of:=[.B18]*[.B$25]" table:style-name="ce1">
            <text:p>0.78679332</text:p>
          </table:table-cell>
          <table:table-cell office:value-type="float" office:value="0.74706249642857148" table:formula="of:=[.C18]*[.C$25]" table:style-name="ce1">
            <text:p>0.747062496</text:p>
          </table:table-cell>
          <table:table-cell office:value-type="float" office:value="0.70576571428571433" table:formula="of:=[.D18]*[.D$25]" table:style-name="ce1">
            <text:p>0.705765714</text:p>
          </table:table-cell>
          <table:table-cell office:value-type="float" office:value="0.67782146714285729" table:formula="of:=[.E18]*[.E$25]" table:style-name="ce1">
            <text:p>0.677821467</text:p>
          </table:table-cell>
          <table:table-cell office:value-type="float" office:value="0.64862879142857155" table:formula="of:=[.F18]*[.F$25]" table:style-name="ce1">
            <text:p>0.648628791</text:p>
          </table:table-cell>
          <table:table-cell office:value-type="float" office:value="0.617684547857143" table:formula="of:=[.G18]*[.G$25]" table:style-name="ce1">
            <text:p>0.617684548</text:p>
          </table:table-cell>
          <table:table-cell office:value-type="float" office:value="0.59183240428571438" table:formula="of:=[.H18]*[.H$25]" table:style-name="ce1">
            <text:p>0.591832404</text:p>
          </table:table-cell>
          <table:table-cell office:value-type="float" office:value="0.57504712499999999" table:formula="of:=[.I18]*[.I$25]" table:style-name="ce1">
            <text:p>0.575047125</text:p>
          </table:table-cell>
          <table:table-cell office:value-type="float" office:value="0.55523995428571427" table:formula="of:=[.J18]*[.J$25]" table:style-name="ce1">
            <text:p>0.555239954</text:p>
          </table:table-cell>
          <table:table-cell office:value-type="float" office:value="0.48858989928571434" table:formula="of:=[.K18]*[.K$25]" table:style-name="ce1">
            <text:p>0.48858989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0.8099343" table:formula="of:=[.B18]*[.O18]" table:style-name="ce1">
            <text:p>0.8099343</text:p>
          </table:table-cell>
          <table:table-cell office:value-type="float" office:value="0.74634485714285703" table:formula="of:=[.C18]*[.P18]" table:style-name="ce1">
            <text:p>0.746344857</text:p>
          </table:table-cell>
          <table:table-cell office:value-type="float" office:value="0.68702857142857132" table:formula="of:=[.D18]*[.Q18]" table:style-name="ce1">
            <text:p>0.687028571</text:p>
          </table:table-cell>
          <table:table-cell office:value-type="float" office:value="0.64501468571428555" table:formula="of:=[.E18]*[.R18]" table:style-name="ce1">
            <text:p>0.645014686</text:p>
          </table:table-cell>
          <table:table-cell office:value-type="float" office:value="0.60499015714285698" table:formula="of:=[.F18]*[.S18]" table:style-name="ce1">
            <text:p>0.604990157</text:p>
          </table:table-cell>
          <table:table-cell office:value-type="float" office:value="0.56595291428571415" table:formula="of:=[.G18]*[.T18]" table:style-name="ce1">
            <text:p>0.565952914</text:p>
          </table:table-cell>
          <table:table-cell office:value-type="float" office:value="0.53368467142857123" table:formula="of:=[.H18]*[.U18]" table:style-name="ce1">
            <text:p>0.533684671</text:p>
          </table:table-cell>
          <table:table-cell office:value-type="float" office:value="0.51115299999999997" table:formula="of:=[.I18]*[.V18]" table:style-name="ce1">
            <text:p>0.511153</text:p>
          </table:table-cell>
          <table:table-cell office:value-type="float" office:value="0.48716967142857143" table:formula="of:=[.J18]*[.W18]" table:style-name="ce1">
            <text:p>0.487169671</text:p>
          </table:table-cell>
          <table:table-cell office:value-type="float" office:value="0.4236489714285715" table:formula="of:=[.K18]*[.X18]" table:style-name="ce1">
            <text:p>0.423648971</text:p>
          </table:table-cell>
          <table:table-cell table:number-columns-repeated="1636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.87130644000000013" table:formula="of:=[.B19]*[.B$25]" table:style-name="ce1">
            <text:p>0.87130644</text:p>
          </table:table-cell>
          <table:table-cell office:value-type="float" office:value="0.83056408071428578" table:formula="of:=[.C19]*[.C$25]" table:style-name="ce1">
            <text:p>0.830564081</text:p>
          </table:table-cell>
          <table:table-cell office:value-type="float" office:value="0.77548187142857161" table:formula="of:=[.D19]*[.D$25]" table:style-name="ce1">
            <text:p>0.775481871</text:p>
          </table:table-cell>
          <table:table-cell office:value-type="float" office:value="0.7416160907142858" table:formula="of:=[.E19]*[.E$25]" table:style-name="ce1">
            <text:p>0.741616091</text:p>
          </table:table-cell>
          <table:table-cell office:value-type="float" office:value="0.71328510000000012" table:formula="of:=[.F19]*[.F$25]" table:style-name="ce1">
            <text:p>0.7132851</text:p>
          </table:table-cell>
          <table:table-cell office:value-type="float" office:value="0.68940952142857159" table:formula="of:=[.G19]*[.G$25]" table:style-name="ce1">
            <text:p>0.689409521</text:p>
          </table:table-cell>
          <table:table-cell office:value-type="float" office:value="0.67627435428571447" table:formula="of:=[.H19]*[.H$25]" table:style-name="ce1">
            <text:p>0.676274354</text:p>
          </table:table-cell>
          <table:table-cell office:value-type="float" office:value="0.67648724999999998" table:formula="of:=[.I19]*[.I$25]" table:style-name="ce1">
            <text:p>0.67648725</text:p>
          </table:table-cell>
          <table:table-cell office:value-type="float" office:value="0.67461888000000003" table:formula="of:=[.J19]*[.J$25]" table:style-name="ce1">
            <text:p>0.67461888</text:p>
          </table:table-cell>
          <table:table-cell office:value-type="float" office:value="0.62001982214285722" table:formula="of:=[.K19]*[.K$25]" table:style-name="ce1">
            <text:p>0.62001982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0.89890438153846142" table:formula="of:=[.B19]*[.O19]" table:style-name="ce1">
            <text:p>0.898904382</text:p>
          </table:table-cell>
          <table:table-cell office:value-type="float" office:value="0.82970485532967009" table:formula="of:=[.C19]*[.P19]" table:style-name="ce1">
            <text:p>0.829704855</text:p>
          </table:table-cell>
          <table:table-cell office:value-type="float" office:value="0.75331016373626358" table:formula="of:=[.D19]*[.Q19]" table:style-name="ce1">
            <text:p>0.753310164</text:p>
          </table:table-cell>
          <table:table-cell office:value-type="float" office:value="0.70296051609890087" table:formula="of:=[.E19]*[.R19]" table:style-name="ce1">
            <text:p>0.702960516</text:p>
          </table:table-cell>
          <table:table-cell office:value-type="float" office:value="0.66160506923076901" table:formula="of:=[.F19]*[.S19]" table:style-name="ce1">
            <text:p>0.661605069</text:p>
          </table:table-cell>
          <table:table-cell office:value-type="float" office:value="0.6272294214285713" table:formula="of:=[.G19]*[.T19]" table:style-name="ce1">
            <text:p>0.627229421</text:p>
          </table:table-cell>
          <table:table-cell office:value-type="float" office:value="0.60559426725274712" table:formula="of:=[.H19]*[.U19]" table:style-name="ce1">
            <text:p>0.605594267</text:p>
          </table:table-cell>
          <table:table-cell office:value-type="float" office:value="0.60132200000000002" table:formula="of:=[.I19]*[.V19]" table:style-name="ce1">
            <text:p>0.601322</text:p>
          </table:table-cell>
          <table:table-cell office:value-type="float" office:value="0.59178845538461533" table:formula="of:=[.J19]*[.W19]" table:style-name="ce1">
            <text:p>0.591788455</text:p>
          </table:table-cell>
          <table:table-cell office:value-type="float" office:value="0.53739222989011004" table:formula="of:=[.K19]*[.X19]" table:style-name="ce1">
            <text:p>0.53739223</text:p>
          </table:table-cell>
          <table:table-cell table:number-columns-repeated="1636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92339579999999999" table:formula="of:=[.B20]*[.B$25]" table:style-name="ce1">
            <text:p>0.9233958</text:p>
          </table:table-cell>
          <table:table-cell office:value-type="float" office:value="0.90778471714285724" table:formula="of:=[.C20]*[.C$25]" table:style-name="ce1">
            <text:p>0.907784717</text:p>
          </table:table-cell>
          <table:table-cell office:value-type="float" office:value="0.82640451428571449" table:formula="of:=[.D20]*[.D$25]" table:style-name="ce1">
            <text:p>0.826404514</text:p>
          </table:table-cell>
          <table:table-cell office:value-type="float" office:value="0.77862231857142872" table:formula="of:=[.E20]*[.E$25]" table:style-name="ce1">
            <text:p>0.778622319</text:p>
          </table:table-cell>
          <table:table-cell office:value-type="float" office:value="0.74775744000000011" table:formula="of:=[.F20]*[.F$25]" table:style-name="ce1">
            <text:p>0.74775744</text:p>
          </table:table-cell>
          <table:table-cell office:value-type="float" office:value="0.73191624000000022" table:formula="of:=[.G20]*[.G$25]" table:style-name="ce1">
            <text:p>0.73191624</text:p>
          </table:table-cell>
          <table:table-cell office:value-type="float" office:value="0.7362960171428572" table:formula="of:=[.H20]*[.H$25]" table:style-name="ce1">
            <text:p>0.736296017</text:p>
          </table:table-cell>
          <table:table-cell office:value-type="float" office:value="0.73652737499999998" table:formula="of:=[.I20]*[.I$25]" table:style-name="ce1">
            <text:p>0.736527375</text:p>
          </table:table-cell>
          <table:table-cell office:value-type="float" office:value="0.7344931657142858" table:formula="of:=[.J20]*[.J$25]" table:style-name="ce1">
            <text:p>0.734493166</text:p>
          </table:table-cell>
          <table:table-cell office:value-type="float" office:value="0.67504899642857152" table:formula="of:=[.K20]*[.K$25]" table:style-name="ce1">
            <text:p>0.67504899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.95473276153846132" table:formula="of:=[.B20]*[.O20]" table:style-name="ce1">
            <text:p>0.954732762</text:p>
          </table:table-cell>
          <table:table-cell office:value-type="float" office:value="0.90677852703296691" table:formula="of:=[.C20]*[.P20]" table:style-name="ce1">
            <text:p>0.906778527</text:p>
          </table:table-cell>
          <table:table-cell office:value-type="float" office:value="0.80108919560439562" table:formula="of:=[.D20]*[.Q20]" table:style-name="ce1">
            <text:p>0.801089196</text:p>
          </table:table-cell>
          <table:table-cell office:value-type="float" office:value="0.73513896197802164" table:formula="of:=[.E20]*[.R20]" table:style-name="ce1">
            <text:p>0.735138962</text:p>
          </table:table-cell>
          <table:table-cell office:value-type="float" office:value="0.68970993230769206" table:formula="of:=[.F20]*[.S20]" table:style-name="ce1">
            <text:p>0.689709932</text:p>
          </table:table-cell>
          <table:table-cell office:value-type="float" office:value="0.66118703999999984" table:formula="of:=[.G20]*[.T20]" table:style-name="ce1">
            <text:p>0.66118704</text:p>
          </table:table-cell>
          <table:table-cell office:value-type="float" office:value="0.65473097538461511" table:formula="of:=[.H20]*[.U20]" table:style-name="ce1">
            <text:p>0.654730975</text:p>
          </table:table-cell>
          <table:table-cell office:value-type="float" office:value="0.65469100000000002" table:formula="of:=[.I20]*[.V20]" table:style-name="ce1">
            <text:p>0.654691</text:p>
          </table:table-cell>
          <table:table-cell office:value-type="float" office:value="0.64417549648351646" table:formula="of:=[.J20]*[.W20]" table:style-name="ce1">
            <text:p>0.644175496</text:p>
          </table:table-cell>
          <table:table-cell office:value-type="float" office:value="0.58485090989011002" table:formula="of:=[.K20]*[.X20]" table:style-name="ce1">
            <text:p>0.58485091</text:p>
          </table:table-cell>
          <table:table-cell table:number-columns-repeated="1636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0.9376016800000001" table:formula="of:=[.B21]*[.B$25]" table:style-name="ce1">
            <text:p>0.93760168</text:p>
          </table:table-cell>
          <table:table-cell office:value-type="float" office:value="0.9217504757142857" table:formula="of:=[.C21]*[.C$25]" table:style-name="ce1">
            <text:p>0.921750476</text:p>
          </table:table-cell>
          <table:table-cell office:value-type="float" office:value="0.84628767142857153" table:formula="of:=[.D21]*[.D$25]" table:style-name="ce1">
            <text:p>0.846287671</text:p>
          </table:table-cell>
          <table:table-cell office:value-type="float" office:value="0.79735660714285728" table:formula="of:=[.E21]*[.E$25]" table:style-name="ce1">
            <text:p>0.797356607</text:p>
          </table:table-cell>
          <table:table-cell office:value-type="float" office:value="0.76574898000000025" table:formula="of:=[.F21]*[.F$25]" table:style-name="ce1">
            <text:p>0.76574898</text:p>
          </table:table-cell>
          <table:table-cell office:value-type="float" office:value="0.74952742071428591" table:formula="of:=[.G21]*[.G$25]" table:style-name="ce1">
            <text:p>0.749527421</text:p>
          </table:table-cell>
          <table:table-cell office:value-type="float" office:value="0.75401232142857155" table:formula="of:=[.H21]*[.H$25]" table:style-name="ce1">
            <text:p>0.754012321</text:p>
          </table:table-cell>
          <table:table-cell office:value-type="float" office:value="0.75424950000000002" table:formula="of:=[.I21]*[.I$25]" table:style-name="ce1">
            <text:p>0.7542495</text:p>
          </table:table-cell>
          <table:table-cell office:value-type="float" office:value="0.75216603428571427" table:formula="of:=[.J21]*[.J$25]" table:style-name="ce1">
            <text:p>0.752166034</text:p>
          </table:table-cell>
          <table:table-cell office:value-type="float" office:value="0.69129054142857138" table:formula="of:=[.K21]*[.K$25]" table:style-name="ce1">
            <text:p>0.69129054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0.9715420123076921" table:formula="of:=[.B21]*[.O21]" table:style-name="ce1">
            <text:p>0.971542012</text:p>
          </table:table-cell>
          <table:table-cell office:value-type="float" office:value="0.92066069461538436" table:formula="of:=[.C21]*[.P21]" table:style-name="ce1">
            <text:p>0.920660695</text:p>
          </table:table-cell>
          <table:table-cell office:value-type="float" office:value="0.81863497692307674" table:formula="of:=[.D21]*[.Q21]" table:style-name="ce1">
            <text:p>0.818634977</text:p>
          </table:table-cell>
          <table:table-cell office:value-type="float" office:value="0.74985836538461503" table:formula="of:=[.E21]*[.R21]" table:style-name="ce1">
            <text:p>0.749858365</text:p>
          </table:table-cell>
          <table:table-cell office:value-type="float" office:value="0.70234186615384586" table:formula="of:=[.F21]*[.S21]" table:style-name="ce1">
            <text:p>0.702341866</text:p>
          </table:table-cell>
          <table:table-cell office:value-type="float" office:value="0.67226761499999976" table:formula="of:=[.G21]*[.T21]" table:style-name="ce1">
            <text:p>0.672267615</text:p>
          </table:table-cell>
          <table:table-cell office:value-type="float" office:value="0.66576188873626352" table:formula="of:=[.H21]*[.U21]" table:style-name="ce1">
            <text:p>0.665761889</text:p>
          </table:table-cell>
          <table:table-cell office:value-type="float" office:value="0.67044400000000004" table:formula="of:=[.I21]*[.V21]" table:style-name="ce1">
            <text:p>0.670444</text:p>
          </table:table-cell>
          <table:table-cell office:value-type="float" office:value="0.65953611956043934" table:formula="of:=[.J21]*[.W21]" table:style-name="ce1">
            <text:p>0.65953612</text:p>
          </table:table-cell>
          <table:table-cell office:value-type="float" office:value="0.59867963164835181" table:formula="of:=[.K21]*[.X21]" table:style-name="ce1">
            <text:p>0.598679632</text:p>
          </table:table-cell>
          <table:table-cell table:number-columns-repeated="1636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0.94707272000000009" table:formula="of:=[.B22]*[.B$25]" table:style-name="ce1">
            <text:p>0.94707272</text:p>
          </table:table-cell>
          <table:table-cell office:value-type="float" office:value="0.93106147714285725" table:formula="of:=[.C22]*[.C$25]" table:style-name="ce1">
            <text:p>0.931061477</text:p>
          </table:table-cell>
          <table:table-cell office:value-type="float" office:value="0.86309561428571446" table:formula="of:=[.D22]*[.D$25]" table:style-name="ce1">
            <text:p>0.863095614</text:p>
          </table:table-cell>
          <table:table-cell office:value-type="float" office:value="0.81319228785714304" table:formula="of:=[.E22]*[.E$25]" table:style-name="ce1">
            <text:p>0.813192288</text:p>
          </table:table-cell>
          <table:table-cell office:value-type="float" office:value="0.78095634857142882" table:formula="of:=[.F22]*[.F$25]" table:style-name="ce1">
            <text:p>0.780956349</text:p>
          </table:table-cell>
          <table:table-cell office:value-type="float" office:value="0.76441245571428595" table:formula="of:=[.G22]*[.G$25]" table:style-name="ce1">
            <text:p>0.764412456</text:p>
          </table:table-cell>
          <table:table-cell office:value-type="float" office:value="0.76898695571428588" table:formula="of:=[.H22]*[.H$25]" table:style-name="ce1">
            <text:p>0.768986956</text:p>
          </table:table-cell>
          <table:table-cell office:value-type="float" office:value="0.76922887500000003" table:formula="of:=[.I22]*[.I$25]" table:style-name="ce1">
            <text:p>0.769228875</text:p>
          </table:table-cell>
          <table:table-cell office:value-type="float" office:value="0.76710400000000001" table:formula="of:=[.J22]*[.J$25]" table:style-name="ce1">
            <text:p>0.767104</text:p>
          </table:table-cell>
          <table:table-cell office:value-type="float" office:value="0.70502028785714288" table:formula="of:=[.K22]*[.K$25]" table:style-name="ce1">
            <text:p>0.70502028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0.98349859384615357" table:formula="of:=[.B22]*[.O22]" table:style-name="ce1">
            <text:p>0.983498594</text:p>
          </table:table-cell>
          <table:table-cell office:value-type="float" office:value="0.92989188835164815" table:formula="of:=[.C22]*[.P22]" table:style-name="ce1">
            <text:p>0.929891888</text:p>
          </table:table-cell>
          <table:table-cell office:value-type="float" office:value="0.83313109670329666" table:formula="of:=[.D22]*[.Q22]" table:style-name="ce1">
            <text:p>0.833131097</text:p>
          </table:table-cell>
          <table:table-cell office:value-type="float" office:value="0.761723122417582" table:formula="of:=[.E22]*[.R22]" table:style-name="ce1">
            <text:p>0.761723122</text:p>
          </table:table-cell>
          <table:table-cell office:value-type="float" office:value="0.71224835648351614" table:formula="of:=[.F22]*[.S22]" table:style-name="ce1">
            <text:p>0.712248356</text:p>
          </table:table-cell>
          <table:table-cell office:value-type="float" office:value="0.68069369714285688" table:formula="of:=[.G22]*[.T22]" table:style-name="ce1">
            <text:p>0.680693697</text:p>
          </table:table-cell>
          <table:table-cell office:value-type="float" office:value="0.67416725758241736" table:formula="of:=[.H22]*[.U22]" table:style-name="ce1">
            <text:p>0.674167258</text:p>
          </table:table-cell>
          <table:table-cell office:value-type="float" office:value="0.68375900000000001" table:formula="of:=[.I22]*[.V22]" table:style-name="ce1">
            <text:p>0.683759</text:p>
          </table:table-cell>
          <table:table-cell office:value-type="float" office:value="0.67249261538461513" table:formula="of:=[.J22]*[.W22]" table:style-name="ce1">
            <text:p>0.672492615</text:p>
          </table:table-cell>
          <table:table-cell office:value-type="float" office:value="0.61032253450549467" table:formula="of:=[.K22]*[.X22]" table:style-name="ce1">
            <text:p>0.610322535</text:p>
          </table:table-cell>
          <table:table-cell table:number-columns-repeated="16360"/>
        </table:table-row>
        <table:table-row table:number-rows-repeated="1048528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N2_N1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Neo</text:p>
          </table:table-cell>
          <table:table-cell table:number-columns-repeated="3" table:style-name="ce3"/>
          <table:table-cell office:value-type="string" table:style-name="ce3">
            <text:p>SSJ</text:p>
          </table:table-cell>
          <table:table-cell table:number-columns-repeated="2" table:style-name="ce3"/>
          <table:table-cell table:style-name="ce3">
            <draw:frame draw:z-index="1" draw:id="id1" draw:style-name="a1" draw:name="Chart 1" svg:x="0.52083in" svg:y="0.02083in" svg:width="10.16667in" svg:height="3.8958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3">
            <text:p>N1</text:p>
          </table:table-cell>
          <table:table-cell office:value-type="string" table:style-name="ce3">
            <text:p>N2</text:p>
          </table:table-cell>
          <table:table-cell table:number-columns-repeated="16382" table:style-name="ce3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8.2" table:style-name="ce3">
            <text:p>18.2</text:p>
          </table:table-cell>
          <table:table-cell office:value-type="float" office:value="17" table:style-name="ce3">
            <text:p>17</text:p>
          </table:table-cell>
          <table:table-cell table:style-name="ce3"/>
          <table:table-cell office:value-type="float" office:value="0" table:formula="of:=(([.$F$15])/([.$B$15]))*[.A3]" table:style-name="ce3">
            <text:p>0</text:p>
          </table:table-cell>
          <table:table-cell office:value-type="float" office:value="17.184549356223176" table:formula="of:=(([.$F$15])/([.$B$15]))*[.B3]" table:style-name="ce3">
            <text:p>17.18454936</text:p>
          </table:table-cell>
          <table:table-cell table:number-columns-repeated="16378"/>
        </table:table-row>
        <table:table-row table:style-name="ro1">
          <table:table-cell office:value-type="float" office:value="1.9" table:style-name="ce3">
            <text:p>1.9</text:p>
          </table:table-cell>
          <table:table-cell office:value-type="float" office:value="22" table:style-name="ce3">
            <text:p>22</text:p>
          </table:table-cell>
          <table:table-cell office:value-type="float" office:value="15.499999999999998" table:style-name="ce3">
            <text:p>15.5</text:p>
          </table:table-cell>
          <table:table-cell table:style-name="ce3"/>
          <table:table-cell office:value-type="float" office:value="1.7939914163090127" table:formula="of:=(([.$F$15])/([.$B$15]))*[.A4]" table:style-name="ce3">
            <text:p>1.793991416</text:p>
          </table:table-cell>
          <table:table-cell office:value-type="float" office:value="20.7725321888412" table:formula="of:=(([.$F$15])/([.$B$15]))*[.B4]" table:style-name="ce3">
            <text:p>20.77253219</text:p>
          </table:table-cell>
          <table:table-cell table:number-columns-repeated="16378"/>
        </table:table-row>
        <table:table-row table:style-name="ro1">
          <table:table-cell office:value-type="float" office:value="2.5" table:style-name="ce3">
            <text:p>2.5</text:p>
          </table:table-cell>
          <table:table-cell office:value-type="float" office:value="26" table:style-name="ce3">
            <text:p>26</text:p>
          </table:table-cell>
          <table:table-cell office:value-type="float" office:value="15.7" table:style-name="ce3">
            <text:p>15.7</text:p>
          </table:table-cell>
          <table:table-cell table:style-name="ce3"/>
          <table:table-cell office:value-type="float" office:value="2.3605150214592276" table:formula="of:=(([.$F$15])/([.$B$15]))*[.A5]" table:style-name="ce3">
            <text:p>2.360515021</text:p>
          </table:table-cell>
          <table:table-cell office:value-type="float" office:value="24.549356223175966" table:formula="of:=(([.$F$15])/([.$B$15]))*[.B5]" table:style-name="ce3">
            <text:p>24.54935622</text:p>
          </table:table-cell>
          <table:table-cell table:number-columns-repeated="16378"/>
        </table:table-row>
        <table:table-row table:style-name="ro1">
          <table:table-cell office:value-type="float" office:value="12.8" table:style-name="ce3">
            <text:p>12.8</text:p>
          </table:table-cell>
          <table:table-cell office:value-type="float" office:value="57" table:style-name="ce3">
            <text:p>57</text:p>
          </table:table-cell>
          <table:table-cell office:value-type="float" office:value="14.2" table:style-name="ce3">
            <text:p>14.2</text:p>
          </table:table-cell>
          <table:table-cell table:style-name="ce3"/>
          <table:table-cell office:value-type="float" office:value="12.085836909871245" table:formula="of:=(([.$F$15])/([.$B$15]))*[.A6]" table:style-name="ce3">
            <text:p>12.08583691</text:p>
          </table:table-cell>
          <table:table-cell office:value-type="float" office:value="53.819742489270382" table:formula="of:=(([.$F$15])/([.$B$15]))*[.B6]" table:style-name="ce3">
            <text:p>53.81974249</text:p>
          </table:table-cell>
          <table:table-cell table:number-columns-repeated="16378"/>
        </table:table-row>
        <table:table-row table:style-name="ro1">
          <table:table-cell office:value-type="float" office:value="19.600000000000001" table:style-name="ce3">
            <text:p>19.6</text:p>
          </table:table-cell>
          <table:table-cell office:value-type="float" office:value="68.2" table:style-name="ce3">
            <text:p>68.2</text:p>
          </table:table-cell>
          <table:table-cell office:value-type="float" office:value="15.227773999999997" table:style-name="ce3">
            <text:p>15.227774</text:p>
          </table:table-cell>
          <table:table-cell table:style-name="ce3"/>
          <table:table-cell office:value-type="float" office:value="22" table:style-name="ce3">
            <text:p>22</text:p>
          </table:table-cell>
          <table:table-cell office:value-type="float" office:value="66" table:style-name="ce3">
            <text:p>66</text:p>
          </table:table-cell>
          <table:table-cell table:number-columns-repeated="16378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77" table:style-name="ce3">
            <text:p>77</text:p>
          </table:table-cell>
          <table:table-cell office:value-type="float" office:value="14.839551999999998" table:style-name="ce3">
            <text:p>14.839552</text:p>
          </table:table-cell>
          <table:table-cell table:style-name="ce3"/>
          <table:table-cell office:value-type="float" office:value="26.511056511056509" table:formula="of:=(([.$E$15]-[.$E$7])/([.$A$15]-[.$A$7]))*[.A8]" table:style-name="ce3">
            <text:p>26.51105651</text:p>
          </table:table-cell>
          <table:table-cell office:value-type="float" office:value="70.14492753623189" table:formula="of:=(([.$F$15]-[.$F$7])/([.$B$15]-[.$B$7]))*[.B8]" table:style-name="ce3">
            <text:p>70.14492754</text:p>
          </table:table-cell>
          <table:table-cell table:number-columns-repeated="16378"/>
        </table:table-row>
        <table:table-row table:style-name="ro1">
          <table:table-cell office:value-type="float" office:value="31.42024" table:style-name="ce3">
            <text:p>31.42024</text:p>
          </table:table-cell>
          <table:table-cell office:value-type="float" office:value="83" table:style-name="ce3">
            <text:p>83</text:p>
          </table:table-cell>
          <table:table-cell office:value-type="float" office:value="13.348526" table:style-name="ce3">
            <text:p>13.348526</text:p>
          </table:table-cell>
          <table:table-cell table:style-name="ce3"/>
          <table:table-cell office:value-type="float" office:value="32.037836855036851" table:formula="of:=(([.$E$15]-[.$E$7])/([.$A$15]-[.$A$7]))*[.A9]" table:style-name="ce3">
            <text:p>32.03783686</text:p>
          </table:table-cell>
          <table:table-cell office:value-type="float" office:value="75.610766045548658" table:formula="of:=(([.$F$15]-[.$F$7])/([.$B$15]-[.$B$7]))*[.B9]" table:style-name="ce3">
            <text:p>75.61076605</text:p>
          </table:table-cell>
          <table:table-cell table:number-columns-repeated="16378"/>
        </table:table-row>
        <table:table-row table:style-name="ro1">
          <table:table-cell office:value-type="float" office:value="40.972040999999997" table:style-name="ce3">
            <text:p>40.972041</text:p>
          </table:table-cell>
          <table:table-cell office:value-type="float" office:value="89" table:style-name="ce3">
            <text:p>89</text:p>
          </table:table-cell>
          <table:table-cell office:value-type="float" office:value="9.1200990000000033" table:style-name="ce3">
            <text:p>9.120099</text:p>
          </table:table-cell>
          <table:table-cell table:style-name="ce3"/>
          <table:table-cell office:value-type="float" office:value="41.777388243243237" table:formula="of:=(([.$E$15]-[.$E$7])/([.$A$15]-[.$A$7]))*[.A10]" table:style-name="ce3">
            <text:p>41.77738824</text:p>
          </table:table-cell>
          <table:table-cell office:value-type="float" office:value="81.076604554865426" table:formula="of:=(([.$F$15]-[.$F$7])/([.$B$15]-[.$B$7]))*[.B10]" table:style-name="ce3">
            <text:p>81.07660455</text:p>
          </table:table-cell>
          <table:table-cell table:number-columns-repeated="16378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92.8" table:style-name="ce3">
            <text:p>92.8</text:p>
          </table:table-cell>
          <table:table-cell office:value-type="float" office:value="4.0420000000000016" table:style-name="ce3">
            <text:p>4.042</text:p>
          </table:table-cell>
          <table:table-cell table:style-name="ce3"/>
          <table:table-cell office:value-type="float" office:value="52.002457002457" table:formula="of:=(([.$E$15]-[.$E$7])/([.$A$15]-[.$A$7]))*[.A11]" table:style-name="ce3">
            <text:p>52.002457</text:p>
          </table:table-cell>
          <table:table-cell office:value-type="float" office:value="84.538302277432706" table:formula="of:=(([.$F$15]-[.$F$7])/([.$B$15]-[.$B$7]))*[.B11]" table:style-name="ce3">
            <text:p>84.53830228</text:p>
          </table:table-cell>
          <table:table-cell table:number-columns-repeated="16378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float" office:value="97" table:style-name="ce3">
            <text:p>97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66.27764127764128" table:formula="of:=(([.$E$15]-[.$E$7])/([.$A$15]-[.$A$7]))*[.A12]" table:style-name="ce3">
            <text:p>66.27764128</text:p>
          </table:table-cell>
          <table:table-cell office:value-type="float" office:value="88.364389233954455" table:formula="of:=(([.$F$15]-[.$F$7])/([.$B$15]-[.$B$7]))*[.B12]" table:style-name="ce3">
            <text:p>88.36438923</text:p>
          </table:table-cell>
          <table:table-cell table:number-columns-repeated="16378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100" table:style-name="ce3">
            <text:p>10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78.513513513513516" table:formula="of:=(([.$E$15]-[.$E$7])/([.$A$15]-[.$A$7]))*[.A13]" table:style-name="ce3">
            <text:p>78.51351351</text:p>
          </table:table-cell>
          <table:table-cell office:value-type="float" office:value="91.097308488612839" table:formula="of:=(([.$F$15]-[.$F$7])/([.$B$15]-[.$B$7]))*[.B13]" table:style-name="ce3">
            <text:p>91.09730849</text:p>
          </table:table-cell>
          <table:table-cell table:number-columns-repeated="16378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float" office:value="104" table:style-name="ce3">
            <text:p>104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float" office:value="86.670761670761664" table:formula="of:=(([.$E$15]-[.$E$7])/([.$A$15]-[.$A$7]))*[.A14]" table:style-name="ce3">
            <text:p>86.67076167</text:p>
          </table:table-cell>
          <table:table-cell office:value-type="float" office:value="94.741200828157346" table:formula="of:=(([.$F$15]-[.$F$7])/([.$B$15]-[.$B$7]))*[.B14]" table:style-name="ce3">
            <text:p>94.74120083</text:p>
          </table:table-cell>
          <table:table-cell table:number-columns-repeated="16378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116.5" table:style-name="ce3">
            <text:p>116.5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05" table:style-name="ce3">
            <text:p>105</text:p>
          </table:table-cell>
          <table:table-cell office:value-type="float" office:value="110" table:style-name="ce3">
            <text:p>11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SJ-Adjusted</text:p>
          </table:table-cell>
          <table:table-cell table:number-columns-repeated="16383" table:style-name="ce3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2" table:style-name="ce3"/>
        </table:table-row>
        <table:table-row table:style-name="ro1">
          <table:table-cell office:value-type="float" office:value="0" table:formula="of:=[.E3]" table:style-name="ce3">
            <text:p>0</text:p>
          </table:table-cell>
          <table:table-cell office:value-type="float" office:value="17.184549356223176" table:formula="of:=[.F3]" table:style-name="ce3">
            <text:p>17.18454936</text:p>
          </table:table-cell>
          <table:table-cell table:number-columns-repeated="16382" table:style-name="ce3"/>
        </table:table-row>
        <table:table-row table:style-name="ro1">
          <table:table-cell office:value-type="float" office:value="1.7939914163090127" table:formula="of:=[.E4]" table:style-name="ce3">
            <text:p>1.793991416</text:p>
          </table:table-cell>
          <table:table-cell office:value-type="float" office:value="20.7725321888412" table:formula="of:=[.F4]" table:style-name="ce3">
            <text:p>20.77253219</text:p>
          </table:table-cell>
          <table:table-cell table:number-columns-repeated="16382" table:style-name="ce3"/>
        </table:table-row>
        <table:table-row table:style-name="ro1">
          <table:table-cell office:value-type="float" office:value="2.3605150214592276" table:formula="of:=[.E5]" table:style-name="ce3">
            <text:p>2.360515021</text:p>
          </table:table-cell>
          <table:table-cell office:value-type="float" office:value="24.549356223175966" table:formula="of:=[.F5]" table:style-name="ce3">
            <text:p>24.54935622</text:p>
          </table:table-cell>
          <table:table-cell table:number-columns-repeated="16382" table:style-name="ce3"/>
        </table:table-row>
        <table:table-row table:style-name="ro1">
          <table:table-cell office:value-type="float" office:value="12.085836909871245" table:formula="of:=[.E6]" table:style-name="ce3">
            <text:p>12.08583691</text:p>
          </table:table-cell>
          <table:table-cell office:value-type="float" office:value="53.819742489270382" table:formula="of:=[.F6]" table:style-name="ce3">
            <text:p>53.81974249</text:p>
          </table:table-cell>
          <table:table-cell table:number-columns-repeated="2" table:style-name="ce3"/>
          <table:table-cell office:value-type="float" office:value="6.3169966562096871" table:formula="of:=([.E30]*(105-[.E14]))" table:style-name="ce3">
            <text:p>6.316996656</text:p>
          </table:table-cell>
          <table:table-cell table:number-columns-repeated="16379"/>
        </table:table-row>
        <table:table-row table:style-name="ro1">
          <table:table-cell office:value-type="float" office:value="22" table:formula="of:=[.E7]" table:style-name="ce3">
            <text:p>22</text:p>
          </table:table-cell>
          <table:table-cell office:value-type="float" office:value="66" table:formula="of:=[.F7]" table:style-name="ce3">
            <text:p>66</text:p>
          </table:table-cell>
          <table:table-cell table:number-columns-repeated="16382" table:style-name="ce3"/>
        </table:table-row>
        <table:table-row table:style-name="ro1">
          <table:table-cell office:value-type="float" office:value="26.511056511056509" table:formula="of:=[.E8]" table:style-name="ce3">
            <text:p>26.51105651</text:p>
          </table:table-cell>
          <table:table-cell office:value-type="float" office:value="71.244927536231884" table:formula="of:=[.F8]+1.1" table:style-name="ce3">
            <text:p>71.24492754</text:p>
          </table:table-cell>
          <table:table-cell table:number-columns-repeated="16382" table:style-name="ce3"/>
        </table:table-row>
        <table:table-row table:style-name="ro1">
          <table:table-cell office:value-type="float" office:value="32.037836855036851" table:formula="of:=[.E9]" table:style-name="ce3">
            <text:p>32.03783686</text:p>
          </table:table-cell>
          <table:table-cell office:value-type="float" office:value="75.610766045548658" table:formula="of:=[.F9]" table:style-name="ce3">
            <text:p>75.61076605</text:p>
          </table:table-cell>
          <table:table-cell table:number-columns-repeated="16382" table:style-name="ce3"/>
        </table:table-row>
        <table:table-row table:style-name="ro1">
          <table:table-cell office:value-type="float" office:value="41.777388243243237" table:formula="of:=[.E10]" table:style-name="ce3">
            <text:p>41.77738824</text:p>
          </table:table-cell>
          <table:table-cell office:value-type="float" office:value="81.076604554865426" table:formula="of:=[.F10]" table:style-name="ce3">
            <text:p>81.07660455</text:p>
          </table:table-cell>
          <table:table-cell table:number-columns-repeated="16382" table:style-name="ce3"/>
        </table:table-row>
        <table:table-row table:style-name="ro1">
          <table:table-cell office:value-type="float" office:value="52.002457002457" table:formula="of:=[.E11]" table:style-name="ce3">
            <text:p>52.002457</text:p>
          </table:table-cell>
          <table:table-cell office:value-type="float" office:value="84.538302277432706" table:formula="of:=[.F11]" table:style-name="ce3">
            <text:p>84.53830228</text:p>
          </table:table-cell>
          <table:table-cell table:number-columns-repeated="16382" table:style-name="ce3"/>
        </table:table-row>
        <table:table-row table:style-name="ro1">
          <table:table-cell office:value-type="float" office:value="66.27764127764128" table:formula="of:=[.E12]" table:style-name="ce3">
            <text:p>66.27764128</text:p>
          </table:table-cell>
          <table:table-cell office:value-type="float" office:value="88.364389233954455" table:formula="of:=[.F12]" table:style-name="ce3">
            <text:p>88.36438923</text:p>
          </table:table-cell>
          <table:table-cell table:number-columns-repeated="16382" table:style-name="ce3"/>
        </table:table-row>
        <table:table-row table:style-name="ro1">
          <table:table-cell office:value-type="float" office:value="78.513513513513516" table:formula="of:=[.E13]" table:style-name="ce3">
            <text:p>78.51351351</text:p>
          </table:table-cell>
          <table:table-cell office:value-type="float" office:value="91.097308488612839" table:formula="of:=[.F13]" table:style-name="ce3">
            <text:p>91.09730849</text:p>
          </table:table-cell>
          <table:table-cell table:number-columns-repeated="16382" table:style-name="ce3"/>
        </table:table-row>
        <table:table-row table:style-name="ro1">
          <table:table-cell office:value-type="float" office:value="86.670761670761664" table:formula="of:=[.E14]" table:style-name="ce3">
            <text:p>86.67076167</text:p>
          </table:table-cell>
          <table:table-cell office:value-type="float" office:value="94.741200828157346" table:formula="of:=[.F14]" table:style-name="ce3">
            <text:p>94.74120083</text:p>
          </table:table-cell>
          <table:table-cell table:number-columns-repeated="2" table:style-name="ce3"/>
          <table:table-cell office:value-type="float" office:value="0.34464043419267315" table:formula="of:=(100-[.F14])/(110-[.F14])" table:style-name="ce3">
            <text:p>0.344640434</text:p>
          </table:table-cell>
          <table:table-cell table:number-columns-repeated="16379"/>
        </table:table-row>
        <table:table-row table:style-name="ro1">
          <table:table-cell office:value-type="float" office:value="105" table:formula="of:=[.E15]" table:style-name="ce3">
            <text:p>105</text:p>
          </table:table-cell>
          <table:table-cell office:value-type="float" office:value="110" table:formula="of:=[.F15]" table:style-name="ce3">
            <text:p>110</text:p>
          </table:table-cell>
          <table:table-cell table:number-columns-repeated="16382" table:style-name="ce3"/>
        </table:table-row>
        <table:table-row table:number-rows-repeated="1048545" table:style-name="ro1">
          <table:table-cell table:number-columns-repeated="16384"/>
        </table:table-row>
      </table:table>
      <table:table table:name="Mach_effect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Neo</text:p>
          </table:table-cell>
          <table:table-cell table:number-columns-repeated="4" table:style-name="ce3"/>
          <table:table-cell table:style-name="ce3">
            <draw:frame draw:z-index="1" draw:id="id2" draw:style-name="a2" draw:name="Chart 1" svg:x="0.5625in" svg:y="0.1197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2" table:style-name="ce3">
            <text:p>0.2</text:p>
          </table:table-cell>
          <table:table-cell office:value-type="float" office:value="0.9" table:style-name="ce3">
            <text:p>0.9</text:p>
          </table:table-cell>
          <table:table-cell table:number-columns-repeated="16380" table:style-name="ce3"/>
        </table:table-row>
        <table:table-row table:style-name="ro1">
          <table:table-cell office:value-type="float" office:value="18.2" table:style-name="ce3">
            <text:p>18.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17" table:formula="of:=[.D3]-[.C3]" table:style-name="ce3">
            <text:p>17</text:p>
          </table:table-cell>
          <table:table-cell table:number-columns-repeated="16379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.9" table:style-name="ce3">
            <text:p>1.9</text:p>
          </table:table-cell>
          <table:table-cell office:value-type="float" office:value="1.9" table:style-name="ce3">
            <text:p>1.9</text:p>
          </table:table-cell>
          <table:table-cell office:value-type="float" office:value="17.399999999999999" table:style-name="ce3">
            <text:p>17.4</text:p>
          </table:table-cell>
          <table:table-cell office:value-type="float" office:value="15.499999999999998" table:formula="of:=[.D4]-[.C4]" table:style-name="ce3">
            <text:p>15.5</text:p>
          </table:table-cell>
          <table:table-cell table:number-columns-repeated="16379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.5" table:style-name="ce3">
            <text:p>2.5</text:p>
          </table:table-cell>
          <table:table-cell office:value-type="float" office:value="2.5" table:style-name="ce3">
            <text:p>2.5</text:p>
          </table:table-cell>
          <table:table-cell office:value-type="float" office:value="18.2" table:style-name="ce3">
            <text:p>18.2</text:p>
          </table:table-cell>
          <table:table-cell office:value-type="float" office:value="15.7" table:formula="of:=[.D5]-[.C5]" table:style-name="ce3">
            <text:p>15.7</text:p>
          </table:table-cell>
          <table:table-cell table:number-columns-repeated="16379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12.8" table:style-name="ce3">
            <text:p>12.8</text:p>
          </table:table-cell>
          <table:table-cell office:value-type="float" office:value="12.8" table:style-name="ce3">
            <text:p>12.8</text:p>
          </table:table-cell>
          <table:table-cell office:value-type="float" office:value="27" table:style-name="ce3">
            <text:p>27</text:p>
          </table:table-cell>
          <table:table-cell office:value-type="float" office:value="14.2" table:formula="of:=[.D6]-[.C6]" table:style-name="ce3">
            <text:p>14.2</text:p>
          </table:table-cell>
          <table:table-cell table:number-columns-repeated="16379"/>
        </table:table-row>
        <table:table-row table:style-name="ro1">
          <table:table-cell office:value-type="float" office:value="68.2" table:style-name="ce3">
            <text:p>68.2</text:p>
          </table:table-cell>
          <table:table-cell office:value-type="float" office:value="19.600000000000001" table:style-name="ce3">
            <text:p>19.6</text:p>
          </table:table-cell>
          <table:table-cell office:value-type="float" office:value="19.600000000000001" table:style-name="ce3">
            <text:p>19.6</text:p>
          </table:table-cell>
          <table:table-cell office:value-type="float" office:value="34.827773999999998" table:style-name="ce3">
            <text:p>34.827774</text:p>
          </table:table-cell>
          <table:table-cell office:value-type="float" office:value="15.227773999999997" table:formula="of:=[.D7]-[.C7]" table:style-name="ce3">
            <text:p>15.227774</text:p>
          </table:table-cell>
          <table:table-cell table:number-columns-repeated="16379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40.839551999999998" table:style-name="ce3">
            <text:p>40.839552</text:p>
          </table:table-cell>
          <table:table-cell office:value-type="float" office:value="14.839551999999998" table:formula="of:=[.D8]-[.C8]" table:style-name="ce3">
            <text:p>14.839552</text:p>
          </table:table-cell>
          <table:table-cell table:number-columns-repeated="16379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float" office:value="31.42024" table:style-name="ce3">
            <text:p>31.42024</text:p>
          </table:table-cell>
          <table:table-cell office:value-type="float" office:value="31.42024" table:style-name="ce3">
            <text:p>31.42024</text:p>
          </table:table-cell>
          <table:table-cell office:value-type="float" office:value="44.768765999999999" table:style-name="ce3">
            <text:p>44.768766</text:p>
          </table:table-cell>
          <table:table-cell office:value-type="float" office:value="13.348526" table:formula="of:=[.D9]-[.C9]" table:style-name="ce3">
            <text:p>13.348526</text:p>
          </table:table-cell>
          <table:table-cell table:number-columns-repeated="16379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float" office:value="40.972040999999997" table:style-name="ce3">
            <text:p>40.972041</text:p>
          </table:table-cell>
          <table:table-cell office:value-type="float" office:value="40.972040999999997" table:style-name="ce3">
            <text:p>40.972041</text:p>
          </table:table-cell>
          <table:table-cell office:value-type="float" office:value="50.092140000000001" table:style-name="ce3">
            <text:p>50.09214</text:p>
          </table:table-cell>
          <table:table-cell office:value-type="float" office:value="9.1200990000000033" table:formula="of:=[.D10]-[.C10]" table:style-name="ce3">
            <text:p>9.120099</text:p>
          </table:table-cell>
          <table:table-cell table:number-columns-repeated="16379"/>
        </table:table-row>
        <table:table-row table:style-name="ro1">
          <table:table-cell office:value-type="float" office:value="92.8" table:style-name="ce3">
            <text:p>92.8</text:p>
          </table:table-cell>
          <table:table-cell office:value-type="float" office:value="51" table:style-name="ce3">
            <text:p>51</text:p>
          </table:table-cell>
          <table:table-cell office:value-type="float" office:value="51" table:style-name="ce3">
            <text:p>51</text:p>
          </table:table-cell>
          <table:table-cell office:value-type="float" office:value="55.042000000000002" table:style-name="ce3">
            <text:p>55.042</text:p>
          </table:table-cell>
          <table:table-cell office:value-type="float" office:value="4.0420000000000016" table:formula="of:=[.D11]-[.C11]" table:style-name="ce3">
            <text:p>4.042</text:p>
          </table:table-cell>
          <table:table-cell table:number-columns-repeated="16379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float" office:value="0" table:formula="of:=[.D12]-[.C12]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77" table:style-name="ce3">
            <text:p>77</text:p>
          </table:table-cell>
          <table:table-cell office:value-type="float" office:value="77" table:style-name="ce3">
            <text:p>77</text:p>
          </table:table-cell>
          <table:table-cell office:value-type="float" office:value="77" table:style-name="ce3">
            <text:p>77</text:p>
          </table:table-cell>
          <table:table-cell office:value-type="float" office:value="0" table:formula="of:=[.D13]-[.C13]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float" office:value="85.5" table:style-name="ce3">
            <text:p>85.5</text:p>
          </table:table-cell>
          <table:table-cell office:value-type="float" office:value="0.5" table:formula="of:=[.D14]-[.C14]" table:style-name="ce3">
            <text:p>0.5</text:p>
          </table:table-cell>
          <table:table-cell table:number-columns-repeated="16379"/>
        </table:table-row>
        <table:table-row table:style-name="ro1">
          <table:table-cell office:value-type="float" office:value="116.5" table:style-name="ce3">
            <text:p>116.5</text:p>
          </table:table-cell>
          <table:table-cell office:value-type="float" office:value="101" table:style-name="ce3">
            <text:p>101</text:p>
          </table:table-cell>
          <table:table-cell office:value-type="float" office:value="101" table:style-name="ce3">
            <text:p>101</text:p>
          </table:table-cell>
          <table:table-cell office:value-type="float" office:value="101" table:style-name="ce3">
            <text:p>101</text:p>
          </table:table-cell>
          <table:table-cell office:value-type="float" office:value="0" table:formula="of:=[.D15]-[.C15]" table:style-name="ce3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SJ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eo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1</text:p>
          </table:table-cell>
          <table:table-cell office:value-type="string" table:style-name="ce3">
            <text:p>N2</text:p>
          </table:table-cell>
          <table:table-cell table:number-columns-repeated="3" table:style-name="ce3"/>
          <table:table-cell table:style-name="ce3">
            <draw:frame draw:z-index="2" draw:id="id3" draw:style-name="a3" draw:name="Chart 2" svg:x="0.11458in" svg:y="0.07812in" svg:width="5in" svg:height="4.68229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2" table:style-name="ce3">
            <text:p>0.2</text:p>
          </table:table-cell>
          <table:table-cell office:value-type="float" office:value="0.9" table:style-name="ce3">
            <text:p>0.9</text:p>
          </table:table-cell>
          <table:table-cell table:number-columns-repeated="16380" table:style-name="ce3"/>
        </table:table-row>
        <table:table-row table:style-name="ro1">
          <table:table-cell office:value-type="float" office:value="17.184549356223176" table:style-name="ce3">
            <text:p>17.18454936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[.B21]" table:style-name="ce3">
            <text:p>0</text:p>
          </table:table-cell>
          <table:table-cell office:value-type="float" office:value="16.051502145922747" table:formula="of:=[.C21]+[.E21]" table:style-name="ce3">
            <text:p>16.05150215</text:p>
          </table:table-cell>
          <table:table-cell office:value-type="float" office:value="16.051502145922747" table:formula="of:=(([.A21]-[.A20])/([.A3]-[.A2]))*[.E3]" table:style-name="ce3">
            <text:p>16.05150215</text:p>
          </table:table-cell>
          <table:table-cell table:number-columns-repeated="16379"/>
        </table:table-row>
        <table:table-row table:style-name="ro1">
          <table:table-cell office:value-type="float" office:value="20.7725321888412" table:style-name="ce3">
            <text:p>20.77253219</text:p>
          </table:table-cell>
          <table:table-cell office:value-type="float" office:value="2.1326530612244894" table:style-name="ce3">
            <text:p>2.132653061</text:p>
          </table:table-cell>
          <table:table-cell office:value-type="float" office:value="2.1326530612244894" table:formula="of:=[.B22]" table:style-name="ce3">
            <text:p>2.132653061</text:p>
          </table:table-cell>
          <table:table-cell office:value-type="float" office:value="16.767846194271691" table:formula="of:=[.C22]+[.E22]" table:style-name="ce3">
            <text:p>16.76784619</text:p>
          </table:table-cell>
          <table:table-cell office:value-type="float" office:value="14.635193133047201" table:formula="of:=(([.A22]-[.A21])/([.A4]-[.A3]))*[.E4]" table:style-name="ce3">
            <text:p>14.63519313</text:p>
          </table:table-cell>
          <table:table-cell table:number-columns-repeated="16379"/>
        </table:table-row>
        <table:table-row table:style-name="ro1">
          <table:table-cell office:value-type="float" office:value="24.549356223175966" table:style-name="ce3">
            <text:p>24.54935622</text:p>
          </table:table-cell>
          <table:table-cell office:value-type="float" office:value="2.8061224489795915" table:style-name="ce3">
            <text:p>2.806122449</text:p>
          </table:table-cell>
          <table:table-cell office:value-type="float" office:value="2.8061224489795915" table:formula="of:=[.B23]" table:style-name="ce3">
            <text:p>2.806122449</text:p>
          </table:table-cell>
          <table:table-cell office:value-type="float" office:value="17.630156783743544" table:formula="of:=[.C23]+[.E23]" table:style-name="ce3">
            <text:p>17.63015678</text:p>
          </table:table-cell>
          <table:table-cell office:value-type="float" office:value="14.824034334763954" table:formula="of:=(([.A23]-[.A22])/([.A5]-[.A4]))*[.E5]" table:style-name="ce3">
            <text:p>14.82403433</text:p>
          </table:table-cell>
          <table:table-cell table:number-columns-repeated="16379"/>
        </table:table-row>
        <table:table-row table:style-name="ro1">
          <table:table-cell office:value-type="float" office:value="53.819742489270382" table:style-name="ce3">
            <text:p>53.81974249</text:p>
          </table:table-cell>
          <table:table-cell office:value-type="float" office:value="14.36734693877551" table:style-name="ce3">
            <text:p>14.36734694</text:p>
          </table:table-cell>
          <table:table-cell office:value-type="float" office:value="14.36734693877551" table:formula="of:=[.B24]" table:style-name="ce3">
            <text:p>14.36734694</text:p>
          </table:table-cell>
          <table:table-cell office:value-type="float" office:value="27.775072260663919" table:formula="of:=[.C24]+[.E24]" table:style-name="ce3">
            <text:p>27.77507226</text:p>
          </table:table-cell>
          <table:table-cell office:value-type="float" office:value="13.40772532188841" table:formula="of:=(([.A24]-[.A23])/([.A6]-[.A5]))*[.E6]" table:style-name="ce3">
            <text:p>13.40772532</text:p>
          </table:table-cell>
          <table:table-cell table:number-columns-repeated="16379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float" office:value="22" table:style-name="ce3">
            <text:p>22</text:p>
          </table:table-cell>
          <table:table-cell office:value-type="float" office:value="22" table:formula="of:=[.B25]" table:style-name="ce3">
            <text:p>22</text:p>
          </table:table-cell>
          <table:table-cell office:value-type="float" office:value="35" table:formula="of:=[.C25]+[.E25]" table:style-name="ce3">
            <text:p>35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office:value-type="float" office:value="71.244927536231884" table:style-name="ce3">
            <text:p>71.24492754</text:p>
          </table:table-cell>
          <table:table-cell office:value-type="float" office:value="26.511056511056509" table:style-name="ce3">
            <text:p>26.51105651</text:p>
          </table:table-cell>
          <table:table-cell office:value-type="float" office:value="26.511056511056509" table:formula="of:=[.B26]" table:style-name="ce3">
            <text:p>26.51105651</text:p>
          </table:table-cell>
          <table:table-cell office:value-type="float" office:value="37.961418829897084" table:formula="of:=[.C26]+[.E26]" table:style-name="ce3">
            <text:p>37.96141883</text:p>
          </table:table-cell>
          <table:table-cell office:value-type="float" office:value="11.450362318840579" table:formula="of:=13-(([.$E$25]/([.$A$48]-[.$A$25]))*([.A26]-[.$A$25]))" table:style-name="ce3">
            <text:p>11.45036232</text:p>
          </table:table-cell>
          <table:table-cell table:number-columns-repeated="16379"/>
        </table:table-row>
        <table:table-row table:style-name="ro1">
          <table:table-cell office:value-type="float" office:value="75.610766045548658" table:style-name="ce3">
            <text:p>75.61076605</text:p>
          </table:table-cell>
          <table:table-cell office:value-type="float" office:value="32.037836855036851" table:style-name="ce3">
            <text:p>32.03783686</text:p>
          </table:table-cell>
          <table:table-cell office:value-type="float" office:value="32.037836855036851" table:formula="of:=[.B27]" table:style-name="ce3">
            <text:p>32.03783686</text:p>
          </table:table-cell>
          <table:table-cell office:value-type="float" office:value="42.19829234157929" table:formula="of:=[.C27]+[.E27]" table:style-name="ce3">
            <text:p>42.19829234</text:p>
          </table:table-cell>
          <table:table-cell office:value-type="float" office:value="10.160455486542443" table:formula="of:=13-(([.$E$25]/([.$A$48]-[.$A$25]))*([.A27]-[.$A$25]))" table:style-name="ce3">
            <text:p>10.16045549</text:p>
          </table:table-cell>
          <table:table-cell table:number-columns-repeated="16379"/>
        </table:table-row>
        <table:table-row table:style-name="ro1">
          <table:table-cell office:value-type="float" office:value="81.076604554865426" table:style-name="ce3">
            <text:p>81.07660455</text:p>
          </table:table-cell>
          <table:table-cell office:value-type="float" office:value="41.777388243243237" table:style-name="ce3">
            <text:p>41.77738824</text:p>
          </table:table-cell>
          <table:table-cell office:value-type="float" office:value="41.777388243243237" table:formula="of:=[.B28]" table:style-name="ce3">
            <text:p>41.77738824</text:p>
          </table:table-cell>
          <table:table-cell office:value-type="float" office:value="50.322936897487544" table:formula="of:=[.C28]+[.E28]" table:style-name="ce3">
            <text:p>50.3229369</text:p>
          </table:table-cell>
          <table:table-cell office:value-type="float" office:value="8.5455486542443069" table:formula="of:=13-(([.$E$25]/([.$A$48]-[.$A$25]))*([.A28]-[.$A$25]))" table:style-name="ce3">
            <text:p>8.545548654</text:p>
          </table:table-cell>
          <table:table-cell table:number-columns-repeated="16379"/>
        </table:table-row>
        <table:table-row table:style-name="ro1">
          <table:table-cell office:value-type="float" office:value="84.538302277432706" table:style-name="ce3">
            <text:p>84.53830228</text:p>
          </table:table-cell>
          <table:table-cell office:value-type="float" office:value="52.002457002457" table:style-name="ce3">
            <text:p>52.002457</text:p>
          </table:table-cell>
          <table:table-cell office:value-type="float" office:value="52.002457002457" table:formula="of:=[.B29]" table:style-name="ce3">
            <text:p>52.002457</text:p>
          </table:table-cell>
          <table:table-cell office:value-type="float" office:value="59.525231329579157" table:formula="of:=[.C29]+[.E29]" table:style-name="ce3">
            <text:p>59.52523133</text:p>
          </table:table-cell>
          <table:table-cell office:value-type="float" office:value="7.5227743271221552" table:formula="of:=13-(([.$E$25]/([.$A$48]-[.$A$25]))*([.A29]-[.$A$25]))" table:style-name="ce3">
            <text:p>7.522774327</text:p>
          </table:table-cell>
          <table:table-cell table:number-columns-repeated="16379"/>
        </table:table-row>
        <table:table-row table:style-name="ro1">
          <table:table-cell office:value-type="float" office:value="88.364389233954455" table:style-name="ce3">
            <text:p>88.36438923</text:p>
          </table:table-cell>
          <table:table-cell office:value-type="float" office:value="66.27764127764128" table:style-name="ce3">
            <text:p>66.27764128</text:p>
          </table:table-cell>
          <table:table-cell office:value-type="float" office:value="66.27764127764128" table:formula="of:=[.B30]" table:style-name="ce3">
            <text:p>66.27764128</text:p>
          </table:table-cell>
          <table:table-cell office:value-type="float" office:value="72.669980822154741" table:formula="of:=[.C30]+[.E30]" table:style-name="ce3">
            <text:p>72.66998082</text:p>
          </table:table-cell>
          <table:table-cell office:value-type="float" office:value="6.3923395445134563" table:formula="of:=13-(([.$E$25]/([.$A$48]-[.$A$25]))*([.A30]-[.$A$25]))" table:style-name="ce3">
            <text:p>6.392339545</text:p>
          </table:table-cell>
          <table:table-cell table:number-columns-repeated="16379"/>
        </table:table-row>
        <table:table-row table:style-name="ro1">
          <table:table-cell office:value-type="float" office:value="91.097308488612839" table:style-name="ce3">
            <text:p>91.09730849</text:p>
          </table:table-cell>
          <table:table-cell office:value-type="float" office:value="78.513513513513516" table:style-name="ce3">
            <text:p>78.51351351</text:p>
          </table:table-cell>
          <table:table-cell office:value-type="float" office:value="78.513513513513516" table:formula="of:=[.B31]" table:style-name="ce3">
            <text:p>78.51351351</text:p>
          </table:table-cell>
          <table:table-cell office:value-type="float" office:value="84.098399641877904" table:formula="of:=[.C31]+[.E31]" table:style-name="ce3">
            <text:p>84.09839964</text:p>
          </table:table-cell>
          <table:table-cell office:value-type="float" office:value="5.5848861283643885" table:formula="of:=13-(([.$E$25]/([.$A$48]-[.$A$25]))*([.A31]-[.$A$25]))" table:style-name="ce3">
            <text:p>5.584886128</text:p>
          </table:table-cell>
          <table:table-cell table:number-columns-repeated="16379"/>
        </table:table-row>
        <table:table-row table:style-name="ro1">
          <table:table-cell office:value-type="float" office:value="94.741200828157346" table:style-name="ce3">
            <text:p>94.74120083</text:p>
          </table:table-cell>
          <table:table-cell office:value-type="float" office:value="86.670761670761664" table:style-name="ce3">
            <text:p>86.67076167</text:p>
          </table:table-cell>
          <table:table-cell office:value-type="float" office:value="86.670761670761664" table:formula="of:=[.B32]" table:style-name="ce3">
            <text:p>86.67076167</text:p>
          </table:table-cell>
          <table:table-cell office:value-type="float" office:value="91.179043244260626" table:formula="of:=[.C32]+[.E32]" table:style-name="ce3">
            <text:p>91.17904324</text:p>
          </table:table-cell>
          <table:table-cell office:value-type="float" office:value="4.5082815734989659" table:formula="of:=13-(([.$E$25]/([.$A$48]-[.$A$25]))*([.A32]-[.$A$25]))" table:style-name="ce3">
            <text:p>4.508281573</text:p>
          </table:table-cell>
          <table:table-cell table:number-columns-repeated="16379"/>
        </table:table-row>
        <table:table-row table:style-name="ro1">
          <table:table-cell office:value-type="float" office:value="95" table:style-name="ce3">
            <text:p>95</text:p>
          </table:table-cell>
          <table:table-cell table:number-columns-repeated="3" table:style-name="ce3"/>
          <table:table-cell office:value-type="float" office:value="4.4318181818181817" table:formula="of:=13-(([.$E$25]/([.$A$48]-[.$A$25]))*([.A33]-[.$A$25]))" table:style-name="ce3">
            <text:p>4.431818182</text:p>
          </table:table-cell>
          <table:table-cell table:number-columns-repeated="16379"/>
        </table:table-row>
        <table:table-row table:style-name="ro1">
          <table:table-cell office:value-type="float" office:value="96" table:style-name="ce3">
            <text:p>96</text:p>
          </table:table-cell>
          <table:table-cell table:number-columns-repeated="3" table:style-name="ce3"/>
          <table:table-cell office:value-type="float" office:value="4.1363636363636367" table:formula="of:=13-(([.$E$25]/([.$A$48]-[.$A$25]))*([.A34]-[.$A$25]))" table:style-name="ce3">
            <text:p>4.136363636</text:p>
          </table:table-cell>
          <table:table-cell table:number-columns-repeated="16379"/>
        </table:table-row>
        <table:table-row table:style-name="ro1">
          <table:table-cell office:value-type="float" office:value="97" table:style-name="ce3">
            <text:p>97</text:p>
          </table:table-cell>
          <table:table-cell table:number-columns-repeated="3" table:style-name="ce3"/>
          <table:table-cell office:value-type="float" office:value="3.8409090909090899" table:formula="of:=13-(([.$E$25]/([.$A$48]-[.$A$25]))*([.A35]-[.$A$25]))" table:style-name="ce3">
            <text:p>3.840909091</text:p>
          </table:table-cell>
          <table:table-cell table:number-columns-repeated="16379"/>
        </table:table-row>
        <table:table-row table:style-name="ro1">
          <table:table-cell office:value-type="float" office:value="98" table:style-name="ce3">
            <text:p>98</text:p>
          </table:table-cell>
          <table:table-cell table:number-columns-repeated="3" table:style-name="ce3"/>
          <table:table-cell office:value-type="float" office:value="3.545454545454545" table:formula="of:=13-(([.$E$25]/([.$A$48]-[.$A$25]))*([.A36]-[.$A$25]))" table:style-name="ce3">
            <text:p>3.545454545</text:p>
          </table:table-cell>
          <table:table-cell table:number-columns-repeated="16379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float" office:value="94.25" table:formula="of:=[.C37]" table:style-name="ce3">
            <text:p>94.25</text:p>
          </table:table-cell>
          <table:table-cell office:value-type="float" office:value="94.25" table:formula="of:=[.D37]-[.E37]" table:style-name="ce3">
            <text:p>94.25</text:p>
          </table:table-cell>
          <table:table-cell office:value-type="float" office:value="97.5" table:style-name="ce3">
            <text:p>97.5</text:p>
          </table:table-cell>
          <table:table-cell office:value-type="float" office:value="3.25" table:formula="of:=13-(([.$E$25]/([.$A$48]-[.$A$25]))*([.A37]-[.$A$25]))" table:style-name="ce3">
            <text:p>3.25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table:number-columns-repeated="3" table:style-name="ce3"/>
          <table:table-cell office:value-type="float" office:value="2.9545454545454533" table:formula="of:=13-(([.$E$25]/([.$A$48]-[.$A$25]))*([.A38]-[.$A$25]))" table:style-name="ce3">
            <text:p>2.954545455</text:p>
          </table:table-cell>
          <table:table-cell table:number-columns-repeated="16379"/>
        </table:table-row>
        <table:table-row table:style-name="ro1">
          <table:table-cell office:value-type="float" office:value="101" table:style-name="ce3">
            <text:p>101</text:p>
          </table:table-cell>
          <table:table-cell table:number-columns-repeated="3" table:style-name="ce3"/>
          <table:table-cell office:value-type="float" office:value="2.6590909090909083" table:formula="of:=13-(([.$E$25]/([.$A$48]-[.$A$25]))*([.A39]-[.$A$25]))" table:style-name="ce3">
            <text:p>2.659090909</text:p>
          </table:table-cell>
          <table:table-cell table:number-columns-repeated="16379"/>
        </table:table-row>
        <table:table-row table:style-name="ro1">
          <table:table-cell office:value-type="float" office:value="102" table:style-name="ce3">
            <text:p>102</text:p>
          </table:table-cell>
          <table:table-cell table:number-columns-repeated="3" table:style-name="ce3"/>
          <table:table-cell office:value-type="float" office:value="2.3636363636363633" table:formula="of:=13-(([.$E$25]/([.$A$48]-[.$A$25]))*([.A40]-[.$A$25]))" table:style-name="ce3">
            <text:p>2.363636364</text:p>
          </table:table-cell>
          <table:table-cell table:number-columns-repeated="16379"/>
        </table:table-row>
        <table:table-row table:style-name="ro1">
          <table:table-cell office:value-type="float" office:value="103" table:style-name="ce3">
            <text:p>103</text:p>
          </table:table-cell>
          <table:table-cell table:number-columns-repeated="3" table:style-name="ce3"/>
          <table:table-cell office:value-type="float" office:value="2.0681818181818183" table:formula="of:=13-(([.$E$25]/([.$A$48]-[.$A$25]))*([.A41]-[.$A$25]))" table:style-name="ce3">
            <text:p>2.068181818</text:p>
          </table:table-cell>
          <table:table-cell table:number-columns-repeated="16379"/>
        </table:table-row>
        <table:table-row table:style-name="ro1">
          <table:table-cell office:value-type="float" office:value="104" table:style-name="ce3">
            <text:p>104</text:p>
          </table:table-cell>
          <table:table-cell table:number-columns-repeated="16383" table:style-name="ce3"/>
        </table:table-row>
        <table:table-row table:style-name="ro1">
          <table:table-cell office:value-type="float" office:value="105" table:style-name="ce3">
            <text:p>105</text:p>
          </table:table-cell>
          <table:table-cell table:number-columns-repeated="16383" table:style-name="ce3"/>
        </table:table-row>
        <table:table-row table:style-name="ro1">
          <table:table-cell office:value-type="float" office:value="106" table:style-name="ce3">
            <text:p>106</text:p>
          </table:table-cell>
          <table:table-cell table:number-columns-repeated="16383" table:style-name="ce3"/>
        </table:table-row>
        <table:table-row table:style-name="ro1">
          <table:table-cell office:value-type="float" office:value="107" table:style-name="ce3">
            <text:p>107</text:p>
          </table:table-cell>
          <table:table-cell table:number-columns-repeated="16383" table:style-name="ce3"/>
        </table:table-row>
        <table:table-row table:style-name="ro1">
          <table:table-cell office:value-type="float" office:value="108" table:style-name="ce3">
            <text:p>108</text:p>
          </table:table-cell>
          <table:table-cell table:number-columns-repeated="16383" table:style-name="ce3"/>
        </table:table-row>
        <table:table-row table:style-name="ro1">
          <table:table-cell office:value-type="float" office:value="109" table:style-name="ce3">
            <text:p>109</text:p>
          </table:table-cell>
          <table:table-cell table:number-columns-repeated="16383" table:style-name="ce3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105" table:style-name="ce3">
            <text:p>105</text:p>
          </table:table-cell>
          <table:table-cell office:value-type="float" office:value="105" table:formula="of:=[.B48]" table:style-name="ce3">
            <text:p>105</text:p>
          </table:table-cell>
          <table:table-cell office:value-type="float" office:value="105" table:formula="of:=[.C48]+[.E48]" table:style-name="ce3">
            <text:p>105</text:p>
          </table:table-cell>
          <table:table-cell office:value-type="float" office:value="0" table:formula="of:=13-(([.$E$25]/([.$A$48]-[.$A$25]))*([.A48]-[.$A$25]))" table:style-name="ce3">
            <text:p>0</text:p>
          </table:table-cell>
          <table:table-cell table:number-columns-repeated="16379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Jonathan Kevin</meta:initial-creator>
    <dc:creator>Jonathan Kevin</dc:creator>
    <meta:creation-date>2021-10-04T07:50:46Z</meta:creation-date>
    <dc:date>2022-04-24T06:51:0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CL_old.$G$24:.$G$30" chart:class="chart:scatter" chart:attached-axis="primary-y" chart:style-name="G0S0">
            <chart:domain table:cell-range-address="CL_old.$F$24:.$F$30"/>
            <chart:data-point chart:repeated="7"/>
          </chart:series>
          <chart:series chart:values-cell-range-address="CL_old.$H$24:.$H$30" chart:class="chart:scatter" chart:attached-axis="primary-y" chart:style-name="G0S1">
            <chart:domain table:cell-range-address="CL_old.$F$24:.$F$30"/>
            <chart:data-point chart:repeated="7"/>
          </chart:series>
          <chart:series chart:values-cell-range-address="CL_old.$G$34:.$G$40" chart:class="chart:scatter" chart:attached-axis="primary-y" chart:style-name="G0S2">
            <chart:domain table:cell-range-address="CL_old.$F$34:.$F$40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80.5004724409449pt" svg:width="732.0002362204724pt" chart:style-name="Crt0">
        <chart:title chart:style-name="CT00">
          <text:p text:style-name="a0" text:class-names="" text:cond-style-name="">N1 vs N2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N2_N1.$B$3:.$B$15" chart:class="chart:scatter" chart:attached-axis="primary-y" chart:style-name="G0S0">
            <chart:domain table:cell-range-address="N2_N1.$A$3:.$A$15"/>
            <chart:data-point chart:repeated="13"/>
          </chart:series>
          <chart:series chart:values-cell-range-address="N2_N1.$F$3:.$F$15" chart:class="chart:scatter" chart:attached-axis="primary-y" chart:style-name="G0S1">
            <chart:domain table:cell-range-address="N2_N1.$E$3:.$E$15"/>
            <chart:data-point chart:repeated="13"/>
          </chart:series>
          <chart:series chart:values-cell-range-address="N2_N1.$B$19:.$B$31" chart:class="chart:scatter" chart:attached-axis="primary-y" chart:style-name="G0S2">
            <chart:domain table:cell-range-address="N2_N1.$A$19:.$A$31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ach_effect.$B$3:.$B$15" chart:class="chart:scatter" chart:attached-axis="primary-y" chart:style-name="G0S0">
            <chart:domain table:cell-range-address="Mach_effect.$A$3:.$A$15"/>
            <chart:data-point chart:repeated="13"/>
          </chart:series>
          <chart:series chart:values-cell-range-address="Mach_effect.$C$3:.$C$15" chart:class="chart:scatter" chart:attached-axis="primary-y" chart:style-name="G0S1">
            <chart:domain table:cell-range-address="Mach_effect.$A$3:.$A$15"/>
            <chart:data-point chart:repeated="13"/>
          </chart:series>
          <chart:series chart:values-cell-range-address="Mach_effect.$D$3:.$D$15" chart:class="chart:scatter" chart:attached-axis="primary-y" chart:style-name="G0S2">
            <chart:domain table:cell-range-address="Mach_effect.$A$3:.$A$15"/>
            <chart:data-point chart:repeated="1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37.1248031496062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ach_effect.$B$21:.$B$48" chart:class="chart:scatter" chart:attached-axis="primary-y" chart:style-name="G0S0">
            <chart:domain table:cell-range-address="Mach_effect.$A$21:.$A$48"/>
            <chart:data-point chart:repeated="28"/>
          </chart:series>
          <chart:series chart:values-cell-range-address="Mach_effect.$C$21:.$C$48" chart:class="chart:scatter" chart:attached-axis="primary-y" chart:style-name="G0S1">
            <chart:domain table:cell-range-address="Mach_effect.$A$21:.$A$48"/>
            <chart:data-point chart:repeated="28"/>
          </chart:series>
          <chart:series chart:values-cell-range-address="Mach_effect.$D$21:.$D$48" chart:class="chart:scatter" chart:attached-axis="primary-y" chart:style-name="G0S2">
            <chart:domain table:cell-range-address="Mach_effect.$A$21:.$A$48"/>
            <chart:data-point chart:repeated="2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